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Code Pro1" svg:font-family="'Source Code Pro'"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3pt" style:font-size-asian="13pt" style:font-size-complex="13pt"/>
    </style:style>
    <style:style style:name="P3" style:family="paragraph" style:parent-style-name="Standard">
      <style:paragraph-properties fo:text-align="justify" style:justify-single-word="false"/>
      <style:text-properties style:font-name="Source Code Pro" fo:font-size="13pt" style:font-name-asian="Source Code Pro1" style:font-size-asian="13pt" style:font-name-complex="Source Code Pro1" style:font-size-complex="13pt"/>
    </style:style>
    <style:style style:name="P4" style:family="paragraph" style:parent-style-name="Standard">
      <style:paragraph-properties fo:text-align="justify" style:justify-single-word="false"/>
      <style:text-properties fo:font-style="italic" style:font-style-asian="italic"/>
    </style:style>
    <style:style style:name="P5" style:family="paragraph" style:parent-style-name="Standard">
      <style:paragraph-properties fo:text-align="justify" style:justify-single-word="false"/>
      <style:text-properties fo:color="#9900ff"/>
    </style:style>
    <style:style style:name="P6" style:family="paragraph" style:parent-style-name="Standard">
      <style:paragraph-properties fo:text-align="justify" style:justify-single-word="false"/>
      <style:text-properties fo:font-size="22pt" fo:font-style="italic" style:font-size-asian="22pt" style:font-style-asian="italic" style:font-size-complex="22pt"/>
    </style:style>
    <style:style style:name="P7" style:family="paragraph" style:parent-style-name="Standard">
      <style:paragraph-properties fo:text-align="justify" style:justify-single-word="false"/>
      <style:text-properties fo:font-size="15pt" fo:font-style="italic" style:font-size-asian="15pt" style:font-style-asian="italic" style:font-size-complex="15pt"/>
    </style:style>
    <style:style style:name="P8" style:family="paragraph" style:parent-style-name="Standard">
      <style:paragraph-properties fo:text-align="justify" style:justify-single-word="false"/>
      <style:text-properties fo:font-size="14pt" style:font-size-asian="14pt" style:font-size-complex="14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margin-left="0in" fo:margin-right="0in" fo:text-align="justify" style:justify-single-word="false" fo:text-indent="0.5in" style:auto-text-indent="false" fo:break-before="page"/>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in" fo:margin-right="0in" fo:text-align="justify" style:justify-single-word="false" fo:text-indent="0in" style:auto-text-indent="false"/>
    </style:style>
    <style:style style:name="P13" style:family="paragraph" style:parent-style-name="Standard">
      <style:paragraph-properties fo:margin-left="0in" fo:margin-right="0in" fo:text-align="justify" style:justify-single-word="false" fo:text-indent="0in" style:auto-text-indent="false"/>
      <style:text-properties fo:font-style="italic" style:font-style-asian="italic"/>
    </style:style>
    <style:style style:name="P14"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15" style:family="paragraph" style:parent-style-name="Standard">
      <style:paragraph-properties fo:margin-left="0in" fo:margin-right="0in" fo:text-align="justify" style:justify-single-word="false" fo:text-indent="0in" style:auto-text-indent="false"/>
      <style:text-properties fo:color="#434343"/>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in" fo:margin-right="0in" fo:text-align="justify" style:justify-single-word="false" fo:text-indent="0.5in" style:auto-text-indent="false" fo:break-before="page"/>
    </style:style>
    <style:style style:name="P18" style:family="paragraph" style:parent-style-name="Standard">
      <style:paragraph-properties fo:margin-left="0.5in" fo:margin-right="0in" fo:text-align="justify" style:justify-single-word="false" fo:text-indent="0in" style:auto-text-indent="false"/>
    </style:style>
    <style:style style:name="P19" style:family="paragraph" style:parent-style-name="Standard">
      <style:paragraph-properties fo:margin-left="0.5in" fo:margin-right="0in" fo:text-align="justify" style:justify-single-word="false" fo:text-indent="0in" style:auto-text-indent="false"/>
      <style:text-properties fo:color="#434343" fo:font-style="italic" style:font-style-asian="italic"/>
    </style:style>
    <style:style style:name="P20" style:family="paragraph" style:parent-style-name="Standard">
      <style:paragraph-properties fo:margin-left="0.5in" fo:margin-right="0in" fo:text-align="justify" style:justify-single-word="false" fo:text-indent="0in" style:auto-text-indent="false"/>
      <style:text-properties fo:color="#434343" fo:font-size="13pt" fo:font-style="italic" style:font-size-asian="13pt" style:font-style-asian="italic" style:font-size-complex="13pt"/>
    </style:style>
    <style:style style:name="P21" style:family="paragraph" style:parent-style-name="Standard">
      <style:paragraph-properties fo:margin-left="0.5in" fo:margin-right="0in" fo:text-align="justify" style:justify-single-word="false" fo:text-indent="0in" style:auto-text-indent="false"/>
      <style:text-properties fo:color="#434343" style:font-name="Source Code Pro" fo:font-size="13pt" fo:font-style="italic" style:font-name-asian="Source Code Pro1" style:font-size-asian="13pt" style:font-style-asian="italic" style:font-name-complex="Source Code Pro1" style:font-size-complex="13pt"/>
    </style:style>
    <style:style style:name="P22" style:family="paragraph" style:parent-style-name="Standard">
      <style:paragraph-properties fo:margin-left="0.5in" fo:margin-right="0in" fo:text-align="justify" style:justify-single-word="false" fo:text-indent="0in" style:auto-text-indent="false"/>
      <style:text-properties fo:font-style="italic" style:font-style-asian="italic"/>
    </style:style>
    <style:style style:name="P23" style:family="paragraph" style:parent-style-name="Standard">
      <style:paragraph-properties fo:margin-left="1.5in" fo:margin-right="0in" fo:text-align="justify" style:justify-single-word="false" fo:text-indent="0in" style:auto-text-indent="false"/>
      <style:text-properties fo:color="#434343" fo:font-style="italic" style:font-style-asian="italic"/>
    </style:style>
    <style:style style:name="P24" style:family="paragraph" style:parent-style-name="Standard" style:list-style-name="WWNum1">
      <style:paragraph-properties fo:margin-left="0.5in" fo:margin-right="0in" fo:text-align="justify" style:justify-single-word="false" fo:text-indent="-0.25in" style:auto-text-indent="false"/>
    </style:style>
    <style:style style:name="P25" style:family="paragraph" style:parent-style-name="Title" style:master-page-name="Standard">
      <style:paragraph-properties style:page-number="1"/>
    </style:style>
    <style:style style:name="P26" style:family="paragraph" style:parent-style-name="Heading_20_1">
      <style:paragraph-properties fo:text-align="justify" style:justify-single-word="false"/>
    </style:style>
    <style:style style:name="P27" style:family="paragraph" style:parent-style-name="Heading_20_1">
      <style:paragraph-properties fo:text-align="justify" style:justify-single-word="false"/>
      <style:text-properties fo:font-size="14pt" style:font-size-asian="14pt" style:font-size-complex="14pt"/>
    </style:style>
    <style:style style:name="P28" style:family="paragraph" style:parent-style-name="Heading_20_1">
      <style:paragraph-properties fo:text-align="justify" style:justify-single-word="false" fo:break-before="page"/>
    </style:style>
    <style:style style:name="P29" style:family="paragraph" style:parent-style-name="Heading_20_2">
      <style:paragraph-properties fo:text-align="justify" style:justify-single-word="false"/>
    </style:style>
    <style:style style:name="P30" style:family="paragraph" style:parent-style-name="Heading_20_2">
      <style:text-properties fo:font-size="13pt" fo:font-weight="normal" style:font-size-asian="13pt" style:font-weight-asian="normal" style:font-size-complex="13pt"/>
    </style:style>
    <style:style style:name="P31" style:family="paragraph" style:parent-style-name="Heading_20_2">
      <style:paragraph-properties fo:text-align="justify" style:justify-single-word="false"/>
      <style:text-properties fo:font-size="13pt" fo:font-weight="normal" style:font-size-asian="13pt" style:font-weight-asian="normal" style:font-size-complex="13pt"/>
    </style:style>
    <style:style style:name="P32" style:family="paragraph">
      <loext:graphic-properties draw:fill="solid" draw:fill-color="#a0a0a0"/>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fo:font-style="italic" style:font-size-asian="20pt" style:font-style-asian="italic" style:font-size-complex="20pt"/>
    </style:style>
    <style:style style:name="T3" style:family="text">
      <style:text-properties style:font-name="Source Code Pro" fo:font-size="13pt" style:font-name-asian="Source Code Pro1" style:font-size-asian="13pt" style:font-name-complex="Source Code Pro1" style:font-size-complex="13pt"/>
    </style:style>
    <style:style style:name="T4" style:family="text">
      <style:text-properties style:font-name="Source Code Pro" fo:font-size="13pt" fo:font-weight="normal" style:font-name-asian="Source Code Pro1" style:font-size-asian="13pt" style:font-weight-asian="normal" style:font-name-complex="Source Code Pro1" style:font-size-complex="13pt"/>
    </style:style>
    <style:style style:name="T5" style:family="text">
      <style:text-properties style:font-name="Source Code Pro" fo:font-size="13pt" fo:font-style="italic" style:font-name-asian="Source Code Pro1" style:font-size-asian="13pt" style:font-style-asian="italic" style:font-name-complex="Source Code Pro1" style:font-size-complex="13pt"/>
    </style:style>
    <style:style style:name="T6" style:family="text">
      <style:text-properties fo:font-size="13pt" style:font-size-asian="13pt" style:font-size-complex="13pt"/>
    </style:style>
    <style:style style:name="T7" style:family="text">
      <style:text-properties fo:font-size="13pt" fo:font-weight="normal" style:font-size-asian="13pt" style:font-weight-asian="normal" style:font-size-complex="13pt"/>
    </style:style>
    <style:style style:name="T8" style:family="text">
      <style:text-properties fo:color="#1155cc" style:text-underline-style="solid" style:text-underline-width="auto" style:text-underline-color="font-color"/>
    </style:style>
    <style:style style:name="T9" style:family="text">
      <style:text-properties fo:color="#1155cc" fo:font-style="italic" style:text-underline-style="solid" style:text-underline-width="auto" style:text-underline-color="font-color" style:font-style-asian="italic"/>
    </style:style>
    <style:style style:name="T10" style:family="text">
      <style:text-properties fo:color="#1155cc" style:font-name="Source Code Pro" fo:font-size="13pt" style:text-underline-style="solid" style:text-underline-width="auto" style:text-underline-color="font-color" style:font-name-asian="Source Code Pro1" style:font-size-asian="13pt" style:font-name-complex="Source Code Pro1" style:font-size-complex="13pt"/>
    </style:style>
    <style:style style:name="T11" style:family="text">
      <style:text-properties fo:color="#1155cc" fo:font-size="13pt" style:text-underline-style="solid" style:text-underline-width="auto" style:text-underline-color="font-color" style:font-size-asian="13pt" style:font-size-complex="13pt"/>
    </style:style>
    <style:style style:name="T12" style:family="text">
      <style:text-properties fo:color="#434343" fo:font-style="italic" style:font-style-asian="italic"/>
    </style:style>
    <style:style style:name="T13" style:family="text">
      <style:text-properties fo:color="#434343"/>
    </style:style>
    <style:style style:name="T14" style:family="text">
      <style:text-properties fo:color="#434343" style:font-name="Source Code Pro" fo:font-size="13pt" fo:font-style="italic" style:font-name-asian="Source Code Pro1" style:font-size-asian="13pt" style:font-style-asian="italic" style:font-name-complex="Source Code Pro1" style:font-size-complex="13pt"/>
    </style:style>
    <style:style style:name="T15" style:family="text">
      <style:text-properties fo:color="#434343" fo:font-size="13pt" fo:font-style="italic" style:font-size-asian="13pt" style:font-style-asian="italic" style:font-size-complex="13pt"/>
    </style:style>
    <style:style style:name="T16" style:family="text">
      <style:text-properties fo:font-style="italic" style:font-style-asian="italic"/>
    </style:style>
    <style:style style:name="T17" style:family="text">
      <style:text-properties fo:font-style="italic" fo:font-weight="bold" style:font-style-asian="italic" style:font-weight-asian="bold"/>
    </style:style>
    <style:style style:name="T18" style:family="text">
      <style:text-properties fo:font-size="14pt" style:font-size-asian="14pt" style:font-size-complex="14pt"/>
    </style:style>
    <style:style style:name="T19" style:family="text">
      <style:text-properties fo:font-size="14pt" fo:font-weight="bold" style:font-size-asian="14pt" style:font-weight-asian="bold" style:font-size-complex="14pt"/>
    </style:style>
    <style:style style:name="T20" style:family="text">
      <style:text-properties style:text-underline-style="solid" style:text-underline-width="auto" style:text-underline-color="font-color"/>
    </style:style>
    <style:style style:name="T21" style:family="text">
      <style:text-properties fo:font-size="8pt" fo:font-style="italic" style:font-size-asian="8pt" style:font-style-asian="italic" style:font-size-complex="8pt"/>
    </style:style>
    <style:style style:name="T22" style:family="text">
      <style:text-properties fo:font-size="17pt" fo:font-style="italic" style:font-size-asian="17pt" style:font-style-asian="italic" style:font-size-complex="17pt"/>
    </style:style>
    <style:style style:name="T23" style:family="text">
      <style:text-properties fo:font-weight="bold" style:font-weight-asian="bold"/>
    </style:style>
    <style:style style:name="T24" style:family="text">
      <style:text-properties fo:font-size="22pt" fo:font-style="italic" style:font-size-asian="22pt" style:font-style-asian="italic" style:font-size-complex="22pt"/>
    </style:style>
    <style:style style:name="T25" style:family="text">
      <style:text-properties fo:font-size="16pt" fo:font-style="italic" style:font-size-asian="16pt" style:font-style-asian="italic" style:font-size-complex="16pt"/>
    </style:style>
    <style:style style:name="T26" style:family="text">
      <style:text-properties fo:font-size="15pt" fo:font-style="italic" style:font-size-asian="15pt" style:font-style-asian="italic" style:font-size-complex="15pt"/>
    </style:style>
    <style:style style:name="T27" style:family="text">
      <style:text-properties fo:font-size="12pt" style:font-size-asian="12pt" style:font-size-complex="12pt"/>
    </style:style>
    <style:style style:name="T28" style:family="text">
      <style:text-properties fo:font-size="12pt" fo:font-style="italic" fo:font-weight="bold" style:font-size-asian="12pt" style:font-style-asian="italic" style:font-weight-asian="bold" style:font-size-complex="12pt" fo:background-color="#ffffff"/>
    </style:style>
    <style:style style:name="T2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p4h3kconzm7u"/><text:span text:style-name="T1">Special Education: My Dystopian Dyslexic Success</text:span></text:p>
      <text:p text:style-name="P1"><text:span text:style-name="T3">DRAFT </text:span>32</text:p>
      <text:p text:style-name="P1"/>
      <text:p text:style-name="P28"><text:bookmark text:name="_oo6kkdokixuz"/>Introduction</text:p>
      <text:p text:style-name="P1"/>
      <text:p text:style-name="P10">M<text:span text:style-name="T3">y early childhood was spent in a utopian community called Synanon.</text:span> My parents became involved with Synanon prior to the birth of my older brother. My parents divorced while they were at Synanon as part of a process called “changing partners”. In the late 1970s members of Synanon used a rattlesnake in an attack against a lawyer. My father, four siblings, and I stayed for two years following the rattlesnake attack. <text:span text:style-name="T3">After </text:span><text:span text:style-name="T6">participating </text:span><text:span text:style-name="T3">in </text:span>the<text:span text:style-name="T6"> </text:span><text:span text:style-name="T3">post murder </text:span><text:span text:style-name="T6">attempt </text:span><text:span text:style-name="T3">cover up effort, my father</text:span>, siblings, and I f<text:span text:style-name="T3">inally left in 1980. </text:span>My mother shares the complicated story of how she left Synanon in a chapter of this book.<text:line-break/></text:p>
      <text:p text:style-name="P11"><text:span text:style-name="T3">Another </text:span><text:span text:style-name="T6">aspect</text:span><text:span text:style-name="T3"> of my childhood was my experience</text:span> w<text:span text:style-name="T3">ith Dyslexia, Dyscalculia, Dysgraphia, an</text:span><text:span text:style-name="T6">d</text:span><text:span text:style-name="T3"> behavioral issues. </text:span><text:span text:style-name="T6">This </text:span>book tries to make sense of my confusing life and our confusing world. <text:span text:style-name="T6">The way experiences of childhood impact our adult life can be</text:span> <text:span text:style-name="T6">unexpected. </text:span>I seek to understand myself and the world we live in. <text:span text:style-name="T6">Humans are amazing in our ability to process, re-process, learn from, and re-learn from our pasts as we create our futur</text:span>es<text:span text:style-name="T6">.<text:line-break/></text:span></text:p>
      <text:p text:style-name="P11">This memoir tells both stories. These stories connect to a single core truth. We are unique individuals and our value comes from those things about us that make us different from others. We should celebrate our differences and not try to conform to a standard defined by authority figures. I started writing this book following a discussion on a Dyslexia community-related Internet site. What began as an open letter to the Special Education community regarding my learning disabilities evolved into a much deeper story that triggered a cycle of self-reflection, which ultimately produced this book. The letter is preserved as the final chapter of this book. My hope is that this book will help everyone see the value of a society of individuals where each of us is unique.</text:p>
      <text:p text:style-name="P12"/>
      <text:p text:style-name="P11">Most people have a general idea of what Dyslexia is and as such, today there is no shame in admitting that I have Dyslexia. Dyscalculia is something many people have never heard of and much harder to explain. Dyscalculia is often colloquially referred to as "math dyslexia", although this analogy is misleading. Dysgraphia is a learning disability of written expression, which often manifests as profoundly poor handwriting, but also difficulties with rules of sentence structure, punctuation, and grammar. No person on this planet is perfectly normal. We are somewhere on what can be viewed as a cognitive spectrum. People like me are outside the expected deviation for performances in some aspects. What is confusing and takes a long time to really understand is that these conditions are not related to overall intelligence.</text:p>
      <text:p text:style-name="P12"/>
      <text:p text:style-name="P11">As my writing progressed the project morphed into a story about Synanon. The real truth of Synanon will shock you! The true story of Synanon has been hidden for more than forty years. I am confident in my research and welcome anyone who would like to fact check anything shared in any part of this book. Because the story of Synanon is so interesting it is presented as the first chapter of this book prior to my “memoir”.</text:p>
      <text:p text:style-name="P1"/>
      <text:p text:style-name="P28"><text:bookmark text:name="_5uqy55eib6f7"/>Reference Material</text:p>
      <text:p text:style-name="P1"/>
      <text:p text:style-name="P11">Although this is a memoir, I approached the first chapter as a research project. What I share may “blow your mind”; if that happens, feel free to refer back to this section to review my research. I am taking the unusual approach of explaining ahead of time that my book is based on reference material that is shared at the end of the book. I want you to know ahead of time that what I am sharing is the result of my research.</text:p>
      <text:p text:style-name="P11"/>
      <text:p text:style-name="P11">Please branch out and do your own research. Some of these papers are free while others require payment for access. I host some of these pages on my Google Drive space while others are hosted on government and academic sites. My research is for the most part based on content published prior to the 1978 rattlesnake attack. Much of the content published after 1978 reflects the “spin” that the story obtained. Many recent portrayals of Syannon are not factually accurate. Don’t simply accept my view without really thinking about the subject from your perspective as an individual. Consider your own understanding of human nature and psychology. I ask you to reject the message Synanon taught as well as the message we see in the collectivist voices within our current society. Please, do not blindly follow ideas that are fed to you.</text:p>
      <text:p text:style-name="P12"/>
      <text:p text:style-name="P11">A table of links is provided at the end of this book.</text:p>
      <text:p text:style-name="P26"><text:bookmark text:name="_ksco78wlifbn"/></text:p>
      <text:p text:style-name="P28"><text:bookmark text:name="_55o6hb4ecmw3"/>Chapter 1<text:line-break/>The True Story of Synanon</text:p>
      <text:p text:style-name="P26"><text:bookmark text:name="_gxn3cke70fcb"/></text:p>
      <text:p text:style-name="P10"><office:annotation office:name="__Annotation__68_2669189903"><dc:creator>Mark Farnsworth</dc:creator><dc:date>2023-02-21T17:43:47</dc:date><text:p><text:span text:style-name="T29">This paragraph shares that in my view, Synanon is a product of the cold war.</text:span></text:p></office:annotation>In the 1950s, our nation feared that our enemies had better technology for human psychology. Hitler, Stalin, Mao, and others implemented socialism with a government monopoly of violence and used psychological tools to create what at times appeared to be perfect brainwashed followers. In response, our military desperately needed to keep pace. Therefore, we needed to develop a better understanding of brainwashing, countermeasures, and an offensive capability. Our solution was the CIA’s MK-ULTRA project. MK-ULTRA was a 20 year project involving Harvard, Stanford and over 80 other research institutions. Wikipedia lists the many books published and research explaining the MK-ULTRA project.<office:annotation-end office:name="__Annotation__68_2669189903"/><text:line-break/></text:p>
      <text:p text:style-name="P11"><office:annotation office:name="__Annotation__73_2669189903"><dc:creator>Mark Farnsworth</dc:creator><dc:date>2023-02-21T17:44:27</dc:date><text:p><text:span text:style-name="T29">This paragraph explains why some types of research had to happen outside of university.</text:span></text:p></office:annotation>Some types of research were not possible in university settings. Synanon was a place for psychology research without limits. Some of the top psychologists of the 20th century were involved in the Synanon project. Much of the organizational structure reflected BF Skinner’s writing. In Walden Two Skinner described much of what was implemented at Synanon. Carl Rogers and Abraham Maslow expressed early support for the work done at Synanon and were involved in the project along with other psychologists. Carl Rogers is known for his work on “encounter groups” while Abraham Maslow is known for his work on motivation. Maslow’s hierarchy of human needs is often presented as a colorful triangle. Adult members of Synanon have told me that these men and many other psychologists visited the project. Early on Synanon had multiple PhD psychologists involved in the project including Dr. Lewis Yablonsky acting as a “research director”. In later stages a Harvard educated Psychologist named Steven Simon was a powerful figure. The president of Synanon was yet another psychologist named Elizabeth Missakian. The truth of the organizations goes far beyond the simplified story that attempts to describe the community as the work of a recovering alcoholic.<office:annotation-end office:name="__Annotation__73_2669189903"/><text:line-break/></text:p>
      <text:p text:style-name="P11"><office:annotation office:name="__Annotation__78_2669189903"><dc:creator>Mark Farnsworth</dc:creator><dc:date>2023-02-21T17:45:20</dc:date><text:p><text:span text:style-name="T29">This paragraph explains that the conventional story is quite different from what I share in this book</text:span></text:p></office:annotation>The conventional story of Synanon: a man named Charles Dederich started a cult of personality with helpless “brainwashed” followers. This is far from the complete truth! The view that I share in this chapter is my own. I do not preface each sentence with “In my opinion” because this is my book and as such, we know that it is my opinion. I have a personal bias because my family was involved in the story. I am not a professional researcher, investigative journalist, or historian. This chapter is full of conjecture. I explain how Synanon was to a great extent driven by the clinical psychology research industry. It is my belief that Synanon started as an offshoot of the CIA/MK-ULTRA project. My conclusions are based on incomplete information and I have an emotional connection to Synanon. Still; despite the manipulation of evidence some parts of the true story of Synanon remain hidden in plain sight. When I present something as a factual statement it is something that I have researched and in the context of this research it is something I feel is factual. I quote and reference documents from others to support my position. This chapter as well as all of this memoir is a truthful document. If someone objects to my interpretations they are welcome to contact me. At the time I publish this book in the year 2023 the truth behind Synanon had never been told. If any individual mentioned in this memoir feels that I have mischaracterized their actions they can file a lawsuit. If you are reading this book years or decades after it has been published hopefully the truth you find here will have become common knowledge. I hope truth will eventually prevail but so far the “spin” on the story has been successful. Synanon is an important story that all Americans need to hear about. We need to find the real truth of how the community fits in American history. I encourage you to engage in critical thinking as you read the chapter. Once you understand the truth, please share it with others.<office:annotation-end office:name="__Annotation__78_2669189903"/><text:line-break/></text:p>
      <text:p text:style-name="P11"><office:annotation office:name="__Annotation__92_2669189903"><dc:creator>Mark Farnsworth</dc:creator><dc:date>2023-02-21T17:45:51</dc:date><text:p><text:span text:style-name="T29">This paragraph explains that we need to understand the role of clinical psychology and the people involved</text:span></text:p></office:annotation>To understand Synanon you must understand the people who created the community. The motivations, beliefs, and knowledge of the people involved was defined by the climate in the world of behavioral sciences in the late 1950s. For the team involved in the creation of Synanon the book <text:a xlink:type="simple" xlink:href="https://www.amazon.com/Walden-Two-Hackett-Classics-Skinner-ebook/dp/B003GEKL10?ref_=ast_author_dp" text:style-name="ListLabel_20_10" text:visited-style-name="ListLabel_20_10"><text:span text:style-name="T8">Walden Two by BF Skinner</text:span></text:a> and the writing of Abrham Maslow provided blueprints for the project. If you are not familiar with BF Skinner and Abraham Maslow; I encourage you to read <text:a xlink:type="simple" xlink:href="https://www.amazon.com/Walden-Two-Hackett-Classics-Skinner-ebook/dp/B003GEKL10?ref_=ast_author_dp" text:style-name="ListLabel_20_10" text:visited-style-name="ListLabel_20_10"><text:span text:style-name="T8">Walden Two</text:span></text:a> and <text:a xlink:type="simple" xlink:href="https://www.amazon.com/gp/product/B00H3RPBDY?ref_=dbs_m_mng_rwt_calw_tkin_1&amp;storeType=ebooks" text:style-name="ListLabel_20_10" text:visited-style-name="ListLabel_20_10"><text:span text:style-name="T8">A Theory of Human Motivation</text:span></text:a> prior to reading this chapter. Another option is to simply read the associated Wikipedia pages to get a general sense of the intellectual climate that existed for the people who created Synanon.<office:annotation-end office:name="__Annotation__92_2669189903"/><text:line-break/></text:p>
      <text:p text:style-name="P11"><office:annotation office:name="__Annotation__97_2669189903"><dc:creator>Mark Farnsworth</dc:creator><dc:date>2023-02-21T19:45:39</dc:date><text:p><text:span text:style-name="T29">This paragraph explains that clinical psychology professionals went to the government rather than the government going to the psychology professionals.</text:span></text:p></office:annotation>While I suggest that the CIA/MK-ULTRA project provided funding for the creation of Synanon my theory is that this like most of the MK-ULTRA funding is a function of Psychology researchers searching out and finding grant money rather than an idea that started in the halls of government. All of the sub-projects of MK-ULTRA appear to follow this pattern with the various researchers simply finding money to enable them to follow the whims of their scientific curiosity at the taxpayers expenses and with a level of protection for research projects that would otherwise put them on unstable legal grounds. When the MK-ULTRA project ended I suspect the researchers simply found funding in other channels. The 1977 president of Synanon was a clinical psychologist named Dr. Elizabeth Missakian; she and another psychologist named Dr. Steven Simon along with others on board of directors controlled millions of dollars of assets even after Charles Dederich was convicted for conspiracy to commit murder.<office:annotation-end office:name="__Annotation__97_2669189903"/></text:p>
      <text:p text:style-name="P12"/>
      <text:p text:style-name="P11"><office:annotation office:name="__Annotation__101_2669189903"><dc:creator>Mark Farnsworth</dc:creator><dc:date>2023-02-21T19:46:21</dc:date><text:p><text:span text:style-name="T29">This paragraph explains why the “conventional” story was a successful “spin”.</text:span></text:p></office:annotation>For the most part Synanon has been a non-story pushed to the middle pages because our society accepted the simple answer and did not look for the truth. In the traditional story, the community was a cult with an all powerful but crazy leader named Charles Dederich. This is not even close to the real truth. As cults go, Synanon was fairly boring because although it had a bit of excitement with some violence that included an attack on a lawyer using a rattlesnake. The cult does not rise to the level of the Jonestown mass suicide with 900+ deaths. The Synanon cult engaged in violence but thankfully no one died. As compared to the Branch Davidians or Heavens Gate cults Synanon is pretty boring and as such, it has never been a story that attracted a lot of interest. The Synanon “cult story” put the events of the late 1970s into a nice tidy package and the story went away. I hope to share the real story of Synanon which in my view is absolutely terrifying. Synanon is the story of a psychological research experiment that went poorly. Charles Dederich was not the singular leader of Synanon as is often portrayed in other books. I provide evidence that psychologists were the driving force behind Synanon and explain the connection with the MK-ULTRA program. A lot of the evidence from Synanon was destroyed and new alternative information was manufactured but the truth exists. Published papers from sociologists and psychologists such as Dr. Lewis Yablonsky and Dr. Steven Simon preserved some of the real story. It is clear in academic papers that Charles Dederich was not the sole leader. The real story of Synanon is one that started with a secret research project run by the CIA. Charles Dederich was indeed a megalomaniac but the real power at Synanon was always in the hands of behavioral scientists. Dederich was a spokesman and became unhinged but without the amplification from a half dozen PhDs Synanon never would have happened. To assume that all these behavioral science professionals were brought into a mythical cult of personality is a theory that defies all logical thinking!<office:annotation-end office:name="__Annotation__101_2669189903"/></text:p>
      <text:p text:style-name="P12"/>
      <text:p text:style-name="P11"><office:annotation office:name="__Annotation__105_2669189903"><dc:creator>Mark Farnsworth</dc:creator><dc:date>2023-02-21T20:50:08</dc:date><text:p><text:span text:style-name="T29">This paragraph explains how I developed my understanding of Synanon.</text:span></text:p></office:annotation>My understanding of Synanon is based on conversations with former Synanon members, my family, and my own research. My mother and several former members agree with my conclusions. My father and siblings do not agree with me. I encourage you to be a skeptical reader and as such I include links to many papers that were published in academic journals including Dr. Steven Simons Harvard thesis and a later paper that he published shortly before the Synanon rattlesnake attack. The true story of Synanon is not a simple cult with one all powerful leader. The real Synanon was run by a group of people who had the motive, opportunity, intent, and capability to run a large experimental program to study human psychology. At some point while reading this section, I encourage you to take time and read the full text of the article Steven Simon published in 1978. I provide a link to this article as well as a link to his Harvard thesis. I also provide quotes from academic research papers written by others including Lewis Yablonsky, Richard Ofshe, and others. Many articles make it clear that Charles Dederich wasn’t a singular all powerful cult leader acting alone. Academic papers from Steven Simon and many others describe Dederich’s role as it actually was. Within Synanon a leadership group made decisions and this leadership group consisted of Psychologists and Sociologists. Synanon was for the most part a psychology experiment. Charles Dederich was part of Synanon but he did not hold absolute power. The culture of Synanon and how it functioned as an organization was defined by PhD researchers. Describing Synanon as Charles Dederich running a cult of personality is false!<office:annotation-end office:name="__Annotation__105_2669189903"/></text:p>
      <text:p text:style-name="P12"/>
      <text:p text:style-name="P11"><office:annotation office:name="__Annotation__109_2669189903"><dc:creator>Mark Farnsworth</dc:creator><dc:date>2023-02-21T20:50:43</dc:date><text:p><text:span text:style-name="T29">This paragraph explains how I support my argument and how it differs from the conventional view</text:span></text:p></office:annotation>What I share here is based on the published writings of many who were involved. I explain facts we know in the context of my view of what is behind the facts. Much of my theory of the real story of Synanon is based on logic. The common narrative of Synanon describes Dederich as an egomaniac acting alone. The story generally doesn’t mention that the leadership of Synanon included half a dozen people with PhDs in psychology and sociology. Abraham Maslow’s involvement in Synanon is often not even mentioned. The common explanation for Synanon just does not make sense to me. At Synanon, a Harvard trained PhD named Steven Simon was in the perfect position to manage the project. His orders and my father’s actions destroyed much of the evidence of what was done at Synanon. While it is possible that a Harvard trained PhD and several other researchers became brainwashed followers of a poorly educated alcoholic, that story does not seem likely to me. Synanon showed how deleting critical evidence and putting a powerful spin on a story distorts the truth. We must draw conclusions based on documents that remain.<office:annotation-end office:name="__Annotation__109_2669189903"/></text:p>
      <text:p text:style-name="P12"/>
      <text:p text:style-name="P11"><office:annotation office:name="__Annotation__113_2669189903"><dc:creator>Mark Farnsworth</dc:creator><dc:date>2023-02-21T20:51:24</dc:date><text:p><text:span text:style-name="T29">This paragraph explains the money that does not make sense otherwise</text:span></text:p></office:annotation>The cover story for Synanon was that it obtained money from members working in various Synanon run enterprises. My mother has shared that she never saw much evidence of people doing such work. The official records attribute over thirty millions of dollars to Synanon selling products such as custom pens. My father tells me that products were “drop shipped” with other companies doing the production work. Accounting for inflation the 30 million dollars that Synanon had in the 1970s was the equivalent of over 300 million dollars today. The idea that Synanon sprung up from nothing and outperformed other companies while supposedly staffed mostly with former drug addicts seems unlikely. The farm business Synanon ran was not profitable and documents that describe work at Synanon showed a model of ten days of “work” followed by ten days of relaxation. In the “relaxation” period members were required to devote a large amount of time to psychological therapy projects such as “The Game”. Synanon’s business efforts were a smokescreen used to explain the influx of capital.<office:annotation-end office:name="__Annotation__113_2669189903"/></text:p>
      <text:p text:style-name="P1"/>
      <text:p text:style-name="P1"><draw:rect text:anchor-type="as-char" style:rel-width="100%" draw:z-index="0" draw:style-name="gr1" draw:text-style-name="P32" svg:width="0.0012in" svg:height="0.0213in"><text:p/></draw:rect></text:p>
      <text:p text:style-name="P18"><office:annotation office:name="__Annotation__119_2669189903"><dc:creator>Mark Farnsworth</dc:creator><dc:date>2023-02-21T20:54:24</dc:date><text:p><text:span text:style-name="T29">This quote helps show the possible CIA/MK-ULTRA funding connection.</text:span></text:p></office:annotation><text:span text:style-name="T12">There are exciting developments all over the country. The intensive group experience is coming to be used more and more widely with delinquents, with business executives, in Synanon, with educators, even at times with psychologists. I know that some individuals in this organization are playing an important part in this development. I hope that the organization as a whole will aid in meeting this challenge.</text:span></text:p>
      <text:p text:style-name="P19"/>
      <text:p text:style-name="P18"><text:span text:style-name="T12">Carl Rogers PhD, CIA Human Ecology Fund board member</text:span><office:annotation-end office:name="__Annotation__119_2669189903"/></text:p>
      <text:p text:style-name="P1"><draw:rect text:anchor-type="as-char" style:rel-width="100%" draw:z-index="1" draw:style-name="gr1" draw:text-style-name="P32" svg:width="0.0012in" svg:height="0.0213in"><text:p/></draw:rect></text:p>
      <text:p text:style-name="P12"/>
      <text:p text:style-name="P11"><office:annotation office:name="__Annotation__135_2669189903"><dc:creator>Mark Farnsworth</dc:creator><dc:date>2023-02-21T21:01:17</dc:date><text:p><text:span text:style-name="T29">This paragraph explains a bit about how the CIA used Human Ecology Fund</text:span></text:p></office:annotation>The CIA established an organization called “The Human Ecology Fund” for the express purpose of conducting psychology experiments. The psychologists <text:a xlink:type="simple" xlink:href="https://journals.sagepub.com/doi/epdf/10.1177/0022167807303005" text:style-name="ListLabel_20_10" text:visited-style-name="ListLabel_20_10"><text:span text:style-name="T8">Carl Rogers and George Kelly were both board members</text:span></text:a> of the Human Ecology Fund. According to declassified CIA memos George Kelly was given the equivalent of over $372,000 today’s dollars when he left his university and transferred to work under Maslow at Brandeis University. It is difficult to find the names of people who were part of the CIA’s Human Ecology Fund or descriptions of how the money was spent because this information has been kept as top secret with only heavily redacted versions released. The links that Carl Rogers and George Kelly have with the CIA have been established by journalists who work for major news organizations; I have also confirmed this with my own research. The CIA’s scientific research goals align well with the work Abraham Maslow was doing. It is hard to imagine that the CIA would not have also approached Abraham Maslow or already had an established relationship with him. At Synanon, we see the influence of these psychologists in the organization's structure and methods. A <text:a xlink:type="simple" xlink:href="https://archive.org/details/MKULTRASubproject74HumanEcologyFundsCOVERFUNDINGOfThingsNotInterestedIn1957/page/n11/mode/2up" text:style-name="ListLabel_20_10" text:visited-style-name="ListLabel_20_10"><text:span text:style-name="T8">1958 CIA MK-ULTRA Subproject 74</text:span></text:a> memo describes a project for sociology and psychology of “shared meaning” in groups. Subproject 74 was the start of a research project headed by a sociologist. The goals, date of the project, and some aspects of the description align well with planning for a Synanon type project. The Subproject 74 memo mentions that a “Behavioral Sciences Conference” will be used for project planning. With the exception of the date and general information the content of the memo is heavily redacted. Using some tangential research techniques I was able to determine that the US Air Force hosted a Behavioral Sciences Conference in 1958 at New Mexico University. One of the speakers in the New Mexico conference was Dr. Jolly West who was a major figure in the MK-ULTRA program. In a strange twist part of a Subproject memo describes research into child psychology of <text:a xlink:type="simple" xlink:href="https://archive.org/details/MKULTRASubproject74HumanEcologyFundsCOVERFUNDINGOfThingsNotInterestedIn1957/page/n27/mode/2up" text:style-name="ListLabel_20_10" text:visited-style-name="ListLabel_20_10"><text:span text:style-name="T8">circumcision and the fear of castration</text:span></text:a>. Some CIA financial documents have been released but most of the details related to the MK-ULTRA project are not available, redacted, or in documents that were never released.<office:annotation-end office:name="__Annotation__135_2669189903"/></text:p>
      <text:p text:style-name="P11"/>
      <text:p text:style-name="P11"><office:annotation office:name="__Annotation__142_2669189903"><dc:creator>Mark Farnsworth</dc:creator><dc:date>2023-02-21T21:01:57</dc:date><text:p><text:span text:style-name="T29">This paragraph explains a bit of background on MK-ULTRA</text:span></text:p></office:annotation>The <text:a xlink:type="simple" xlink:href="https://drive.google.com/file/d/1d5Rr3M0Fkq0VkEWIxoUpMMfyYyTSLK_9/view?usp=sharing" text:style-name="ListLabel_20_10" text:visited-style-name="ListLabel_20_10"><text:span text:style-name="T8">MK-ULTRA</text:span></text:a> program came to the public’s attention in the 1970s. Richard Helms, who was at the time the Director of the CIA ordered that all MK-ULTRA files be destroyed in 1973. On August 28, 1957 prior to starting Synanon, Charles Dederich was given LSD as part of an MK-ULTRA experiment. The CIA setup organizations such as the Human Ecology Fund secretly payed for research. The CIA was investigating how to influence human behavior for “brainwashing”. This research group may have been part of what Steven Simon describes as “first generation leadership”. A Doctor of Psychology was one of the founding members of Synanon. On her professional resume, Amelia Peterson described her work researching LSD in a time period where the MK-ULTRA program was deeply involved in that type of research. As Synanon grew it transformed into the perfect place for clinical and psychology research. Elizabeth Missakian joined Synanon where she studied children and rose in rank to become Synanon’s president. Steven Simon joined Synanon as he was in the process of obtaining his PhD from Harvard. This was in a period when Harvard was performing MK-ULTRA program experiments. If any research into experimental psychology occurred after 1975, it was extremely secret and records were never released. As an organization large enough to have powerful computers and isolated facilities Synanon was ideal for certain types of research. Having a “community” was a good “cover” story for the operation. With people around Charles Dederch it would be possible to set the direction of the movement.<office:annotation-end office:name="__Annotation__142_2669189903"/></text:p>
      <text:p text:style-name="P11"/>
      <text:p text:style-name="P11"><text:soft-page-break/><office:annotation office:name="__Annotation__146_2669189903"><dc:creator>Mark Farnsworth</dc:creator><dc:date>2023-02-21T21:02:29</dc:date><text:p><text:span text:style-name="T29">This paragraph explains leadership at Synanon</text:span></text:p></office:annotation>The leadership of Synanon was not what we would expect for a cult movement. Synanon was not a movement where the founder held all the power. The inner circle of the community was a team of psychologists who were instrumental in all decision making. Nothing about Charles Dedrich’s personal history indicates that he created the movement on his own. Mr. Dedrich was an egomaniac and developed a following but he did not create Synanon on his own. From the start of the program Dedirch was surrounded by a team who held power in the organization and had their own agenda. Charles Dederich was manipulated from the start of the Synanon project. His advisors guided him such that a community was built. Those who manipulated Dederich found they were able to control an entire community. Eventually, it became a feedback loop because the manipulation provided the results they wanted. What started as a CIA/MK-ULTRA project in the late 1950s had little connection to the government by the late 1970s. The Synanon of the 1970s was a structure that benefited those who controlled the psychology of the group. Chuck was useful as a focal point for the group but often at different locations or traveling. He was rarely a full time resident of the community which was run by Steven Simon. Elizabeth Missakian was the official Synanon president in 1977. Steven Simon ordered my father and others to destroy evidence in 1978. The most powerful people at Synanon were Psychology professionals. Both psychologists were indicted and while they were charged with destruction of evidence they avoided most negative repercussions and were able to collect profits. The people with the most to lose protected themselves while also shaping the narrative to make it seem that Charles Dederich was the only one who did anything wrong.<office:annotation-end office:name="__Annotation__146_2669189903"/></text:p>
      <text:p text:style-name="P12"/>
      <text:p text:style-name="P11"><office:annotation office:name="__Annotation__150_2669189903"><dc:creator>Mark Farnsworth</dc:creator><dc:date>2023-02-21T21:02:56</dc:date><text:p><text:span text:style-name="T29">This paragraph explains CIA connection transitioned to Synanon private at the end</text:span></text:p></office:annotation>Still, while Synanon ended as a fully privately run project we should consider how it started. Some evidence of the CIA’s involvement with research into human psychology came to light in the late 1970s. Efforts to reform the CIA caused the supply of secret money to shrink. This is also the same time period when Synanon begins to collapse. Senator Ted Kenedy was part of the effort to rein in elements of the CIA that were totally out of control. When George H. W. Bush took control of the CIA, the organization shifted its focus away from research into topics like mind control.<office:annotation-end office:name="__Annotation__150_2669189903"/></text:p>
      <text:p text:style-name="P12"/>
      <text:p text:style-name="P1"><draw:rect text:anchor-type="as-char" style:rel-width="100%" draw:z-index="2" draw:style-name="gr1" draw:text-style-name="P32" svg:width="0.0012in" svg:height="0.0213in"><text:p/></draw:rect></text:p>
      <text:p text:style-name="P18"><text:span text:style-name="T12">Some two years ago, the Senate Health Subcommittee heard chilling testimony about the human experimentation activities of the Central Intelligence Agency. The Deputy Director of the CIA revealed that over 30 universities and institutions were involved in an "extensive testing and experimentation" program which included covert drug tests on unwitting citizens "at all social levels, high and low, native Americans and foreign". Several of these tests involved the administration of LSD to "unwitting subjects in social situations".</text:span></text:p>
      <text:p text:style-name="P19"/>
      <text:p text:style-name="P18"><text:span text:style-name="T12">At least one death, that of Dr. Olsen, resulted from these activities. The Agency itself acknowledged that these tests made little scientific sense. The agents doing the monitoring were not qualified scientific observers. The test subjects were seldom accessible beyond the first hours of the test. In a number of instances, the test subject became ill for hours or days, and effective follow up was impossible.</text:span></text:p>
      <text:p text:style-name="P19"/>
      <text:p text:style-name="P18"><text:span text:style-name="T12">Other experiments were equally offensive. For example, heroin addicts were enticed into participating in LSD experiments in order to get a reward-heroin.</text:span></text:p>
      <text:p text:style-name="P19"/>
      <text:p text:style-name="P18"><text:span text:style-name="T12">Senator Ted Kennedy, August 3, 1977</text:span></text:p>
      <text:p text:style-name="P1"><draw:rect text:anchor-type="as-char" style:rel-width="100%" draw:z-index="3" draw:style-name="gr1" draw:text-style-name="P32" svg:width="0.0012in" svg:height="0.0213in"><text:p/></draw:rect></text:p>
      <text:p text:style-name="P11"/>
      <text:p text:style-name="P11"><office:annotation office:name="__Annotation__162_2669189903"><dc:creator>Mark Farnsworth</dc:creator><dc:date>2023-02-22T13:34:18</dc:date><text:p><text:span text:style-name="T29">This paragraph explains a bit more about MK-ULTRA and Related Government Psych efforts</text:span></text:p></office:annotation>The MK-ULTRA program was only one of many problematic efforts to study human behavior. Declassified memos and investigative reporting document how the MK-ULTRA program used the United States Narcotic Farm in Kentucky for early research. The Narcotic Farm, which opened in 1935 in the rolling hills of Kentucky horse country pioneered new treatments, such as prescribing methadone to manage heroin withdrawal, but the facility closed after the U.S. Congress learned that it was used for CIA-funded LSD experiments from 1953 to 1962. Psychological experiments used in the MK-ULTRA project included group sessions, LSD, sleep deprivation, and other techniques. At Harvard a different MK-ULTRA project explored Attack Therapy using students that were pressured to participate. Theodore Kaczynski was a bright young man recruited to Harvard on a full scholarship and as such it was easy to pressure him into participating. The team of researchers involved in the study of Kaczynski at Havard were working to help the CIA understand personality. They used psychological conflict similar to what later became known as “Attack Therapy”. The story of the Unabomber was the first point at which I started to really think of the connection between Synanon and the Harvard Psychology program. From discussions within my family I knew that the primary focus of Synanon was the intersection between Psychology and behavior. I also knew about Steven Simon and the role he had at Synanon. The Unabomber’s manifesto is indeed a confusing document and while I reject his conclusions I also understand his feelings. Theodore Kaczynski is a disturbed individual but also a man with a strong intellect. His manifesto is a reaction in the context of his view of our highly structured and psychologically managed society. Ted Kaczynski was ultimately captured because his brother recognized themes in Ted’s writing and alerted the FBI. Ted Kaczynski was living in a simple and deliberate way; it is sad that he could not come to terms with his struggles and felt the need to lash out at society. I do not agree with his solution but I understand his feelings. Kaczynski did not provide a solution and was blinded by his frustrations. On the other hand, I see the solution to the problems of society in the writings of Milton Friedman where individuals are valuable participants with a freedom to make choices and influence society through marketplaces.<office:annotation-end office:name="__Annotation__162_2669189903"/></text:p>
      <text:p text:style-name="P12"/>
      <text:p text:style-name="P11"><office:annotation office:name="__Annotation__169_2669189903"><dc:creator>Mark Farnsworth</dc:creator><dc:date>2023-02-22T13:36:54</dc:date><text:p><text:span text:style-name="T29">This paragraph explains the link to Brandeis University.</text:span></text:p></office:annotation>In the 1960s the CIA was working with psychologists at Brandeis University. A <text:a xlink:type="simple" xlink:href="https://www.cia.gov/readingroom/docs/CIA-RDP90-00965R000200990015-9.pdf" text:style-name="ListLabel_20_10" text:visited-style-name="ListLabel_20_10"><text:span text:style-name="T8">1986 story published in the Akron Beacon Journal</text:span></text:a> based on declassified CIA memos shows that in 1959 George Kelly was paid to start MK-ULTRA Subproject 96. This project operated outside of the university. The grant the CIA provided George Kelly is the equivalent of over $372,000 today’s dollars. Dr. Kelly transferred to Brandeis University where he worked with Abraham Maslow immediately after obtaining the grant from the CIA. Information about participants in MK-ULTRA has never been released. Dr. Maslow described himself as an American Patriot who was supportive of the Vietnam war in a time when such support was rare on university campuses. I suspect that Abraham Maslow was also part of the CIA's program but so far have not been able to prove that Maslow directly received funding from the CIA. Steven Simon was a student of both Abraham Maslow and George Kelly. Mr. Simon was initially a Synanon researcher reporting following encouragement from Abraham Maslow. Mr. Simon transferred to Harvard where he continues to research Synanon. After obtaining his degree, Dr. Simon joined Synanon with a role in the leadership of the program. Steven Simon is one of many links connecting Synanon with the MK-ULTRA program. What should be clear is that by the time Steven Simon joined Synanon he had an in-depth knowledge of human psychology and had been working with others who had MK-ULTRA funding. In his thesis, he specifically thanks George Kelly, Abraham Maslow, Eugenia Hanfmann, Elizabeth Missakian, and others. In addition to acting as an advisor for Simon’s work, Elizabeth Missakian performed her own research projects to study aggression, intelligence, and education with the children of Synanon. Eugenia Hanfmann and George Kelly are known to have performed work for the CIA and its predecessors. Within Simon’s thesis he frequently references the work of Theodore Sarbin to describe the Synanon game. Theodore Sarbin worked on the MK-ULTRA project with Dr. Louis Jolyon West where they authored papers together. Dr. Sarbin also published the theories of behavior modification that Steven Simon quoted in his paper. Steven Simon and Elizabeth Missakian were both eventually indicted for their actions destroying evidence at Synanon but little has been written to describe the true role they and other psychologists played in the project.<office:annotation-end office:name="__Annotation__169_2669189903"/></text:p>
      <text:p text:style-name="P1"/>
      <text:p text:style-name="P1"><draw:rect text:anchor-type="as-char" style:rel-width="100%" draw:z-index="4" draw:style-name="gr1" draw:text-style-name="P32" svg:width="0.0012in" svg:height="0.0213in"><text:p/></draw:rect></text:p>
      <text:p text:style-name="P18"><text:span text:style-name="T12">The Game is examined in the light of the Sarbin and Adler (1970) theory of conduct reorganization. The Game is found to correspond point for point with the themes and social-psychological mechanisms that are postulated in the Sarbin-Adler model as necessary successful behavior change systems.</text:span></text:p>
      <text:p text:style-name="P19"/>
      <text:p text:style-name="P18"><text:a xlink:type="simple" xlink:href="https://tinyurl.com/synanon-1973" text:style-name="ListLabel_20_11" text:visited-style-name="ListLabel_20_11"><text:span text:style-name="T9">Steven Simon Harvard Thesis</text:span></text:a></text:p>
      <text:p text:style-name="P1"><draw:rect text:anchor-type="as-char" style:rel-width="100%" draw:z-index="5" draw:style-name="gr1" draw:text-style-name="P32" svg:width="0.0012in" svg:height="0.0213in"><text:p/></draw:rect></text:p>
      <text:p text:style-name="P12"/>
      <text:p text:style-name="P11"><text:soft-page-break/><office:annotation office:name="__Annotation__182_2669189903"><dc:creator>Mark Farnsworth</dc:creator><dc:date>2023-02-22T13:37:38</dc:date><text:p><text:span text:style-name="T29">This explains links to clinical psychology programs</text:span></text:p></office:annotation>The structure of the Synanon community has similarities to the research Maslow and Kelly were focusing on. The Synanon game grew from research that was published by Yablonsky prior to when he became involved with Synanon. In the early 1960s, Yablonsky was working at Harvard University before becoming involved with Synanon. Many aspects of the Synanon experience reflect psychological research activities. Psychology research at Harvard in this time period including an experiment performed with Ted Kaczynski who later becomes the Unabomber. The “personally abusive attacks” used with Kazinski have some similarities with what occurs at Synanon. Other aspects of the Synanon experience seem to come from research that originates with Dr. Abraham Maslow and Dr. George Kelly. The connection Synanon has with psychological research is not subtle. <text:s text:c="2"/>Prior to this book it was well researched. Prior to the formation of Synanon Dederich was involved in a LSD research project by Dr. Sidney Cohen. Dr. Amelia Peterson was a LSD researcher and also a “founding member” of Synanon. George Kelly’s Personal Construct Theory describes techniques used at Synanon. Dr. Steven Simon thanks Dr. Kelly and describes how Dr. Maslow encouraged him to go to Synanon to study human psychology. In his own words, Steven Simon makes it clear that Synanon is an implementation of a behavior change theory described by an MK-ULTRA researcher. Dr. Simon was involved in two psychology programs that received a great deal of funding from the MK-ULTRA program and obtained a position at Synanon where he was within the leadership and had direct authority over record keeping. Dr. Simon’s paper described efforts to expand the use of psychological techniques at Synanon. The Synanon school is the central tool used for several research papers. Research on children is described in the context of socialization, aggression, cognition, and other aspects. The place of my childhood is the subject of at least three scientific papers. In a book about the psychology of primates, children of Synanon are studied while another chapter of the same text describes a behavioral study on castrated and neutered rhesus monkeys. As strange as it sounds, the CIA/MK-ULTRA project also supported a study of the <text:a xlink:type="simple" xlink:href="https://archive.org/details/MKULTRASubproject74HumanEcologyFundsCOVERFUNDINGOfThingsNotInterestedIn1957/page/n27/mode/2up" text:style-name="ListLabel_20_10" text:visited-style-name="ListLabel_20_10"><text:span text:style-name="T8">psychological impact of circumcision on seven year old children</text:span></text:a>. I am not circumcised and have no recollection of any surgical procedures performed on Synanon children although all male members above the age of 18 at Synanon were given vasectomies. Vasectomies and other minor procedures were performed at Synanon because the community had a well equipped on-site medical center. I am bothered that the CIA used a “top secret” designation for research on children. It is impossible to deny that clinical psychology researchers had a huge connection to Synanon. It was Dr. Simon who ordered my father and others to destroy evidence after the attack on Paul Morantz. It is hard to explain the relationship between Yablonsky, Cohen, Simon, Peterson, and others without at least considering the overlap that existed with the research we know the CIA/MK-ULTRA was involved in at the time.<office:annotation-end office:name="__Annotation__182_2669189903"/></text:p>
      <text:p text:style-name="P11"/>
      <text:p text:style-name="P11"><office:annotation office:name="__Annotation__188_2669189903"><dc:creator>Mark Farnsworth</dc:creator><dc:date>2023-02-25T23:04:17</dc:date><text:p><text:span text:style-name="T29">This paragraph explains the total arc of Synanon from founding to the end.</text:span></text:p></office:annotation>Synanon was a radical change for Charles Dederich’s life. Charles Dederich himself credits his involvement in the LSD experiment as the seed for what became Synanon. From the point Dederich took part in the LSD experiment it appears he was in close contact with PhD level researchers. These researchers clearly were a large part of establishing and growing the Synanon project. We know that the CIA was using the UCLA project to study topics such as LSD, Sleep Deprivation, Hypnotism, and other psychological tools for “brainwashing”. The CIA felt they were working in the national interest to research human psychology. The world had recently seen the rise of Hitler’s National Socialism and our nation had paid a large price to defeat the movement. After World War II, our government spent millions of dollars researching the psychology of Socialism and Communism. CIA director Allen Dulles authorized a series of psychological experiments using hallucinogens such as LSD and biological manipulation with sleep deprivation. The research could then, theoretically, be used in both defensive and offensive programs against the Soviet Union. Project MK-ULTRA began in 1953 and continued in various forms for more than 10 years. Research performed at Synanon was an extension of the program started with the CIA’s MK-ULTRA project. When the Watergate scandal broke, fear of discovery led the CIA to destroy most of the evidence of the program. Our government recognized that research in areas such as brainwashing needed to be done in secret. University managed psychological experiments performed by researchers like Stanly Milgram, BF Skinner, Abraham Maslow and others helped us better understand human motivation but at what cost? The CIA was the primary source of funding for this research and wanted to go beyond what was possible in university settings. Synanon was a way to remove all limits. The focus Synanon had on clinical psychology involved multiple government funded projects including a ten day US Army research study. Abraham Maslow himself described Synanon as a place for the study of clinical and social psychology! The Synanon project was also in effect an implementation of the Walden Two community envisioned by BF Skinner who was the head of the Harvard Psychology program. Within BF Skinner’s book the hypothetical community has a similar structure to Synanon. In Walden Two the family social unit is replaced with children, husband, and wifes living independently from each other. The young children were placed in a “hatchery”. The school included “demonstrators”. These same terms were used at Synanon. Our community was also influenced by a paper Abraham Maslow wrote where he described a psychological focused society that he named Eupsychia. Synanon was a laboratory for psychological experimentation.<office:annotation-end office:name="__Annotation__188_2669189903"/></text:p>
      <text:p text:style-name="P1"/>
      <text:p text:style-name="P1"><draw:rect text:anchor-type="as-char" style:rel-width="100%" draw:z-index="6" draw:style-name="gr1" draw:text-style-name="P32" svg:width="0.0012in" svg:height="0.0213in"><text:p/></draw:rect></text:p>
      <text:p text:style-name="P18"><text:span text:style-name="T12">Dr. Maslow: Now there is an important reason why we don’t see more of these good instincts; we are afraid of them, we tend to block their expression, the fear that I was mentioning earlier even though we have a deep yearning for their expression. Our task is to create an environment where more and more of these innate instincts can find expression. This is what would characterize “Eupsychia”.<text:line-break/><text:line-break/>EUPSYCHIA; THE GOOD SOCIETY, Maslow 1961</text:span></text:p>
      <text:p text:style-name="P1"><draw:rect text:anchor-type="as-char" style:rel-width="100%" draw:z-index="7" draw:style-name="gr1" draw:text-style-name="P32" svg:width="0.0012in" svg:height="0.0213in"><text:p/></draw:rect></text:p>
      <text:p text:style-name="P12"/>
      <text:p text:style-name="P11"><office:annotation office:name="__Annotation__198_2669189903"><dc:creator>Mark Farnsworth</dc:creator><dc:date>2023-02-25T23:05:42</dc:date><text:p><text:span text:style-name="T29">This paragraph explains how Dederich was manipulated; also points out his travel</text:span></text:p></office:annotation>The Synanon story is often told in ways that focus exclusively on Charles Dederich. Members are described as brainwashed by Charles Dederich. I have spoken to many former members including my own family. Much of what I share makes reference to published research documents that provide a record of the events prior to the fall of 1978 when Synanon had what is sometimes called its reign of terror. Documents written by Steven Simon were largely ignored by the media and the court system in the aftermath of Synanon. Few people have seen the paper Dr. Stevens published in the Journal of Humanistic Psychology only a few months prior to the rattlesnake attack. His own writing clearly shows that Charles Dederick was not the leader he has often been portrayed as. The structure of the Synanon project was such that Dederich was often physically in different locations from his followers. In the months immediately prior to the rattlesnake attack Dederick is often not physically in the country and is rarely at the Synanon compound. I do not believe that Dederich was ever informed of the real purpose of the Synanon project. By 1978, Dederich was clearly having trouble with his hold on reality. In January of 1978, Dederich officially retired and was no longer the head of Synanon. Steven Simon was acting in a leadership position at Synanon compound in the final years of Synanon. In his 1978 paper, Steven Simon described the radical expansion of psychological manipulation within Synanon. The radical changes at Synanon occur in a period where Dederich is a spokesperson but is not the person who defines the culture and structure of the community.<office:annotation-end office:name="__Annotation__198_2669189903"/></text:p>
      <text:p text:style-name="P12"/>
      <text:p text:style-name="P11"><office:annotation office:name="__Annotation__202_2669189903"><dc:creator>Mark Farnsworth</dc:creator><dc:date>2023-02-25T23:06:14</dc:date><text:p><text:span text:style-name="T29">This paragraph provides an overview of the clinical psychology researchers who were involved</text:span></text:p></office:annotation>The program that grew into Synanon was not the work of any one person. Charles Dederich was a convenient “leader” they could trot out when the movement needed a figurehead. He was also positioned to be a perfect scapegoat for when a fall guy was needed. Charles was a barely functional alcoholic from age twelve until he left college with poor grades. Charles did plenty of wrong but he was trying to help others. Drug abuse, poverty, and violence were a big part of the lives of many people who arrived at Synanon. Many had hard roads on their way to Synanon. None of this absolves adults of their responsibility but it helps me to understand them. Who creates a dictator? Did Dederich create Synanon or was he the victim of “gaslighting” and researchers who drove him to insanity? Is Dederich the villain, or should we blame the psychologists who manipulated and amplified Chuck? It is clear to me that Dederich was intentionally manipulated by people who had the means and motive to create and use Synanon for their own needs. The Synanon project grew larger and was redesigned several times. Lewis Yablonsky, Steven Simon, Carl Rogers, George Kelly, Elizabeth Missakian, Karen Hamer, Linda Burke, Abraham Maslow, and others were involved in the study of psychology at Synanon. They wrote and spoke of the value it had as a place to perform experiments that would not be possible in other settings. I believe they thought they were doing “good work” but eventually the experiment simply got out of control and afterwards a coordinated effort successfully shaped the story most people know.<office:annotation-end office:name="__Annotation__202_2669189903"/></text:p>
      <text:p text:style-name="P12"/>
      <text:p text:style-name="P12"><draw:rect text:anchor-type="as-char" style:rel-width="100%" draw:z-index="8" draw:style-name="gr1" draw:text-style-name="P32" svg:width="0.0012in" svg:height="0.0213in"><text:p/></draw:rect></text:p>
      <text:p text:style-name="P18"><text:span text:style-name="T12">One day just after Pearl Harbor, I was driving home and my car was stopped by a poor, pathetic parade . . . As I watched, the tears began to run down my face. I felt we didn’t understand not Hitler, nor the Germans, nor Stalin, nor the <text:s/>Communists. We <text:s/>didn’t <text:s/>understand <text:s/>any <text:s/>of <text:s/>them. <text:s/>I felt that if we could understand any of them, then we could make progress.<text:line-break/><text:line-break/>Abraham Maslow</text:span></text:p>
      <text:p text:style-name="P1"><draw:rect text:anchor-type="as-char" style:rel-width="100%" draw:z-index="9" draw:style-name="gr1" draw:text-style-name="P32" svg:width="0.0012in" svg:height="0.0213in"><text:p/></draw:rect></text:p>
      <text:p text:style-name="P12"/>
      <text:p text:style-name="P11"><office:annotation office:name="__Annotation__215_2669189903"><dc:creator>Mark Farnsworth</dc:creator><dc:date>2023-02-25T23:07:12</dc:date><text:p><text:span text:style-name="T29">This paragraph provides an overview of the motivation for A. Maslow (also prior quote)</text:span></text:p></office:annotation>For people like Abraham Maslow and others leading the project the potential reward outweighed the risks. When Abraham Maslow told Steven Simon to “Go West to Synanon! to study clinical and social psychology” he was providing direction. Bold experiments in human psychology could no longer be performed in university programs. To believe that Steven Simon was later sucked into the Synanon culture means that a Harvard trained psychologist and other PhDs were hoodwinked by a lifelong alcoholic who had no training in the subject. If Steven Simon was indeed sucked in, how can we explain that afterwards he lives an alpha male life. He walks away with millions of dollars and then runs a successful business providing psychology consulting services to many large organizations including the federal government. If Steven Simon was a mere researcher embedded in the program, why did he order the destruction of evidence at the final stages of Synanon? <text:a xlink:type="simple" xlink:href="https://journals.sagepub.com/doi/epdf/10.1177/002216786700700104" text:style-name="ListLabel_20_10" text:visited-style-name="ListLabel_20_10"><text:span text:style-name="T8">Maslow was involved in researching Synanon</text:span></text:a> just prior to his unexpected death in 1970 at the age of 62. Just prior to his death, Abraham Maslow relocated to live in Menlo Park California, fairly close to the Synanon project. Menlo Park is also at the time the largest military research center that existed in 1960. In total, the research I have done convinces me that Steven Simon was one of the puppet masters who worked behind the scenes to manage the Synanon experiment building on earlier work from Maslow, Rogers, Yablonsky, and others.<office:annotation-end office:name="__Annotation__215_2669189903"/><text:line-break/></text:p>
      <text:p text:style-name="P12"><draw:rect text:anchor-type="as-char" style:rel-width="100%" draw:z-index="10" draw:style-name="gr1" draw:text-style-name="P32" svg:width="0.0012in" svg:height="0.0213in"><text:p/></draw:rect></text:p>
      <text:p text:style-name="P18"><text:span text:style-name="T12">I was a graduate student in the Department of Social Relations at Harvard University and had chosen Synanon as an internship placement chiefly on the advice of Abraham Maslow, who had instructed my friends and me when we were undergraduates at Brandeis University to “Go West to Synanon!” to study clinical and social psychology.</text:span></text:p>
      <text:p text:style-name="P19"/>
      <text:p text:style-name="P18"><text:span text:style-name="T12">Steven Simon</text:span></text:p>
      <text:p text:style-name="P1"><draw:rect text:anchor-type="as-char" style:rel-width="100%" draw:z-index="11" draw:style-name="gr1" draw:text-style-name="P32" svg:width="0.0012in" svg:height="0.0213in"><text:p/></draw:rect></text:p>
      <text:p text:style-name="P12"/>
      <text:p text:style-name="P11"><office:annotation office:name="__Annotation__226_2669189903"><dc:creator>Mark Farnsworth</dc:creator><dc:date>2023-02-25T23:12:42</dc:date><text:p><text:span text:style-name="T29">This paragraph shows contrast between Synanon I and II; Steven Simon’s influence (also applies to quote)</text:span></text:p></office:annotation><text:a xlink:type="simple" xlink:href="https://drive.google.com/file/d/1chiYbLF7L8vaTqEBUUtHkAW5p64BpJRT/view?usp=sharing" text:style-name="ListLabel_20_10" text:visited-style-name="ListLabel_20_10"><text:span text:style-name="T8">Synanon I</text:span></text:a> was quite different from what came later. Steven Simon describes the period after he and Maslow became involved as Synanon II. In 1967, Maslow was named Humanist of the Year by the American Humanist Association. Two conflicting things can be true at the same time. Even if Abraham Maslow was part of a CIA funded experiment that does not mean he was a bad person. I think Dr. Maslow was in his own way attempting to create a Utopia at Synanon to explore ways to improve society. The project radically changes in the years following his death.<office:annotation-end office:name="__Annotation__226_2669189903"/><text:line-break/></text:p>
      <text:p text:style-name="P11"><text:soft-page-break/><office:annotation office:name="__Annotation__231_2669189903"><dc:creator>Mark Farnsworth</dc:creator><dc:date>2023-02-25T23:13:22</dc:date><text:p><text:span text:style-name="T29">This paragraph shares more about Steven Simon</text:span></text:p></office:annotation>Steven Simon describes 1968 as the birth of Synanon II. I am convinced that my childhood was an experiment with the goal of creating a better society. The people who designed Synanon were experts in human psychology. Dederich had a role as the founder but the real power was from the first and second generation group leadership who designed Synaon’s social and psychological frameworks using the tools of the science of psychology. The period Steven Simon describes as Synanon II is when we see a large influx of money. Synanon morphed from a drug treatment program to an advanced psychotherapy program for non-addicts. Children were placed in dormitories and removed from their parents. Simon clearly describes “first” and “second generation leadership” while Dedrich is described as the founder and having a smaller role as the group grows. The changes Dr. Simon describes in his paper are not attributed to Dederich making decisions.<office:annotation-end office:name="__Annotation__231_2669189903"/></text:p>
      <text:p text:style-name="P1"/>
      <text:p text:style-name="P1"><draw:rect text:anchor-type="as-char" style:rel-width="100%" draw:z-index="12" draw:style-name="gr1" draw:text-style-name="P32" svg:width="0.0012in" svg:height="0.0213in"><text:p/></draw:rect></text:p>
      <text:p text:style-name="P18"><text:span text:style-name="T12">The early games of Synanon were concentrated attack and defend sessions, lasting an hour each. These are described by Yablonsky (1965). They were called, accurately, self-help attack therapy groups. In the early stages of Synanon, however, the Synanon I game was on a par with other Synanon educational mechanisms like the noon seminar or the haircut. It had not yet acquired a unique role.</text:span></text:p>
      <text:p text:style-name="P19"/>
      <text:p text:style-name="P18"><text:span text:style-name="T12">In recent years, the Synanon I game has flowered into the Synanon II game. What has the game grown into? The Synanon II game has become the central procedure of management, education, recreation, religion, socialization, art, and so forth in Synanon. It ranks as the most important educational mechanism of Synanon. It is the key element to Synanon’s form of government. It has absorbed task-oriented functions into a looser conversational but still very intense and direct medium.</text:span></text:p>
      <text:p text:style-name="P19"/>
      <text:p text:style-name="P18"><text:span text:style-name="T12">Recently, round the clock radio and television broadcast of live Synanon games has brought about the further evolution of the game. As a result of the installation of a closed-circuit radio-television network, Synanon games can now reach and be heard by all 1,000 Synanon members. This capability has thrust Synanon into a new era, and has brought with it the preliminaries of a new Synanon III game, the game as a medium for mass personal, political, and organizational communications. The implications of this game development are difficult to analyze, because its inception is very recent.</text:span></text:p>
      <text:p text:style-name="P19"/>
      <text:p text:style-name="P18"><text:span text:style-name="T12">Dr. Steven Simon, 1978 as Synanon becomes a violent culture!</text:span></text:p>
      <text:p text:style-name="P1"><draw:rect text:anchor-type="as-char" style:rel-width="100%" draw:z-index="13" draw:style-name="gr1" draw:text-style-name="P32" svg:width="0.0012in" svg:height="0.0213in"><text:p/></draw:rect></text:p>
      <text:p text:style-name="P12"/>
      <text:p text:style-name="P11"><office:annotation office:name="__Annotation__241_2669189903"><dc:creator>Mark Farnsworth</dc:creator><dc:date>2023-02-25T23:16:15</dc:date><text:p><text:span text:style-name="T29">This paragraph shares more about Steven Simon and mentions Synanon III</text:span></text:p></office:annotation>Steven Simon makes it clear that the direction of Synanon changed as the movement grew. In 1977, Synanon became an experiment that was out of control. The period in 1978 described as Synanon III became the point where violence peaks. The way the experiment failed was not planned; the post experiment cover-up was a planned effort.<office:annotation-end office:name="__Annotation__241_2669189903"/></text:p>
      <text:p text:style-name="P12"/>
      <text:p text:style-name="P11"><office:annotation office:name="__Annotation__245_2669189903"><dc:creator>Mark Farnsworth</dc:creator><dc:date>2023-02-25T23:29:17</dc:date><text:p><text:span text:style-name="T29">This paragraph explains loss of freedom over time</text:span></text:p></office:annotation>The failure of Synanon came from the loss of a marketplace system. Members did not have choice and the associated responsibility for actions of the community. For those who expressed opinions that differed from the consensus created in the leadership the only “choice” was to leave. With each individual that left the potential for disagreement was reduced and even a weak marketplace of ideas became smaller, smaller, smaller, and finally non-existent. The people were in the end no longer free. They lost the feedback loop of individuals making daily marketplace decisions about what to buy, where to invest, how to structure work, what time to wake up, who to have sex with, etc. I believe that those in the CIA who wanted to study brainwashing started their efforts thinking they were acting in the national interest. People like Maslow who wanted to replace our free society with a Eupsychian based system also thought they were working in the interests of humanity. Sadly by the end of the project I think no one involved understood what they had created. In truth they had created a type of extreme collectivist culture where members no longer acted as individuals. In the end, they lost control of their creation. With a structure where only a few people knew the true aims of Synanon; the project did not have enough resources to control the situation.<office:annotation-end office:name="__Annotation__245_2669189903"/></text:p>
      <text:p text:style-name="P11"/>
      <text:p text:style-name="P11"><office:annotation office:name="__Annotation__249_2669189903"><dc:creator>Mark Farnsworth</dc:creator><dc:date>2023-02-25T23:29:42</dc:date><text:p><text:span text:style-name="T29">This paragraph explains Elizabeth Missakian’s motivation and Steven Simon role</text:span></text:p></office:annotation>The work of Paul Morantz to bring lawsuits against Synanon was focused on the issue of children within Synanon’s school. This was a direct threat to Dr. Elizabeth Missakian’s psychological research project. The structure of the organization in 1977 and 1978 was such that she along with Dr. Steven Simon were powerful individuals at the top of an empire. With millions of dollars in assets and significant involvement in defining the psychological culture of Synanon, Elizabeth Missakian and Steven Simon were doing exactly what they wanted to do. A defining aspect of Steven Simon’s work was the cop-out part of the Synanon game. Dr. Simon created and distributed signs with the phrase “Speak Up” which he also used as a catchphrase in the psychological consulting work for large corporations. It is impossible to imagine that these individuals did not have knowledge of the plot to attack Paul Morantz. The “Game” style work of Synanon’s board of directors was conversations and not a lecture by Charles Dederich. Elizabeth Missakian was the president of Synanon in 1977. When we lost the tapes Dr. Simon, Dr. Missakian, and other board members were protected. Without tapes it was possible to promote the idea that Dederich was the driving force behind the plot to attack Paul Morantz.<office:annotation-end office:name="__Annotation__249_2669189903"/></text:p>
      <text:p text:style-name="P12"/>
      <text:p text:style-name="P11"><office:annotation office:name="__Annotation__253_2669189903"><dc:creator>Mark Farnsworth</dc:creator><dc:date>2023-02-25T23:30:21</dc:date><text:p><text:span text:style-name="T29">This paragraph explains Steven Simon coverup and my dad’s role.</text:span></text:p></office:annotation>When Steven Simon directed my father and others to destroy evidence his actions were part of a hastily implemented plan to make Charles Dederich a scapegoat. Steven Simon had been part of designing a systematic approach for brainwashing and other research goals of MK-ULTRA. The option to simply leave did not exist for Steven Simon because if he were to do that too much incriminating evidence would remain. His decision to stay at Synanon can only be explained by his motivation for self preservation and his need to protect the secrecy of the program. A lot of questions remain but it is clear to me that Syanon was part of a large effort with powerful governmental and non-governmental actors. Steven Simon, my father, and others successfully prevented the full story of Synanon from being told. Even the power of the CIA has limits and in a “black” operation such as this they can only apply so much manipulation. As someone with a leadership role at Synanon, Steven Simon’s orders could not be completely concealed. He was able to shape a narrative and while he did serve jail time based in part on my father’s testimony he was successful in creating the “spin” that shapes the story most people know.<office:annotation-end office:name="__Annotation__253_2669189903"/></text:p>
      <text:p text:style-name="P11"/>
      <text:p text:style-name="P11"><office:annotation office:name="__Annotation__257_2669189903"><dc:creator>Mark Farnsworth</dc:creator><dc:date>2023-02-25T23:32:24</dc:date><text:p><text:span text:style-name="T29">This paragraph re-explains the overview</text:span></text:p></office:annotation>Synanon was not the work of any single individual. Dr. Lewis Yablonsky was an American sociologist, criminologist, author, and psychotherapist who designed early approaches used at Synanon. The New York Times described Yablonsky as “a prominent and provocative public intellectual in the 1960s, combining academic analysis, experiential research and sometimes direct, unconventional efforts to solve social problems”. Powerful people in the media, government, and big business were all involved. After the end of the CIA’s MK ULTRA program psychological research was better regulated. Researchers who wanted to do experiments that are hard to justify needed to find other ways to proceed. The ongoing effort to reshape society has at times been described as a “deep state”. Synanon was first and foremost a tool for research into areas of psychology that could not be studied in university settings.<office:annotation-end office:name="__Annotation__257_2669189903"/></text:p>
      <text:p text:style-name="P11"/>
      <text:p text:style-name="P11"><office:annotation office:name="__Annotation__261_2669189903"><dc:creator>Mark Farnsworth</dc:creator><dc:date>2023-02-25T23:34:08</dc:date><text:p><text:span text:style-name="T29">This paragraph re-explains that academic papers published prior to 1979 provide a lot of evidence.</text:span></text:p></office:annotation>The evidence of the true Synanon persists in the form of documents published during the period. The community was described as a bold experiment and the subject of a great deal of published research. <office:annotation-end office:name="__Annotation__261_2669189903"/></text:p>
      <text:p text:style-name="P1"/>
      <text:p text:style-name="P1"><text:soft-page-break/><draw:rect text:anchor-type="as-char" style:rel-width="100%" draw:z-index="14" draw:style-name="gr1" draw:text-style-name="P32" svg:width="0.0012in" svg:height="0.0213in"><text:p/></draw:rect></text:p>
      <text:p text:style-name="P18"><text:span text:style-name="T12">Although none of us have ever directly observed the process of policy development among the leadership of the organization, we are told that new policy matters are settled among the leadership with Dederich generally credited as the most influential participant. The game is used as a consensus building device among the leadership and from their interaction the “official” Synanon position is developed. Policy is then exported to the various facilities and the process of gaining acceptance from the next layer of administration is begun.<text:line-break/><text:line-break/>Richard Ofshe, et al, </text:span><text:a xlink:type="simple" xlink:href="https://journals.sagepub.com/doi/epdf/10.1177/089976407400300307" text:style-name="ListLabel_20_11" text:visited-style-name="ListLabel_20_11"><text:span text:style-name="T9">Social Structure and Social Control in Synanon</text:span></text:a><text:span text:style-name="T12">, Journal of Voluntary Action Research Volume 3, Issue 3-4 Jul 1974</text:span></text:p>
      <text:p text:style-name="P1"><draw:rect text:anchor-type="as-char" style:rel-width="100%" draw:z-index="15" draw:style-name="gr1" draw:text-style-name="P32" svg:width="0.0012in" svg:height="0.0213in"><text:p/></draw:rect></text:p>
      <text:p text:style-name="P12"/>
      <text:p text:style-name="P11"><office:annotation office:name="__Annotation__278_2669189903"><dc:creator>Mark Farnsworth</dc:creator><dc:date>2023-02-25T23:34:58</dc:date><text:p><text:span text:style-name="T29">This paragraph explains that academic papers refute the idea of Dederich as a singular leader</text:span></text:p></office:annotation>As the proceeding quote and <text:a xlink:type="simple" xlink:href="https://journals.sagepub.com/doi/epdf/10.1177/089976407400300307" text:style-name="ListLabel_20_10" text:visited-style-name="ListLabel_20_10"><text:span text:style-name="T8">the associated published paper</text:span></text:a> clearly show, decision making at Synanon involved a leadership group. Many people acting in the “leadership” were PhDs in Psychology and Sociology such as Dr. Lewis Yablonsky who was the first “research director” and later Steven Simon with a PhD in Psychology from Harvard. The people involved in Synanon understood the importance of controlling the story. Using Dederich and creating the idea that this was a typical cult was a cover up. This was not simply one person’s idea. A lot of money and a radical change in direction occurred after Abraham Maslow got involved. Synanon II and III were part of a grand plan that was not even close to what Charles Dederich had started with Synanon I. Synanon was the work of a powerful group focused on the implementation of a “Humanist Manifesto”. The Synanon of 1978 does not at all look like what a lifetime alcoholic would create; the structure of Synanon especially in the late 1970s reflects the needs of a psychology research project.<office:annotation-end office:name="__Annotation__278_2669189903"/></text:p>
      <text:p text:style-name="P12"/>
      <text:p text:style-name="P11"><office:annotation office:name="__Annotation__288_2669189903"><dc:creator>Mark Farnsworth</dc:creator><dc:date>2023-02-26T13:44:46</dc:date><text:p><text:span text:style-name="T29">This paragraph expands on the point that Dederich was not an all powerful leader</text:span></text:p></office:annotation>The common narrative that Synanon was a reflection of Charles Dederich is not supported by facts. In Steven Simon's own writing in <text:a xlink:type="simple" xlink:href="https://drive.google.com/file/d/1IFoewEk-Na-9893ZT_M21-Q59w1Y3jrJ/view" text:style-name="ListLabel_20_10" text:visited-style-name="ListLabel_20_10"><text:span text:style-name="T8">TOWARD BUILDING A HUMANISTIC ORGANIZATION</text:span></text:a>, he describes radical changes from Synanon I to create Synanon II. If you seek to understand Synanon you MUST read Steven Simon’s paper! His paper was published in the summer of 1978. In this same period, Chuck is officially retired. A May 1971 article by Yablonsky describes Synanon as run by a group of ex-addicts and involved citizens. Dr. Simon described a “second generation leadership” and the use of advanced psychology methods as something that occurred in 1968 as Dederich’s role was reduced. Dederich was paid a retirement bonus and a group led by Steven Simon was setting the direction. The most advanced and dangerous psychological methods seem consistent with the goals of psychologists. When the rattlesnake attack came a few months after the paper was published, Mr. Simon’s effort to destroy evidence did not protect Dederich. My belief is that Chuck’s return to drinking was something planned by those around him who were within the “inner circle”. To a large extent, the destruction of evidence helped shape a convenient<text:a xlink:type="simple" xlink:href="https://docs.google.com/document/u/0/d/1nZZgI-am4EVlCg0f5IhEG2TPP5oLFbvFi9AtA08kQzs/edit" text:style-name="ListLabel_20_10" text:visited-style-name="ListLabel_20_10"><text:span text:style-name="T8"> </text:span></text:a>narrative, putting more blame on Dederich, who was at this point drunk most of the time. I suspect that Dederich was also given LSD along the way. Based on Simon’s papers as well as reports from others a process to shift decision making away from Dederich had started well before 1971. The culture and activities of Synanon was the work of Lewis Yablonsky, Steven Simon, and others. The culture of the organization that existed in 1978 was focused on psychological tools and much different from the organization that had started in 1958.<office:annotation-end office:name="__Annotation__288_2669189903"/><text:line-break/></text:p>
      <text:p text:style-name="P12"><draw:rect text:anchor-type="as-char" style:rel-width="100%" draw:z-index="16" draw:style-name="gr1" draw:text-style-name="P32" svg:width="0.0012in" svg:height="0.0213in"><text:p/></draw:rect></text:p>
      <text:p text:style-name="P18"><text:span text:style-name="T12">Humanity, to survive, requires bold and daring measures. We need to extend the uses of scientific method, not renounce them, to fuse reason with compassion in order to build constructive social and moral values. Confronted by many possible futures, we must decide which to pursue. The ultimate goal should be the fulfillment of the potential for growth in each human personality – not for the favored few, but for all of humankind. Only a shared world and global measures will suffice.<text:line-break/><text:line-break/>Humanist Manifesto II</text:span></text:p>
      <text:p text:style-name="P1"><draw:rect text:anchor-type="as-char" style:rel-width="100%" draw:z-index="17" draw:style-name="gr1" draw:text-style-name="P32" svg:width="0.0012in" svg:height="0.0213in"><text:p/></draw:rect></text:p>
      <text:p text:style-name="P12"/>
      <text:p text:style-name="P11"><office:annotation office:name="__Annotation__305_2669189903"><dc:creator>Mark Farnsworth</dc:creator><dc:date>2023-02-27T01:59:06</dc:date><text:p><text:span text:style-name="T29">This paragraph re-explains who the real villains are.</text:span></text:p></office:annotation>The leaders of the Human potential movement do now see value in a society of free individuals. These particular people view a psychologically engineered society as a better model. For them, only “global measures will suffice”! For the second generation leadership, Synanon II was a chance to build something new that was only tangentially related to the original mission. The CIA was providing funding and hoping to gain an understanding of psychology because in a bureaucratic way they felt such research was necessary and justified for their mission to defend the American way of life. In a perverse twist a small group of Psychologists with an elitist attitude chose to embark on a project to build a planned community that is the antithesis of the American dream.<office:annotation-end office:name="__Annotation__305_2669189903"/></text:p>
      <text:p text:style-name="P12"/>
      <text:p text:style-name="P11"><office:annotation office:name="__Annotation__309_2669189903"><dc:creator>Mark Farnsworth</dc:creator><dc:date>2023-02-27T01:59:32</dc:date><text:p><text:span text:style-name="T29">This re-explains the central premise that Dederich was not the singular leader.</text:span></text:p></office:annotation>The myth of Synanon as a cult created by one person is a smoke screen. What Charles Dederich started was radically changed by the influence of powerful people who would later spin the idea to create a dishonest narrative that would hide the work of a powerful organized Humanist movement and make it look like the work of one man. This was run by people with positions of power in education, government, and media. It was a well coordinated effort to change society.<office:annotation-end office:name="__Annotation__309_2669189903"/></text:p>
      <text:p text:style-name="P12"/>
      <text:p text:style-name="P1"><draw:rect text:anchor-type="as-char" style:rel-width="100%" draw:z-index="18" draw:style-name="gr1" draw:text-style-name="P32" svg:width="0.0012in" svg:height="0.0213in"><text:p/></draw:rect></text:p>
      <text:p text:style-name="P18"><text:span text:style-name="T12">We’ve found that in a group we get more angles of a problem, and that’s very helpful to you. More than that, acting out your relationships in a problem situation with another member of the group who plays the required role helps you really dig into your problem. This method is called psychodrama. I will try to explain the action and its meaning as we go along.<text:line-break/><text:line-break/></text:span><text:a xlink:type="simple" xlink:href="https://journals.sagepub.com/doi/abs/10.1177/001112875900500109" text:style-name="ListLabel_20_11" text:visited-style-name="ListLabel_20_11"><text:span text:style-name="T9">Professor Lewis Yablonsky - 1959</text:span></text:a><text:span text:style-name="T13"> </text:span><text:span text:style-name="T12">- Psychotherapy and Psychodrama...</text:span></text:p>
      <text:p text:style-name="P18"><text:span text:style-name="T12">Published BEFORE he was involved with Synanon</text:span></text:p>
      <text:p text:style-name="P1"><draw:rect text:anchor-type="as-char" style:rel-width="100%" draw:z-index="19" draw:style-name="gr1" draw:text-style-name="P32" svg:width="0.0012in" svg:height="0.0213in"><text:p/></draw:rect></text:p>
      <text:p text:style-name="P12"/>
      <text:p text:style-name="P11"><office:annotation office:name="__Annotation__330_2669189903"><dc:creator>Mark Farnsworth</dc:creator><dc:date>2023-02-27T02:00:24</dc:date><text:p><text:span text:style-name="T29">This explains that Dederich did not invent “The Synanon Game”; it was Yablonsky</text:span></text:p></office:annotation>An important tool for the culture of Synanon was a psychological process called “The Game”. The story we are told is that Charles Dederich “invented” the game and built Synanon up using ideas that sprung from his imagination. This story is simply not true. Synanon was a culture deeply rooted in topics of interest to psychology researchers. Many participants such as Lewis Yablonsky, Abraham Maslow, and Steven Simon had advanced training in Psychology and/or Sociology. The origin of Synanon can be traced to an MK-ULTRA project that was studying many aspects for manipulating people including LSD. “The Game” grew from research Yablonsky did PRIOR to the creation of Synanon. The effort to credit Dederich with “inventing” the game was <text:s/>simply a way to play to Dederich’s ego. The Synanon Game, school, community structure, and the entire culture of the movement was the product of a clinical psychology research team.<office:annotation-end office:name="__Annotation__330_2669189903"/></text:p>
      <text:p text:style-name="P12"/>
      <text:p text:style-name="P1"><draw:rect text:anchor-type="as-char" style:rel-width="100%" draw:z-index="20" draw:style-name="gr1" draw:text-style-name="P32" svg:width="0.0012in" svg:height="0.0213in"><text:p/></draw:rect></text:p>
      <text:p text:style-name="P18"><text:span text:style-name="T12">From 1961 to 1966, I spent a good part of almost every day at Synanon. Being intimately involved with interesting people, former hardcore criminal/addicts who were in the process of changing their existences from dying to living was an exhilarating experience. I found participating in and studying the process that Chuck and his two major assistants (Bette, Chuck’s wife, and Reid, his number one sidekick) were developing on a day-to-day basis was pure excitement. And within a month or so of my participation, I was accepted into the inner circle of this dynamic and intellectually stimulating group. In short order, I became “research director” and a member of the early board of directors.<text:line-break/><text:line-break/></text:span><text:a xlink:type="simple" xlink:href="https://www.ojp.gov/ncjrs/virtual-library/abstracts/whatever-happened-synanon-birth-anticriminal-therapeutic-community" text:style-name="ListLabel_20_11" text:visited-style-name="ListLabel_20_11"><text:span text:style-name="T9">Professor Lewis Yablonsky - 2002</text:span></text:a></text:p>
      <text:p text:style-name="P1"><text:soft-page-break/><draw:rect text:anchor-type="as-char" style:rel-width="100%" draw:z-index="21" draw:style-name="gr1" draw:text-style-name="P32" svg:width="0.0012in" svg:height="0.0213in"><text:p/></draw:rect></text:p>
      <text:p text:style-name="P12"/>
      <text:p text:style-name="P11"><office:annotation office:name="__Annotation__350_2669189903"><dc:creator>Mark Farnsworth</dc:creator><dc:date>2023-02-27T02:01:19</dc:date><text:p><text:span text:style-name="T29">This paragraph provides background on Yablonsky.</text:span></text:p></office:annotation>Dr. Yablonsky’s published a paper in 1959 describing a group process for <text:a xlink:type="simple" xlink:href="https://journals.sagepub.com/doi/epdf/10.1177/001112875900500109" text:style-name="ListLabel_20_10" text:visited-style-name="ListLabel_20_10"><text:span text:style-name="T8">Psychotherapy and Psychodrama for Drug Addicts</text:span></text:a>; within the body of the paper he describes a “warmup” and “action” phases for a process that is similar to what later becomes “The Synanon Game”. I believe that Lewis Yablonsky was working for the MK-ULTRA program. Project documents from the MK-ULTRA project show that they had an “Associate Professor of Sociology” <text:s/>as one of their project leaders but as with all MK-ULTRA documents the name has been redacted. Yablonsky was an “Associate Professor of Sociology” working at Columbia University at the time this paper was written. The <text:a xlink:type="simple" xlink:href="https://www.nytimes.com/1977/10/09/archives/extent-of-university-work-for-cia-is-hard-to-pin-down-research.html" text:style-name="ListLabel_20_10" text:visited-style-name="ListLabel_20_10"><text:span text:style-name="T8">New York Times has reported</text:span></text:a> that the CIA was working with Columbia University, Harvard, and other universities. Synanon was not a cult of personality with Dederich at the center. Academic papers written prior to 1979 by researchers involved with the Synanon project are not consistent with a narrative that was later manufactured. At least half a dozen PhD level researchers wrote about Synanon. The papers consistently describe a community with a leadership team. This team included Dederich as well as many with backgrounds in clinical psychology. The published work of Steven Simon, Richard Ofshe, Lewis Yablonsky, Abraham Maslow, and others show an expansion of the use of advanced tools of clinical psychology. The official role for Yablonsky was to be a “research director” during the period described as “Synanon I”. The papers by Steven Simon and Richard Ofshe in particular describe the rise of a “Synanon II” without attributing the associated changes to Dederich. The changes described in Simon’s paper are consistent with CIA funded psychological research goals. The famous Synanon Game clearly grew from the work that Lewis Yablonsky did prior to joining the organization. Dr. Lewis Yablonsky was a proponent of open marriage. Aspects of the Synanon culture including controversial actions such as Changing Partners were also not the function of Charles Dederich acting alone. The structure of the Synanon community was defined by people in leadership who had a sophisticated understanding of behavioral sciences.<office:annotation-end office:name="__Annotation__350_2669189903"/></text:p>
      <text:p text:style-name="P12"/>
      <text:p text:style-name="P11"><office:annotation office:name="__Annotation__354_2669189903"><dc:creator>Mark Farnsworth</dc:creator><dc:date>2023-02-27T02:02:34</dc:date><text:p><text:span text:style-name="T29">This is a restatement of the central premise that Psychology pros are the villains.</text:span></text:p></office:annotation>Synanon performed mental gymnastics and somehow connected Thoreau’s views of independence and civil disobedience into a justification for their socialist utopia of obedient followers. Integrating conflicting ideas was described as Doublethink in the book 1984 and Synanon was a textbook implementation. The real structure of Synanon was close to what psychologist BF Skinner described in his book Walden Two. People like Steven Simon clearly understood what they were doing. With so much evidence about Synanon Is the psychological experiment still being performed? Who is involved today and do they even know the part they play in a bigger scheme? What has been the impact on higher education? Are parts of our government involved? Within Synanon, people had developed a value structure putting the interest of groups above that of individuals and suppressing critical thinking. Are the sophisticated psychological tools developed by Maslow, Simon, and others part of a plan to build the domesticated humans needed for a collectivist model that serves the interests of an elite group?<office:annotation-end office:name="__Annotation__354_2669189903"/></text:p>
      <text:p text:style-name="P12"/>
      <text:p text:style-name="P1"><draw:rect text:anchor-type="as-char" style:rel-width="100%" draw:z-index="22" draw:style-name="gr1" draw:text-style-name="P32" svg:width="0.0012in" svg:height="0.0213in"><text:p/></draw:rect></text:p>
      <text:p text:style-name="P18"><text:span text:style-name="T12">Government is best which governs not at all.</text:span></text:p>
      <text:p text:style-name="P23"/>
      <text:p text:style-name="P18"><text:span text:style-name="T12">Henry David Thoreau</text:span></text:p>
      <text:p text:style-name="P1"><draw:rect text:anchor-type="as-char" style:rel-width="100%" draw:z-index="23" draw:style-name="gr1" draw:text-style-name="P32" svg:width="0.0012in" svg:height="0.0213in"><text:p/></draw:rect></text:p>
      <text:p text:style-name="P12"/>
      <text:p text:style-name="P11"><office:annotation office:name="__Annotation__362_2669189903"><dc:creator>Mark Farnsworth</dc:creator><dc:date>2023-02-27T02:03:51</dc:date><text:p><text:span text:style-name="T29">This paragraph explains that socialism is always bad!</text:span></text:p></office:annotation>Within Synanon individuals were able to cast away their responsibility. Some members were uneducated and struggling with addiction; we can understand why they joined. Others were people who read books yet were leftists who still supported Stalin, Pol Pot, Kim Jong Ill, Mao Zedong, Castro, and others. Even after history has seen Hitler’s National German SOCIALIST Workers party and even with the publication of many books providing philosophical exploration into human nature. The fundamentally flawed approach of socialism still holds appeal for people who will always seek to cast away their responsibility and hate freedom. Historically Socialism has failed 100% of the time yet it is still an approach to structuring human society that attacks new crops of followers.<office:annotation-end office:name="__Annotation__362_2669189903"/></text:p>
      <text:p text:style-name="P12"/>
      <text:p text:style-name="P11"><office:annotation office:name="__Annotation__366_2669189903"><dc:creator>Mark Farnsworth</dc:creator><dc:date>2023-02-27T02:04:33</dc:date><text:p><text:span text:style-name="T29">This paragraph explains that strangely even though Synanon was fucked up I “succeeded”!</text:span></text:p></office:annotation>I question the wisdom of raising children at Synanon, but as an experiment, what is the result? My father and mother had five children. Eighty percent of their children became University Professors. Their other child became a reasonably well paid software developer. Was Dederich right? Would other methods produce similar or different results? Am I a success? Could I have been more successful? <text:s/>Could I have been less successful? What are the costs? Was the collateral damage acceptable? At what point was I responsible for myself vs. a product of a system? Yes, I continue to battle with depression, but is that the impact of Synanon, related to my dyslexia, or just simply part of who I am. Plenty of humans have lifelong struggles with depression. It’s honestly hard to be sure what the outcome is for the Synanon approach to childhood. Still, the nuclear family has a good overall track record with thousands of years of use. Success is a concept that is hard to measure; as we have seen with Kate Spade, Anthony Bourdain, and many others,what looks like success can be a failure for the individual.<office:annotation-end office:name="__Annotation__366_2669189903"/></text:p>
      <text:p text:style-name="P12"/>
      <text:p text:style-name="P11"><office:annotation office:name="__Annotation__376_2669189903"><dc:creator>Mark Farnsworth</dc:creator><dc:date>2023-02-27T02:05:05</dc:date><text:p><text:span text:style-name="T29">This paragraph re-visit’s Steven Simon, clinical psychology, and puts focus on the “bite”.</text:span></text:p></office:annotation>The changes in Synanon that <text:a xlink:type="simple" xlink:href="https://drive.google.com/file/d/1IFoewEk-Na-9893ZT_M21-Q59w1Y3jrJ/view" text:style-name="ListLabel_20_10" text:visited-style-name="ListLabel_20_10"><text:span text:style-name="T8">Simon describes as Synanon II</text:span></text:a> created something far different from <text:a xlink:type="simple" xlink:href="https://drive.google.com/file/d/1chiYbLF7L8vaTqEBUUtHkAW5p64BpJRT/view?usp=sharing" text:style-name="ListLabel_20_10" text:visited-style-name="ListLabel_20_10"><text:span text:style-name="T8">Synanon I</text:span></text:a>. The influence of Maslow, Yablonsky, and Simon are evident. Dederick is enthusiastic, but is he really setting direction as a huge influx of money and ideas reshape his movement. The Simon paper does not attribute the changes to Dederich acting alone. In his paper he makes reference to first and second generation leadership. The “Game” is radically expanded and the paper describes the start of a Synanon III phase. Simon expresses the need to add some “bite” to the Synanon experience. The rattlesnake attack occurs a few months after Simon’s paper is published. I am thankful that more violence did not occur. Synanon was in legal battles starting in the late 1970s. Many people left Synanon in the aftermath of the rattlesnake attack. Many stayed longer and similar communities formed afterwards in spin-offs.<office:annotation-end office:name="__Annotation__376_2669189903"/></text:p>
      <text:p text:style-name="P12"/>
      <text:p text:style-name="P1"><draw:rect text:anchor-type="as-char" style:rel-width="100%" draw:z-index="24" draw:style-name="gr1" draw:text-style-name="P32" svg:width="0.0012in" svg:height="0.0213in"><text:p/></draw:rect></text:p>
      <text:p text:style-name="P18"><text:span text:style-name="T12">Yet, to keep the Synanon game an invincible sanctuary from reality also has its problems. If the bark of the game is always worse than its bite, the game will soon lose its teeth. Occasionally, the sanctuary norm must be violated if the credibility of the game as a reality-orienting situation is to be maintained.<text:line-break/><text:line-break/>Steven Simon</text:span></text:p>
      <text:p text:style-name="P1"><draw:rect text:anchor-type="as-char" style:rel-width="100%" draw:z-index="25" draw:style-name="gr1" draw:text-style-name="P32" svg:width="0.0012in" svg:height="0.0213in"><text:p/></draw:rect></text:p>
      <text:p text:style-name="P1"/>
      <text:p text:style-name="P11"><office:annotation office:name="__Annotation__386_2669189903"><dc:creator>Mark Farnsworth</dc:creator><dc:date>2023-03-02T14:04:42</dc:date><text:p><text:span text:style-name="T29">This is a bit more about Steven Simon</text:span></text:p></office:annotation>In the previous quotation and other parts of the paper from Steven Simon it is clear that he is the source of the idea that the game must grow into something larger. Steven’s language evokes the image of a “bite”. I feel it is Steven Simon’s words in the growth period he describes that ultimately lead to Paul Morantz getting bitten by the rattlesnake.<office:annotation-end office:name="__Annotation__386_2669189903"/></text:p>
      <text:p text:style-name="P12"/>
      <text:p text:style-name="P11"><text:soft-page-break/><office:annotation office:name="__Annotation__390_2669189903"><dc:creator>Mark Farnsworth</dc:creator><dc:date>2023-02-27T02:08:04</dc:date><text:p><text:span text:style-name="T29">This provides more focus on Steven Simon as a primary villain.</text:span></text:p></office:annotation>Steven Simon was the driving force for the expansion of the Synanon experiment. I believe early phases of Synanon were planned and managed by Abraham Maslow and Yablonsky. It is likely that after the unexpected death of Maslow in 1970 a power vacuum was created within the project. Steven Simon obtained his PhD in 1973. Steven assumes a leadership position as Synanon expands. His own paper showed the “passing of the power” had started prior to 1973 and as such by 1976 we can assume he had a great deal of power within Synanon’s inner circle. He was in the perfect position to lead the project. His 1978 paper clearly shows how radically the project expanded. In the final years of Synanon, the psychological climate of Steven Simon’s experiment created an unsafe culture. I do not believe that Dederich understood what was happening. According to many papers, his role was limited and as such, he was in a position where Steven Simon was able to influence him. The statements Charles Dederich makes, his anger, hatred, and rage came from Dederich’s own troubled mind. By late 1977, Chuck’s understanding of himself and the world was a function of how the team around him had managed the situation. He was isolated and in later stages of the project may have been dosed with LSD in addition to his return to alcoholism. I believe that Dederich expressed the desire for violent actions and his followers took action. I am certain that initially Steven Simon did not want violent actions to occur; my view is that Steven simply pushed the project too hard and then lost control of the experiment. His psychological experiments created a powder keg that ultimately exploded. In the aftermath of the rattlesnake attack Steven Simon protected himself, others, and the MK-ULTRA program.<office:annotation-end office:name="__Annotation__390_2669189903"/></text:p>
      <text:p text:style-name="P12"/>
      <text:p text:style-name="P11"><office:annotation office:name="__Annotation__400_2669189903"><dc:creator>Mark Farnsworth</dc:creator><dc:date>2023-02-27T02:08:37</dc:date><text:p><text:span text:style-name="T29">This explains the end of Synanon and how psych work continues in other ways.</text:span></text:p></office:annotation>Synanon in the USA eventually disbanded in 1991 but the powerful ideas have continued. The American Humanist Association awarded Abraham Maslow “Humanist of the Year” in 1967. The effort to find a better model for society continues. A value structure of collectivism placing the group above the individual is self reinforcing. My family did not leave Synanon until the option to stay no longer existed. My father decided he would not be willing to make false statements in a court of law. He described his role in testimony that helped bring down Synanon. Even though we left, our family continued to believe in the ideals of Synanon. When my father and mother remarried after leaving the cult they used their Synanon robes. My family in general rejects capitalism and prefers the idea of collectivism to individualism. In recent decades the idea of putting the community first and building a collectivist utopia has been gaining strength in our society. We see calls for limiting free speech where approved “fact checkers” acting as the “thought police” described in the book 1984 manage our online discussions. I see parallels between Synanon and general society. People who are conditioned to avoid critical thinking do not realize that they have lost the ability to think critically.<office:annotation-end office:name="__Annotation__400_2669189903"/></text:p>
      <text:p text:style-name="P12"/>
      <text:p text:style-name="P11"><office:annotation office:name="__Annotation__408_2669189903"><dc:creator>Mark Farnsworth</dc:creator><dc:date>2023-03-02T14:49:17</dc:date><text:p><text:span text:style-name="T29">More overview of Synanon</text:span></text:p></office:annotation>Synanon was the result of people investing in the idea of a Utopian society. Society has struggled between different views. Ronald Reagon, George Bush, myself, and others prefer rugged individualism and family values. Others feel we need collectivism and want to redesign society to be less individualistic. Synanon was merely one large experiment. My primary objection to Synanon is the misuse of government funds and the act of performing psychological experiments with citizens and without any informed consent. Synanon had attempted at least two murders. The lawyer Paul Morantz was attacked with a rattlesnake. According to Mr. Morantz more than 88 people were attacked by Synanon. The group had the potential to produce much more violence. An innocent rattlesnake was also traumatized and killed. My family remained in Synanon until 1980 as “true believers”. The people who managed the Synanon project succeeded in hiding their actions from those of us who were subjects of an experiment. Synanon was many things at the same time. Much of Synanon was basic scientific research that closely follows Maslow’s research. Synanon was also a positive program for behavioral change and was indeed doing good work for addiction treatment. In 1972 the US Army sent a team to Synanon for a ten day research study and published a positive report about the potential they saw for addiction treatment and behavior modification. The paper they published is limited to the views Army researchers had about Synanon as a context for deviant behavior related to drug abuse. This study and others show that researchers with psychological training were paid by the military to study Synanon. In addition to showing that the military was involved, this paper is consistent with others showing that Dederich was not a “cult” leader with total power. The 1972 Army paper shows the Synanon system in a positive light. Synanon is described as “The Synanon Foundation is governed by a board of regents under the strong leadership of Mr. Charles Dederich”. The movement is not characterized as a cult.<office:annotation-end office:name="__Annotation__408_2669189903"/></text:p>
      <text:p text:style-name="P12"><text:line-break/><draw:rect text:anchor-type="as-char" style:rel-width="100%" draw:z-index="26" draw:style-name="gr1" draw:text-style-name="P32" svg:width="0.0012in" svg:height="0.0213in"><text:p/></draw:rect></text:p>
      <text:p text:style-name="P18"><text:span text:style-name="T12">Army personnel who are to be involved in the control, management and correction of drug addiction and other deviant behavior could be sent to Synanon for periods of extended training. Synanon has developed a body of experience operating a unit within a Nevada penitentiary and in providing, within its own facilities, extended training for police officers. It has also had experience operating a ward in a Navy hospital. Army military police, social workers, psychologists, psychiatrists and other personnel are likely to profit from such experience at Synanon.<text:line-break/><text:line-break/></text:span><text:a xlink:type="simple" xlink:href="https://www.ojp.gov/ncjrs/virtual-library/abstracts/report-research-visit-synanon-foundation-inc" text:style-name="ListLabel_20_11" text:visited-style-name="ListLabel_20_11"><text:span text:style-name="T9">U.S. Army 1972 research study</text:span></text:a></text:p>
      <text:p text:style-name="P12"><draw:rect text:anchor-type="as-char" style:rel-width="100%" draw:z-index="27" draw:style-name="gr1" draw:text-style-name="P32" svg:width="0.0012in" svg:height="0.0213in"><text:p/></draw:rect></text:p>
      <text:p text:style-name="P12"/>
      <text:p text:style-name="P11"><office:annotation office:name="__Annotation__427_2669189903"><dc:creator>Mark Farnsworth</dc:creator><dc:date>2023-03-02T14:50:04</dc:date><text:p><text:span text:style-name="T29">More overview of MK-ULTRA and psychology</text:span></text:p></office:annotation>The top CIA’s MK-ULTRA project focused on brainwashing, behavioral modification, and other topics of psychology. Researchers involved also worked on non-top secret research. I have two scientific papers on the topic of Synanon children. Dr. Elizabeth Missakian wrote a <text:a xlink:type="simple" xlink:href="https://drive.google.com/file/d/1qk2L-MWOZAJKe4zUEtG14npb-oToFgtV/view" text:style-name="ListLabel_20_10" text:visited-style-name="ListLabel_20_10"><text:span text:style-name="T8">1974 scientific paper</text:span></text:a> about the first five months of her three year study of aggression in children. A <text:a xlink:type="simple" xlink:href="https://drive.google.com/file/d/1NkzekB2WzHwkTNSrqOKrQEO_0Wgnp8kZ/view?usp=sharing" text:style-name="ListLabel_20_10" text:visited-style-name="ListLabel_20_10"><text:span text:style-name="T8">1977 study of intelligence</text:span></text:a> by Dr. Linda Burke. Ph.D. stated that “Significant preliminary evidence showed steady increases in Synanon children's IQs”. My siblings and I were subjects in these experiments. It is easy to see aggression and intelligence as topics the CIA/MK-ULTRA program would be interested in. Other scientific papers were likely never released and may have been intentionally destroyed. The papers from both Steven Simon and Elizabeth Missakian describe the existence of such data and from the legal process we know both of these “researchers” were actively involved in the destruction of evidence.<office:annotation-end office:name="__Annotation__427_2669189903"/></text:p>
      <text:p text:style-name="P12"/>
      <text:p text:style-name="P11"><office:annotation office:name="__Annotation__431_2669189903"><dc:creator>Mark Farnsworth</dc:creator><dc:date>2023-03-02T14:50:26</dc:date><text:p><text:span text:style-name="T29">Synanon model continues today</text:span></text:p></office:annotation>In a sense, Synanon never really ended. Synanon ideas moved onward in programs from groups like Phoenix House, CEDU, Elan School, The Seed, Straight, and others. Human psychology is an interesting topic and as such, experiments continue to be performed. Often children are targeted because so much can be learned by working with children.<office:annotation-end office:name="__Annotation__431_2669189903"/></text:p>
      <text:p text:style-name="P12"/>
      <text:p text:style-name="P11"><office:annotation office:name="__Annotation__435_2669189903"><dc:creator>Mark Farnsworth</dc:creator><dc:date>2023-03-02T14:50:51</dc:date><text:p><text:span text:style-name="T29">Synanon was run by the psychologists and they succeeded with their spin</text:span></text:p></office:annotation>Synanon was run by a group of elites including several with advanced degrees such as Doctorates in Psychology. My mother never observed Charles Dederich interacting with members of the community outside of times when he was surrounded by a group of other elites. She remembers the Synanon speaker system as a continual discussion of groups where many voices were part of all planning discussions. The fact that audio tapes were destroyed makes it possible to spin a story to put Chuck as the dictator of Synanon when really he was just one more manipulated person in what I feel was an extension of the MK-ULTRA program. Charles Dederich felt he was the leader but documents Steven Simon and others wrote describe group leadership. Putting Dederich in the “leadership” position was the ideal structure. When normal people questioned leadership, the example set by a group of PHDs who were “followers” is a great psychological technique. The goal for destroying evidence at Synanon was not to protect Dederich. With less evidence, it became possible to successfully spin the story that is often presented today.<office:annotation-end office:name="__Annotation__435_2669189903"/></text:p>
      <text:p text:style-name="P12"/>
      <text:p text:style-name="P11"><office:annotation office:name="__Annotation__439_2669189903"><dc:creator>Mark Farnsworth</dc:creator><dc:date>2023-03-02T14:51:14</dc:date><text:p><text:span text:style-name="T29">The role my father played</text:span></text:p></office:annotation>My father played a part in the destruction of evidence. At a certain point, he realized that he needed to leave Synanon. Later he was in trials where he testified honestly about his actions. The FBI offered to put our family in witness protection but my father felt Synanon was not nearly as violent as others have claimed. He never seriously considered the offer. My father did not make a plea deal. He did not ask for or get immunity. My dad simply told the truth as he knew it.<office:annotation-end office:name="__Annotation__439_2669189903"/></text:p>
      <text:p text:style-name="P12"/>
      <text:p text:style-name="P1"><draw:rect text:anchor-type="as-char" style:rel-width="100%" draw:z-index="28" draw:style-name="gr1" draw:text-style-name="P32" svg:width="0.0012in" svg:height="0.0213in"><text:p/></draw:rect></text:p>
      <text:p text:style-name="P18"><text:span text:style-name="T12">Farnsworth testified that in October 1978, Garrett and a Synanon resident spent two weeks in a trailer in California listening to and destroying tapes. Other tapes were flown out of the Synanon archives and burned under Simon's direction in November. More tapes were destroyed in December. That month, Bourdette had all of the Synanon tapes and transcripts put under the control of its legal department.</text:span></text:p>
      <text:p text:style-name="P19"/>
      <text:p text:style-name="P18"><text:span text:style-name="T12">Farnsworth was responsible for running the Synanon archives' computer system. In March 1979, immediately after the defendants filed their first set of interrogatories, he was directed by Simon to purge key words and tape numbers from the computerized subject matter index. Farnsworth burned all evidence of deletion, having been told by Simon that the legal department had approved this project.</text:span></text:p>
      <text:p text:style-name="P19"/>
      <text:p text:style-name="P18"><text:span text:style-name="T12">District of Columbia Court of Appeals</text:span></text:p>
      <text:p text:style-name="P29"><text:bookmark text:name="_mu41p58gd8ju"/><draw:rect text:anchor-type="as-char" style:rel-width="100%" draw:z-index="29" draw:style-name="gr1" draw:text-style-name="P32" svg:width="0.0012in" svg:height="0.0213in"><text:p/></draw:rect></text:p>
      <text:p text:style-name="Standard"><text:soft-page-break/></text:p>
      <text:p text:style-name="P11"><office:annotation office:name="__Annotation__451_2669189903"><dc:creator>Mark Farnsworth</dc:creator><dc:date>2023-03-02T14:52:19</dc:date><text:p><text:span text:style-name="T29">What was accomplished with destruction of evidence</text:span></text:p></office:annotation>I believe the evidence destroyed had nothing to do with protecting Charles Dederick. This was an effort to focus the blame on Chuck and hide the extent to which others were involved. People who were making decisions had agendas; if tapes existed they would likely show that Chuck was not the only voice calling for violence. In the aftermath of two attempted murders and many other violent events the excuse of “just following orders” is weak. Charles Dederick was the target of investigations. The effort to destroy evidence would not logically provide any benefit to Mr. Dederick because he was already the focus. Steven Simon’s paper describes how he and others had worked to make radical changes to Synanon using sophisticated methods of clinical psychology. Destroying evidence would protect members of the first and second generation leadership described in multiple accounts where the structure of Synanon was documented prior to the 1978 events. The destruction of evidence made it possible to hide the real story.<office:annotation-end office:name="__Annotation__451_2669189903"/></text:p>
      <text:p text:style-name="P12"/>
      <text:p text:style-name="P11"><office:annotation office:name="__Annotation__455_2669189903"><dc:creator>Mark Farnsworth</dc:creator><dc:date>2023-03-02T14:52:41</dc:date><text:p><text:span text:style-name="T29">Why the spin succeeded</text:span></text:p></office:annotation>You may find it hard to believe that such a distortion of the truth was successful. To understand Synanon and the cover up you must look at it in the context of the time period and motivations of the groups involved. The CIA had a huge motivation to learn about and understand group dynamics, brainwashing, and powerful leaders. I am confident in the story that I have described because it fits the evidence; is consistent with the motivations of the entities, and is within the capabilities of the groups involved. You may feel the description of Synanon as a project started by the government inconsistent with the story of the government prosecuting and ultimately shutting down the cult. To understand the phenomena we need to acknowledge that the CIA impact was performed in the top secret MK ULTRA program. The interests of the CIA were in the research and in this role, only a few well placed individuals had knowledge of what was “really” going on. People with scientific backgrounds working to shape events and manage information. Those involved knew what they were doing was a deeply black operation and kept everyone in the dark including Dederich who was most useful if he thought he was actually the leader. Dr. Lewis Yablonsky had a science background as well as a military background. <text:s/>He described himself as the “research director” for Synanon. Steven Simon later describes “first generation leadership”. Dr. Steven Simon obtained his Harvard PhD in Psychology while Harvard was part of the MK ULTRA program. Dr. Steven Simon was perfectly positioned to control Synanon as part of what he describes as “second generation leadership”. Without a doubt these people had the training needed to understand the social and psychological issues that were in play at Synanon. Individuals with the skills, motive, and the capabilities needed were placed in the proper positions within the organization.<office:annotation-end office:name="__Annotation__455_2669189903"/></text:p>
      <text:p text:style-name="P1"/>
      <text:p text:style-name="P11">I find a lot of overlap between my understanding of Synanon and my understanding of politics. So much about life comes down to responsibility. Accepting responsibility is a prerequisite for freedom. Understanding responsibility is the core of managing yourself when you face challenges in life. This is a truth that Ronald Reagan and George Bush tried to share with America. Their speeches, actions, and work to constrain our government has impacted my life. My life has also been impacted by experiences within my family before, during, and after we joined Synanon. For me <text:s/>Synanon requires that I understand who was responsible. The generally accepted view is everything was a product of one man named Charles Dederich. I have difficulty with that explanation because so many people were involved. It seems to me that while Charles Dederich clearly was a psycho he did not act alone and was not the only force behind what Synanon grew into. I don’t feel that Charles Dederich is innocent. He made his choices but who was around him acting as the echo chamber? Should others have seen the problems develop? Should people who had psychology training and were within Synanon in positions of power interceded? <text:s/>Were some within Synanon actively involved and intentionally working to manipulate Synanon and Charles Dederich?</text:p>
      <text:p text:style-name="P1"/>
      <text:p text:style-name="P11">George H.W. Bush became the director of the CIA in 1973 following Richard M. Helms. The CIA of Richard M. Helms ran a number of projects within the USA including many where Americans were manipulated to further research of psychiatry and psychology. The CIA under Mr. Helms gave LSD to unsuspecting American citizens and performed psychological experiments in the <text:a xlink:type="simple" xlink:href="https://drive.google.com/file/d/1d5Rr3M0Fkq0VkEWIxoUpMMfyYyTSLK_9/view?usp=sharing" text:style-name="ListLabel_20_10" text:visited-style-name="ListLabel_20_10"><text:span text:style-name="T8">MK-ULTRA</text:span></text:a> project. George H.W. Bush refocused the CIA towards protecting America and away from the type of research that was performed at Synanon.</text:p>
      <text:p text:style-name="P12"/>
      <text:p text:style-name="P29"><text:bookmark text:name="_sks4nl4gdf7y"/><draw:rect text:anchor-type="as-char" style:rel-width="100%" draw:z-index="30" draw:style-name="gr1" draw:text-style-name="P32" svg:width="0.0012in" svg:height="0.0213in"><text:p/></draw:rect></text:p>
      <text:p text:style-name="P18"><text:span text:style-name="T12">How do you tell a Communist? Well, it's someone who reads Marx and Lenin. And how do you tell an anti-Communist? It's someone who understands Marx and Lenin.</text:span></text:p>
      <text:p text:style-name="P19"/>
      <text:p text:style-name="P18"><text:span text:style-name="T12">Ronald Reagan</text:span></text:p>
      <text:p text:style-name="P29"><text:bookmark text:name="_tjqmxmz7syvd"/><draw:rect text:anchor-type="as-char" style:rel-width="100%" draw:z-index="31" draw:style-name="gr1" draw:text-style-name="P32" svg:width="0.0012in" svg:height="0.0213in"><text:p/></draw:rect></text:p>
      <text:p text:style-name="Standard"/>
      <text:p text:style-name="P11">Sometimes we inherit a mess created by someone else. The mess is in our way, and thus, we become the one responsible for cleaning it up. My psychology is a mess; understanding my dyslexia and my childhood is useful as I take responsibility for moving forward. I can choose to succeed or choose to fail and it is me who lives with the consequences of choices that I make. Looking at the past helps me to better understand my life so I can move forward. We have a responsibility to work to protect ourselves and others from powerful forces that are seeking to implement culture change for socialism and communism. Outside of marketing, “socialism” and “communism” are exactly the same thing! We should be concerned about how big government programs are operated. Politics impacts our lives.</text:p>
      <text:p text:style-name="P12"/>
      <text:p text:style-name="P29"><text:bookmark text:name="_imjkek7fhd4e"/><draw:rect text:anchor-type="as-char" style:rel-width="100%" draw:z-index="32" draw:style-name="gr1" draw:text-style-name="P32" svg:width="0.0012in" svg:height="0.0213in"><text:p/></draw:rect></text:p>
      <text:p text:style-name="P18"><text:span text:style-name="T12">Communism is the riddle of history solved, and it knows itself to be this solution.</text:span></text:p>
      <text:p text:style-name="P19"/>
      <text:p text:style-name="P18"><text:span text:style-name="T12">Karl Marx</text:span></text:p>
      <text:p text:style-name="P29"><text:bookmark text:name="_qz63f67vmx1m"/><draw:rect text:anchor-type="as-char" style:rel-width="100%" draw:z-index="33" draw:style-name="gr1" draw:text-style-name="P32" svg:width="0.0012in" svg:height="0.0213in"><text:p/></draw:rect></text:p>
      <text:p text:style-name="Standard"/>
      <text:p text:style-name="P11">BF Skinner was an important professor of psychology at Harvard during the period of time when they awarded Steven Simon a PhD for his work at Synanon.</text:p>
      <text:p text:style-name="P12"><text:soft-page-break/></text:p>
      <text:p text:style-name="P29"><text:bookmark text:name="_8khe1w5zadcs"/><draw:rect text:anchor-type="as-char" style:rel-width="100%" draw:z-index="34" draw:style-name="gr1" draw:text-style-name="P32" svg:width="0.0012in" svg:height="0.0213in"><text:p/></draw:rect></text:p>
      <text:p text:style-name="P18"><text:span text:style-name="T12">The image in some places [of those who believe in human manipulation through depatterning (i.e., "brainwashing") and hypnosis] is of a monster of some kind who wants to pull a string and manipulate people. Nothing could be further from the truth. People are manipulated; I just want them to be manipulated more effectively.</text:span></text:p>
      <text:p text:style-name="P19"/>
      <text:p text:style-name="P18"><text:span text:style-name="T12">B.F. Skinner</text:span></text:p>
      <text:p text:style-name="P29"><text:bookmark text:name="_eexs74chcbd8"/><draw:rect text:anchor-type="as-char" style:rel-width="100%" draw:z-index="35" draw:style-name="gr1" draw:text-style-name="P32" svg:width="0.0012in" svg:height="0.0213in"><text:p/></draw:rect></text:p>
      <text:p text:style-name="Standard"/>
      <text:p text:style-name="P11">Synanon was the birthplace for many behavior modification techniques used today. In Simon’s papers, he describes and in a sense advocates for experimentation outside of Synanon. Schools for what has become known as “The Troubled Teen Industry” developed new ways to use behavior modification technology in a phenomena similar to how Velcro was created in the 1950s space program and its use expanded because commercial companies found the technology to be effective. We must insist schools combine ethics in the education of Psychology professionals. We should require appropriate disclosure of the psychological techniques used in various programs. Students and parents that participate in schools should be better informed. The use of behavior modification technology by the private sector should be regulated.</text:p>
      <text:p text:style-name="P11"/>
      <text:p text:style-name="P11">Our government should not provide funding or have a role directing such a movement. All Americans should be upset that our government engaged in top secret research into behavior modification and brainwashing. For the same reason that our country’s founders insisted on a separation of church and state we should stop this! We must hold those responsible for the MK-ULTRA program responsible for the harm the program produced. We should look at the way our current government engages in psychology research and experiments with behavioral and sociological modifications. We should never again allow our government to engage in large scale behavior modification programs. The American public should know the true story of Synanon.</text:p>
      <text:p text:style-name="P1"/>
      <text:p text:style-name="P11">Some people still feel a “culture change” is needed to move America away from traditional family values. Steven Simon has been a leader in this movement for fifty years. He runs a company named <text:a xlink:type="simple" xlink:href="https://www.culturechange.com/our-team/" text:style-name="ListLabel_20_10" text:visited-style-name="ListLabel_20_10"><text:span text:style-name="T8">Culture Change Consultants</text:span></text:a>. An industry has formed where ideas that started at Synanon are injected into our society in ways that are consistent with his Harvard thesis. In Simon’s Harvard thesis he explicitly states a need for study beyond Synanon. We continue to see powerful forces work towards the goal of reshaping America away from the traditional family structure. His company employs over a half dozen consultants. Many of his employees have degrees in Psychology. Steven Simon appears to have never fallen under the spell of any other cult leaders. To believe the alternative narrative of Charles Dederich running everything requires we ignore so much common sense! A belief in the Dederich focused narrative would require us to believe that Harvard’s psychology program had zero understanding of human psychology. We know that Harvard is a place where amazingly smart individuals operate. Steven Simon writes well and his writings combined with a little bit of common sense tell much of the story even in the context of the evidence that was destroyed. The explanation of Synanon that I have presented in this chapter is one that fits the evidence that was not destroyed.</text:p>
      <text:p text:style-name="P1"/>
      <text:p text:style-name="P11">I have discussed many theories of Synanon in this chapter. My analysis has been based on documents written over fifty years ago and in the context of an organization that destroyed any document they felt put them in a bad light. The MK-ULTRA ended over six decades ago in a climate of secrecy with a huge amount of documents destroyed. Some parts of my analysis may be incorrect and as you consider this chapter please attempt to think about the issues of MK-ULTRA, Charles Dederich, Lewis Yablonsky, Elizabeth Missakian, and Steven Simon independently. If I am wrong about MK-ULTRA it does not mean that I am completely wrong about all of the psychology professionals. Is it possible that the role Dederich had has been overstated and the role of clinical psychologists has not been properly considered?</text:p>
      <text:p text:style-name="P1"/>
      <text:p text:style-name="P11">While the cult might sound like the primary source of trauma in my life, it is not really as simple as that. Yes, it was a strange place but plenty of us have unusual childhoods. I got in at least as many fights if not more outside of Synanon vs. the time when I was there. My struggle to find a place and accept myself in the context of my difficulty with written expression and inability to perform well in school was a huge stress in my later childhood. For the most part, I enjoyed my time in Synanon. Aspects of Maslow’s “positive psychology” in the Synanon culture were in fact quite positive and helped me develop into the person who I am today. I still feel it was an experiment but every childhood is to some extent an experiment. The Synanon from 1958 until Maslow’s death 1970 tracks well with the ideas of his ideals of positive psychology. I credit Steven Simon for the negative change at Synanon. When I read his papers, I sense that he is always wanting to push the experiment further, calling for expanding into a round the clock game format and even describing the need for real world implications <text:span text:style-name="T16">(i.e. his comments that I quote about the dog’s bite). </text:span>When I read Steven Simon’s paper I see him as a researcher who knows what he is doing and has decided to increase the scale of the project without any concern for the safety of those involved. The quest a scientist has for knowledge can distort their view of what is right and wrong.</text:p>
      <text:p text:style-name="P1"/>
      <text:p text:style-name="P11">The story of the Psychology researchers involved with Synanon is a fairytale of a successful “spin”. Lewis Yablonsky, Elizabeth Missakian, and Steven Simon have had successful careers. I suspect that after the collapse of Synanon Dr. Missakian and Simon were quite wealthy. Elizabeth Missakian started a law firm. Steven Simon established a psychology consulting company. His company is named Culture Change Consultants and has done work with large companies. He claims the company has “longest track record and broadest inventory available for implementing culture-based strategies”. He is proud to highlight his PhD in Clinical Psychology from Harvard University on his website. Steven describes himself as “The Father of Safety Culture” while never mentioning his work at Synanon. Dr. Simon is a profoundly inappropriate person to claim an understanding of “Safety Culture”. His entire career has been dishonest. He acted in a leadership role for Synanon at the peak of their culture of violence! He was found guilty in a court of law for his actions destroying evidence. It is incredible that he describes himself as “The Father of Safety Culture”! Sometimes, truth is stranger than fiction!</text:p>
      <text:p text:style-name="P1"/>
      <text:p text:style-name="P11">Do we have a result for the Synanon experiment? <text:s/>Did we learn anything? Will our government perform similar experiments in the future on unsuspecting American citizens? Will they get away with it again in the future?</text:p>
      <text:p text:style-name="P1"/>
      <text:p text:style-name="P11">When we look at Maslow’s famous pyramid, the foundational levels are our “physiological needs”. I have plenty of money and look forward to a comfortable retirement and as such comfortable at Maslow’s lowest level. Moving upwards to his second level we must think of safety and once again I feel secure. The third level is where I start to struggle. Friendship has always been difficult for me. I have not yet mastered the third level but hopefully I am close. Maslow’s fourth and fifth levels of the pyramid are “Esteem” and “Self-actualization”. These upper levels are not yet within my reach. It is hard to say how my psychology is influenced by my childhood vs. other years of my life.</text:p>
      <text:p text:style-name="P26"><text:bookmark text:name="_vxumjihek5ux"/></text:p>
      <text:p text:style-name="P28"><text:bookmark text:name="_dcn5zxuh6oew"/>Chapter 2<text:line-break/>About t<text:span text:style-name="T18">h</text:span>e<text:span text:style-name="T18"> Memoir</text:span></text:p>
      <text:p text:style-name="P26"><text:bookmark text:name="_gh9riwvcdnj2"/></text:p>
      <text:p text:style-name="P10"/>
      <text:p text:style-name="P11">I am not a professional writer and not a gifted storyteller. This memoir is my writing with some assistance from others in the form of proofreading and editing. You may encounter areas where the structure of the writing is confusing. While I generally follow normal grammatical rules you will find cases where I break the rules and other cases where my sentences are accidentally formed incorrectly. I insist on placing the closing quotation prior to the period that ends a sentence as occurs in many paragraphs. In other cases, you may find that I shift tense such that one sentence is in past tense while others are in current tense. I think it is important that I write my memoir to preserve it as my truth as much as possible even if the style of writing is occasionally uncomfortable for some readers.</text:p>
      <text:p text:style-name="P1"/>
      <text:p text:style-name="P11">While this is my personal story, I hope it speaks to universal human truths such as the value of individualism, responsibility, and the corrosive impact of collectivism and blind obedience to authority. I started writing an open letter to special education students, parents, and teachers. The writing then took on a life of its own. The story now contains a lot about a place called Synanon where I grew up. I discuss my failed efforts at bicycle racing and my eventual career as a software developer. Everything in my life seems to be at least tangentially related to my struggle with dyslexia. My hope is that the work will help others understand the struggle children, young adults, and even adults face. The story tells about my path through life and that is an ongoing process.</text:p>
      <text:p text:style-name="P11"/>
      <text:p text:style-name="P29"><text:bookmark text:name="_kpw412cqta7h"/><draw:rect text:anchor-type="as-char" style:rel-width="100%" draw:z-index="36" draw:style-name="gr1" draw:text-style-name="P32" svg:width="0.0012in" svg:height="0.0213in"><text:p/></draw:rect></text:p>
      <text:p text:style-name="P18"><text:span text:style-name="T12">We are an experimental society. I don’t know how this is going to come out. I really don’t. If I knew how it was going to come out, I wouldn't do it.</text:span></text:p>
      <text:p text:style-name="P19"/>
      <text:p text:style-name="P18"><text:span text:style-name="T12">Charles Dederich (Synanon’s founder)</text:span></text:p>
      <text:p text:style-name="P29"><text:bookmark text:name="_9y4wlubwknam"/><draw:rect text:anchor-type="as-char" style:rel-width="100%" draw:z-index="37" draw:style-name="gr1" draw:text-style-name="P32" svg:width="0.0012in" svg:height="0.0213in"><text:p/></draw:rect></text:p>
      <text:p text:style-name="P11"/>
      <text:p text:style-name="P11"><text:span text:style-name="T6">I am </text:span>one result of a big experiment. <text:span text:style-name="T6">The relationship </text:span>we have with our <text:span text:style-name="T6">parents and the </text:span>community<text:span text:style-name="T6"> th</text:span>ey come from are<text:span text:style-name="T6"> never simple. Part of becoming an adult is to become an equal human with your parents where you are able to see that they are fellow humans who are like you and not perfect. My mother may not always fit the definition many people have for what a mother should be but she has a pretty good track record. From her five children, she produced four university professors who are successful in their fields. Although I was not a successful student, I have succeeded in my career and feel good about our relationship. I love my mother and she loves me. Part of her love is in the help she has given to me in producing this book.</text:span> <text:span text:style-name="T6">In p</text:span><text:span text:style-name="T3">arenting, </text:span><text:span text:style-name="T6">m</text:span><text:span text:style-name="T3">istakes should be made, children should be damaged and then healed.</text:span><text:span text:style-name="T6"> </text:span><text:span text:style-name="T3">Healing is the process of re-growth.</text:span><text:span text:style-name="T6"> </text:span><text:span text:style-name="T3">Healing does not mean that children are not marked by their trauma.</text:span><text:span text:style-name="T6"> </text:span><text:span text:style-name="T3">The question should be asked; how much damage is ideal?</text:span><text:span text:style-name="T6"> </text:span>The decision my parents made to join a cult may have been a mistake but the experience also shaped who I am today. If we were to perform a statistical analysis of childhood, could we find the proper level of damage? Is this a bit like when a child that does not have enough exposure to germs and dirt tends to develop poor health and a weak immune system?</text:p>
      <text:p text:style-name="P1"/>
      <text:p text:style-name="P29"><text:bookmark text:name="_js711j6m319o"/><draw:rect text:anchor-type="as-char" style:rel-width="100%" draw:z-index="38" draw:style-name="gr1" draw:text-style-name="P32" svg:width="0.0012in" svg:height="0.0213in"><text:p/></draw:rect></text:p>
      <text:p text:style-name="P18"><text:span text:style-name="T12">Modern Psychology has already realized that the measure of our mental health is directly related to our ability to “make sense” of our personal lives. Near death experiencers speak of the great transcendent learnings accrued in the “Life Review”</text:span></text:p>
      <text:p text:style-name="P19"/>
      <text:p text:style-name="P18"><text:span text:style-name="T12">Our human lives are a gift to be apprehended!</text:span></text:p>
      <text:p text:style-name="P18"><text:span text:style-name="T12"><text:line-break/>Pilar Farnsworth (From my mother’s personal writings)</text:span></text:p>
      <text:p text:style-name="P29"><text:bookmark text:name="_jsf7hwi8ufas"/><draw:rect text:anchor-type="as-char" style:rel-width="100%" draw:z-index="39" draw:style-name="gr1" draw:text-style-name="P32" svg:width="0.0012in" svg:height="0.0213in"><text:p/></draw:rect></text:p>
      <text:p text:style-name="P1"/>
      <text:p text:style-name="P11"><text:span text:style-name="T3">Writing and sharing a story is therapeutic.</text:span><text:span text:style-name="T6"> </text:span><text:span text:style-name="T3">Young boys peel back </text:span><text:span text:style-name="T6">their</text:span><text:span text:style-name="T3"> bandaids and show cuts received after falling off bicycles or playing rough.</text:span><text:span text:style-name="T6"> </text:span><text:span text:style-name="T3">Something about exposing our hurt helps the healing process.</text:span><text:span text:style-name="T6"> </text:span><text:span text:style-name="T3">Without the ability to read, it is hard to step outside of one’s self and view the world from the perspective of another.</text:span><text:span text:style-name="T6"> </text:span><text:span text:style-name="T3">Writing about our suffering is therapeutic.</text:span><text:span text:style-name="T6"> </text:span><text:span text:style-name="T3">Children who are not able to read and write grow into teenagers and adults unable to engage in entire categories of communication.</text:span><text:span text:style-name="T6"> </text:span><text:span text:style-name="T3">The written word is the shared memory of our species</text:span><text:span text:style-name="T6">. </text:span><text:span text:style-name="T3">My writing here assembles select events from my life to build a story.</text:span><text:span text:style-name="T6"> </text:span><text:span text:style-name="T3">Often, I wish the events fit a “good” story but real life is hard, unfair, and random.</text:span><text:span text:style-name="T6"> </text:span><text:span text:style-name="T3">I will stick with the truth because nothing else will help us understand the human condition.</text:span></text:p>
      <text:p text:style-name="P2"/>
      <text:p text:style-name="P11"><text:span text:style-name="T3">I </text:span>have difficulty<text:span text:style-name="T3"> reading or writing handwritten content (especially my own)</text:span><text:span text:style-name="T6">. </text:span><text:span text:style-name="T3">Cursive is hard for me to manage.</text:span><text:span text:style-name="T6"> </text:span><text:span text:style-name="T3">I do much better when I have the uniformity of well </text:span>shaped <text:span text:style-name="T3">fonts.</text:span><text:span text:style-name="T6"> </text:span><text:span text:style-name="T3">Performing </text:span>calculations <text:span text:style-name="T3">with simple numbers requires significant effort</text:span><text:span text:style-name="T6">. </text:span><text:span text:style-name="T3">I am able to mentally </text:span>manipulate a few<text:span text:style-name="T3"> memorized values from the multiplication table.</text:span><text:span text:style-name="T6"> </text:span><text:span text:style-name="T3">I must use a calculator for problems like “8 x 9 = ?”</text:span><text:span text:style-name="T6">. </text:span><text:span text:style-name="T3">Even now, thinking about the problem in my head, my brain thinks of it as an algorithm. I find that I count my way from the few spots in the multiplication table where I am comfortable. I tell myself that I know “8 x 10 = 80”</text:span><text:span text:style-name="T6">. </text:span><text:span text:style-name="T3">To obtain the correct answer, I must subtract 9 from 80 counting in my head and may move my fingers (80…73…71)</text:span><text:span text:style-name="T6">. </text:span><text:span text:style-name="T3">As I count in my head, I can get distracted, lose track, and drop something; just now while doing the problem in my head I got the wrong number.</text:span><text:span text:style-name="T6"> </text:span><text:span text:style-name="T3">Sure, if I take my time I can get through the process but it is uncomfortable.</text:span><text:span text:style-name="T6"> </text:span><text:span text:style-name="T3">Thankfully, I always have access to a calculator.</text:span><text:span text:style-name="T6"> </text:span><text:span text:style-name="T3">I am not lazy; I tried hard to learn the “trick” of matrix recall. The correct answer rarely just “pops” into my head as appears to happen for others. Even if the correct answer “pops” into my head I can not trust it</text:span><text:span text:style-name="T6">. </text:span><text:span text:style-name="T3">I have no choice other than to accept that it simply is the way my brain is built</text:span><text:span text:style-name="T6">. </text:span><text:span text:style-name="T3">A similar thing occurs with spelling</text:span><text:span text:style-name="T6">. </text:span><text:span text:style-name="T3">I am intelligent and do not see these low value tasks as a measure of my capability to think well.</text:span></text:p>
      <text:p text:style-name="P3"/>
      <text:p text:style-name="P11"><text:soft-page-break/><text:span text:style-name="T3">In terms of spelling, I have a limited ability to work through words phonetically. After using the spell check software, I often perform a Google search so I can see the word in a sentence to confirm that I have the correct answer. The past tense of “read” is “read”,</text:span><text:span text:style-name="T6"> spelled </text:span><text:span text:style-name="T3">the same but pronounced differently. It is pronounced as “red” and for some reason this </text:span>is difficult for me to accept<text:span text:style-name="T3">. I must fight the desire to add extra capitalisation, parentheses, dashes, commas, semi-colons, etc. I struggle </text:span>when<text:span text:style-name="T3"> grammar does not fit logical patterns. For example, </text:span>with <text:span text:style-name="T3">quotations at the end of a sentence; the period goes within the closing quote; yet in my view, the sentence starts before the opening quote, and the closing of the quote is relative to when it was opened, rather than tied to the sentence as a whole. I have trouble with the confusing rules in the English language.</text:span><text:span text:style-name="T6"> In some cases, I simply decide not to follow rules that I disagree with. </text:span>I seek out patterns in the written word. <text:span text:style-name="T6">While this trait was quite frustrating as a child, I find </text:span>it to be useful in<text:span text:style-name="T6"> my career as a software developer.</text:span></text:p>
      <text:p text:style-name="P3"/>
      <text:p text:style-name="P11">P<text:span text:style-name="T3">rovided I perform the required editing cycles, I am able to write well even </text:span>with the confusion of the written format of the English language<text:span text:style-name="T3">.</text:span><text:span text:style-name="T6"> </text:span><text:span text:style-name="T3">My mind works in a non-linear fashion and often I need to revisit content.</text:span><text:span text:style-name="T6"> </text:span><text:span text:style-name="T3">I am able to tap into an intensity where my brain works and then reworks the content until it meets my needs.</text:span><text:span text:style-name="T6"> </text:span><text:span text:style-name="T3">In the workplace, people have often complimented me on my writing over the course of my career.</text:span><text:span text:style-name="T6"> </text:span><text:span text:style-name="T3">My relationship with words continues to evolve.</text:span><text:span text:style-name="T6"> </text:span><text:span text:style-name="T3">I like to think of the various ways to structure a sentence and the nuance available in the many words that can be used. I like words but </text:span><text:span text:style-name="T6">often struggle with their </text:span><text:span text:style-name="T3">lexicographic representations.</text:span><text:span text:style-name="T6"> </text:span><text:span text:style-name="T3">I do not find comfort and enjoyment from games like Wordle, Scrabble, or Bananagrams.</text:span><text:span text:style-name="T6"> </text:span><text:span text:style-name="T3">In writing and/or reading I would prefer a form where information was provided independent of the artform of writing.</text:span><text:span text:style-name="T6"> </text:span><text:span text:style-name="T3">Could an entire novel exist where each sentence was merely a list of the main words without</text:span><text:span text:style-name="T6"> </text:span><text:span text:style-name="T3">sentence structur</text:span><text:span text:style-name="T6">e information and a system where readers could arrange those words in ways they prefer.</text:span></text:p>
      <text:p text:style-name="P3"/>
      <text:p text:style-name="P11"><text:span text:style-name="T3">My mind works differently from </text:span><text:span text:style-name="T6">most</text:span><text:span text:style-name="T3"> people.</text:span><text:span text:style-name="T6"> </text:span><text:span text:style-name="T3">I wonder if data should be supplied with better structure.</text:span><text:span text:style-name="T6"> </text:span><text:span text:style-name="T3">Could a work like ​​Moby Dick or The Grapes of Wrath</text:span><text:span text:style-name="T6"> </text:span><text:span text:style-name="T3">exist in a format where the language had a representation that was not subjective</text:span><text:span text:style-name="T6">? </text:span><text:span text:style-name="T3">Could, for example, sentences be data structures and allow the reader to render</text:span><text:span text:style-name="T6"> them</text:span><text:span text:style-name="T3"> as needed?</text:span></text:p>
      <text:p text:style-name="P12"><text:span text:style-name="T3"><text:line-break/></text:span><draw:rect text:anchor-type="as-char" style:rel-width="100%" draw:z-index="40" draw:style-name="gr1" draw:text-style-name="P32" svg:width="0.0012in" svg:height="0.0213in"><text:p/></draw:rect></text:p>
      <text:p text:style-name="P18"><text:span text:style-name="T14">[ [ fox, [brown, quick], jumped: over ], [ dog, lazy ] ]</text:span></text:p>
      <text:p text:style-name="P29"><text:bookmark text:name="_2wkhmekwld43"/><draw:rect text:anchor-type="as-char" style:rel-width="100%" draw:z-index="41" draw:style-name="gr1" draw:text-style-name="P32" svg:width="0.0012in" svg:height="0.0213in"><text:p/></draw:rect></text:p>
      <text:p text:style-name="P1"/>
      <text:p text:style-name="P11"><text:span text:style-name="T3">Could the </text:span><text:a xlink:type="simple" xlink:href="https://en.wikipedia.org/wiki/Lord_of_the_Flies" text:style-name="ListLabel_20_12" text:visited-style-name="ListLabel_20_12"><text:span text:style-name="T10">Lord of the Flies</text:span></text:a><text:span text:style-name="T3"> be implemented as a relational database?</text:span><text:span text:style-name="T6"> </text:span><text:span text:style-name="T3">Would any emotion exist in such a context?</text:span><text:span text:style-name="T6"> </text:span><text:span text:style-name="T3">I know that this is not the world that we live in</text:span><text:span text:style-name="T6">. </text:span><text:span text:style-name="T3">Language has nuances that can’t be expressed in simple data structures; thousands of years of development for the English language in oral and written form can not be replaced with a group of informational nodes and data structures.</text:span><text:span text:style-name="T6"> </text:span><text:span text:style-name="T3">Our language evolved along with us and holds our history.</text:span><text:span text:style-name="T6"> </text:span><text:span text:style-name="T3">We call the animal a “cow” when it is in the field and “beef” when it is on our plate because of death.</text:span><text:span text:style-name="T6"> </text:span><text:span text:style-name="T3">Part of the story is about the people who died in 1066 at the Battle of Hastings.</text:span><text:span text:style-name="T6"> </text:span><text:span text:style-name="T3">The French took control of the castles while the Anglo-Saxon worked in the fields.</text:span><text:span text:style-name="T6"> </text:span><text:span text:style-name="T3">The animal got two names because on the plate</text:span><text:span text:style-name="T6"> </text:span><text:span text:style-name="T3">it is now “beef” from a </text:span><text:span text:style-name="T6">French word. F</text:span><text:span text:style-name="T3">or those who work on farms it is a “cow” </text:span><text:span text:style-name="T6">from an Old English word</text:span><text:span text:style-name="T3">.</text:span><text:span text:style-name="T6"> </text:span><text:span text:style-name="T3">This is an</text:span><text:span text:style-name="T6"> </text:span><text:span text:style-name="T3">oversimplification; we also need psychological distance.</text:span><text:span text:style-name="T6"> </text:span><text:span text:style-name="T3">We want a bit of </text:span>psychological distance<text:span text:style-name="T3"> from </text:span>the fact that we <text:span text:style-name="T3">enjoy consuming the flesh </text:span>of other living creatures<text:span text:style-name="T3">.</text:span><text:span text:style-name="T6"> </text:span>As a<text:span text:style-name="T3"> dyslexic</text:span> the extra complexity in our <text:span text:style-name="T3">language</text:span><text:span text:style-name="T6"> </text:span>is <text:span text:style-name="T3">difficult. There are so many ways to say the same thing. </text:span>The written word is inexact and difficult for me to manage. It took me quite a while to develop an appreciation of how this complex language can and should be used to bring depth to topics.</text:p>
      <text:p text:style-name="P1"/>
      <text:p text:style-name="P11">In context to the topic of reading it may be unexpected that although I am a Dyslexic who loves reading. <text:s/>I am also good at my version of the process. I read much differently from most people such that I read quickly and through the process ingest a huge amount of information. I have had a lifelong love of learning while also having a poor experience in the education system. In my view real learning is something that happens best outside of school setting. Often in conversation with people who hold advanced degrees I see a lack of understanding for topics outside of the narrow focus their degree programs provided and a poor ability to see information in alternative frameworks. Our education institutions often rewards compliance and discourages critical thinking!</text:p>
      <text:p text:style-name="P3"/>
      <text:p text:style-name="P11"><text:span text:style-name="T3">With programming tools, I can interact with software and hardware.</text:span><text:span text:style-name="T6"> </text:span><text:span text:style-name="T3">But what about the wetware?</text:span><text:span text:style-name="T6"> </text:span><text:span text:style-name="T3">What is the best “code” for biological based logic processing units?</text:span><text:span text:style-name="T6"> </text:span><text:span text:style-name="T3">I must use the English language with all its complex and strange rules such as “i” before “e”, double “e”, or the weird double “m” in “programming”.</text:span><text:span text:style-name="T6"> </text:span><text:span text:style-name="T3">English </text:span><text:span text:style-name="T6">in written form is strange but it i</text:span><text:span text:style-name="T3">s </text:span><text:span text:style-name="T6">the l</text:span><text:span text:style-name="T3">anguage wetware components like you </text:span>prefer<text:span text:style-name="T3">!</text:span></text:p>
      <text:p text:style-name="P3"/>
      <text:p text:style-name="P11"><text:span text:style-name="T6">Today, I am comfortable with reading and writing but this was not always the case. I have learned to accept that my struggles with verbatim reading, accurate spelling, and proper grammar does not mean that I am bad with language. Teachers expect children to master certain topics at certain ages. For me, the development of an understanding of various components of written expression came at different ages vs. my peers. </text:span><text:span text:style-name="T3">To say that I struggled in public school is a massive understatement!</text:span><text:span text:style-name="T6"> </text:span><text:span text:style-name="T3">I seem to be intelligent although, at times, I have </text:span>doubts<text:span text:style-name="T3">.</text:span><text:span text:style-name="T6"> </text:span><text:span text:style-name="T3">I hold on to a feeling that I am not “dumb”.</text:span></text:p>
      <text:p text:style-name="P1"/>
      <text:p text:style-name="P11">Even as a child <text:span text:style-name="T3">I could argue well and enjoyed learning.</text:span><text:span text:style-name="T6"> </text:span><text:span text:style-name="T3">I loved spending time with books and could explain subjects in great detail with insight into the topics</text:span><text:span text:style-name="T6">. </text:span><text:span text:style-name="T3">I read about all subjects and was always happy to discuss them with my teachers</text:span><text:span text:style-name="T6">. </text:span><text:span text:style-name="T3">In mathematics, I could understand concepts while,</text:span><text:span text:style-name="T6"> </text:span><text:span text:style-name="T3">at the same time, I was totally unable to handle the mechanics</text:span><text:span text:style-name="T6">. </text:span><text:span text:style-name="T3">I am bad at addition, subtraction, hopeless with multiplication and division</text:span><text:span text:style-name="T6">. </text:span><text:span text:style-name="T3">When I was young</text:span><text:span text:style-name="T6">, </text:span><text:span text:style-name="T3">I struggled with telling time, fractions, and the multiplication table. I am as much a puzzle to myself as I must have been for my teachers.</text:span></text:p>
      <text:p text:style-name="P1"/>
      <text:p text:style-name="P11">The process of thinking amazes me. Even as a young child I have been fascinated with the process of thinking. As I grew up and interacted with the world it became clear that I think much differently from other people. For me thinking is tied together with language. I often wonder if it would be possible to think without words. What is strange is that while my inner dialog uses words they are not processed the same way as our written language. For me the process of developing or expanding on a concept is a bit like a conversation with myself. Anyone who understands conversation knows that when two people discuss a topic a large percentage of conversation is based on body language, facial expressions, the tone of view, and timing between words. I do not describe my internal conversation as “visual thinking” because in my experience it is far more like a conversation with myself with verbal and non-verbal aspects.</text:p>
      <text:p text:style-name="P3"/>
      <text:p text:style-name="P11"><text:span text:style-name="T3">Differences in learning do not exist in a vacuum</text:span><text:span text:style-name="T6">. </text:span><text:span text:style-name="T3">Educators, parents, and fellow students must deal with a complete person</text:span><text:span text:style-name="T6">. </text:span><text:span text:style-name="T3">Often people who are identified as “learning disabled” are also dealing with a number of related and unrelated problems</text:span><text:span text:style-name="T6">. </text:span><text:span text:style-name="T3">Teachers must deal with a lot of factors when working with special education students. The complexity of a life is staggering.</text:span> A huge complexity in my childhood grew from my experience at a place called Synanon.</text:p>
      <text:p text:style-name="P27"><text:bookmark text:name="_egha4tqtcg1j"/></text:p>
      <text:p text:style-name="P28"><text:bookmark text:name="_20ny9scb042r"/>Chapter 3<text:line-break/>Joining <text:span text:style-name="T18">Synanon</text:span></text:p>
      <text:p text:style-name="P26"><text:bookmark text:name="_871gcqu6cloa"/></text:p>
      <text:p text:style-name="P10"><text:span text:style-name="T3">Childbirth was an experience that my mother wanted to experience fully</text:span><text:span text:style-name="T6">. </text:span>I was born at home. My mom<text:span text:style-name="T3"> rejected the idea of hospitals and instead had a midwife come to our home</text:span><text:span text:style-name="T6">. </text:span><text:span text:style-name="T3">Friends and my siblings gathered around for my first </text:span>“<text:span text:style-name="T6">B</text:span><text:span text:style-name="T3">irthday </text:span><text:span text:style-name="T6">P</text:span><text:span text:style-name="T3">arty</text:span>”<text:span text:style-name="T3">. </text:span>We have a Super-8 movie of the event. <text:span text:style-name="T3">The film my parents </text:span><text:span text:style-name="T6">made </text:span><text:span text:style-name="T3">is a bit like a National Geographic documentary where </text:span><text:a xlink:type="simple" xlink:href="https://www.youtube.com/watch?v=YbKtBPPCcto" text:style-name="ListLabel_20_12" text:visited-style-name="ListLabel_20_12"><text:span text:style-name="T10">David Attenborough describes the miracle of birth</text:span></text:a><text:span text:style-name="T3">; In the documentary a wildebeest gives birth as Attenborough says “Some calves are on their feet in just two minutes; while others take a little longer; then they're good to go” while a calf is breaking free from the membranes and fluids of birth.</text:span></text:p>
      <text:p text:style-name="P3"/>
      <text:p text:style-name="P11"><text:span text:style-name="T3">I am a child who loves to climb things</text:span><text:span text:style-name="T6">. </text:span><text:span text:style-name="T3">My mother tells me that as a chi</text:span><text:span text:style-name="T6">ld </text:span><text:span text:style-name="T3">I climbed</text:span><text:span text:style-name="T6"> a</text:span><text:span text:style-name="T3"> </text:span><text:span text:style-name="T6">playground </text:span><text:span text:style-name="T3">slide and fell from the to</text:span><text:span text:style-name="T6">p. </text:span><text:span text:style-name="T3">Doctors told her </text:span>that<text:span text:style-name="T3"> the part of my brain for spelling was affected <text:s/>but I think she invented that memory</text:span><text:span text:style-name="T6">. </text:span><text:span text:style-name="T3">I sometimes touch a part of my skull where I feel a bump and think that it must be associated</text:span><text:span text:style-name="T6">; o</text:span><text:span text:style-name="T3">r the bump may be unrelated</text:span><text:span text:style-name="T6">. </text:span><text:span text:style-name="T3">How smooth should a person’s skull be? My father does not recall the event and remarked that he was first told that I was a slow learner while at Synanon where I failed to develop at the same rate as other children.</text:span></text:p>
      <text:p text:style-name="P3"/>
      <text:p text:style-name="P11">My mother and father got involved with the Synanon games at the Santa Monica house in the late 1960s. My parents joined a tribe within Synanon and played the game. As “squares”, they did not live in the community. My parents were for a period of time <text:s/>regular game players from the “outside world” who belonged to a “tribe” that gathered periodically for synanon events, rather than living at a Synanon house. <text:span text:style-name="T6">W</text:span><text:span text:style-name="T3">hen I was four years old </text:span>our <text:span text:style-name="T6">family </text:span>became full time <text:a xlink:type="simple" xlink:href="https://www.youtube.com/watch?v=THu690d7qJE" text:style-name="ListLabel_20_13" text:visited-style-name="ListLabel_20_13"><text:span text:style-name="T11">Synanon</text:span></text:a> residents<text:span text:style-name="T6">. </text:span><text:span text:style-name="T3">My younger sister was two, my older brother was six, my two older sisters </text:span>were<text:span text:style-name="T3"> seven and nine.</text:span><text:span text:style-name="T6"> </text:span><text:span text:style-name="T3">The community was </text:span>founded<text:span text:style-name="T3"> by a man named Charles Dederich who helped a lot of people struggling with addiction</text:span><text:span text:style-name="T6">. </text:span><text:span text:style-name="T3">The famous psychologist </text:span><text:a xlink:type="simple" xlink:href="http://synanonbeliefs.blogspot.com/2016/04/blog-1-synanon-philosophy-abraham.html" text:style-name="ListLabel_20_12" text:visited-style-name="ListLabel_20_12"><text:span text:style-name="T10">Abraham Maslow</text:span></text:a><text:span text:style-name="T3"> and his </text:span>student<text:span text:style-name="T3"> </text:span><text:a xlink:type="simple" xlink:href="https://journals.sagepub.com/doi/abs/10.1177/002216787801800302" text:style-name="ListLabel_20_12" text:visited-style-name="ListLabel_20_12"><text:span text:style-name="T10">Steven Simon</text:span></text:a><text:span text:style-name="T3"> were instrumental in its growth</text:span><text:span text:style-name="T6">. Several years </text:span>later <text:span text:style-name="T3">Synanon became infamous for attempting to murder a lawyer named Paul Morantz using a rattlesnake placed in his mailbox.</text:span></text:p>
      <text:p text:style-name="P12"><text:span text:style-name="T3"><text:line-break/></text:span><draw:rect text:anchor-type="as-char" style:rel-width="100%" draw:z-index="42" draw:style-name="gr1" draw:text-style-name="P32" svg:width="0.0012in" svg:height="0.0213in"><text:p/></draw:rect><text:span text:style-name="T3"><text:line-break/><text:tab/></text:span><text:span text:style-name="T15">Please let me first and always examine myself</text:span></text:p>
      <text:p text:style-name="P18"><text:span text:style-name="T15">Let me be honest and truthful</text:span></text:p>
      <text:p text:style-name="P18"><text:span text:style-name="T15">Let me seek and assume responsibility</text:span></text:p>
      <text:p text:style-name="P18"><text:span text:style-name="T15">Let me understand rather than be understood</text:span></text:p>
      <text:p text:style-name="P18"><text:span text:style-name="T15">Let me trust and have faith in myself and my fellow man</text:span></text:p>
      <text:p text:style-name="P18"><text:span text:style-name="T15">Let me love rather than be loved</text:span></text:p>
      <text:p text:style-name="P18"><text:span text:style-name="T15">Let me give rather than receive</text:span></text:p>
      <text:p text:style-name="P20"/>
      <text:p text:style-name="P18"><text:span text:style-name="T15">The Synanon Prayer</text:span></text:p>
      <text:p text:style-name="P29"><text:bookmark text:name="_887qdg352502"/><draw:rect text:anchor-type="as-char" style:rel-width="100%" draw:z-index="43" draw:style-name="gr1" draw:text-style-name="P32" svg:width="0.0012in" svg:height="0.0213in"><text:p/></draw:rect></text:p>
      <text:p text:style-name="P1"/>
      <text:p text:style-name="P11"><text:span text:style-name="T6">My m</text:span><text:span text:style-name="T3">other </text:span><text:span text:style-name="T6">and </text:span><text:span text:style-name="T3">father </text:span><text:span text:style-name="T6">joined Synanon in 197</text:span>5 and became full time live in members the following year.<text:span text:style-name="T6"> </text:span><text:span text:style-name="T3">I have </text:span><text:a xlink:type="simple" xlink:href="https://drive.google.com/file/d/1Ng0RavVKOqr2TUFIn9rSHobEN3e9Vbly/view?usp=sharing" text:style-name="ListLabel_20_12" text:visited-style-name="ListLabel_20_12"><text:span text:style-name="T10">145 pages </text:span></text:a><text:a xlink:type="simple" xlink:href="https://drive.google.com/file/d/1Ng0RavVKOqr2TUFIn9rSHobEN3e9Vbly/view?usp=sharing" text:style-name="ListLabel_20_13" text:visited-style-name="ListLabel_20_13"><text:span text:style-name="T11">from</text:span></text:a><text:a xlink:type="simple" xlink:href="https://drive.google.com/file/d/1Ng0RavVKOqr2TUFIn9rSHobEN3e9Vbly/view?usp=sharing" text:style-name="ListLabel_20_12" text:visited-style-name="ListLabel_20_12"><text:span text:style-name="T10"> my m</text:span></text:a><text:a xlink:type="simple" xlink:href="https://drive.google.com/file/d/1Ng0RavVKOqr2TUFIn9rSHobEN3e9Vbly/view?usp=sharing" text:style-name="ListLabel_20_13" text:visited-style-name="ListLabel_20_13"><text:span text:style-name="T11">other’s journal</text:span></text:a><text:span text:style-name="T6"> during</text:span><text:span text:style-name="T3"> her </text:span><text:span text:style-name="T6">time at Synanon</text:span><text:span text:style-name="T3">. </text:span><text:span text:style-name="T6">Her writing</text:span><text:span text:style-name="T3"> is mostly about her Synanon experience.</text:span><text:span text:style-name="T6"> </text:span><text:span text:style-name="T3">She mentions her children only rarely.</text:span><text:span text:style-name="T6"> </text:span><text:span text:style-name="T3">My mother left</text:span><text:span text:style-name="T6"> Synanon </text:span><text:span text:style-name="T3">without her children</text:span><text:span text:style-name="T6">. A</text:span><text:span text:style-name="T3"> few months later </text:span><text:span text:style-name="T6">my father left Synanon with me and my siblings. I was </text:span>four years old when we joined and nine years old when we left.</text:p>
      <text:p text:style-name="P12"/>
      <text:p text:style-name="P29"><text:bookmark text:name="_usccq3qgoau8"/><draw:rect text:anchor-type="as-char" style:rel-width="100%" draw:z-index="44" draw:style-name="gr1" draw:text-style-name="P32" svg:width="0.0012in" svg:height="0.0213in"><text:p/></draw:rect></text:p>
      <text:p text:style-name="P18"><text:span text:style-name="T14">The Sphinx of Truth</text:span></text:p>
      <text:p text:style-name="P18"><text:span text:style-name="T14"><text:s text:c="13"/>monolithic silent strong</text:span></text:p>
      <text:p text:style-name="P18"><text:span text:style-name="T14"><text:s text:c="27"/>confronts America</text:span></text:p>
      <text:p text:style-name="P18"><text:span text:style-name="T14"><text:s text:c="13"/>in the trial of Charles Dederich</text:span></text:p>
      <text:p text:style-name="P18"><text:span text:style-name="T14">who was carried to jail two years ago</text:span></text:p>
      <text:p text:style-name="P18"><text:soft-page-break/><text:span text:style-name="T14"><text:s text:c="13"/>in the stench of an alcoholic stretcher</text:span></text:p>
      <text:p text:style-name="P18"><text:span text:style-name="T14">Chuck, the very man</text:span></text:p>
      <text:p text:style-name="P18"><text:span text:style-name="T14"><text:s text:c="8"/>who was sober twenty years</text:span></text:p>
      <text:p text:style-name="P18"><text:span text:style-name="T14"><text:s text:c="15"/>sobering other</text:span></text:p>
      <text:p text:style-name="P18"><text:span text:style-name="T14">I gladly give the effort of my writings</text:span></text:p>
      <text:p text:style-name="P18"><text:span text:style-name="T14"><text:s text:c="8"/>for the defense of that man</text:span></text:p>
      <text:p text:style-name="P18"><text:span text:style-name="T14"><text:s text:c="15"/>human human human</text:span></text:p>
      <text:p text:style-name="P18"><text:span text:style-name="T14">and for the defense of a dream he helped manifest<text:line-break/></text:span></text:p>
      <text:p text:style-name="P18"><text:span text:style-name="T14"><text:s text:c="19"/>S Y N A N O N</text:span></text:p>
      <text:p text:style-name="P18"><text:span text:style-name="T14"><text:s text:c="15"/>a community <text:s text:c="2"/><text:tab/><text:tab/><text:tab/></text:span></text:p>
      <text:p text:style-name="P21"/>
      <text:p text:style-name="P18"><text:span text:style-name="T14">Pilar Farnsworth (four years after joining Synanon)</text:span></text:p>
      <text:p text:style-name="P29"><text:bookmark text:name="_hdsvwlfpa46t"/><draw:rect text:anchor-type="as-char" style:rel-width="100%" draw:z-index="45" draw:style-name="gr1" draw:text-style-name="P32" svg:width="0.0012in" svg:height="0.0213in"><text:p/></draw:rect></text:p>
      <text:p text:style-name="P22"/>
      <text:p text:style-name="P11"><text:span text:style-name="T3">Synanon </text:span>was founded to be a place for the rehabilitation of addicts<text:span text:style-name="T6">. The goal was </text:span><text:span text:style-name="T3">to help addicts recover using </text:span>various<text:span text:style-name="T3"> therapy structures. </text:span>Eventually the project was changed to focus on something they<text:span text:style-name="T3"> called “The Game”</text:span> and later <text:span text:style-name="T3">extreme versions of </text:span>group attack therapy called “The Trip” and “The Stew”<text:span text:style-name="T6">. </text:span><text:span text:style-name="T3">It was a no drugs society where everyone worked for a common good</text:span><text:span text:style-name="T6">. </text:span><text:span text:style-name="T3">A utopia with the classic socialist ideals</text:span><text:span text:style-name="T6">. </text:span><text:span text:style-name="T3">They saw capitalism as an evil force, hated Reagan, etc. Educated people like my father</text:span><text:span text:style-name="T6"> without drug and alcohol issues </text:span><text:span text:style-name="T3">joined </text:span><text:span text:style-name="T6">the community to flee the uncertainty inherent in a free society</text:span><text:span text:style-name="T3">. </text:span><text:span text:style-name="T6">Members cast away responsibility for themselves and their families </text:span>and joined<text:span text:style-name="T6">.</text:span></text:p>
      <text:p text:style-name="P12"/>
      <text:p text:style-name="P29"><text:bookmark text:name="_kioo79erch4r"/><draw:rect text:anchor-type="as-char" style:rel-width="100%" draw:z-index="46" draw:style-name="gr1" draw:text-style-name="P32" svg:width="0.0012in" svg:height="0.0213in"><text:p/></draw:rect></text:p>
      <text:p text:style-name="P18"><text:span text:style-name="T14">My theory of childrearing is that the more quickly you can get a child out from under the shadow of its mother and into a situation in which demands are made of it by its peers and by adults who are not connected to it by bloodlines, the better it is for the child.<text:line-break/><text:line-break/>Charles Dederich</text:span></text:p>
      <text:p text:style-name="P29"><text:bookmark text:name="_hflihqnivg8a"/><draw:rect text:anchor-type="as-char" style:rel-width="100%" draw:z-index="47" draw:style-name="gr1" draw:text-style-name="P32" svg:width="0.0012in" svg:height="0.0213in"><text:p/></draw:rect></text:p>
      <text:p text:style-name="P1"/>
      <text:p text:style-name="P11"><text:span text:style-name="T3">With cult members running the school, children who did not behave and think properly did not fare well</text:span><text:span text:style-name="T6">. </text:span><text:span text:style-name="T3">This was a strange place to be an unusual child. There were two ty</text:span>pes of adults in our world because within Synanon community members were categorized as either “character disorders” or they were “squares”. The majority or of? Synanon residents were “character disorders” who had joined the community because they were seeking help to overcome severe drug addiction problems. The “squares” were people like my parents who joined to engage in the Synanon lifestyle.</text:p>
      <text:p text:style-name="P12"/>
      <text:p text:style-name="P29"><text:bookmark text:name="_7nxzsouggafv"/><draw:rect text:anchor-type="as-char" style:rel-width="100%" draw:z-index="48" draw:style-name="gr1" draw:text-style-name="P32" svg:width="0.0012in" svg:height="0.0213in"><text:p/></draw:rect></text:p>
      <text:p text:style-name="P18"><text:span text:style-name="T14">I am proposing a counter philosophy, a rather old fashioned, common sense approach to things: </text:span></text:p>
      <text:p text:style-name="P21"><text:soft-page-break/></text:p>
      <text:p text:style-name="P18"><text:span text:style-name="T14">“Good boys and good girls get good things -- bad boys and bad girls get bad things”.</text:span></text:p>
      <text:p text:style-name="P21"/>
      <text:p text:style-name="P18"><text:span text:style-name="T14">This idea is the very basis of Synanon. We are a father principle phenomenon which rewards good behavior and punishes bad behavior.</text:span></text:p>
      <text:p text:style-name="P21"/>
      <text:p text:style-name="P18"><text:span text:style-name="T14">Charles Dederich</text:span></text:p>
      <text:p text:style-name="P29"><text:bookmark text:name="_3x7pxek2z5ts"/><draw:rect text:anchor-type="as-char" style:rel-width="100%" draw:z-index="49" draw:style-name="gr1" draw:text-style-name="P32" svg:width="0.0012in" svg:height="0.0213in"><text:p/></draw:rect></text:p>
      <text:p text:style-name="Standard"/>
      <text:p text:style-name="P11"><text:span text:style-name="T3">The “Game” of Synanon was a circle where adults would yell at each other</text:span><text:span text:style-name="T6">. </text:span><text:span text:style-name="T3">Kids also played the “Game” where we would yell at each other</text:span><text:span text:style-name="T6">. </text:span><text:span text:style-name="T3">The “Game” was </text:span><text:span text:style-name="T6">intended for verbal confrontation without </text:span><text:span text:style-name="T3">violence</text:span><text:span text:style-name="T6">. </text:span><text:span text:style-name="T3">The no violence rule </text:span><text:span text:style-name="T6">did not work. </text:span><text:span text:style-name="T3">Outside the game we were supposed to be a love utopia</text:span><text:span text:style-name="T6">. </text:span><text:span text:style-name="T3">We are also supposed to hate certain people</text:span><text:span text:style-name="T6">. </text:span><text:span text:style-name="T3">We </text:span>had<text:span text:style-name="T3"> a group within Synanon called the Imperial Marines</text:span><text:span text:style-name="T6">. </text:span><text:span text:style-name="T3">The </text:span><text:span text:style-name="T6">“</text:span><text:span text:style-name="T3">no violence rule</text:span><text:span text:style-name="T6">”</text:span><text:span text:style-name="T3"> was not an absolute rule. Adults used violence </text:span>in the form of spankings with<text:span text:style-name="T3"> wooden </text:span>p<text:span text:style-name="T3">ing </text:span>p<text:span text:style-name="T3">ong paddles and in other ways as part </text:span>of the educational process<text:span text:style-name="T6">.</text:span> <text:span text:style-name="T3">The famous story of Synanon is using a Rattlesnake in an attempt to kill a lawyer</text:span><text:span text:style-name="T6">. </text:span><text:span text:style-name="T3">A less famous incident was beating Phil Ritter into a week-long coma</text:span><text:span text:style-name="T6">. </text:span><text:span text:style-name="T3">A man named Jack Hurst came home to find his dog hanged to death after speaking out against Synanon</text:span><text:span text:style-name="T6">. </text:span><text:span text:style-name="T3">The “rules” Synanon had about violence like all rules adults have were confusing</text:span><text:span text:style-name="T6"> to children.</text:span></text:p>
      <text:p text:style-name="P31"><text:bookmark text:name="_7l1z7pfzv8fq"/></text:p>
      <text:p text:style-name="P29"><text:bookmark text:name="_vo9x9osdxrqn"/><draw:rect text:anchor-type="as-char" style:rel-width="100%" draw:z-index="50" draw:style-name="gr1" draw:text-style-name="P32" svg:width="0.0012in" svg:height="0.0213in"><text:p/></draw:rect></text:p>
      <text:p text:style-name="P18"><text:span text:style-name="T14">Synanon is a new kind of school which contains an old-fashioned educational posture: we knock a kid on its ass if it doesn't behave properly. I was educated that way in a Jesuit high school. I think it did me a lot of good to have some great big son-of-a-bitch in a black nightgown occasionally put his nose right up to mine and growl "Dederich, do you want to have your teeth rattled?"<text:line-break/><text:line-break/>Charles Dederich</text:span></text:p>
      <text:p text:style-name="P29"><text:bookmark text:name="_kuguy6v3gqg"/><draw:rect text:anchor-type="as-char" style:rel-width="100%" draw:z-index="51" draw:style-name="gr1" draw:text-style-name="P32" svg:width="0.0012in" svg:height="0.0213in"><text:p/></draw:rect></text:p>
      <text:p text:style-name="P1"/>
      <text:p text:style-name="P11"><text:span text:style-name="T3">At Synanon, we lived in dormitories in something between Lord of the Flies and Brave New World</text:span><text:span text:style-name="T6">. </text:span><text:span text:style-name="T3">I was different, confused, picked on, and in fights</text:span><text:span text:style-name="T6">. </text:span><text:span text:style-name="T3">A bedwetter and thumbsucker in a harsh dystopian universe</text:span><text:span text:style-name="T6">. </text:span><text:span text:style-name="T3">It took me far longer than other kids to learn to tie my shoes, tell time, or keep track of my right and left</text:span><text:span text:style-name="T6">. </text:span><text:span text:style-name="T3">I was behind the other children</text:span><text:span text:style-name="T6">. </text:span><text:span text:style-name="T3">Punishment from authority figures as well as other children at Synanon was harsh</text:span><text:span text:style-name="T6">. </text:span><text:span text:style-name="T3">I lived in fear.</text:span></text:p>
      <text:p text:style-name="P11"/>
      <text:p text:style-name="P29"><text:bookmark text:name="_b58jakbcw6y9"/><draw:rect text:anchor-type="as-char" style:rel-width="100%" draw:z-index="52" draw:style-name="gr1" draw:text-style-name="P32" svg:width="0.0012in" svg:height="0.0213in"><text:p/></draw:rect></text:p>
      <text:p text:style-name="P18"><text:span text:style-name="T14">Synanon came into existence because our society is composed of mama's boys and daddy's little girls who have been inundated by attempts to produce nothing but agreeable sensations in them. Character disorders, quite simply, are people who had too strong a dose of "mother love" and were never properly housebroken by fathers.</text:span></text:p>
      <text:p text:style-name="P21"/>
      <text:p text:style-name="P18"><text:span text:style-name="T14">Charles Dederich</text:span></text:p>
      <text:p text:style-name="P29"><text:bookmark text:name="_m579kh95y8tq"/><draw:rect text:anchor-type="as-char" style:rel-width="100%" draw:z-index="53" draw:style-name="gr1" draw:text-style-name="P32" svg:width="0.0012in" svg:height="0.0213in"><text:p/></draw:rect></text:p>
      <text:p text:style-name="P13"/>
      <text:p text:style-name="P11"><text:span text:style-name="T6">Despite the words of Charles Dederich who was a good spokesperson for the Synanon experiment the attempt to change society did not work well. In particular with all the children living in dormitories they did a poor job of “housebreaking”; there were many bedwetters!</text:span></text:p>
      <text:p text:style-name="P2"/>
      <text:p text:style-name="P11"><text:soft-page-break/><text:span text:style-name="T3">My mother Pilar is a magical person</text:span><text:span text:style-name="T6">. </text:span><text:span text:style-name="T3">She is a poet, dreamer, and mystic who lives simultaneously on this planet and many others</text:span><text:span text:style-name="T6">. </text:span><text:span text:style-name="T3">Her world is full of crystals, orbs, yoga, and meditation</text:span><text:span text:style-name="T6">. </text:span><text:span text:style-name="T3">She met my father George while he was in Colombia, South America working for The Peace Corps</text:span><text:span text:style-name="T6">. </text:span><text:span text:style-name="T3">My father and other rich white children like him joined The Peace Corps so they could avoid the Vietnam war</text:span><text:span text:style-name="T6">. </text:span><text:span text:style-name="T3">Pilar was a celebrated poet and </text:span>an attractive<text:span text:style-name="T3"> young woman but was not happy in Colombia</text:span><text:span text:style-name="T6">. </text:span><text:span text:style-name="T3">Her father had been killed in the violence of communist rebels</text:span><text:span text:style-name="T6">. </text:span><text:span text:style-name="T3">The marriage helped her leave. </text:span>My <text:span text:style-name="T3">father knew that being married and having children would help him avoid the war</text:span><text:span text:style-name="T6">. </text:span><text:span text:style-name="T3"><text:s/></text:span>M<text:span text:style-name="T3">y mother is also simply a beautiful woman.</text:span></text:p>
      <text:p text:style-name="P1"/>
      <text:p text:style-name="P11"><text:span text:style-name="T3">Charles Dederich had a difficult childhood marked by alcoholism</text:span><text:span text:style-name="T6">. </text:span><text:span text:style-name="T3">He was four years old when his father died in a car crash and eight years old when his brother died from influenza</text:span><text:span text:style-name="T6">. </text:span><text:span text:style-name="T3">At twelve he became a heavy drinker</text:span><text:span text:style-name="T6">. </text:span><text:span text:style-name="T3">His mother was an accomplished pianist</text:span><text:span text:style-name="T6">. </text:span><text:span text:style-name="T3">As a well spoken white man with a good family he found himself at Notre Dame</text:span><text:span text:style-name="T6">. </text:span><text:span text:style-name="T3">His drinking became too much and he flunked out, went to work, and eventually got married</text:span><text:span text:style-name="T6">. </text:span><text:span text:style-name="T3">He was not quite a functional alcoholic and his first marriage quickly ended in divorce</text:span><text:span text:style-name="T6">. </text:span><text:span text:style-name="T3">He fell ill with meningitis, recovered, and had a second marriage that ended in another divorce</text:span><text:span text:style-name="T6">. </text:span><text:span text:style-name="T3">Joining Alcoholic Anonymous saved his life.</text:span></text:p>
      <text:p text:style-name="P31"><text:bookmark text:name="_ttgkjzzbhfvo"/></text:p>
      <text:p text:style-name="P29"><text:bookmark text:name="_urtpu8lnjqys"/><draw:rect text:anchor-type="as-char" style:rel-width="100%" draw:z-index="54" draw:style-name="gr1" draw:text-style-name="P32" svg:width="0.0012in" svg:height="0.0213in"><text:p/></draw:rect></text:p>
      <text:p text:style-name="P18"><text:span text:style-name="T12">Synanon is a community that has a contract to explore the unknown and take the gamble...whatever it is.</text:span></text:p>
      <text:p text:style-name="P19"/>
      <text:p text:style-name="P18"><text:span text:style-name="T12">Charles Dederich</text:span></text:p>
      <text:p text:style-name="P29"><text:bookmark text:name="_pwmu326y8m4f"/><draw:rect text:anchor-type="as-char" style:rel-width="100%" draw:z-index="55" draw:style-name="gr1" draw:text-style-name="P32" svg:width="0.0012in" svg:height="0.0213in"><text:p/></draw:rect></text:p>
      <text:p text:style-name="P1"/>
      <text:p text:style-name="P11">The path Charles Dederich takes in the initial stages of Synanon is consistent with his life story and I understand his motivations. As expected, Dederich at first employed techniques similar to those of Alcoholic Anonymous which he credited for saving his life. The transition to a community that becomes hyper focused on psychological techniques that are only being created within the same timeframe is not believable. Chuck did not have access to the Internet and was not in a psychology program yet within months of the launch of Synanon his group was using avant-garde techniques and he is regularly meeting with PHDs who openly describe themselves as being part of the community.</text:p>
      <text:p text:style-name="P3"/>
      <text:p text:style-name="P11">Before Synanon Dederich <text:span text:style-name="T3">went to AA meetings daily and found that he was an amazing speake</text:span>r<text:span text:style-name="T6">. </text:span><text:span text:style-name="T3">People instantly felt connected to his </text:span><text:span text:style-name="T6">charismatic</text:span><text:span text:style-name="T3"> personality</text:span><text:span text:style-name="T6">. </text:span>Still, he<text:span text:style-name="T3"> could not manage life well and in 1958 was surviving on a $3</text:span>3<text:span text:style-name="T3"> per week unemployment check and the charity of others</text:span><text:span text:style-name="T6">.</text:span> Adjusted for inflation the unemployment check was worth around $350 dollars. <text:span text:style-name="T3">While taking part in a</text:span> CIA MK-ULTRA funded<text:span text:style-name="T3"> research experiment where he was given LSD, Charles Dederich had a cathartic breakthrough and began to see the world differently</text:span><text:span text:style-name="T6">. </text:span><text:span text:style-name="T3">After the experiment he met regularly with researchers and started to discuss philosophy, psychology, and spirituality</text:span><text:span text:style-name="T6">. </text:span><text:span text:style-name="T3">His meetings became a subgroup called the Tender Loving Care Club</text:span><text:span text:style-name="T6">. He regularly met with </text:span>psychology researchers who <text:span text:style-name="T3">helped </text:span>the group <text:span text:style-name="T3">understand their lives</text:span>. <text:span text:style-name="T3">Some months after working with the research team Charles Dederich officially started Synanon and money started to quickly flow in. </text:span><text:span text:style-name="T6">With only a bit of coaching the CIA was able to use Dederich </text:span>as the front for a <text:span text:style-name="T6">research project they needed</text:span> to conduct <text:s/>outside of the constraints of a university. Dederich was along for the ride and made to think he was the leader through a combination of truth and lies. Ideas that came from the researchers seemed like they were his own. </text:p>
      <text:p text:style-name="P3"/>
      <text:p text:style-name="P11">P<text:span text:style-name="T3">eople on the street showed up asking for help</text:span><text:span text:style-name="T6">. </text:span><text:span text:style-name="T3">Dederich </text:span><text:span text:style-name="T6">moved away from</text:span><text:span text:style-name="T3"> </text:span><text:span text:style-name="T6">A</text:span><text:span text:style-name="T3">lcoholics </text:span><text:span text:style-name="T6">Anonymous and created a </text:span><text:span text:style-name="T3">group </text:span><text:span text:style-name="T6">that focused on</text:span><text:span text:style-name="T3"> addiction</text:span><text:span text:style-name="T6">. The new group went in a different direction and created “The Game” which is what psychologies now call Attack Therapy. </text:span><text:span text:style-name="T3">A member </text:span><text:span text:style-name="T6">of the group </text:span><text:span text:style-name="T3">slurred the word </text:span><text:span text:style-name="T6">“</text:span><text:span text:style-name="T3">symposium” </text:span><text:span text:style-name="T6">with</text:span><text:span text:style-name="T3"> “seminar” </text:span><text:span text:style-name="T6">and “</text:span><text:span text:style-name="T3">Synanon</text:span><text:span text:style-name="T6">” became the new group’s name. </text:span><text:span text:style-name="T3">People called this effort the “Miracle on the Beach”</text:span><text:span text:style-name="T6">. </text:span><text:span text:style-name="T3">Life Magazine did a photo spread;</text:span><text:span text:style-name="T6"> </text:span><text:span text:style-name="T3">Leonard Nimoy became involved</text:span><text:span text:style-name="T6">. </text:span><text:span text:style-name="T3">Columbia Pictures even made an early documentary movie about Synanon</text:span><text:span text:style-name="T6">. </text:span><text:span text:style-name="T3">Powerful people like Abraham Maslow began to use Synanon as a platform for their goals</text:span><text:span text:style-name="T6">. </text:span><text:span text:style-name="T3">The rehabilitation concept started by Charles Dederich would be morphed and changed.</text:span><text:span text:style-name="T6"> </text:span><text:span text:style-name="T3">A lot of money quickly followed. </text:span>P<text:span text:style-name="T3">eople like George Lucus get involved</text:span><text:span text:style-name="T6">. </text:span><text:span text:style-name="T3">Synanon was Maslow’s primary focus and then he died unexpectedly of a heart attack while running at the age of sixty two</text:span><text:span text:style-name="T6">. </text:span><text:span text:style-name="T3">Plans were put in place to create </text:span><text:a xlink:type="simple" xlink:href="https://drive.google.com/file/d/1IFoewEk-Na-9893ZT_M21-Q59w1Y3jrJ/view" text:style-name="ListLabel_20_12" text:visited-style-name="ListLabel_20_12"><text:span text:style-name="T10">Synanon II and Synanon III</text:span></text:a><text:span text:style-name="T6">. The growing movement was successful in helping people improve their lives. The growth in the early years of Synanon was a time where the movement showed promise as a model for society. </text:span><text:span text:style-name="T3">In the view of the psychologists, Synanon needed to go further and in a different direction</text:span><text:span text:style-name="T6">.</text:span> <text:span text:style-name="T6">Synanon</text:span><text:span text:style-name="T3"> was a platform for a grand experiment</text:span><text:span text:style-name="T6"> in </text:span>p<text:span text:style-name="T6">sychology. </text:span>Wi<text:span text:style-name="T6">th funding from the CI</text:span>A it was now possible to research psychology. They were able to avoid the limitations inherent when working with academic institutions.</text:p>
      <text:p text:style-name="P3"/>
      <text:p text:style-name="P11"><text:span text:style-name="T3">Synanon </text:span><text:span text:style-name="T6">became the </text:span><text:span text:style-name="T3">largest landowner in Santa Monica</text:span><text:span text:style-name="T6">. </text:span><text:span text:style-name="T3">The money the group had was </text:span><text:span text:style-name="T6">supposedly </text:span><text:span text:style-name="T3">from a business eff</text:span><text:span text:style-name="T6">ort </text:span><text:span text:style-name="T3">making custom pens</text:span><text:span text:style-name="T6">. T</text:span><text:span text:style-name="T3">he official story is that Synanon </text:span>sold<text:span text:style-name="T3"> custom pens </text:span>while<text:span text:style-name="T3"> other companies did the work of producing and shipping the items</text:span><text:span text:style-name="T6">. </text:span>A <text:span text:style-name="T6">great deal of money arrived. Member</text:span>s that did work did so on a money losing farming operation. <text:span text:style-name="T6">The </text:span>custom pens<text:span text:style-name="T6"> </text:span>money<text:span text:style-name="T6"> magically appeared</text:span> without a business model and without much if any work.</text:p>
      <text:p text:style-name="P3"/>
      <text:p text:style-name="P11"><text:span text:style-name="T3">Synanon operated as a psychological experiment using ideas from Abraham Maslow, BF Skinner, and others</text:span><text:span text:style-name="T6">. </text:span><text:a xlink:type="simple" xlink:href="https://en.wikipedia.org/wiki/Maslow%27s_hierarchy_of_needs" text:style-name="ListLabel_20_12" text:visited-style-name="ListLabel_20_12"><text:span text:style-name="T10">Maslow's hierarchy of needs</text:span></text:a><text:span text:style-name="T3"> and similar concepts were well understood</text:span><text:span text:style-name="T6">. </text:span><text:span text:style-name="T3">In fact, </text:span><text:a xlink:type="simple" xlink:href="https://journals.sagepub.com/doi/10.1177/002216786700700104" text:style-name="ListLabel_20_12" text:visited-style-name="ListLabel_20_12"><text:span text:style-name="T10">Mr. Maslow visited Synanon near its peak</text:span></text:a><text:span text:style-name="T6">. Professor Lewis Yablonsky held the title of “research director” and was a member of the board of directors. </text:span><text:span text:style-name="T3">Steven Simon came from Harvard to study Synanon and then decided to join</text:span><text:span text:style-name="T6">. </text:span><text:span text:style-name="T3">Mr. Simon was a doctor of psychology </text:span>who studied, participated, and shaped the design changes for <text:span text:style-name="T3">“The Game”, </text:span>“The Trip”, <text:span text:style-name="T3">“The Stew”, and the school system</text:span><text:span text:style-name="T6">. Steven Simon wrote </text:span>his <text:a xlink:type="simple" xlink:href="https://drive.google.com/file/d/1eprxomn1aHxwXGVY9XBm-LQS8eROH3pK/view?usp=sharing" text:style-name="ListLabel_20_10" text:visited-style-name="ListLabel_20_10"><text:span text:style-name="T8">Harvard PhD Thesis on the Synanon</text:span></text:a>. Other psychologists were members living within the community. Steven <text:span text:style-name="T6">was</text:span> a leader in the development of <text:a xlink:type="simple" xlink:href="https://drive.google.com/file/d/1IFoewEk-Na-9893ZT_M21-Q59w1Y3jrJ/view" text:style-name="ListLabel_20_12" text:visited-style-name="ListLabel_20_12"><text:span text:style-name="T10">Synanon II and</text:span></text:a><text:a xlink:type="simple" xlink:href="https://drive.google.com/file/d/1IFoewEk-Na-9893ZT_M21-Q59w1Y3jrJ/view" text:style-name="ListLabel_20_10" text:visited-style-name="ListLabel_20_10"><text:span text:style-name="T8"> </text:span></text:a><text:a xlink:type="simple" xlink:href="https://drive.google.com/file/d/1IFoewEk-Na-9893ZT_M21-Q59w1Y3jrJ/view" text:style-name="ListLabel_20_12" text:visited-style-name="ListLabel_20_12"><text:span text:style-name="T10">III</text:span></text:a><text:span text:style-name="T6">. An inner circle </text:span>of leadership existed at <text:span text:style-name="T6">Synanon with </text:span>participation from <text:span text:style-name="T6">Mas</text:span>low<text:span text:style-name="T6">, Yablonsky, Simon, and others who were experts in the science of manipulating people. Dietrich was a good choice for “leader” because he was easy to control and </text:span>also a charismatic speaker<text:span text:style-name="T6">. </text:span>This leadership circle helped bring Alcoholism back into Dederich’s life. Synanon<text:span text:style-name="T6"> was a research environment without any limitations</text:span> and a perfect place to study human psychology.</text:p>
      <text:p text:style-name="P11"/>
      <text:p text:style-name="P29"><text:bookmark text:name="_vg521duskfl0"/><draw:rect text:anchor-type="as-char" style:rel-width="100%" draw:z-index="56" draw:style-name="gr1" draw:text-style-name="P32" svg:width="0.0012in" svg:height="0.0213in"><text:p/></draw:rect></text:p>
      <text:p text:style-name="P18"><text:span text:style-name="T12">Recently, however, the vast majority of the executive management of Synanon has been deliberately passed on to the younger generation. The average age of the executive staff dropped during the period of 1970 to 1972 from nearly fifty years of age to approximately thirty years of age. Within Synanon, this phenomenon, currently termed the “passing on of power” is regarded by many residents as the first step in securing Synanon’s survival in the future.</text:span></text:p>
      <text:p text:style-name="P19"/>
      <text:p text:style-name="P18"><text:span text:style-name="T12">Steven Simon, 1973 Harvard Thesis</text:span></text:p>
      <text:p text:style-name="P29"><text:bookmark text:name="_ta7htv1gjlxs"/><text:soft-page-break/><draw:rect text:anchor-type="as-char" style:rel-width="100%" draw:z-index="57" draw:style-name="gr1" draw:text-style-name="P32" svg:width="0.0012in" svg:height="0.0213in"><text:p/></draw:rect></text:p>
      <text:p text:style-name="Standard"/>
      <text:p text:style-name="P11">Based on well documented accounts that were published prior to the 1978 rattlesnake attack, Synanon decisions sprung from the leadership group. Steven Simon was one of the top decision makers at Synanon. The Synanon culture in 1978 for the most part reflected the work of Yablonski with changes occurring as Steven Simon’s role increased. Dederich officially retired in March 1978 over six years after the “passing of the power” started. <text:span text:style-name="T3">Synanon w</text:span>as hyper focused on Psychological processes. The community <text:span text:style-name="T3">fully controlled all levels of what Maslow defines as the hierarchy of needs</text:span><text:span text:style-name="T6">. </text:span><text:span text:style-name="T3">In a real sense, this is the logical conclusion of </text:span>Collectivism<text:span text:style-name="T6">. </text:span><text:span text:style-name="T3">​​Physiological needs are at the base of Maslow’s pyramid where individuals are focused on air, water, food, sleep, shelter, and other aspects of physical survival</text:span><text:span text:style-name="T6">. </text:span><text:span text:style-name="T3">The next level in Maslow’s needs</text:span><text:span text:style-name="T6"> </text:span><text:span text:style-name="T3">is the idea of ​​safety where individuals consider health and security</text:span><text:span text:style-name="T6">. </text:span><text:span text:style-name="T3">The third level is where we consider interpersonal relations and feelings of love or jealousy</text:span><text:span text:style-name="T6">. </text:span><text:span text:style-name="T3">A fourth level where esteem and the respect of others becomes available</text:span><text:span text:style-name="T6">. </text:span><text:span text:style-name="T3">The higher levels are where we consider our understanding of aesthetics and reach for self-actualization</text:span><text:span text:style-name="T6">. </text:span><text:span text:style-name="T3">The goal at Synanon is to make the community responsible for all levels and leave individuals and nuclear families responsible for nothing! The community develop</text:span>ed<text:span text:style-name="T3"> in phases with Synanon I, II, and III as described in Simon</text:span>’s paper<text:span text:style-name="T6">. </text:span><text:span text:style-name="T3">My time was in the Synanon II phase ending with the start of Synanon III which is described “The Game” as “a medium for mass personal, political, and organizational communications”. </text:span>When society<text:span text:style-name="T3"> </text:span>“manages” all your needs you have lost free choice.<text:line-break/></text:p>
      <text:p text:style-name="P11"><text:span text:style-name="T6">As a cult, Synanon is unusual because it was not religious and did not claim a mandate from God. Eventually Synanon became a religion but that was for the most part a practical decision that would enable it to avoid taxes and regulations. The “masses” of Synanon were those who had joined after battling addiction but slowly overtime non</text:span>-<text:span text:style-name="T6">addicts joined and quickly became more powerful in the organization. Synanon was an experiment for both adults and their children. Synanon viewed individualism and the nuclear family as flawed and was experimenting to create a community first model.</text:span></text:p>
      <text:p text:style-name="P2"/>
      <text:p text:style-name="P11"><text:span text:style-name="T6">Our government like any large entity does not operate smoothly; at times different splinter groups of our government work towards occasional nonsense goals. Especially in the context of the covert programs of the </text:span>MK-ULTRA<text:span text:style-name="T6"> subprojects that took on lives of their own. In the 1970s, the CIA was being reformed and Synanon had a harder time finding “dark money” and government support. The early Synanon transformed into a psychological research project with no safeguards that operated outside of the government. This was </text:span>a disconnected “black site” for research. The project was disconnected, autonomous, and top secret. <text:span text:style-name="T6">People occasionally describe programs such as Synanon as projects of the “Deep State”. With reform in the CIA the programs of </text:span>MK-ULTRA<text:span text:style-name="T6"> did not close down because once set in motion projects like Synanon take on lives of their own. The </text:span>support was reduced, paradoxically the effort to shut down Synanon was law enforcement from the FBI and local jurisdictions. With CIA status as a “black” op the support was limited and no one in the program had envisioned the experiment would become so out of control.</text:p>
      <text:p text:style-name="P2"/>
      <text:p text:style-name="P11"><text:span text:style-name="T6">The community engaged in the business of juvenile corrections. Synanon redefined itself as a “treatment” center and took on government contracts. A militaristic “Punk Squad” was created with a boot camp style approach. Violence was part of the program. Children were hit and punished in other ways. Through the attack therapy of “The Game” male Synanites were berated until they agreed to have vasectomies. A few pregnant women were required to have abortions. About a year after my family joined, Dederich decided that all married couples should change partners and enter what Synanon defined as “love matches”. A neighboring rancher named Alvin Gambonini who helped children who tried to run away was beaten by a Synanon mob. Synanon, which was at the time a tax exempt church, spent thousands of dollars buying guns. They beat an ex-member named Phil Ritter, who was trying to get his child out, nearly to death; he spent over a week in a coma. They attempted to kill Paul Morantz with a rattlesnake. A former member of Synanon, Tom Cardineau was severely beaten. Another former member who had spoken out came home to find his dog had been hung to death. In the late 1970’s Synanon was a cult. My family remained until almost the bitter end.</text:span></text:p>
      <text:p text:style-name="P2"/>
      <text:p text:style-name="P11"><text:span text:style-name="T6">After Synanon disbanded, similar groups were formed and spin off groups still exist. Today, Steven Simon describes himself as “The Father of Safety Culture”. Mr. Simon provides lectures on creating “Psychological Safety” in the workplace. In his lectures, he talks about a “Speak Up Culture”. My father helped him destroy tapes and other evidence at Synanon. His writings while at Synanon and his career history shows that he is a person with leadership skills. His online profile does not mention his time at Synanon and his role in the cover up. The power of shaping a narrative is evident. Mr. Simon was able to have a successful post Synanon career including consulting with </text:span>major companies. He spoke at the<text:span text:style-name="T6"> US Nuclear Regulatory Commission about workplace culture. The post Synanon period shows the effort to position Charles Dedrech as a scapegoat was </text:span>successful<text:span text:style-name="T6">.</text:span></text:p>
      <text:p text:style-name="P2"/>
      <text:p text:style-name="P11"><text:a xlink:type="simple" xlink:href="https://en.wikipedia.org/wiki/Attack_therapy" text:style-name="ListLabel_20_13" text:visited-style-name="ListLabel_20_13"><text:span text:style-name="T11">Social “attack” therapy</text:span></text:a><text:span text:style-name="T6"> was the core of the Synanon experience. Groups would ar</text:span>range in <text:span text:style-name="T6">circles where members would</text:span> b<text:span text:style-name="T6">erate each other in what they called “The Game”. Sessions would last many hours. Researchers at the time and after Synanon have expressed concern that the practice produces negative outcomes in many cases. </text:span><text:span text:style-name="T3">One of my earliest memories is of being part of a </text:span>group discussion <text:span text:style-name="T3">focused on why I could not read, spell, tie my shoes, tell time, or speak properly</text:span><text:span text:style-name="T6">. </text:span><text:span text:style-name="T3">Children formed a circle with me at the center alternating between yelling insults and demanding that I discuss and explain why I was not working to improve myself</text:span><text:span text:style-name="T6">. </text:span><text:span text:style-name="T3">The teacher acted as a moderator to help ensure that all children were provided time to properly insult me</text:span><text:span text:style-name="T6">. </text:span><text:span text:style-name="T3">When students failed to insult me enough the teacher prompted them with suggestions</text:span><text:span text:style-name="T6">. </text:span><text:span text:style-name="T3">When I did not explain myself properly, I was ridiculed for my lisp and failure to enunciate</text:span><text:span text:style-name="T6">. </text:span><text:span text:style-name="T3">It was an organized effort with me at the center</text:span><text:span text:style-name="T6">. </text:span><text:span text:style-name="T3">All topics were discussed such as my bed wetting and how I would break down crying</text:span><text:span text:style-name="T6">. </text:span><text:span text:style-name="T3">It was made clear to me that I had let down the other students and was an embarrassment to the community.</text:span></text:p>
      <text:p text:style-name="P3"/>
      <text:p text:style-name="P11"><text:span text:style-name="T3">I do not fault my parents for taking our family to Synanon</text:span><text:span text:style-name="T6">. </text:span><text:span text:style-name="T3">They decided that their nuclear family was wrong for them and us</text:span><text:span text:style-name="T6">. </text:span><text:span text:style-name="T3">They failed to see that Synanon was structured in ways that could only end poorly</text:span><text:span text:style-name="T6">. </text:span><text:span text:style-name="T3">Like most parents, they wanted success for their children; they failed to understand what they were doing</text:span><text:span text:style-name="T6">. </text:span><text:span text:style-name="T3">My relationship with my biological family is complicated</text:span><text:span text:style-name="T6">. </text:span><text:span text:style-name="T3">We are a loving and supportive family</text:span><text:span text:style-name="T6">. </text:span><text:span text:style-name="T3">When my parents were young with five children wondering how they could meet the demands of raising them, they felt Synanon was the best path for success</text:span><text:span text:style-name="T6">. </text:span><text:span text:style-name="T3">The idea that the community will take care of individuals is seductive</text:span><text:span text:style-name="T6">. </text:span><text:span text:style-name="T3">A common theme in human society is that we as individuals are not as strong as a community</text:span><text:span text:style-name="T6">. </text:span><text:span text:style-name="T3">Synanon was just the village in the extreme</text:span><text:span text:style-name="T6">. </text:span><text:span text:style-name="T3">And, what does “success” mean? <text:s/>Who should measure and define what success is? <text:s/>Is success those who become PhDs and university professors? <text:s/>Is it about dollars earned? <text:s/>How can such a thing as success be defined? </text:span><text:span text:style-name="T6">S</text:span><text:span text:style-name="T3">hould the community define what success is? <text:s/>I accept that my parents did not understand Synanon; O</text:span><text:span text:style-name="T6">r it is possible that our family is successful because of our time in Synanon.</text:span></text:p>
      <text:p text:style-name="P3"/>
      <text:p text:style-name="P11"><text:span text:style-name="T3">What is a “good” childhood? <text:s/>How do enriching experiences impact children and help them develop into “successful” adults</text:span><text:span text:style-name="T6">? </text:span><text:span text:style-name="T3">How should parents provide their children a structure that allows them to transition into adulthood as thinking beings? Should society try experiments to see if there are better ways to raise children? Synanon had negatives but also had positives in my educational experience.</text:span></text:p>
      <text:p text:style-name="P26"><text:bookmark text:name="_jv1lai65yr6i"/></text:p>
      <text:p text:style-name="P28"><text:bookmark text:name="_nsslitvwjnl6"/>Chapter 4<text:line-break/>Leaving Synanon</text:p>
      <text:p text:style-name="P26"><text:bookmark text:name="_b1ljz452q7gy"/></text:p>
      <text:p text:style-name="P10">I have invited my mother to share her story of leaving Synanon in this chapter. My parents met in the Peace Corps. After a short romance they built a life and family together in America. The marriage was how my mother came to America; it was a real romance and they loved each other and us as our family was created. Before joining Synanon my parents together were active in a “Birth Movement” that was focused on childbirth without as much separation from nature. My older brother, myself, and my younger sister were all born at home.</text:p>
      <text:p text:style-name="P1"/>
      <text:p text:style-name="P11">My mother has insisted that I share her “Birth Movement” site in this book because it is something that is important to her and connected with our family story. My father helped my mother create a website dedicated to her “<text:a xlink:type="simple" xlink:href="https://www.farnsworthproductions.com/PilarDeLaLuz/" text:style-name="ListLabel_20_10" text:visited-style-name="ListLabel_20_10"><text:span text:style-name="T8">birth movement</text:span></text:a>”. Their marriage is a complex story with many chapters that go far beyond the scope of this book. It is hard to show the full scope of my parent’s life together in a chapter focused on my mother’s Synanon experience. They were divorced within Synanon, remarried, and re-divorced after Synanon. The divorces were painful for my parents but they do not hold on to any bitterness to each other. We have always had a lot of love in our family.</text:p>
      <text:p text:style-name="P1"/>
      <text:p text:style-name="P11">My mother’s “Birth Movement” site is at the following link.</text:p>
      <text:p text:style-name="P1"><text:a xlink:type="simple" xlink:href="https://www.farnsworthproductions.com/PilarDeLaLuz/" text:style-name="ListLabel_20_10" text:visited-style-name="ListLabel_20_10"><text:span text:style-name="T8">https://www.farnsworthproductions.com/PilarDeLaLuz/</text:span></text:a></text:p>
      <text:p text:style-name="P1"/>
      <text:p text:style-name="P11">The remainder of this chapter is my moms words and as such you will have to endure some transcendental thoughts and at least one poem.<text:line-break/></text:p>
      <text:p text:style-name="P10">I met Mark’s father at age 21, the day I went for a job interview for a position as bilingual secretary to the Peace Corps office opening in my city, Medellin, Colombia. I was an idealistic already published young writer who was supposed to be leaving my country in three months for a Fulbright Scholarship specially crafted for me to study with John Steinbeck at Stanford. I got the job and in less than one month I resigned the amazing scholarship because George Low Farnsworth and I had fallen in love. We were married in Colombia within that year.</text:p>
      <text:p text:style-name="P1"/>
      <text:p text:style-name="P11">At age 22, expecting our first child I came to the United States with a Third World Dream inherited from my father’s soul, from Gandhi’s legacy and from legions and legions of many other great thinkers throughout human history, a dream of Future Communitarian Societies: not Capitalism, nor Communism, but totally new spiritual paradigms of harmony justice and peace: “Thy Kingdom Come” or “As Above so Below” as worded in the transliterations of the prayer Jesus taught. </text:p>
      <text:p text:style-name="P1"/>
      <text:p text:style-name="P11">Instead of prefacing this story with philosophical ideologies, I am going to attempt to fully honor Mark’s generous invitation to honestly elucidate the existential anguish that led me, a decade after, to throw my life and our family into what became a nightmarish utopian distortion.</text:p>
      <text:p text:style-name="P1"/>
      <text:p text:style-name="P11">Reading and whole-heartedly receiving the integrity of my son’s contemplation of his life’s learnings has been profoundly inspiring and therefore deeply transforming for me.</text:p>
      <text:p text:style-name="P1"/>
      <text:p text:style-name="P11">May this whole hearted effort of pondering memories of my leaving Synanon help unblock a long standing writer’s block I have been suffering from. May it also <text:s/>help motivate many others to explore their life’s learnings <text:span text:style-name="T20">through journaling</text:span>. There is great value in reflection. Sincere contemplation and expression/confession of Life’s learnings can relentlessly guide us toward Truth:<text:span text:style-name="T16"> Knowledge is from the intellect, from our human minds, but Sophia, true Divine Wisdom lies hidden in realms of Communion, of Love. </text:span>I am still learning, as long as I live I am still learning.</text:p>
      <text:p text:style-name="P1"/>
      <text:p text:style-name="P11">I am in complete accord with Mark’s elucidation of the forces that produced Synanon’s horrendous distortions. This contemplation of the rise and fall of the Synanon experiment is a contribution to <text:s/>help our present Society <text:s/>straighten <text:s/>its course. </text:p>
      <text:p text:style-name="P1"/>
      <text:p text:style-name="P12">So here goes my story of leaving Synanon.</text:p>
      <text:p text:style-name="P4"/>
      <text:p text:style-name="P1"><text:span text:style-name="T16">“EK Ong Kar Sat Nam Siri WhaHe Guru” </text:span></text:p>
      <text:p text:style-name="P1"><text:span text:style-name="T21">Central mantram (prayer?) of the Sikh’s religion which transliterated means:</text:span><text:span text:style-name="T16"> </text:span></text:p>
      <text:p text:style-name="P1"><text:span text:style-name="T22"><text:line-break/>“There is Only One God and his Name is Truth”</text:span></text:p>
      <text:p text:style-name="P1"/>
      <text:p text:style-name="P11">I am honoring this ancient Mantra <text:s/>because it was the spiritual key that reconnected me to Myself to give me the strength necessary to accomplish the goal of leaving Synanon with extraordinary capacity and amazing clarity.</text:p>
      <text:p text:style-name="P5"/>
      <text:p text:style-name="P1">This is the story:</text:p>
      <text:p text:style-name="P1"/>
      <text:p text:style-name="P11">Close to age forty, during the eightieth decade of last century, after five years inside the distorted Synanon experience, Life threw me back out into the non-utopian Real World of our present modern United States of America, the actual progenitor of the synanon Cult:</text:p>
      <text:p text:style-name="P1"/>
      <text:p text:style-name="P11"><text:soft-page-break/>During the enforced mandatory<text:span text:style-name="T23"> “change of partners”</text:span>, I, as well as <text:s/>hundreds of other fully competent and intelligent adults, signed a legal document that bestowed full custody of our children to Synanon, when only one parent would leave. </text:p>
      <text:p text:style-name="P1"/>
      <text:p text:style-name="P11">By leaving I became “a splitee” with only the right to visit my own children within Synanon premises.</text:p>
      <text:p text:style-name="P1"/>
      <text:p text:style-name="P11">At the two years examination of the Change of Partners policy and basically been judged <text:s/>as a failure I was sent to a Synanon house in upstate New York State to be paired with someone latino, a Puerto Rican born, mystic and esoteric person like I, which the collective wisdom of the now deranged cult thought should make the perfect partner for me. Getting together with him actually never did happen as he was already on his way out. Bless him! I truly do not even remember how I got to that facility from California, as there are wide gaps in my memories of that time. I was probably flown, Synanon had airplanes and landing strips.</text:p>
      <text:p text:style-name="P1"/>
      <text:p text:style-name="P11">This was a Synanon House with <text:s/>perhaps forty to fifty permanent residents, a good property with great aminities like a fabulous swimming pool. Synanon was doing its work there of <text:span text:style-name="T16">rehabilitating</text:span> people, reaching out to the surrounding area. Local residents came to play the game. At the swimming pool I met a Catholic women that used the Synanon house as her recreational club to bring her children to classes at the pool, she became the angel that later helped me purchase a bus ticket to return to Washington, DC and drove me to a nearby <text:s/>Greyhound station on the appointed day of my premeditated leaving. Bless her courageous and generous soul.</text:p>
      <text:p text:style-name="P1"/>
      <text:p text:style-name="P11">I ended up staying in that facility for only three months due to the strange fact that my Mother came all the way from Colombia to visit me for six weeks. I felt I could not tell my mother I was thinking of leaving Synanon because she would want to take me back to Colombia and I would not ever recover my children. The fact that my mother did not speak English contributed to my amazing ability to keep from her what was happening in my life. She had previously visited Synanon in California. I recall we enjoyed and respected each other during her visit. Three days after her parting I left. I owned a very good ten speed Japanese Fuji bicycle and Synanon said I could not take it with me. I remember how furious I felt in relation to that injustice so on my last day I “stole” my own bicycle and went riding off property to give it to a child of the outside world I had met before during previous rides. I walked a long way back to the Synanon entrance feeling more satisfied, I was already packed. Early next morning my friend came to pick me up. <text:s/>I carried with me a small suitcase of clothing, my writings and my electric typewriting in its heavy case. I felt courageous, full of clarity and confidence. I would appear at the ashram of the Sikhs near Dupont Circle where I had helped several of them have home births. I personally had been a yoga practitioner since age sixteen and used to be deeply involved in kundalini Yoga, the white turban 3HO Happy Healthy Holy People of Yogi Bajan. My plan to appear at the door of the Shiks became magically strenghtened the day the head of the Hari Krishna movement in the USA visited our facility. I was assigned to give him a tour and host him in a Central Round Table of eight at dinner time. During our conversation looking deeply into my eyes he said <text:span text:style-name="T16">“God is more than wind between leaves” </text:span>or “<text:span text:style-name="T16">wind among the willows</text:span>,” something to that effect. These words awoke a spiritual strength inside me. That was the exact moment when I recalled the central mantram of the Sikh religion: “THERE IS ONLY ONE GOD AND HIS NAME IS TRUTH!”<text:span text:style-name="T16"> </text:span>which then established itself permanently inside my mind and soul day and night for weeks, to sustain me through the difficult challenges I was facing. (One of my pressing challenges <text:s/>that moment was an enforced courship assigned to me with a younger ignorant and very kind recovered dope fiend who had lived and worked in menial tasks in Synanon for many years. We were probably the only two single people in the house at the time! </text:p>
      <text:p text:style-name="P1"/>
      <text:p text:style-name="P11">That is how I arrived at the central bus station of Washington DC with not too much more cash than the asigned $100 to splitees on parting plus my suitcase and typewriter, one evening at sunset three days after my mother bordered her plane back to Colombia. By the time I reached Dupont Circle, it was too dark to knock at the Ashram door because the Sikhs retire early, so I decided to take a motel room for the night. A clamoring memory of that evening is the sound of a flute played by a sidewalk musician. He was obviously poor, perhaps homeless, but his notes pierced my soul with the imperishable flame of freedom. I was escaping from an absurd institution in the modern world, in the United States of America, in the land that birthed democracy, where somehow all personal freedoms had been trampled upon.</text:p>
      <text:p text:style-name="P1"><text:line-break/><text:tab/>That first night back in “the outside world” I took a room in a cheap hotel. This was a bad area of DC in the midst of a crime wave. Some women were raped that night on the same floor where I slept. I was alone in a big city but felt spiritually protected. When I left the hotel in the early morning the lobby was in tremendous commotion with police on the scene to investigate the rapes. I walked to the ashram and arrived in the middle of a yoga class. Old Sikh friends received me with great love, offered me a room for rent at the ashram and gave me a job at The Golden Temple restaurant. That first week I walked one day to the nearby catholic cathedral and took confession with a priest from India. This extraordinary human interaction has been practiced in the Catholic religion for many centuries in impersonal respectful and <text:s/>sacramental <text:s/>ways. Modern psychology may wish to explore developing respectful ceremonial practices for varied human needs. We all are to be “brother keepers.” On my walk back to the ashram I bought a small golden cross that I wore for many years, imbuing it with great meaning. I did not become a Catholic again or a sikh, <text:s/>I was totally focussed on what I needed to do, so I started by writing a heart centered letter to my ex-husband in Synanon inviting him to come join me in Washington DC. My ex-husband rejected my <text:s/>proposal of us reuniting the family and explained the Synanon position. He was not open to reconciliation and said that the children were to stay with him at Synanon, and that my visit would always be welcomed.</text:p>
      <text:p text:style-name="P1"/>
      <text:p text:style-name="P11">I needed to recover my children. Soon I earned enough money to be able to book an appointment with a lawyer and chose a prestigious one. However the appointment yielded a disappointing result. The lawyer said a lawsuit like that across different states would be difficult and take forever, not to mention how costly it would also be. So his recommendation was that I needed to go and steal the children and then it would be up to Synanon to try to get them.<text:span text:style-name="T16"> </text:span>I knew that was totally impossible.</text:p>
      <text:p text:style-name="P1"/>
      <text:p text:style-name="P11">Leaving that lawyer’s office on that sunny summer day under a totally blue sky, I crossed deep inside of me an invisible line in consciousness. I experienced a complete leap of faith: I simply knew, with absolute certainty, that human laws were nothing compared to the Cosmic Reality of True Love, that my children would inevitably come back and my husband also, that our family would be reunited, it had been conceived and raised with love. <text:s/>I/we were one with the Divine. <text:s/></text:p>
      <text:p text:style-name="P1"/>
      <text:p text:style-name="P11">With complete certainty, with no emotional drama I happily walked to the National Gallery of Art to visit great renaissance paintings from the great masters, paintings of the anunciation to mother Mary, of angels. Paintings full of spiritual beauty and light, where the heavens are bigger than our Earth. I spent hours there, much of the time in one interior garden writing a second letter to my husband George and letters with little presents to each one of the children.</text:p>
      <text:p text:style-name="P1"/>
      <text:p text:style-name="P11">From the national gallery that same day I walked to the Saint Frances Center, to the office of Father Wendt, the great Episcopal priest that had been connected to our Birth Movement. We had met him at a home birth at the apartment of Lucy and Virgo, two parishioners of his church. Before leaving for California five years before, our Birth Movement had done a great presentation at his big cathedral, the All Souls Church. This special visit to Father Went is a huge landmark in my entire life. After our joyful greetings in which he related how a pediatrician had fainted when in the middle of the mass a screen had been lowered above the altar after the raising of the Host (the Eucarist) to show the film of a home birth while the parents, Lucy and Vigo, sang a song they had written in relation to this <text:s/>sacred birthing. The song was called Black and White because their child was the product of <text:s/>mixed races. He also told me how The Birth Movement had remained active among his congregants. Then I updated him on my story. He lovingly asked me if I believed in miracles. I assured him I did. He walked me to a little room adjacent to his office and in front of an image of the Blessed Mother, blessed me telling me that our family was like Milk that had been turned into powder but would be again made into liquid Milk. He <text:s/>gave me a book concerning little stones passed among people to place in their altars, to help hold miracle intentions <text:s/>through whatever form of worship they used. Father Wendt’s office was on the third floor of a narrow building, holding the book close to my heart I started down the stairs thinking I will go back to the National Gallery of Art to pick up some of the little white pebbles that separated espaces at the peaceful inside garden where I had written the letters to George and the children, but instead, on arriving at the second floor of the zig-zagging stairs, I saw the Thrift Shop door opened, with a counter full of beads of all colors! Those became the magical pebbles <text:s/>I would pass to countless <text:s/>people to hold a miracle intention for my <text:s/>family. <text:s/>Beads are very special!</text:p>
      <text:p text:style-name="P1"/>
      <text:p text:style-name="P11">After leaving Father Went office, there was another place I visited on that same special blessed day of my life, the Metaphysical Yes Book Store where a little book called <text:a xlink:type="simple" xlink:href="https://www.amazon.com/Visioning-Wingsong-Book-Strange-Jim/dp/0960530800" text:style-name="ListLabel_20_10" text:visited-style-name="ListLabel_20_10"><text:span text:style-name="T8">Visioning written by Strange de Jim</text:span></text:a>, jumped into my heart. In its cover it had a spiraling staircase climbing to heaven with beautiful rose and golden light. Patterns and Colors have always spoken to my soul. I bought the book and credit its beautiful simple exercise of manifestation as an essential component of the enormous miracle that brought our family back together within the span of a couple of months.</text:p>
      <text:p text:style-name="P1"/>
      <text:p text:style-name="P11">I continued to write letters to my ex-husband, he now answered speaking for himself. I had given a date, my birth date August 27th, for the miracle of our family becoming reunited. And that is exactly what happened. I will fill in details of George’s arrival with the children to the door at the Ashram, one blessed Sunday morning, after their epic journey across the country in a green station wagon the children named “Kermit the Frog”.</text:p>
      <text:p text:style-name="P1"><text:soft-page-break/></text:p>
      <text:p text:style-name="P11">I loved my job at the Golden Temple restaurant and on the 27th of August there was a beautiful cake made to celebrate my birthday. Employees were gathering in a third floor room, I noticed Regendra the cook was not there yet. I said “I am going to call Regendra,” and started down the stairs. From the second floor looking down to the door to the <text:s/>street I saw someone starting to come up, it was not Regendra: it was my husband George. He had an aura of great tension as in a tremendous hurry. I hurridely pushed him into our office and sat across a desk from him. He explained: “I lied to the community telling them my mother had broken a leg. I took a plane to come to see Kadie, my former boss. I already got a job at the Census Bureau again. I will be getting the kids and coming back. We will not be together” “I am on the way to the airport now…!” he added. I told him to call his sister Martha because she might be <text:s/>able to see him at the Dulles Airport, as she lived in Herndon. I left him calling Marta from the phone of that desk while I rushed to call Regendra for my cake. I do not think George said happy birthday to me that day, but his coming back was the best birthday present I have ever gotten. From that day on I used to walk almost daily to the Thrift shop of the San Francis Center to buy needed pots and pans, dishes, etc, for our future home in the outside world. Half a month or so after, I had already rented a home from Sikh friends in Great Falls, Virginia with even a piano that we ended up giving to uncle Frank, my sister in law Martha’s husband. For people like me who do not have a money line in the palm of our hands, manifesting the physical things we require is not at all difficult in this third dimension. Soon the appointed Sunday Morning arrived when George had the five children lined by age at the door of the ashram. I opened the door to have them upstairs for breakfast in my third floor room. They were head shaven and dressed in awkward ways, we had a good enough visit and afterward it was decided that Mark would stay with me at the Ashram that night. And I need to include this in this book because of something extremely extraordinary that happened the next morning. That night Mark and I went together to work and eat at the Golden temple. I was the last one to close the restaurant that night because my friend Habiba, a muslim women coworker talked to me trembling that night asking if I would stay and do the closing because she did not understand what was happening to her but she was having a strange anxiety attack, she was virtually shaking and crying saying she had to go home right that minute. I let her go. Well, the next morning, at breakfast in the restaurant, her son who was the same age as Mark! sat next to Mark eating and playing together before clients arrived. That child had been taken away from Habiba for a couple of years by an ex-boy friend who was the child’s father. Habiba had been unable to even know where they were, and the previous night when she arrived home trembling, the ex-boyfriend was there to give her the child back. Miracles do happen, they are natural consequences of acts of love. There seemed to have been extra energy, extra love left over for my friend Habiba’s miracle also.</text:p>
      <text:p text:style-name="P1"/>
      <text:p text:style-name="P11">I want to thank the many strangers I shared shiny beads with, in walks, in parks, in buses, among smiles of caring and good wishes. We are all One! Love and good will work.</text:p>
      <text:p text:style-name="P1"/>
      <text:p text:style-name="P1">My son Mark said I might write a poem:</text:p>
      <text:p text:style-name="P1"/>
      <text:p text:style-name="P1"><text:span text:style-name="T24"><text:s text:c="3"/>Life is infallible</text:span></text:p>
      <text:p text:style-name="P6"/>
      <text:p text:style-name="P1"><text:span text:style-name="T16">Through my story please perceive </text:span></text:p>
      <text:p text:style-name="P1"><text:span text:style-name="T16">How malleable life is</text:span></text:p>
      <text:p text:style-name="P4"/>
      <text:p text:style-name="P1"><text:span text:style-name="T16">Through positivity,</text:span></text:p>
      <text:p text:style-name="P1"><text:span text:style-name="T16">Through higher Consciousness </text:span></text:p>
      <text:p text:style-name="P1"><text:span text:style-name="T16">We humans uplift reality</text:span></text:p>
      <text:p text:style-name="P4"/>
      <text:p text:style-name="P1"><text:span text:style-name="T16">All is frequency!</text:span></text:p>
      <text:p text:style-name="P4"/>
      <text:p text:style-name="P1"><text:span text:style-name="T16">Through negativity </text:span></text:p>
      <text:p text:style-name="P1"><text:span text:style-name="T16">we create distortions of suffering.</text:span></text:p>
      <text:p text:style-name="P4"/>
      <text:p text:style-name="P1"><text:span text:style-name="T16">Is your glass half empty</text:span></text:p>
      <text:p text:style-name="P1"><text:span text:style-name="T16">Or half full?</text:span></text:p>
      <text:p text:style-name="P4"/>
      <text:p text:style-name="P1"><text:soft-page-break/><text:span text:style-name="T25">Are you a giver or a taker?</text:span></text:p>
      <text:p text:style-name="P1"><text:span text:style-name="T26">Do you give to others your Power?</text:span></text:p>
      <text:p text:style-name="P4"/>
      <text:p text:style-name="P1"><text:span text:style-name="T16">Align your life To the </text:span><text:span text:style-name="T2">Light</text:span></text:p>
      <text:p text:style-name="P1"><text:span text:style-name="T26">Only Truth will make us free</text:span></text:p>
      <text:p text:style-name="P7"/>
      <text:p text:style-name="P1"><text:span text:style-name="T26">God’s name is Truth!</text:span></text:p>
      <text:p text:style-name="P1"/>
      <text:p text:style-name="P28"><text:bookmark text:name="_4j7uljp9uk9r"/>Chapter 5<text:line-break/><text:span text:style-name="T18">Childhood</text:span></text:p>
      <text:p text:style-name="P26"><text:bookmark text:name="_tjipb73em2xf"/></text:p>
      <text:p text:style-name="P10">My memories of Synanon are those of a young child. Some of these memories are crystal clear while others are a confusing mix of places, people, feelings, events, and emotions. The community of Synanon was strange in a way that even young children knew. We understood that our group experience was special and we were different from the outside people. We knew the outside existed but on the priority scale of a child what happens in the next town is not important. We were children living in the world we knew and for the most part not really paying much attention to surrounding events. My memories do not allow me to explain complex issues in the operation of Synanon. My understanding of topics such as “The Game”, “The Wire”, “Shaved Heads”, “Changing Partners”, and the rattlesnake attack came later through research and conversations with former members. The memories I do have of Synanon are rich in part because the experience was such an abrupt change in my life.</text:p>
      <text:p text:style-name="P12"><text:line-break/><text:tab/>When I was a child at Synanon, children lived in dormitories. We had access to shared spaces and shared toys. The buildings of Synanon were large enough but with a lot of people it was often hard to be physically alone while indoors. Thankfully, Southern California has great weather and as much as possible my childhood was spent outdoors. When I think of Synanon, I often remember time with my friends and the community. I also remember time spent alone and apart from the group. At Synanon I was part of the community but I also remember feeling like an outsider even as a young child who observes others without being part of the group.</text:p>
      <text:p text:style-name="P1"/>
      <text:p text:style-name="P11">Toys at Synanon were shared property but it was possible to hold on to some toys. I remember a toy walkie talkie radio set. Synanon had a communication system called “The Wire” that played an important role in the story of the community. The Synanon communication system was in fact an actual wire strung between poles, running across fields, and connecting buildings together. This wire was an analog technology where the transmission of sound occurred as fluctuating current. Boredom is a great part of childhood and an inspiration for invention. A child’s walkie talkie placed fairly near the wire can pick up the transmission through induction without actually being connected. The wire used for transmission also inadvertently acts as a low power antenna such that a simple child’s placed somewhat near its walkie talkie will convert stray electromagnetic transmissions into sound. I could listen to the meaningless conversations adults had on the wire while daydreaming alone simply by finding a nice place to sit near the physical wire and turning on my radio. I could be alone and also listen to the noises from the strange community where I lived. I was not spying on the game. The game broadcasts were not secret; I simply enjoyed playing with the walkie talkie set while also being alone.</text:p>
      <text:p text:style-name="P1"/>
      <text:p text:style-name="P11"><text:span text:style-name="T3">If you pretend to read</text:span> <text:span text:style-name="T3">it becomes the way you read</text:span><text:span text:style-name="T6">. </text:span><text:span text:style-name="T3">A child looks at the page for an appropriate amount of time</text:span><text:span text:style-name="T6">. </text:span><text:span text:style-name="T3">When asked, he tries to distract and evade</text:span><text:span text:style-name="T6">. </text:span><text:span text:style-name="T3">By memorizing the pictures and eventually the words, I tell a story if forced</text:span><text:span text:style-name="T6">. </text:span><text:span text:style-name="T3">When I find the words in a book, I allow independent parts of my brain to work to assemble stories that might fit</text:span><text:span text:style-name="T6">. </text:span><text:span text:style-name="T3">The made up story needs to be okay when I pretend to read</text:span><text:span text:style-name="T6">. </text:span><text:span text:style-name="T3">Looking back and forth between the book and the adult helps when guessing what they want me to say</text:span><text:span text:style-name="T6">. </text:span><text:span text:style-name="T3">This is a game of high stakes; it is frustrating; I play it poorly</text:span><text:span text:style-name="T6">. </text:span><text:span text:style-name="T3">Some adults allow me to win at the game while </text:span><text:span text:style-name="T6">most</text:span><text:span text:style-name="T3"> do not</text:span><text:span text:style-name="T6">.</text:span></text:p>
      <text:p text:style-name="P3"/>
      <text:p text:style-name="P11"><text:span text:style-name="T3">Finding memorized words is not the same as reading</text:span><text:span text:style-name="T6">. </text:span><text:span text:style-name="T3">The experience is similar to holding a handful of coins</text:span><text:span text:style-name="T6">. </text:span><text:span text:style-name="T3">You are looking for three pennies and two nickels in a sea of quarters and dimes</text:span><text:span text:style-name="T6">. </text:span><text:span text:style-name="T3">The process is an asynchronous scanning effort where you see everything first then allow parts of your brain to independently identify what you have seen</text:span><text:span text:style-name="T6">. </text:span><text:span text:style-name="T3">Reading is the process of ingesting the sentence, paragraph, or page and then hoping words will pop into your head</text:span><text:span text:style-name="T6">. This style</text:span><text:span text:style-name="T3"> ignores phonics and is my default</text:span><text:span text:style-name="T6">. </text:span><text:span text:style-name="T3">The words arrive in a somewhat random order. The style </text:span><text:span text:style-name="T6">of reading that works well for me is one that my teachers for the most part discouraged. I was taught to read words one by one in the order they were written yet find that today this is rarely how I read. I feel there is value in a dyslexic style of reading. </text:span><text:span text:style-name="T3">I imagine that parts of my brain apply heuristic rules to predict which words are important and which may be ignored or processed with less resources and a lower priority</text:span><text:span text:style-name="T6">. </text:span><text:span text:style-name="T3">Processing goes on as words are understood and this shifts the resource allocation and predictive aspects of what my brain is doing</text:span><text:span text:style-name="T6">. </text:span><text:span text:style-name="T3">Unless I fight against my nature the data is turned into information in unusual ways</text:span><text:span text:style-name="T6">. </text:span><text:span text:style-name="T3">As context increases, the result of this approach to reading improves.</text:span></text:p>
      <text:p text:style-name="P1"/>
      <text:p text:style-name="P11"><text:span text:style-name="T3">Synanon had unusual methods for raising children</text:span><text:span text:style-name="T6">. </text:span><text:span text:style-name="T3">The process was often </text:span>quite <text:span text:style-name="T3">theatrical</text:span><text:span text:style-name="T6">. </text:span><text:span text:style-name="T3">I wore an actual pointy dunce cap when forced to sit or stand in the corner</text:span><text:span text:style-name="T6">. </text:span><text:span text:style-name="T3">Spankings were performed with special ping pong paddles</text:span><text:span text:style-name="T6">. </text:span><text:span text:style-name="T3">I threw incredible temper tantrums</text:span><text:span text:style-name="T6">. </text:span><text:span text:style-name="T3">At least once, I remember the wood backing of the ping pong paddle breaking</text:span><text:span text:style-name="T6">. </text:span><text:span text:style-name="T3">Other children were geniuses pushed to new heights of brilliance</text:span><text:span text:style-name="T6">. </text:span><text:span text:style-name="T3">The school needed to prove they could create smarter people and had a superior model</text:span><text:span text:style-name="T6">. </text:span><text:span text:style-name="T3">Children like my older brother and sister were far ahead of “normal” American kids</text:span><text:span text:style-name="T6">. </text:span><text:span text:style-name="T3">Mikel Jollett describes in </text:span><text:a xlink:type="simple" xlink:href="https://www.amazon.com/dp/B08C7P4ZZN/ref=dp-kindle-redirect?_encoding=UTF8&amp;btkr=1" text:style-name="ListLabel_20_12" text:visited-style-name="ListLabel_20_12"><text:span text:style-name="T10">Hollywood Park</text:span></text:a><text:span text:style-name="T3"> how he was easily two grade levels ahead of other young children when his family left the cult and entered the normal world</text:span><text:span text:style-name="T6">. </text:span><text:span text:style-name="T3">The older children in our family had a similar experience.</text:span></text:p>
      <text:p text:style-name="P3"/>
      <text:p text:style-name="P11"><text:span text:style-name="T3">My younger sister lived in “the hatchery”</text:span><text:span text:style-name="T6">. </text:span><text:span text:style-name="T3">The hatchery was a place to condition minds using a mix of approaches</text:span><text:span text:style-name="T6">. </text:span><text:span text:style-name="T3">Some of the techniques were influenced by the writings of B.F. Skinner; other techniques c</text:span>ame from <text:span text:style-name="T3">the PhDs of Synanon</text:span><text:span text:style-name="T6">. </text:span><text:span text:style-name="T3">Mothers who tried to see their kids too often were called “head suckers”</text:span><text:span text:style-name="T6">. </text:span><text:span text:style-name="T3">My brother lived in a different dormitory</text:span><text:span text:style-name="T6">. </text:span><text:span text:style-name="T3">My older sisters had dormitories at other compounds and in different states</text:span><text:span text:style-name="T6">. </text:span><text:span text:style-name="T3">My father was an important person living at an important compound</text:span><text:span text:style-name="T6">. </text:span><text:span text:style-name="T3">The community had its own airplanes</text:span><text:span text:style-name="T6">. </text:span><text:span text:style-name="T3">They were building an army of imperial marines</text:span><text:span text:style-name="T6">. </text:span><text:span text:style-name="T3">My mother was a far less important member of Synanon who worked in the laundry room</text:span><text:span text:style-name="T6">. </text:span><text:span text:style-name="T3">I remember occasionally talking with biological family members but did not feel close</text:span><text:span text:style-name="T6">. </text:span><text:span text:style-name="T3">The few friends I had at Synanon were other weak children</text:span><text:span text:style-name="T6">. </text:span><text:span text:style-name="T3">The weak kids would sneak away to hide</text:span><text:span text:style-name="T6">. </text:span><text:span text:style-name="T3">I loved playing in the creek</text:span><text:span text:style-name="T6">. </text:span><text:span text:style-name="T3">I spent many hours staring at clouds.</text:span> All members had shaved heads for men, women, and children. Our clothing was always denim overalls and simple shirts that never had brands. We all looked the same but I knew in my heart that I was different from everyone else.</text:p>
      <text:p text:style-name="P3"/>
      <text:p text:style-name="P11"><text:span text:style-name="T3">Nights in the dormitories were hard</text:span><text:span text:style-name="T6">. </text:span><text:span text:style-name="T3">Exhaustion from long temper tantrums finally allows me to sleep</text:span><text:span text:style-name="T6">. </text:span><text:span text:style-name="T3">Naked in bed at night in the Synanon dormitory, a child feels</text:span> <text:span text:style-name="T3">alone</text:span><text:span text:style-name="T6">. </text:span><text:span text:style-name="T3">The best case is to wake in terror from a nightmare and </text:span><text:span text:style-name="T6">avoid wetting</text:span><text:span text:style-name="T3"> the bed</text:span><text:span text:style-name="T6">. </text:span><text:span text:style-name="T3">The nightmares come but don’t wake me at the proper time</text:span><text:span text:style-name="T6">. </text:span><text:span text:style-name="T3">In Synanon, I almost always wake with a wet bed</text:span><text:span text:style-name="T6">. </text:span><text:span text:style-name="T3">My shame is absolute</text:span><text:span text:style-name="T6">. </text:span><text:span text:style-name="T3">I accept my fate, hating myself more than others hate me</text:span><text:span text:style-name="T6">. </text:span><text:span text:style-name="T3">I put on a brave face.<text:line-break/></text:span></text:p>
      <text:p text:style-name="P18"><text:span text:style-name="T14">Today is the first day of the rest of your life.</text:span></text:p>
      <text:p text:style-name="P21"/>
      <text:p text:style-name="P18"><text:span text:style-name="T14">Charles Dederich</text:span></text:p>
      <text:p text:style-name="P3"/>
      <text:p text:style-name="P11"><text:span text:style-name="T3">Children ask the world, why am I different?</text:span><text:span text:style-name="T6"> </text:span><text:span text:style-name="T3">I felt different in so many ways</text:span><text:span text:style-name="T6">. </text:span><text:span text:style-name="T3">I was </text:span><text:span text:style-name="T6">a</text:span><text:span text:style-name="T3"> dumb child</text:span><text:span text:style-name="T6">. </text:span><text:span text:style-name="T3">I am a skinny redhead with freckles</text:span><text:span text:style-name="T6">. </text:span><text:span text:style-name="T3">Once our entire community went to a reservoir; everyone was naked; we swam and paddled in canoes</text:span><text:span text:style-name="T6">. </text:span><text:span text:style-name="T3">It makes me sad to be different</text:span><text:span text:style-name="T6">. </text:span><text:span text:style-name="T3">I am uncircumcised and wonder if that is why I wet my bed</text:span><text:span text:style-name="T6">. </text:span><text:span text:style-name="T3">I hate everything about who I am</text:span><text:span text:style-name="T6">. </text:span><text:span text:style-name="T3">My right nipple is a little smaller than the left one</text:span><text:span text:style-name="T6">. </text:span><text:span text:style-name="T3">Was I born wrong? </text:span><text:span text:style-name="T6"><text:s/></text:span><text:span text:style-name="T3">In the dormitory showers, I try to be invisible</text:span><text:span text:style-name="T6">. </text:span><text:span text:style-name="T3">I have no option other than to accept that I am different</text:span><text:span text:style-name="T6">. </text:span><text:span text:style-name="T3">Today, I am happy that I was not circumcised</text:span><text:span text:style-name="T6">. </text:span><text:span text:style-name="T3">I can’t imagine why such a barbaric practice is ever performed on infants.</text:span> <text:span text:style-name="T6">Regardless of the structure of society, childhood is a strange experience. Synanon was the world that I knew and I did what was needed to survive.</text:span></text:p>
      <text:p text:style-name="P3"/>
      <text:p text:style-name="P11"><text:span text:style-name="T3">Synanon had a high tech solution for bed wetting in dormitories with toddlers</text:span><text:span text:style-name="T6">. </text:span><text:span text:style-name="T3">I was taught to make my bed with layers</text:span><text:span text:style-name="T6">. </text:span><text:span text:style-name="T3">A rubber sheet to protect the mattress</text:span><text:span text:style-name="T6">. </text:span><text:span text:style-name="T3">Above the rubber sheet is a piece of thin flexible metal attached to a wire with an alligator clip</text:span><text:span text:style-name="T6">. </text:span><text:span text:style-name="T3">A cloth pad was added, then another flexible and perforated sheet of metal with yet another alligator clip followed by another cloth pad</text:span><text:span text:style-name="T6">. </text:span><text:span text:style-name="T3">If a child wets the bed, a current from a small battery passes through the urine to trigger an alarm</text:span><text:span text:style-name="T6">. </text:span><text:span text:style-name="T3">Children were given a spanking and marched away to launder their sheets so they could remake the bed</text:span><text:span text:style-name="T6">. </text:span><text:span text:style-name="T3">Children must be taught</text:span><text:span text:style-name="T6">. Similar m</text:span><text:span text:style-name="T3">odern bedwetting alarms are sold today</text:span><text:span text:style-name="T6">. </text:span><text:span text:style-name="T3">There is nothing inherently wrong with the technology</text:span><text:span text:style-name="T6">. </text:span><text:span text:style-name="T3">Synanon</text:span>’s approach to bedwetting<text:span text:style-name="T3"> </text:span><text:span text:style-name="T6">was not an </text:span><text:span text:style-name="T3">effective intervention.</text:span></text:p>
      <text:p text:style-name="P1"/>
      <text:p text:style-name="P11"><text:span text:style-name="T3">To other students, I was a “dork”; a bed wetter; that small boy with reddish-orange hair who had problems controlling his behavior</text:span><text:span text:style-name="T6">. </text:span><text:span text:style-name="T3">My inability to read or write further defined my status; I was a frustration to myself and others</text:span><text:span text:style-name="T6">. </text:span><text:span text:style-name="T3">Often the entire class was punished because I was unable to perform a task</text:span><text:span text:style-name="T6">. </text:span><text:span text:style-name="T3">My peers had failed to be good demonstrators and were not succeeding in helping me learn</text:span><text:span text:style-name="T6">. </text:span><text:span text:style-name="T3">Schoolyard fights followed by uncontrollable fits of crying</text:span><text:span text:style-name="T6">. </text:span><text:span text:style-name="T3">I, like others with dyslexia, was on the edge</text:span><text:span text:style-name="T6">. </text:span><text:span text:style-name="T3">In an abnormal world, I was an abnormal child</text:span><text:span text:style-name="T6">. </text:span><text:span text:style-name="T3">This is the same experience other dyslexic children have all over the world</text:span><text:span text:style-name="T6">. </text:span><text:span text:style-name="T3">It does not matter if it is a suburban schoolyard or a strange cult, when others see you as stupid you feel bad.</text:span></text:p>
      <text:p text:style-name="P3"/>
      <text:p text:style-name="P11"><text:soft-page-break/><text:span text:style-name="T3">Even in Synanon, I was identified as having a learning disability related to reading and writing</text:span><text:span text:style-name="T6">. </text:span><text:span text:style-name="T3">I remember my father </text:span>visiting with me and us visiting with another important person. We visited for a bit and the important person asked me a few questions; I was asked to read and write a bit. <text:s/>I was young and can’t be certain of the memory but I think this person was Steven Simon. The important person told me a bit about “dyslexia” and explained that I was not a stupid person. We talked about strategies that I could use such as wearing a wrist watch. The watch would help me know my left vs. right. I was shown that when I made fists with both hands and placed my knuckles together while sticking out my thumbs, the two hands facing each created an image similar to the word “bed”. In this image, the “b” was my left hand and the “d” was my right hand. The important person explained that I was “special” and my struggle with the direction that letters faced did not mean that I was less intelligent than other children. It was an interaction where the emotional feeling of the memory is one of kindness.</text:p>
      <text:p text:style-name="P1"/>
      <text:p text:style-name="P11">As a child, I felt that I was now <text:span text:style-name="T3">“a special kind of stupid”.</text:span><text:span text:style-name="T6"> </text:span>Still, the conversation was good and helped me feel better about myself. <text:span text:style-name="T3">I did not feel stupid outside of the areas where I do poorly</text:span><text:span text:style-name="T6">. </text:span><text:span text:style-name="T3">I </text:span>had good verbal skills and <text:span text:style-name="T3">felt that I was actually smart in some strange way</text:span><text:span text:style-name="T6">. </text:span>The world of Synanon was in hindsight <text:span text:style-name="T3">strange </text:span>but as a child it was the only world that I knew<text:span text:style-name="T6">. </text:span><text:span text:style-name="T3">We all had strict rules about marching, saying things, hating Time Magazine, hating </text:span>the<text:span text:style-name="T3"> lawyers, etc</text:span><text:span text:style-name="T6">. </text:span>We were also at the same time a loving community where everyone was trying to make the world better and treat others with respect. As a culture our community felt honest and pure.</text:p>
      <text:p text:style-name="P3"/>
      <text:p text:style-name="P11"><text:span text:style-name="T3">In the world of a child, the things that are taboo are exciting</text:span><text:span text:style-name="T6">. </text:span><text:span text:style-name="T3">All of Synanon was sugar free; sugar was this amazing drug that we were never allowed to have</text:span><text:span text:style-name="T6">. </text:span><text:span text:style-name="T3">New children missed it and it was the most exciting taboo of all</text:span><text:span text:style-name="T6">. </text:span><text:span text:style-name="T3">There was a program at Synanon where some people from outside Synanon were sent </text:span><text:span text:style-name="T6">to short courses</text:span><text:span text:style-name="T3"> where adults made them march around and helped them get off drugs</text:span><text:span text:style-name="T6">. </text:span><text:span text:style-name="T3">The program was an option that allowed teenagers to avoid jail and get rehab at Synanon</text:span><text:span text:style-name="T6">. </text:span><text:span text:style-name="T3">The rehab program kids were not members and had special meals with different rules</text:span><text:span text:style-name="T6">. S</text:span><text:span text:style-name="T3">omehow, I learned that Cap'n Crunch cereal was in a special place in the cafeteria kitchen</text:span><text:span text:style-name="T6">. </text:span><text:span text:style-name="T3">I also observed that adults often did not see me and if careful I could go places</text:span><text:span text:style-name="T6">. </text:span><text:span text:style-name="T3">I was paddled most days and often in the dunce hat</text:span><text:span text:style-name="T6">. </text:span><text:span text:style-name="T3">With a good understanding of risk vs. reward, I proceeded to steal a box of Cap'n Crunch</text:span><text:span text:style-name="T6">. </text:span><text:span text:style-name="T3">I have the memory of eating dry cereal with my weak kid friends</text:span><text:span text:style-name="T6">. Cap’n Crunch without milk tastes awful but we felt like it was the best thing ever. Childhood at Synanon was wonderful; </text:span><text:span text:style-name="T3">I remember beautiful weather, daydreaming</text:span><text:span text:style-name="T6">,</text:span><text:span text:style-name="T3"> staring at clouds</text:span><text:span text:style-name="T6">, and having friends</text:span><text:span text:style-name="T3">.</text:span></text:p>
      <text:p text:style-name="P3"/>
      <text:p text:style-name="P11"><text:span text:style-name="T3">We learn cost vs. benefit analysis as we grow</text:span><text:span text:style-name="T6">. </text:span><text:span text:style-name="T3">I learned hones</text:span><text:span text:style-name="T6">ty is the best policy. I also found that putting </text:span><text:span text:style-name="T3">stress on certain facts and </text:span><text:span text:style-name="T6">ignoring</text:span><text:span text:style-name="T3"> others was </text:span>an <text:span text:style-name="T3">effective way to be </text:span>honest<text:span text:style-name="T3"> and still get the result I wanted</text:span><text:span text:style-name="T6">. </text:span><text:span text:style-name="T3">It’s possible that my dyslexia helped me see Synanon a bit differently</text:span><text:span text:style-name="T6">. </text:span><text:span text:style-name="T3">With foresight, I could make efforts in ways that I knew I could later reference</text:span><text:span text:style-name="T6">. </text:span><text:span text:style-name="T3">Shaping a story strategically to create a view is more effective than making a lie</text:span><text:span text:style-name="T6">. </text:span><text:span text:style-name="T3">I learned the art of “spin”</text:span><text:span text:style-name="T6">. </text:span><text:span text:style-name="T3">My theft of Cap'n Crunch was a rare bit of crime at Synanon</text:span><text:span text:style-name="T6">. </text:span><text:span text:style-name="T3">Punishment for getting caught in a lie was quite high; children were often in “The Game” or “The Stew” with long discussion sessions; a good lie was hard to construct and maintain</text:span><text:span text:style-name="T6">. </text:span><text:span text:style-name="T3">A well shaped truth is much better</text:span><text:span text:style-name="T6">. My friends and I were never caught or punished for the cereal theft</text:span><text:span text:style-name="T3">! But I was punished </text:span>a few times for things I did not actually do.</text:p>
      <text:p text:style-name="P1"/>
      <text:p text:style-name="P11"><text:span text:style-name="T6">The </text:span><text:span text:style-name="T3">Synanon compound where I lived </text:span><text:span text:style-name="T6">was in Northern</text:span><text:span text:style-name="T3"> California with a rainy season</text:span><text:span text:style-name="T6">. </text:span><text:span text:style-name="T3">Once when caught in a severe thunderstorm, I was running across mud puddles that were like quicksand</text:span><text:span text:style-name="T6">. </text:span><text:span text:style-name="T3">My foot sunk deep into the mud and on the next step lost my shoe</text:span><text:span text:style-name="T6">. </text:span><text:span text:style-name="T3">With the pounding rain, I was unable to find the shoe and returned to the dormitory for a lecture </text:span>and ping<text:span text:style-name="T3"> pong paddling </text:span>session<text:span text:style-name="T3"> as punishment for the lost sh</text:span>oe<text:span text:style-name="T6">. </text:span><text:span text:style-name="T3">This soft earth would soon save my life.</text:span><text:span text:style-name="T6"> </text:span><text:span text:style-name="T3">The weak kids at Synanon played together and were often not supervised</text:span><text:span text:style-name="T6">. </text:span><text:span text:style-name="T3">We wandered around and explored our world</text:span><text:span text:style-name="T6">. </text:span><text:span text:style-name="T3">I have always enjoyed doing things that made me feel powerful</text:span><text:span text:style-name="T6">. </text:span><text:span text:style-name="T3">As the most stupid of the older kids, I hung out with younger weak kids and was a leader</text:span><text:span text:style-name="T6">. </text:span><text:span text:style-name="T3">We found a place where large concrete sewer pipes were arranged for a construction project of some kind</text:span><text:span text:style-name="T6">. </text:span><text:span text:style-name="T3">The pipes were large enough that children could sit inside them; they were also on a slight hill</text:span><text:span text:style-name="T6">. </text:span><text:span text:style-name="T3">In hindsight, I am certain it was a drainage project of some sort</text:span><text:span text:style-name="T6">. </text:span><text:span text:style-name="T3">With several small children sitting in the smooth pipe we pushed to get it to roll a bit</text:span><text:span text:style-name="T6">. </text:span><text:span text:style-name="T3">As we got the pipe to roll a bit the small children squealed with delight at the fun of sliding along the smooth inner surface</text:span><text:span text:style-name="T6">. </text:span><text:span text:style-name="T3">The outside of the pipe was on the other hand quite rough</text:span><text:span text:style-name="T6">. </text:span><text:span text:style-name="T3">The pipe rolled faster as it overcame momentum and started to go down the slope</text:span><text:span text:style-name="T6">. </text:span><text:span text:style-name="T3">Somehow while pushing, I lost a step and fell onto the pipe</text:span><text:span text:style-name="T6">. </text:span><text:span text:style-name="T3">The rough surface of the pipe picked up my body and I went over the pipe then the pipe went over me</text:span><text:span text:style-name="T6">. </text:span><text:span text:style-name="T3">I was badly injured but the soft ground prevented me from being killed</text:span><text:span text:style-name="T6">. </text:span><text:span text:style-name="T3">I remember the doctors cutting a bloody turtleneck off my body</text:span><text:span text:style-name="T6">. </text:span><text:span text:style-name="T3">These were Synanon </text:span><text:span text:style-name="T6">d</text:span><text:span text:style-name="T3">octors because we were a large enough community to have our own fire engine and services for this type of thing</text:span><text:span text:style-name="T6">. </text:span><text:span text:style-name="T3">I recall thinking about how I loved that particular shirt</text:span><text:span text:style-name="T6">. </text:span><text:span text:style-name="T3">The school system did not have a lot of child safety protocols</text:span><text:span text:style-name="T6">. </text:span><text:span text:style-name="T3">It is a happy memory of joy and freedom</text:span><text:span text:style-name="T6">. </text:span><text:span text:style-name="T3">My brother was injured at Synanon in a trampoline accident where he lost his four front adult teeth</text:span><text:span text:style-name="T6">. M</text:span><text:span text:style-name="T3">y older sister fell off the roof of a barn. </text:span></text:p>
      <text:p text:style-name="P3"/>
      <text:p text:style-name="P11"><text:span text:style-name="T3">In Synanon, my name was Andres, Andrés, or Andreas</text:span><text:span text:style-name="T6">. </text:span><text:span text:style-name="T3">I remember being teased about not knowing how to spell my own name</text:span><text:span text:style-name="T6">. </text:span><text:span text:style-name="T3">I also remember people calling me “Undress” (as in to take off my clothing) because that is similar to how “Andres” was pronounced by the adults</text:span><text:span text:style-name="T6">. </text:span><text:span text:style-name="T3">I much prefer my name as “Mark” with a “k” because it is short, simple, and strong</text:span><text:span text:style-name="T6">. </text:span><text:span text:style-name="T3">I wanted to be strong but felt weak the entire time we lived in this special community.</text:span></text:p>
      <text:p text:style-name="P3"/>
      <text:p text:style-name="P11"><text:span text:style-name="T3">The idea of being strong was personified in the Imperial Marines who practiced a form of Karate called Syn</text:span><text:span text:style-name="T6">d</text:span><text:span text:style-name="T3">o</text:span><text:span text:style-name="T6">. </text:span><text:span text:style-name="T3">All kids learned Syndo and outside of classes often found that I was a useful punching bag for them to practice their fighting.</text:span></text:p>
      <text:p text:style-name="P3"/>
      <text:p text:style-name="P11"><text:span text:style-name="T3">The most impressive person in our world was a large african american adult named Philip who was a commanding force anytime we saw him</text:span><text:span text:style-name="T6">. </text:span><text:span text:style-name="T3">Older children and even other adults seemed to shrink and shake when he spoke to them</text:span><text:span text:style-name="T6">. </text:span><text:span text:style-name="T3">We had no racism at Synanon and no stereotypes</text:span><text:span text:style-name="T6">. </text:span><text:span text:style-name="T3">I thought Philip was the most important man at Synanon.</text:span></text:p>
      <text:p text:style-name="P3"/>
      <text:p text:style-name="P11"><text:span text:style-name="T3">One day, Philip spoke to all the children and explained that he was going to slaughter the pigs</text:span><text:span text:style-name="T6">. </text:span><text:span text:style-name="T3">Our world was a farm and we were excited to see the process</text:span><text:span text:style-name="T6">. C</text:span><text:span text:style-name="T3">hildren gathered around while Philip and some other adults explained the process as a way to teach children how food is </text:span><text:span text:style-name="T6">created. </text:span><text:span text:style-name="T3">We looked with awe as he laid out his tools</text:span><text:span text:style-name="T6">. </text:span><text:span text:style-name="T3">The large knife was impressive enough but what really excited us was the revolver and a handful of bullets he showed us</text:span><text:span text:style-name="T6">. </text:span><text:span text:style-name="T3">Each bullet had a shiny brass jacked and dull lead tip</text:span><text:span text:style-name="T6">. </text:span><text:span text:style-name="T3">Philip explained how bullets work and showed how the soft lead of the tip of the bullet could write on paper just like a pencil</text:span><text:span text:style-name="T6">. </text:span><text:span text:style-name="T3">We learned that the bullet tip was lead and that our lead pencils actually had graphite instead of lead. The focus </text:span><text:span text:style-name="T6">at Synanon was always teaching and children learn well in this context. Even </text:span>though I had poor school performance I was considered to be bright and smart in the context of verbal discussion although I spoke with a lisp and did not pronounce words correctly.</text:p>
      <text:p text:style-name="P3"/>
      <text:p text:style-name="P11"><text:span text:style-name="T3">The pigs were large animals but totally calm</text:span><text:span text:style-name="T6">. </text:span><text:span text:style-name="T3">Children sat on a fence and watched</text:span><text:span text:style-name="T6">. </text:span><text:span text:style-name="T3">Philip walked up to one of them and placed the barrel against the animal's head then pulled the trigger</text:span><text:span text:style-name="T6">. </text:span><text:span text:style-name="T3">It was the loudest thing I had ever heard</text:span><text:span text:style-name="T6">. </text:span><text:span text:style-name="T3">My ears were ringing as I watched the animal fall and then the other pigs scatter</text:span><text:span text:style-name="T6">. </text:span><text:span text:style-name="T3">All the pigs went to the far edge of the pen while Philip proceeded to first cut the pigs neck and then slit its belly and pull out handfuls of viscera</text:span><text:span text:style-name="T6">. </text:span><text:span text:style-name="T3">One of his assistants used a tractor to lift the animal by its rear leg.</text:span></text:p>
      <text:p text:style-name="P3"/>
      <text:p text:style-name="P11"><text:span text:style-name="T3">The other pigs were now skittish and fearful of Philip but relaxed when he put several handfuls of viscera from the guts of the first pig before them</text:span><text:span text:style-name="T6">. </text:span><text:span text:style-name="T3">As they approached and began eating </text:span><text:span text:style-name="T6">viscera</text:span><text:span text:style-name="T3">, Philip calmly walked to another pig and repeated the process.</text:span></text:p>
      <text:p text:style-name="P1"/>
      <text:p text:style-name="P11"><text:span text:style-name="T3">We discussed the issues from the perspective of how the pigs viewed safety</text:span><text:span text:style-name="T6">. </text:span><text:span text:style-name="T3">At nine years old, </text:span><text:span text:style-name="T6">I</text:span><text:span text:style-name="T3"> learned how a reward system influen</text:span><text:span text:style-name="T6">ces </text:span><text:span text:style-name="T3">behavior</text:span><text:span text:style-name="T6">. T</text:span><text:span text:style-name="T3">his was an opportunity to instruct </text:span><text:span text:style-name="T6">us </text:span><text:span text:style-name="T3">in how psychology and operant conditioning works</text:span><text:span text:style-name="T6">. </text:span><text:span text:style-name="T3">This experience of immersive learning and others like it at Synanon were</text:span> <text:span text:style-name="T3">positive for my intellectual development.</text:span></text:p>
      <text:p text:style-name="P3"/>
      <text:p text:style-name="P11"><text:soft-page-break/>The slaughter of the pigs was part of preparations for the Synanon Rodeo which is my only actual memory of meeting Charles Dederich. For a young child rodeo’s are super exciting! I remember the community had a huge bull that was so tame that children like me could be placed on its back for short rides. Other than the bull, nothing exciting happened at the rodeo although I do have a vague memory of meeting Chuck who was like a royal figure within Synanon.</text:p>
      <text:p text:style-name="P1"/>
      <text:p text:style-name="P11">Synanon was not a classless society. Synanon was a place where everyone was equal. In the book <text:span text:style-name="T20">Animal Farm</text:span> George Orwell has a metaphorical view on equality for a collectivist society that I feel illustrates our equality. Orwell describes how on the farm long after a successful revolt the new society defined by the farm animals is such that the chickens, ducks, cows, and pigs are all “equal”. He goes on to point out how the pigs who are now in the leadership class are “a bit more equal” then the other animals. Within Synanon, members had many different levels of wealth. Some members lived like millionaires and were treated like kings.</text:p>
      <text:p text:style-name="P1"/>
      <text:p text:style-name="P11">A few weeks before my family left Synanon, I was riding my bicycle and caused an accident. The Synanon compound was large enough that there were some roads. I failed to yield to the right of way as I sped across a roadway and collided with a motorcycle. Motorcycles were common at Synanon; this particular one was a larger luxury model. It may have been a “goldwing”. The actual accident was low speed and I only recall that bit of a scrape on my knee and elbow. The serious nature of the accident was the cosmetic damage to the shiny new-sh motorcycle and high quality riding gear of the important person who rode upon it. As an adult who often rides motorcycles, I am certain that in context the only way this accident could have occurred is if the motorcycle operator had poor skills. Something subtle in my feelings of this memory are tied in with my feeling about authority figures and the associated power dynamic. My memory of the accident is both that I was “at fault” and that it was made abundantly clear to me that I had caused the accident; I am certain that I was paddled, “gamed”, and lectured at for causing damage.<text:line-break/></text:p>
      <text:p text:style-name="P11"><text:span text:style-name="T3">Synanon was a strange place!</text:span><text:span text:style-name="T6"> </text:span><text:a xlink:type="simple" xlink:href="https://www.youtube.com/watch?v=THu690d7qJE" text:style-name="ListLabel_20_12" text:visited-style-name="ListLabel_20_12"><text:span text:style-name="T10">In an online video</text:span></text:a><text:span text:style-name="T3">, we can see Charles Dederich describing Synanon as an experiment</text:span><text:span text:style-name="T6">. </text:span><text:span text:style-name="T3">This </text:span>is presented<text:span text:style-name="T3"> as the random brain fart of a charismatic leader but for me feels like the echo of something others had </text:span>told him<text:span text:style-name="T3">. But this was not the full truth</text:span><text:span text:style-name="T6">. </text:span><text:span text:style-name="T3">Chuck had suffered a life of pain and addiction</text:span><text:span text:style-name="T6">. </text:span><text:span text:style-name="T3">He was trying to make sense of the human experience</text:span><text:span text:style-name="T6">. </text:span><text:span text:style-name="T3">People around him asked things of him that he could not provide and when he was failing they did not stop him</text:span><text:span text:style-name="T6">. </text:span><text:span text:style-name="T3">It’s easy to take comfort in blaming Charles Dederich</text:span><text:span text:style-name="T6">. </text:span><text:span text:style-name="T3">Will the next time people cast off their personal responsibility be different? Will people continue to hate the marketplace and dream of finding a dictator who is strong enough? <text:s/>Will they blame him when their demands drive him insane? </text:span>My belief is that words we hear Charles Dederich saying are often echoes of messages others provided to him.</text:p>
      <text:p text:style-name="P3"/>
      <text:p text:style-name="P18"><text:span text:style-name="T14">I say this with as much humility as I am capable, which isn't very much, but when I sit down and start to talk, people start gathering, it is inevitable. No matter where I do that, it just happens. I can't stop it.</text:span></text:p>
      <text:p text:style-name="P21"/>
      <text:p text:style-name="P18"><text:span text:style-name="T14">Charles Dederich</text:span></text:p>
      <text:p text:style-name="P3"/>
      <text:p text:style-name="P11"><text:span text:style-name="T3">There is something rotten in human nature; people go to great lengths to avoid responsibility</text:span><text:span text:style-name="T6">. </text:span><text:span text:style-name="T3">When the pressure was too much for Chuck to </text:span>handle, others did <text:span text:style-name="T3">not share the load because doing so would require work</text:span><text:span text:style-name="T6">. </text:span><text:span text:style-name="T3">The community around Chuck </text:span>watched him <text:span text:style-name="T3">descend into paranoia and </text:span>facilitated a <text:span text:style-name="T3">return to alcoholism</text:span><text:span text:style-name="T6">. The</text:span> real leadership benefited from this as it helped make it easier for them to <text:span text:style-name="T6">make decisions</text:span> and establish policy. With the focus on Chuck, the real leadership was able to avoid responsibility and negative repercussions. <text:span text:style-name="T3">When Synanon failed, it was easy to use Dederich as a scapegoat.</text:span></text:p>
      <text:p text:style-name="P3"/>
      <text:p text:style-name="P11"><text:span text:style-name="T3">My memories of Synanon are like worn out recordings</text:span><text:span text:style-name="T6">. </text:span><text:span text:style-name="T3">My mind has replayed experiences over and over again in my head</text:span><text:span text:style-name="T6">. </text:span><text:span text:style-name="T3">I sometimes can’t be sure what is a memory and what is a dream</text:span><text:span text:style-name="T6">. </text:span><text:span text:style-name="T3">I get fragments and feelings</text:span><text:span text:style-name="T6">. </text:span><text:span text:style-name="T3">Pretty much every memory brings a smile to me</text:span><text:span text:style-name="T6">. </text:span><text:span text:style-name="T3">The Synanon experience makes me feel special in some strange way</text:span><text:span text:style-name="T6">. </text:span><text:span text:style-name="T3">Sure, I was hurt, but getting hurt happened at Synanon, after I left, and likely before I went</text:span><text:span text:style-name="T6">. </text:span><text:span text:style-name="T3">I don’t remember any life prior to Synanon and everything I remember of the place is</text:span> <text:span text:style-name="T3">fuzzy. Some of these m</text:span>emories are clear while others are quite fuzzy. This was a time in my life when I started to think about the world and how it worked. I think of my time at Synanon as the birth of “me”. Some memories are mundane but stick in my head for unknown reasons. Most of the memories are happy; other memories are sad like the final day when my family left.</text:p>
      <text:p text:style-name="P27"><text:bookmark text:name="_8iv3eofh4bvn"/></text:p>
      <text:p text:style-name="P28"><text:bookmark text:name="_iwxfyn5erzal"/><text:span text:style-name="T18">Growing Up</text:span></text:p>
      <text:p text:style-name="P3"/>
      <text:p text:style-name="P11"><text:span text:style-name="T3">Inside Synanon, married couples had divorced and remarried because their leader felt that changing partners every three years would help put the interests of the community ahead of the petty bonds of family units</text:span><text:span text:style-name="T6">. </text:span><text:span text:style-name="T3">My father went along with the policy</text:span><text:span text:style-name="T6">. </text:span><text:span text:style-name="T3">My mother had a low status at Synanon and was paired with a low status man, while my father was trading up</text:span><text:span text:style-name="T6">. </text:span><text:span text:style-name="T3">The changing partners event was the final straw and my mother left the cult while my father and her five children stayed.</text:span></text:p>
      <text:p text:style-name="P3"/>
      <text:p text:style-name="P11"><text:span text:style-name="T3">My mother Pilar left Synanon without much of a support system</text:span><text:span text:style-name="T6">. </text:span><text:span text:style-name="T3">She had no money, no skills and although beautiful, using her body to find the support of man is not the way she approaches the world</text:span><text:span text:style-name="T6">. </text:span><text:span text:style-name="T3">In my mom’s magical world, the universe always provides</text:span><text:span text:style-name="T6">. </text:span><text:span text:style-name="T3">She found shelter with the Sikh community in Washington DC</text:span><text:span text:style-name="T6">. </text:span><text:span text:style-name="T3">She wanted her family back but did not have a way to make that happen</text:span><text:span text:style-name="T6">. </text:span><text:span text:style-name="T3">My father’s exit from Synanon came later</text:span><text:span text:style-name="T6">. </text:span><text:span text:style-name="T3">Had he not left when he did, and had he not agreed to testify against Chuck Dederich and others, he may have served time in prison.</text:span></text:p>
      <text:p text:style-name="P3"/>
      <text:p text:style-name="P11"><text:span text:style-name="T3">My father had worked on a project to destroy and alter information in Synanon's computer </text:span>systems,<text:span text:style-name="T3"> tape recordings, and transcripts</text:span>. He was part of <text:span text:style-name="T3">the cover up that followed the 1978 rattlesnake incident</text:span><text:span text:style-name="T6">.</text:span> <text:span text:style-name="T3">In the changing of the partners my father </text:span>married Dorothy<text:span text:style-name="T3"> Salant Garrett</text:span>. <text:span text:style-name="T3">Dorothy was on the Board of Directors when they discussed creating the imperial marines</text:span><text:span text:style-name="T6">. </text:span><text:span text:style-name="T3">They purchase a lot more weapons.</text:span></text:p>
      <text:p text:style-name="P3"/>
      <text:p text:style-name="P18"><text:span text:style-name="T14">We are going through a period of religious persecution and escalating violence. We must protect ourselves… And if necessary, take the law into our own hands. We must train more people who could do this for our community… Put groups of 18 through… Best and strongest first… Eventually everyone.<text:line-break/><text:line-break/>Synanon Board of Directors July 26, 1977</text:span></text:p>
      <text:p text:style-name="P1"/>
      <text:p text:style-name="P11">Within Synanon, my father lived at a different compound from where I lived. For the most part my father was a total stranger to me because while at Synanon I rarely saw him. I also did not spend much time with my younger sister or my older brother who lived in different dormitories at the Synanon school. My two older sisters were just about total strangers to me because they lived at different Synanon locations. We were not a family in the traditional sense and as children none of us wanted to leave Synanon.</text:p>
      <text:p text:style-name="P1"/>
      <text:p text:style-name="P11"><text:span text:style-name="T3">Two years after the rattlesnake attack my father finally decided to leave Synanon</text:span><text:span text:style-name="T6">. </text:span><text:span text:style-name="T3">In his world, he had not dealt much with children</text:span><text:span text:style-name="T6">. </text:span><text:span text:style-name="T3">He drove across the country in a large green station wagon with his five unhappy children</text:span><text:span text:style-name="T6">. </text:span><text:span text:style-name="T3">My older sister had to take on the role of helping care for the children</text:span><text:span text:style-name="T6">. </text:span><text:span text:style-name="T3">Compared to my mother, my sister is </text:span>a less <text:span text:style-name="T3">magical and more practical </text:span>maternal figure<text:span text:style-name="T3">. </text:span>Within Synanon our family lived in dormitories and we really did not know each other. I knew my father was an important person but until this strange cross country road trip I had no memories of spending much time with these people. We named our station wagon Kermit. I like to interweave my memories of our epic road trip with elements from the National Lampoon Vacation movie. Our three thousand mile road trip may not have been as extreme but it was a strange and entertaining experience. My oldest sister took on the role of becoming a replacement mother for our family. My siblings each have their own stories and those stories are amazing when we arrived in Northern Virginia both my older sisters went to school with shaved heads. My brother and I also had shaved heads but in the world of young people the girls of our family stood out more than we did.</text:p>
      <text:p text:style-name="P1"/>
      <text:p text:style-name="P11">Leaving Synanon was the first real trip outside of our community. Sure, I had earlier been part of a Synanon protest in San Francisco but on that trip I was part of a large Synanon community. In this case we were leaving as a family.</text:p>
      <text:p text:style-name="P1"/>
      <text:p text:style-name="P11"><text:span text:style-name="T3">Even in the early 1980s, good child care was not cheap</text:span><text:span text:style-name="T6">. </text:span><text:span text:style-name="T3">Being a single man with five children is hard</text:span><text:span text:style-name="T6">. </text:span><text:span text:style-name="T3">The solution was easy enough</text:span><text:span text:style-name="T6">. </text:span><text:span text:style-name="T3">My dad reunited with our mother and had childcare plus the benefit of being the hero that restored the family</text:span><text:span text:style-name="T6">. </text:span><text:span text:style-name="T3">As a family, we lived in the upscale town of Reston, Virginia where my mom built a network of friends</text:span><text:span text:style-name="T6">. </text:span><text:span text:style-name="T3">My father went to work as a software developer so his income returned but since we had no savings, it would be some time before he would be wealthy</text:span><text:span text:style-name="T6">. </text:span><text:span text:style-name="T3">I suspect that he borrowed some money from his mother but it was not</text:span> <text:span text:style-name="T3">much</text:span><text:span text:style-name="T6">. </text:span><text:span text:style-name="T3">We were not poor, but my clothing was always hand-me-down or from the thrift store</text:span><text:span text:style-name="T6">. </text:span><text:span text:style-name="T3">My older brother and I are close in age and about the same size</text:span><text:span text:style-name="T6">. </text:span><text:span text:style-name="T3">Almost everything that I wore was a little bit too small</text:span><text:span text:style-name="T6">. </text:span>In our<text:span text:style-name="T6"> p</text:span>atched together family our parents' marriage existed to supply child care. Our home was a no violence society; we discussed our problems and worked to improve ourselves. At times my father drank a full bottle of wine each night but never lost control. T<text:span text:style-name="T3">he post Synanon experience for our family was not as hard as it was for many others.</text:span> <text:span text:style-name="T3">Our exit from Synano</text:span>n was not some fearful middle of night escape. My father left two years after the rattle snake attack and after his work to destroy evidence was complete. He would testify against Synanon but we never lived in fear.</text:p>
      <text:p text:style-name="P1"/>
      <text:p text:style-name="P11"><text:span text:style-name="T3">My mother </text:span><text:span text:style-name="T6">grew up in</text:span><text:span text:style-name="T3"> Colombia,</text:span><text:span text:style-name="T6"> </text:span><text:span text:style-name="T3">South </text:span><text:span text:style-name="T6">America. Her childhood was</text:span><text:span text:style-name="T3"> touched by violence when her father was killed by communist revolutionaries</text:span><text:span text:style-name="T6">. </text:span><text:span text:style-name="T3">For some reason in my mind socialism, communism, and Synanon are linked</text:span><text:span text:style-name="T6">. </text:span><text:span text:style-name="T3">I see it as community over the individual and the interests of the many defined by those few who hold leadership positions</text:span><text:span text:style-name="T6">. </text:span><text:span text:style-name="T3">I will eventually grow towards Ronald Reagan and a political philosophy of embracing freedom and personal responsibility while my family for the most part holds onto the idea that capitalism is the root of evil. </text:span><text:span text:style-name="T6">F</text:span><text:span text:style-name="T3">or reasons that seem totally disconnected from logic </text:span><text:span text:style-name="T6">my siblings appear to be attracted to</text:span><text:span text:style-name="T3"> socialism as a better model</text:span><text:span text:style-name="T6"> even though we lived similar lives. I am a bit of a black sheep in my family.</text:span> <text:span text:style-name="T3">My mother was a celebrated poet in the country of her birth and thinks deeply about the human condition at a spiritual level</text:span><text:span text:style-name="T6">. </text:span><text:span text:style-name="T3">She isn’t political</text:span> but like me she thinks a lot about how our society is structured.</text:p>
      <text:p text:style-name="P1"/>
      <text:p text:style-name="P11">The political and spiritual values of our family continue to be based on the Synanon philosophy. The teachings of Maslow and a focus on psychology was our religion. My father was not shy about his atheism. My mother on the other hand had a strong belief in all aspects of spiritual belief with reverence for Buda, Jesus, Hinduism, Christianity, and all religions viewing everything as simply different manifestations of a universal truth. We were a reconstituted family more as a function of having no other choice. For my parents this was the only option available. The adjustment was difficult for my siblings and I. We all had difficulties entering a public school system that had no understanding of our backgrounds.</text:p>
      <text:p text:style-name="P3"/>
      <text:p text:style-name="P11"><text:span text:style-name="T3">In the early 1980s, I arrived as a </text:span>new kid <text:span text:style-name="T3">in the Northern Virginia school system</text:span><text:span text:style-name="T6">. My four siblings and I all had shaved heads and our clothing w</text:span>ere<text:span text:style-name="T6"> S</text:span>ynanon farm overalls. My older sisters were one in high school and the other in Middle School, both with <text:s/>shaved heads. Word of our family quickly spread. The feeling of being different is extremely frustrating to a child. I was not able to memorize the multiplication table. I also could not repeat the alphabet in the correct order from memory without occasionally pausing to sing the song in my head. This was combined with the fact that I told anyone who would listen that I wanted to go back to Synanon. At that point in my life I was still much a believer in all things Synanon and was proud of where I came from. Word quickly spread that I was a cult child. I had a speech impediment. I was about ten years old and in the first few weeks became involved in school yard fights. The first few days at a new school are always hard so I guess this is just a variation on the theme.</text:p>
      <text:p text:style-name="P1"/>
      <text:p text:style-name="P11"><text:soft-page-break/><text:span text:style-name="T3">Teachers realized how far behind I was. <text:s/>They</text:span> <text:span text:style-name="T3">saw my difficulty with reading and writing. My behavior </text:span>was<text:span text:style-name="T3"> also out of control</text:span><text:span text:style-name="T6">. </text:span>The first few weeks after Synanon was a <text:span text:style-name="T3">constant blur of schoolyard fights</text:span><text:span text:style-name="T6">. At</text:span> <text:span text:style-name="T6">S</text:span>ynanon I had been in fights but those were much different. For a typical fight at Synanon I knew the other kids and the other kids knew me. We understood certain unwritten rules of the exchange. As children at Synanon we were part of the same tribe so it was fighting among brothers. Synanon also had a strong concept of “us” and “them” where as a community our culture viewed outsiders as the enemy. Now that I was no longer in Synanon, I was among the enemy and as such fighting was an entirely different thing. In one fight, I broke a kid's tooth and was identified as a problem child. The school system correctly saw that I needed a lot of help.<text:line-break/></text:p>
      <text:p text:style-name="P11"><text:span text:style-name="T3">I was transferred to a different school where a</text:span> <text:span text:style-name="T3">good special education program was available</text:span><text:span text:style-name="T6">. </text:span>The scientific name for the speech impediment that I had as a child is “Rhotacism” and many researchers feel may be this condition is related to dyslexia; the classic symptom is difficulty with the “R” sound. I could not for example properly say “Roger Rabbit”. I was placed first in speech therapy. My dyslexia presented clearly as did my Dyscalculia and Dysgraphia. The behavioral issues were extreme and I was described as having attachment disorder. <text:span text:style-name="T6">I was also sent to special child psychology sessions</text:span>. Because my needs were beyond what a typical school psychologist could handle, the school required my parents to take me to a Child Psychology specialist. These sessions lasted for several months where the psychologist worked with me to come to terms with my issues. From my perspective, I had been stolen from the home that I had in Synanon and taken by my father (who was a stranger to me) to this awful world. I was now living with my mother and father but from my perspective this was essentially kidnapping. My siblings are strangers to me and I don’t fit in. Everything about my life was now so different from what I had learned to accept as normal. I wanted to return home to the Synanon school and get out of this crazy world. I missed the climate of Northern California and simple everyday aspects of my home at Synanon such as the way the wool blanket I slept under would make static electricity sparks at night.</text:p>
      <text:p text:style-name="P1"/>
      <text:p text:style-name="P11"><text:span text:style-name="T3">Fairfax county had a</text:span> good<text:span text:style-name="T3"> special education program</text:span><text:span text:style-name="T6">. </text:span><text:span text:style-name="T3">It is one of the best public school</text:span> systems<text:span text:style-name="T3"> in the country</text:span><text:span text:style-name="T6">. </text:span><text:span text:style-name="T3">I went to a</text:span> <text:span text:style-name="T3">good program at </text:span><text:a xlink:type="simple" xlink:href="https://youtu.be/Xly2GaalkM8" text:style-name="ListLabel_20_10" text:visited-style-name="ListLabel_20_10"><text:span text:style-name="T8">Forestville Elementary</text:span></text:a><text:span text:style-name="T3"> where they helped me in ways that are far beyond the narrow confines of reading, writing, and arithmetic.</text:span> Yes, I was the kid who rode the “short bus”. <text:span text:style-name="T3">The playground behind Forestville was the site of a former air defense system for the nation's capital</text:span><text:span text:style-name="T6">. </text:span><text:span text:style-name="T3">Reagan was president and wanted to re-engage in the business of building a defense system</text:span><text:span text:style-name="T6">. </text:span><text:span text:style-name="T3">Reagan wanted to defend us against the threat of nuclear attack and stand up to opposing views that saw Communism as a better model</text:span><text:span text:style-name="T6">. </text:span><text:span text:style-name="T3">My family hated Reagan but I started to listen to what he was saying</text:span><text:span text:style-name="T6">. </text:span><text:span text:style-name="T3">Reagan described a world with individual freedom, personal responsibility, marketplace forces. <text:s/>Reagan had a message that people are responsible for their own thinking</text:span><text:span text:style-name="T6">. </text:span><text:span text:style-name="T3">He did not view the government as a provider</text:span><text:span text:style-name="T6">. </text:span><text:span text:style-name="T3">He would not run their lives for them</text:span><text:span text:style-name="T6">. </text:span><text:span text:style-name="T3">My family was tied to the opposite end of the political spectrum</text:span><text:span text:style-name="T6">. </text:span><text:span text:style-name="T3">Some will always seek out and dream of a benevolent dictator and dream that Socialism will provide for them. My </text:span>family<text:span text:style-name="T3"> hated the</text:span> free market, individualism, and capitalism; in truth our family hated freedom and responsibility. The vision our family had was that society should be a well structured experience.</text:p>
      <text:p text:style-name="P11"/>
      <text:p text:style-name="P29"><text:bookmark text:name="_6ocroud09jnz"/><draw:rect text:anchor-type="as-char" style:rel-width="100%" draw:z-index="58" draw:style-name="gr1" draw:text-style-name="P32" svg:width="0.0012in" svg:height="0.0213in"><text:p/></draw:rect></text:p>
      <text:p text:style-name="P18"><text:span text:style-name="T14">With freedom comes responsibility, a responsibility that can only be met by the individual.</text:span></text:p>
      <text:p text:style-name="P21"/>
      <text:p text:style-name="P18"><text:span text:style-name="T14">Ronald Reagan</text:span></text:p>
      <text:p text:style-name="P29"><text:bookmark text:name="_g11ith3bjb46"/><draw:rect text:anchor-type="as-char" style:rel-width="100%" draw:z-index="59" draw:style-name="gr1" draw:text-style-name="P32" svg:width="0.0012in" svg:height="0.0213in"><text:p/></draw:rect></text:p>
      <text:p text:style-name="P1"/>
      <text:p text:style-name="P11">Many stories of Synanon describe childhood runaways but I never ran away from Synanon. One evening after an afternoon of temper tantrums with my father and mother I did attempt to run away from our home in Northern Virginia. I was just a bit past my tenth birthday the Summer we left Synanon. I packed a backpack and simply headed off on foot late one night walking down the street in a fairly lame attempt to escape. This was a serious attempt at running away but I did not have any plan and did not get far. When people see a young child walking down the street at night they stop to help. An elderly couple took me into their home and somehow they convinced me to phone my parents and I went back home.</text:p>
      <text:p text:style-name="P1"/>
      <text:p text:style-name="P11">The year after we left Synanon I found what for me became a “drug”. My parents bought me a used ten speed bicycle. <text:s/>For me, cycling became my “drug” and I was quickly addicted. Our family moved to Reston, VA where we had access to a fifty mile bicycle trail. As an 11 year old, I would on my own ride 50 miles or more by myself. Cycling was my freedom and a way for me to work through issues with long periods where the chaotic thoughts in my head were controlled by simple exercise. Being tired allowed me to sleep without nightmares. In 1982 one year after leaving Synanon, I completed a 100 mile bicycle ride with my father.</text:p>
      <text:p text:style-name="P1"/>
      <text:p text:style-name="P11">Our family was unusual and we knew we were different. Within our family we cared a lot about knowledge and truly enjoyed learning. Teachers were amazed by my older brother and older sisters who were well ahead of other students and frankly teachers. The oldest in our family was in her senior year of highschool with no transcripts but once she spoke the teachers realized that her knowledge of many subjects exceeded their own. The school work they provided her was easy. She wrote eloquent essays, did well on her scholastic aptitude tests and was awarded a full scholarship to one of the top colleges in Virginia. Later my brother would follow in her footsteps, my older sister was a protege in art and while my younger sister did have problems all four of my siblings received advanced degrees such that they are now university professors.</text:p>
      <text:p text:style-name="P1"/>
      <text:p text:style-name="P11">Within Synanon and within my family I participated in enriching conversations. I was also a huge fan of educational television and truly enjoyed reading, encyclopedias and reading in general. It may seem like a contradiction to say that I was a child who actively enjoyed books while at the same time I was dyslexic and scored low on reading tests. This apparent contradiction comes from how I read. I frankly loved reading, loved knowledge, and could engage well in topics that were far above that of a typical elementary school child. I knew a lot about inventions and how mechanical things worked but at the same time my performance on reading tests or anything involving writing was horrible. Sometimes reading something took me several times. I would goof up the word order, grammar, and could not sound out words. I still got the ideas correct from the encyclopedia because I could build context as I read using the images reading the headers, and incorrectly reading paragraphs multiple times. When faced with a formal reading test my weaknesses were obvious.</text:p>
      <text:p text:style-name="P1"/>
      <text:p text:style-name="P11">Although my father obtained a job with the US Department of Housing and Development, we were not a wealthy family in the years after leaving Synanon. Still, we never struggled financially and my parents put us in a program for equestrian vaulting. We learn to ride horses while doing a form of gymnastics. My older sister can perform a backflip while standing on the back of a trotting horse. She is amazing and travels to Germany to compete. I think all of us still wished we were at Synanon; we miss our friends and struggle to fit into normal American society. As a child, our view of Synanon was still on the whole positive. Sure, some bad things happened but the philosophies seemed correct. My mother had a negative view of the experience but held on to some positive aspects. Our family still viewed normal society as broken. The conversations we had at home were enriching with all sorts of topics. At Synanon when a child asked “why is the sky blue” we would work as a community to really answer the question. The same was true in our post Synanon household. The good grades my siblings received were not a function of the pressure to perform. My parents cared about knowledge and understanding without concern for grades.</text:p>
      <text:p text:style-name="P1"/>
      <text:p text:style-name="P11">M<text:span text:style-name="T3">y first post Synanon friend was a kid named Robert who lived on the corner in a house with a pool</text:span><text:span text:style-name="T6">. </text:span><text:span text:style-name="T3">He was my age but we went to different schools</text:span><text:span text:style-name="T6">. </text:span><text:span text:style-name="T3">I was in the special education program and sent to a school for us “special” kids</text:span><text:span text:style-name="T6">. </text:span><text:span text:style-name="T3">Robert’s family was religious and I think they wanted to help save me</text:span><text:span text:style-name="T6">. </text:span><text:span text:style-name="T3">My mother was trying to teach yoga and in their view she was clearly still under Satan’s spell</text:span><text:span text:style-name="T6">. </text:span><text:span text:style-name="T3">I hated my mom’s cooking and often found an excuse to be at Robert’s house when it was lunch time</text:span><text:span text:style-name="T6">. </text:span><text:span text:style-name="T3">I enjoyed hanging out with Robert, we played in local creeks where once we </text:span>sometimes<text:span text:style-name="T3"> </text:span>returned with <text:span text:style-name="T3">leeches attached to various parts of our bodies</text:span><text:span text:style-name="T6">. </text:span><text:span text:style-name="T3">His home is nice; Robert shows me his dad’s collection of porno mags</text:span><text:span text:style-name="T6">. </text:span><text:span text:style-name="T3">I am happy to say grace with them because meatloaf and mashed potatoes is much better than tofu, rice, and seaweed</text:span><text:span text:style-name="T6">. </text:span><text:span text:style-name="T3">Robert and I both join his church’s version of the boyscouts.</text:span></text:p>
      <text:p text:style-name="P3"/>
      <text:p text:style-name="P11"><text:span text:style-name="T3">Robert and I talked about life in the way kids do</text:span><text:span text:style-name="T6">. </text:span><text:span text:style-name="T3">I would try to </text:span>explain<text:span text:style-name="T3"> to him how cool m</text:span>y life <text:span text:style-name="T3">was at Synanon and how much I miss it</text:span><text:span text:style-name="T6">. </text:span><text:span text:style-name="T3">In Sunday school we talk about God, Jesus, and other parts of </text:span>his family's<text:span text:style-name="T3"> fairytale world</text:span><text:span text:style-name="T6">. </text:span><text:span text:style-name="T3">I know that I am supposed to be polite but I also enjoy arguing</text:span><text:span text:style-name="T6">. </text:span><text:span text:style-name="T3">I am truly perplexed as to why anyone believes in God</text:span><text:span text:style-name="T6">. </text:span><text:span text:style-name="T3">In Sunday school, I often ask for proof and discuss the need for some experimental process to prove or disprove the existence of god</text:span><text:span text:style-name="T6">. </text:span><text:span text:style-name="T3">Eventually, I am no longer going to Sunday school and no longer close friends with Robert.</text:span></text:p>
      <text:p text:style-name="P3"><text:soft-page-break/></text:p>
      <text:p text:style-name="P11"><text:span text:style-name="T3">My problems with reading are most pronounced when asked to read aloud</text:span><text:span text:style-name="T6">. </text:span><text:span text:style-name="T3">It is clear that my brain does not process material in ways the teachers considered to be correct</text:span><text:span text:style-name="T6">. </text:span><text:span text:style-name="T3">I failed to read the way school systems at the time wanted to see the task performed and scored below grade level</text:span><text:span text:style-name="T6">. </text:span><text:span text:style-name="T3">I tried hard to hide my problems</text:span><text:span text:style-name="T6">. </text:span><text:span text:style-name="T3">Eventually, we made progress with my speech impediment but reading, writing and arithmetic were much more difficult and frustrating</text:span><text:span text:style-name="T6">. </text:span><text:span text:style-name="T3">I was ashamed by my difficulties especially because my older brother and our oldest sister were quickly seen as academic superstars.</text:span></text:p>
      <text:p text:style-name="P3"/>
      <text:p text:style-name="P11"><text:span text:style-name="T3">My brain operates differently</text:span><text:span text:style-name="T6">. </text:span><text:span text:style-name="T3">Imagine if someone handed you a well written encyclopedia where twenty percent of the words on the page were misspelled and in a s</text:span>lightly<text:span text:style-name="T3"> random order </text:span>within <text:span text:style-name="T3">each paragraph</text:span><text:span text:style-name="T6">. </text:span><text:span text:style-name="T3">If you attempted to read aloud, it would not sound good</text:span><text:span text:style-name="T6">. </text:span><text:span text:style-name="T3">If you spent time with it even though twenty percent of the words would be wrong you would gain the knowledge</text:span> and develop a full understanding even though you could never read such an encyclopedia correctly. The way I read and write is a bit jumbled in terms of word order and grammatical structure. From reading, I get the idea of a text simply because I have a large percentage of the words and most of them are in my head in roughly the correct order as my mind finds or creates connections. This type of reading is still really the only thing that works for me. My style of reading actually works quite well; I read a lot of information and read quickly but my style of reading accepts that I don’t read exactly. The same thing happens in reverse when I write such that the words and often paragraphs come out quickly but often with structural problems. Both when I read and when I write I do best when I have clear breaks between the paragraphs and simple sentence structure.</text:p>
      <text:p text:style-name="P3"/>
      <text:p text:style-name="P11">My<text:span text:style-name="T3"> temper tantrums from Synanon continued into the strange world of fourth grade</text:span><text:span text:style-name="T6">. </text:span><text:span text:style-name="T3">Then third grade special education when I was put back one year because I was that “special kind of stupid”</text:span><text:span text:style-name="T6">. </text:span><text:span text:style-name="T3">The beautiful weather and wide open spaces of Synanon were gone</text:span><text:span text:style-name="T6">. </text:span><text:span text:style-name="T3">I could not vanish as </text:span>easily<text:span text:style-name="T6">. </text:span><text:span text:style-name="T3">Things that were taboo still excited me</text:span><text:span text:style-name="T6">. </text:span><text:span text:style-name="T3">My father was an actor in a community theater group; he has a prop gun that shoots blanks; I want to find where he keeps it</text:span><text:span text:style-name="T6">. </text:span><text:span text:style-name="T3">The fighting with other children also continued.</text:span><text:span text:style-name="T6"> </text:span><text:span text:style-name="T3">I am the worst child in the world</text:span><text:span text:style-name="T6">. </text:span><text:span text:style-name="T3">My parents try to help me with reading, writing, spelling, or the dreaded multiplication table</text:span><text:span text:style-name="T6">. </text:span><text:span text:style-name="T3">It usually ends in a ten year old with a temper tantrum</text:span><text:span text:style-name="T6">. </text:span><text:span text:style-name="T3">I can’t control my breathing; I cry; I thrash around</text:span><text:span text:style-name="T6">. </text:span><text:span text:style-name="T3">My father has to hold me down so I don’t hurt myself or others</text:span><text:span text:style-name="T6">. </text:span><text:span text:style-name="T3">I want to control myself but I can’t</text:span><text:span text:style-name="T6">. </text:span><text:span text:style-name="T3">I wonder if the reason we lived at Synanon was because I am so hard to control.</text:span></text:p>
      <text:p text:style-name="P1"/>
      <text:p text:style-name="P11">The fights I got into in my post Synanon childhood were extremely violent. Three other kids attacked me and broke my nose in one especially brutal fight. Two of the <text:s/>children fled after I tackled one kid who fell poorly. I think his arm was broken from the fall. I dragged the injured kid to my house as my captive after “winning” the fight because I wanted my father to call the police. My father released my hostage who ran home while we called the police. <text:s/>The broken nose required surgery. No one “wins” a fight. I am thankful this was my last fist fight.</text:p>
      <text:p text:style-name="P3"/>
      <text:p text:style-name="P11"><text:span text:style-name="T3">We did not have television at Synanon but we have one in Northern Virginia where we live in the town of Great Falls</text:span><text:span text:style-name="T6">. </text:span><text:span text:style-name="T3">I miss Synanon and wish we had never left</text:span><text:span text:style-name="T6">. </text:span><text:span text:style-name="T3">The TV does make me calm and I love watching it</text:span><text:span text:style-name="T6">. </text:span><text:span text:style-name="T3">I know that I watch it too much but it is so great and I don’t need to spell, write, read, or do math</text:span><text:span text:style-name="T6">. </text:span><text:span text:style-name="T3">My Dad tells me the TV is a problem but when he is not home I always watch it</text:span><text:span text:style-name="T6">. </text:span><text:span text:style-name="T3">My mother agrees that the TV is bad, but without my Dad around she does not stop me</text:span><text:span text:style-name="T6">. </text:span><text:span text:style-name="T3">Finally, my Dad solves the problem by cutting the cord with a pair of wire cutters</text:span><text:span text:style-name="T6">. </text:span><text:span text:style-name="T3">He installs a special cord that he can disconnect and put in his briefcase when he heads off to work</text:span><text:span text:style-name="T6">. </text:span><text:span text:style-name="T3">The television will no longer function outside of</text:span><text:span text:style-name="T6"> </text:span><text:span text:style-name="T3">times when I will be allowed to watch if I am a good child</text:span><text:span text:style-name="T6">. </text:span><text:span text:style-name="T3">My father can go to work and not worry that his </text:span><text:span text:style-name="T6">child’s</text:span><text:span text:style-name="T3"> mind will rot.</text:span></text:p>
      <text:p text:style-name="P3"/>
      <text:p text:style-name="P11"><text:span text:style-name="T3">My mother is loving but not the type of parent who smothers her children</text:span><text:span text:style-name="T6">. </text:span><text:span text:style-name="T3">She is sometimes gone with work as a Yoga teacher or engaged in transcendental meditation</text:span><text:span text:style-name="T6">. </text:span><text:span text:style-name="T3">She is magical; the children find ways to grow up</text:span><text:span text:style-name="T6">. </text:span><text:span text:style-name="T3">My much older sisters help but they are in their teenage years and have the distraction of their own lives</text:span><text:span text:style-name="T6">. </text:span><text:span text:style-name="T3">I am never close with my brother but often spend time with May, my younger sister</text:span><text:span text:style-name="T6">. </text:span><text:span text:style-name="T3">One day, we make brownies and work together to read the instructions on the side of the box</text:span><text:span text:style-name="T6">. </text:span><text:span text:style-name="T3">The instructions call for “1/3 cup oil”; it looked like a rough recommendation. Do they want one or three cups? <text:s/>We are unsure and decide to try using </text:span><text:span text:style-name="T6">two cups</text:span><text:span text:style-name="T3"> of oil</text:span><text:span text:style-name="T6">. </text:span><text:span text:style-name="T3">We cook them for about twice the recommended time while periodically testing with a toothpick</text:span><text:span text:style-name="T6">. </text:span><text:span text:style-name="T3">It is like pudding but somewhat edible.</text:span></text:p>
      <text:p text:style-name="P3"/>
      <text:p text:style-name="P11"><text:span text:style-name="T3">Without the distraction of the television, I continue to search for the thrill of breaking a taboo</text:span><text:span text:style-name="T6">. </text:span><text:span text:style-name="T3">The prop gun my father has for his community acting group uses 22 caliber brass blanks</text:span><text:span text:style-name="T6">. </text:span><text:span text:style-name="T3">My attraction is the idea of controlling something that has power</text:span><text:span text:style-name="T6">. </text:span><text:span text:style-name="T3">I want to control a bigger bang</text:span><text:span text:style-name="T6">. </text:span><text:span text:style-name="T3">Eventually, I find where he keeps the caps but I don’t find the gun</text:span><text:span text:style-name="T6">. </text:span><text:span text:style-name="T3">I have a basic understanding of what is needed to create the big bang and squat in our garage where I set the cap on the concrete and prepare to hit it with a hammer</text:span><text:span text:style-name="T6">. </text:span><text:span text:style-name="T3">As I squat, my hip and thigh </text:span>are <text:span text:style-name="T3">the closest part of my body to the cap</text:span><text:span text:style-name="T6">. </text:span><text:span text:style-name="T3">I turn my head away so my eyes are protected and swing the hammer down to produce the bang I seek</text:span><text:span text:style-name="T6">. </text:span><text:span text:style-name="T3">Boom! The loud sound is just what I wanted</text:span><text:span text:style-name="T6">. </text:span><text:span text:style-name="T3">Moments after the event, I realize that the exploding brass cartridge has embedded jagged bits in the meat of my thigh</text:span><text:span text:style-name="T6">. </text:span><text:span text:style-name="T3">It does not bleed</text:span> <text:span text:style-name="T3">much and I know it is not going to kill me</text:span><text:span text:style-name="T6">. </text:span><text:span text:style-name="T3">With a match, I sterilize tweezers to dig deeply into the wound, I remove as much shrapnel as I can but some of it is quite deep and I can’t grasp the bits well enough with the tweezers</text:span><text:span text:style-name="T6">. </text:span><text:span text:style-name="T3">I burn more matches and sterilize a knife in hopes of making the entry wound a bit larger to gain better access</text:span><text:span text:style-name="T6">. </text:span><text:span text:style-name="T3">My attempts at self surgery are painful but ineffective</text:span><text:span text:style-name="T6">. </text:span><text:span text:style-name="T3">The brass bits are just a little bit too deeply embedded</text:span><text:span text:style-name="T6">. </text:span><text:span text:style-name="T3">Often the tweezers grip bits of metal deep in my flesh</text:span><text:span text:style-name="T6">. </text:span><text:span text:style-name="T3">I can feel a bit of metal then it moves or the tips of the tweezers slip</text:span><text:span text:style-name="T6">. </text:span><text:span text:style-name="T3">I can’t seem to extract the deeply embedded bits of brass</text:span><text:span text:style-name="T6">. </text:span><text:span text:style-name="T3">For months the wound festers; sometimes it heals but puss continues to form</text:span><text:span text:style-name="T6">. </text:span><text:span text:style-name="T3">I use the knife and tweezers often and usually only succeed in clearing puss</text:span><text:span text:style-name="T6">. </text:span><text:span text:style-name="T3">I keep it clean with hydrogen peroxide</text:span><text:span text:style-name="T6">. </text:span><text:span text:style-name="T3">Eventually the puss helps push tiny brass bits to the surface and I can remove them</text:span><text:span text:style-name="T6">. </text:span><text:span text:style-name="T3">I never again looked for the prop gun.</text:span></text:p>
      <text:p text:style-name="P3"/>
      <text:p text:style-name="P11"><text:span text:style-name="T3">I still don’t read normally</text:span><text:span text:style-name="T6">. </text:span><text:span text:style-name="T3">I scan at paragraph level and randomly find words</text:span><text:span text:style-name="T6">. </text:span><text:span text:style-name="T3">My brain works hard to assemble the incoming jumble</text:span><text:span text:style-name="T6">. </text:span><text:span text:style-name="T3">As a software developer with experience creating systems for artificial intelligence, I view this from the perspective of multithread</text:span>ing<text:span text:style-name="T6">. </text:span><text:span text:style-name="T3">When reading, my mind is dispatching asynchronous processing threads</text:span><text:span text:style-name="T6">. </text:span><text:span text:style-name="T3">When a thread of processing successfully determines the meaning of a word, it “arrives” in my mind</text:span><text:span text:style-name="T6">. </text:span><text:span text:style-name="T3">The words from the page become available in a slightly different order from how they were printed</text:span><text:span text:style-name="T6">. </text:span><text:span text:style-name="T3">My brain automatically throws out the low value words</text:span><text:span text:style-name="T6">. </text:span><text:span text:style-name="T3">When I write, the same process operates in reverse</text:span><text:span text:style-name="T6">. </text:span><text:span text:style-name="T3">I must always edit, re-edit, and then edit some more</text:span><text:span text:style-name="T6">. </text:span><text:span text:style-name="T3">Even as an adult, my reading is never verbatim</text:span><text:span text:style-name="T6">. </text:span><text:span text:style-name="T3">I see new and different ways to express the same thoughts each time I read my own work.</text:span></text:p>
      <text:p text:style-name="P3"/>
      <text:p text:style-name="P11"><text:span text:style-name="T3">When downloading a large web page on a slow connection you can observe asynchronous multithreaded processing when various parts of a large page appear in random order.</text:span> The browser technology we use today grew from a collection of techniques called <text:span text:style-name="T3">Asynchronous </text:span>Javascript<text:span text:style-name="T3"> And XML technology (aka AJAX)</text:span><text:span text:style-name="T6">. </text:span><text:span text:style-name="T3">While the </text:span>Javascript<text:span text:style-name="T3"> language </text:span>runs only as one <text:span text:style-name="T3">thread, the server processing and the </text:span>web<text:span text:style-name="T3"> browser software perform</text:span> tasks <text:span text:style-name="T3">on independent threads</text:span><text:span text:style-name="T6">. </text:span><text:span text:style-name="T3">Event handlers </text:span>written in Javascript execute <text:span text:style-name="T3">when</text:span> <text:span text:style-name="T3">information arrives</text:span><text:span text:style-name="T6">. </text:span><text:span text:style-name="T3">Large artificial intelligence systems work in this model where the order of events is not predictable</text:span><text:span text:style-name="T6">. </text:span><text:span text:style-name="T3">Data is ingested then dispatched to process in other areas of the computer system</text:span><text:span text:style-name="T6">. </text:span><text:span text:style-name="T3">When the processing has created information from data, it becomes part of the way a problem is modeled</text:span><text:span text:style-name="T6">.</text:span> The ability to coordinate problem solving with many different threads is the key to building better software. <text:span text:style-name="T3">The most advanced computers that exist are simple and stupid when compared to the brain of a mouse.</text:span></text:p>
      <text:p text:style-name="P3"/>
      <text:p text:style-name="P11"><text:span text:style-name="T3">It’s possible that earlier or different interventions would have helped me develop a more natural phonic sense and read better</text:span><text:span text:style-name="T6">. </text:span><text:span text:style-name="T3">Often, I don’t quite get the meaning without reading paragraphs multiple times</text:span><text:span text:style-name="T6">. While I struggle with </text:span>books of fiction, reading<text:span text:style-name="T3"> in my way of scanning is a fast and effective approach to </text:span>technical manuals<text:span text:style-name="T6">. </text:span><text:span text:style-name="T3">I am usually close enough on the first pass to get what I need from the text</text:span><text:span text:style-name="T6">. </text:span><text:span text:style-name="T3">This is a good reading style for obtaining “actionable intelligence”; I can then write some code or interact in some way with an application programming interface</text:span><text:span text:style-name="T6">. </text:span><text:span text:style-name="T3">When I have a pretty good idea of the subject matter, just getting some words brings me enough information</text:span><text:span text:style-name="T6">. </text:span><text:span text:style-name="T3">I transition to an unnatural word-by-word process when needed</text:span><text:span text:style-name="T6">. </text:span><text:span text:style-name="T3">I am able to enjoy the poetry of good writing only when I am</text:span> <text:span text:style-name="T3">intentional about how I read.</text:span></text:p>
      <text:p text:style-name="P3"/>
      <text:p text:style-name="P11"><text:span text:style-name="T3">I am working to improve the style of reading that allows me to better absorb non-technical information</text:span><text:span text:style-name="T6">. </text:span><text:span text:style-name="T3">The books </text:span><text:a xlink:type="simple" xlink:href="https://www.amazon.com/Synanon-Kid-Book-Memoir-Growing-ebook/dp/B073RHQPB2" text:style-name="ListLabel_20_12" text:visited-style-name="ListLabel_20_12"><text:span text:style-name="T10">Synanon Kid Grows Up!</text:span></text:a><text:span text:style-name="T3"> and </text:span><text:a xlink:type="simple" xlink:href="https://www.amazon.com/dp/B08C7P4ZZN/ref=dp-kindle-redirect?_encoding=UTF8&amp;btkr=1" text:style-name="ListLabel_20_12" text:visited-style-name="ListLabel_20_12"><text:span text:style-name="T10">Hollywood Park</text:span></text:a><text:span text:style-name="T3"> help me see my own childhood from the viewpoint of another</text:span><text:span text:style-name="T6">. </text:span><text:span text:style-name="T3">Surprisingly, I have only recently </text:span><text:span text:style-name="T6">read memoirs</text:span><text:span text:style-name="T3"> of others who experienced cults as children</text:span><text:span text:style-name="T6">. </text:span><text:span text:style-name="T3">Celene Whittman shared with me that I was a child that she wrote about</text:span><text:span text:style-name="T6">. </text:span><text:span text:style-name="T3">She changed my name because she was worried that I would be hurt by the memory</text:span><text:span text:style-name="T6">. </text:span><text:span text:style-name="T3">In truth, I found it to be touching.</text:span> In her book my name is Santiago. <text:span text:style-name="T3">Later in the book, Celene describes my mother Pilar without changing her name. </text:span>What I find lacking in books about Synanon is a truthful explanation of the community. Participants in this community did not understand the experience. The design of the experiment was intentionally hidden from the subjects. In most books Synanon is described with Charles Dederich as an all powerful leader and never mentions the role of the other psychological research.</text:p>
      <text:p text:style-name="P3"/>
      <text:p text:style-name="P11"><text:span text:style-name="T3">Getting back to the subject of my youth</text:span><text:span text:style-name="T6">. </text:span><text:span text:style-name="T3">As I progressed in school, it was clear that I would never fit into the standard model</text:span><text:span text:style-name="T6">. </text:span><text:span text:style-name="T3">I tried</text:span> <text:span text:style-name="T3">hard at times</text:span><text:span text:style-name="T6">. </text:span><text:span text:style-name="T3">At other times, I totally ignored the school work</text:span><text:span text:style-name="T6">. </text:span><text:span text:style-name="T3">Results in terms of grades appeared to be the same regardless of my effort</text:span><text:span text:style-name="T6">. </text:span><text:span text:style-name="T3">In the special education system, the primary accommodation made for children who struggle is extra time</text:span><text:span text:style-name="T6">. </text:span><text:span text:style-name="T3">Extra time means that a difficult task is now just as painful and goes on for a longer period of time</text:span><text:span text:style-name="T6">. </text:span><text:span text:style-name="T3">It is soul crushing.</text:span></text:p>
      <text:p text:style-name="P3"><text:soft-page-break/></text:p>
      <text:p text:style-name="P11"><text:span text:style-name="T3">While I was clearly a basket case, my oldest sister had amazed the teachers and was now going to college on academic scholarship</text:span><text:span text:style-name="T6">. </text:span><text:span text:style-name="T3">The second oldest sister in my family was a talented artist</text:span> and extraordinary gymnast.</text:p>
      <text:p text:style-name="P1"><text:span text:style-name="T3">Teachers were impressed by my older brother who was clearly a genius</text:span><text:span text:style-name="T6">. </text:span><text:span text:style-name="T3">Our family was amazing; holidays were full scrabble games with big words</text:span><text:span text:style-name="T6">. </text:span><text:span text:style-name="T3">My father beamed with pride</text:span><text:span text:style-name="T6">. </text:span><text:span text:style-name="T3">While in school I struggled with even the most basic school work, unable to spell simple words</text:span><text:span text:style-name="T6">. </text:span><text:span text:style-name="T3">Even in the special education classes my grades were Cs,</text:span> <text:span text:style-name="T3">Ds, and occasionally failing</text:span><text:span text:style-name="T6">. </text:span><text:span text:style-name="T3">Thankfully the bedwetting eventually stopped and I gained control of my emotions.</text:span></text:p>
      <text:p text:style-name="P3"/>
      <text:p text:style-name="P11"><text:span text:style-name="T3">When I was in around the sixth grade, my mother’s best friend was Ellen Greenwood</text:span><text:span text:style-name="T6">. </text:span><text:span text:style-name="T3">Her son Jason became my best friend and we started riding bicycles together</text:span><text:span text:style-name="T6">. </text:span><text:span text:style-name="T3">Jason’s father worked at the US Geological Survey and the family had a beautiful home</text:span><text:span text:style-name="T6">. </text:span><text:span text:style-name="T3">Our families grew close</text:span><text:span text:style-name="T6">. </text:span><text:span text:style-name="T3">My mother shopped at thrift stores, and I was growing quickly</text:span><text:span text:style-name="T6">. </text:span><text:span text:style-name="T3">Jason was a bit taller, I could wear his second hand clothing</text:span><text:span text:style-name="T6">. </text:span><text:span text:style-name="T3">I also</text:span> <text:span text:style-name="T3">much enjoyed his mother’s cooking; my mother is a</text:span> <text:span text:style-name="T3">bad cook so I would make excuses to eat at his home as often as possible</text:span><text:span text:style-name="T6">. </text:span><text:span text:style-name="T3">We were like brothers, and I quickly had a bond far closer th</text:span>a<text:span text:style-name="T3">n the one that I had with my biological brother.</text:span></text:p>
      <text:p text:style-name="P3"/>
      <text:p text:style-name="P11"><text:span text:style-name="T3">Jason and I rode together often</text:span><text:span text:style-name="T6">. </text:span><text:span text:style-name="T3">I was eleven or twelve and I often had nightmares but was for the most part no longer a bedwetter</text:span><text:span text:style-name="T6">. </text:span><text:span text:style-name="T3">I was starting to gain better control of my emotions and moving past temper tantrums</text:span><text:span text:style-name="T6">. </text:span><text:span text:style-name="T3">Now, I could have rational conversations with myself</text:span><text:span text:style-name="T6">. </text:span><text:span text:style-name="T3">For the most part I was improving but I was still quite broken</text:span><text:span text:style-name="T6">. </text:span><text:span text:style-name="T3">One night, I stayed late and was unexpectedly invited to a sleepover at Jason's home</text:span><text:span text:style-name="T6">. </text:span><text:span text:style-name="T3">I thought I had my early childhood problem under control but sadly had an accident</text:span><text:span text:style-name="T6">. </text:span><text:span text:style-name="T3">I do my best to hide the evidence by drying things with a towel</text:span><text:span text:style-name="T6">. </text:span><text:span text:style-name="T3">Jason’s mother, my godmother, never mentioned anything about the issue</text:span><text:span text:style-name="T6">. </text:span><text:span text:style-name="T3">After a while, </text:span>the problem<text:span text:style-name="T3"> with bed wetting goes away.</text:span></text:p>
      <text:p text:style-name="P3"/>
      <text:p text:style-name="P11"><text:span text:style-name="T3">My love of television continue</text:span>d but other families had <text:span text:style-name="T3">access to cable television with better channels while in our home we don’t have any of the good channels</text:span><text:span text:style-name="T6">. </text:span><text:span text:style-name="T3">My dad refu</text:span>sed<text:span text:style-name="T3"> to pay for the crap on TV</text:span> so<text:span text:style-name="T6"> </text:span><text:span text:style-name="T3">I </text:span>explored<text:span text:style-name="T3"> behind our house to solve the </text:span>problem<text:span text:style-name="T3">. </text:span>I found and disassembled<text:span text:style-name="T3"> </text:span>a <text:span text:style-name="T3">cable junction box in the </text:span>woods behind our home<text:span text:style-name="T6">. </text:span><text:span text:style-name="T3">It d</text:span>id<text:span text:style-name="T3"> not take me long to figure out the system</text:span><text:span text:style-name="T6">. </text:span>With a few connections<text:span text:style-name="T3"> </text:span>we gained<text:span text:style-name="T3"> access to </text:span>premium<text:span text:style-name="T3"> channels for the next couple of years. Our family was never sent a bill</text:span><text:span text:style-name="T6">. </text:span><text:span text:style-name="T3">It was a low tech system and an easy hack</text:span><text:span text:style-name="T6">. </text:span><text:span text:style-name="T3">I was simply piggybacking on our neighbors service. </text:span>In addition to the premium channels I much enjoyed the educational shows where I learned about nature, science, history, and politics. Politically my family tends to align with socialist and collectivist theory. My arguments have occurred in my family as a result of my experience watching Milton Friedman’s amazing <text:span text:style-name="T20">Free To Choose</text:span> documentary series from the 1980s.<text:line-break/><text:line-break/><text:tab/>As a kid, I enjoyed video games but soon moved on to learn to write programs on my own using our home computer. Since we had a computer in our home I could use it all day long. I invented my own simple video games such as Night Packman which is just like the normal Packman game except that in my version the maze disappears occasionally. When the game screen is dark but the walls still exist and the packman player must try to remember where to make the turns. I spent many hours working on the computer by myself. For the most part, I totally ignored school work. I am fundamentally opposed to any homework that interferes with a child’s creativity and Too much homework is a huge part of what is wrong with the educational system of this country.</text:p>
      <text:p text:style-name="P1"/>
      <text:p text:style-name="P11"><text:span text:style-name="T3">Building and maintaining a positive self image is difficult for young people with dyslexia</text:span><text:span text:style-name="T6">. </text:span><text:span text:style-name="T3">For me, bicycle racing was an important part of creating and strengthening an image of myself as someone who could succeed</text:span><text:span text:style-name="T6">. </text:span><text:span text:style-name="T3">My first positive experience in bicycle racing was a road trip that I took with some slightly older teenagers</text:span><text:span text:style-name="T6">. </text:span><text:span text:style-name="T3">I had recently joined the National Capital Velo Club team and a couple older teenagers who I did not know</text:span> <text:span text:style-name="T3">well offered to drive so we could take part in a race in Maryland</text:span><text:span text:style-name="T6">. </text:span><text:span text:style-name="T3">This interaction with people who were not aware of my past as a learning disabled child allowed me to feel like an equal</text:span><text:span text:style-name="T6">. </text:span><text:span text:style-name="T3">I was slightly younger but able to converse and joke and quickly made friends</text:span><text:span text:style-name="T6">. </text:span><text:span text:style-name="T3">We drove to the race joking about a popular song that was on the radio</text:span><text:span text:style-name="T6">. </text:span><text:span text:style-name="T3">I raced well and started to think that I might have a future</text:span><text:span text:style-name="T6">. </text:span><text:span text:style-name="T3">I also recognized that school was something that would someday end and the real world would not be so bad.</text:span></text:p>
      <text:p text:style-name="P12"/>
      <text:p text:style-name="P29"><text:bookmark text:name="_2q71e2952qr"/><draw:rect text:anchor-type="as-char" style:rel-width="100%" draw:z-index="60" draw:style-name="gr1" draw:text-style-name="P32" svg:width="0.0012in" svg:height="0.0213in"><text:p/></draw:rect></text:p>
      <text:p text:style-name="P18"><text:span text:style-name="T14">🎵</text:span></text:p>
      <text:p text:style-name="P18"><text:span text:style-name="T14">Donut inside</text:span></text:p>
      <text:p text:style-name="P18"><text:span text:style-name="T14">The donut inside</text:span></text:p>
      <text:p text:style-name="P18"><text:span text:style-name="T14">Every single one of us</text:span></text:p>
      <text:p text:style-name="P18"><text:span text:style-name="T14">The donut inside</text:span></text:p>
      <text:p text:style-name="P18"><text:span text:style-name="T14">🎵</text:span></text:p>
      <text:p text:style-name="P21"/>
      <text:p text:style-name="P18"><text:span text:style-name="T14">Matthew Butterman; making changes to the INXS hit song</text:span></text:p>
      <text:p text:style-name="P29"><text:bookmark text:name="_6oc8hga27c8u"/><draw:rect text:anchor-type="as-char" style:rel-width="100%" draw:z-index="61" draw:style-name="gr1" draw:text-style-name="P32" svg:width="0.0012in" svg:height="0.0213in"><text:p/></draw:rect></text:p>
      <text:p text:style-name="Standard"/>
      <text:p text:style-name="P11"><text:span text:style-name="T3">I am not a gifted athlete</text:span><text:span text:style-name="T6">. </text:span><text:span text:style-name="T3">I was quite clumsy; often the kid picked last for teams in gym class</text:span><text:span text:style-name="T6">. </text:span><text:span text:style-name="T3">I have an ungainly running stride and am not the fastest or strongest kid in the school</text:span><text:span text:style-name="T6">. </text:span><text:span text:style-name="T3">On a bicycle, I feel strong, powerful, and independent</text:span><text:span text:style-name="T6">. </text:span><text:span text:style-name="T3">My father helped get me started with cycling and I enjoyed riding bicycles in distance events when I was quite young</text:span><text:span text:style-name="T6">.</text:span> <text:span text:style-name="T3">My father rode with me and it helped us form a bond while building my self confidence.</text:span> <text:span text:style-name="T3">Soon I was riding too fast for my father and I to train together</text:span><text:span text:style-name="T6">. </text:span><text:span text:style-name="T3">My bicycle was always the most pieced together machine possible</text:span><text:span text:style-name="T6">. </text:span><text:span text:style-name="T3">Most parts are worn out</text:span><text:span text:style-name="T6">. </text:span><text:span text:style-name="T3">I remember once counting seven rubber patches on the inner tube of a tire</text:span><text:span text:style-name="T6">. </text:span><text:span text:style-name="T3">I took pride in working on everything myself and learned a lot about how to keep a bicycle working</text:span><text:span text:style-name="T6">. </text:span><text:span text:style-name="T3">My bike was always a work in progress</text:span><text:span text:style-name="T6">. </text:span><text:span text:style-name="T3">I would disassemble my bearings and replace the heavier grease with oil or a mix of oil and a bit of grease</text:span><text:span text:style-name="T6">. </text:span><text:span text:style-name="T3">I often rode two hundred miles a week</text:span> or more<text:span text:style-name="T3">.</text:span></text:p>
      <text:p text:style-name="P3"><text:soft-page-break/></text:p>
      <text:p text:style-name="P11"><text:span text:style-name="T3">Cycling helps me to stay away from home and I enjoy being out as much as possible</text:span><text:span text:style-name="T6">. </text:span><text:span text:style-name="T3">My brother is an academic super star but also seems to stay away from our home as much as possible</text:span><text:span text:style-name="T6">. </text:span><text:span text:style-name="T3">He is already living at his girlfriend's home and that makes him even more of a legend in our school</text:span><text:span text:style-name="T6">. </text:span><text:span text:style-name="T3">My two older sisters are away at college</text:span><text:span text:style-name="T6">. </text:span><text:span text:style-name="T3">My younger sister is finding her way as well</text:span><text:span text:style-name="T6">. </text:span><text:span text:style-name="T3">As a family, my father is the force that holds us together</text:span><text:span text:style-name="T6">. </text:span><text:span text:style-name="T3">After Synanon, my mother and father remarried in a ceremony where they both wore their Synanon robes</text:span><text:span text:style-name="T6">. </text:span><text:span text:style-name="T3">Our household is in many ways an extension of the Synanon experience.</text:span></text:p>
      <text:p text:style-name="P3"/>
      <text:p text:style-name="P11"><text:span text:style-name="T3">At one point on the bicycle path near my home, I met a man named Jim Montgomery</text:span><text:span text:style-name="T6">. </text:span><text:span text:style-name="T3">Mr. Montgomery was a national champion cyclist and we started to ride together often</text:span><text:span text:style-name="T6">. </text:span><text:span text:style-name="T3">Each Sunday, I would ride around ten miles to his house with my friends Matt and Jason</text:span><text:span text:style-name="T6">. </text:span><text:span text:style-name="T3">People from all over would attend the “Jim Ride” and it had grown into something of a regional gathering area for talented cyclists</text:span><text:span text:style-name="T6">. </text:span><text:span text:style-name="T3">The format of the ride was simple; we would all meet at Jim’s home and wait for him to get ready for the ride</text:span><text:span text:style-name="T6">. </text:span><text:span text:style-name="T3">Once we started, everyone would ride along as a group and slowly increase the pace</text:span><text:span text:style-name="T6">. </text:span><text:span text:style-name="T3">As we approached the town of Leesburg, the pace would get faster and faster until only a few select people were left</text:span><text:span text:style-name="T6">. </text:span><text:span text:style-name="T3">Usually, Jim would win the final sprint for the town limit sign</text:span><text:span text:style-name="T6">. </text:span><text:span text:style-name="T3">Then we would ride back and head home.</text:span></text:p>
      <text:p text:style-name="P3"/>
      <text:p text:style-name="P11"><text:span text:style-name="T3">Jim Montgomery helps me with my training and race tactics</text:span><text:span text:style-name="T6">. </text:span><text:span text:style-name="T3">Jim also shares that he, like my father, is a software developer</text:span><text:span text:style-name="T6">. </text:span><text:span text:style-name="T3">Since we only interact on a bicycle, Jim is unaware of my difficulties in school</text:span><text:span text:style-name="T6">. </text:span><text:span text:style-name="T3">At one point, I took a Saturday road trip with Jim where the two of us drove to New Jersey for a bicycle race</text:span><text:span text:style-name="T6">. </text:span><text:span text:style-name="T3">Jim has an Apple Newton computer and I have so much fun playing with it as we discuss his field! <text:s/>Jim has been one of the top amateur cyclists in the nation for decades at this point in his life</text:span><text:span text:style-name="T6">. </text:span><text:span text:style-name="T3">He is honest with me and lets me know that I do not have enough athletic talent</text:span><text:span text:style-name="T6">. </text:span><text:span text:style-name="T3">In his opinion, I will never make it as a professional cyclist</text:span><text:span text:style-name="T6">. </text:span><text:span text:style-name="T3">I feel his love in the way he delivers the message</text:span><text:span text:style-name="T6">. </text:span><text:span text:style-name="T3">Jim encourages me to work hard in school and consider software development as a career.</text:span></text:p>
      <text:p text:style-name="P3"/>
      <text:p text:style-name="P11"><text:span text:style-name="T3">By 1989, I had developed into a strong bicycle racer and traveled to attend a weekend of racing in Pennsylvania and New Jersey</text:span><text:span text:style-name="T6">. </text:span><text:span text:style-name="T3">The best cyclists from all over the country are competing</text:span><text:span text:style-name="T6">. </text:span><text:span text:style-name="T3">At the event, I met a cyclist from Texas named Lance Armstrong</text:span><text:span text:style-name="T6">. </text:span>The confident young rider from Texas is <text:span text:style-name="T3">unusually strong</text:span><text:span text:style-name="T6">. </text:span><text:span text:style-name="T3">My plan is simple; I attack early to create a solo breakaway</text:span><text:span text:style-name="T6">. </text:span><text:span text:style-name="T3">Everyone else is focused only on Lance and only his actions</text:span><text:span text:style-name="T6">. </text:span><text:span text:style-name="T3">Compared to Lance, I am a far weaker rider so no one chases when I attack</text:span><text:span text:style-name="T6">. </text:span><text:span text:style-name="T3">I ride solo for several miles and gain quite a bit of ground</text:span><text:span text:style-name="T6">. </text:span><text:span text:style-name="T3">Eventually, a single rider bridges the gap and joins me</text:span><text:span text:style-name="T6">. </text:span><text:span text:style-name="T3">Lance must have attacked with a powerful kick</text:span><text:span text:style-name="T6">. </text:span><text:span text:style-name="T3">In a race where everyone was expecting him to attack it appears that no one was capable of staying on his wheel when he made his move</text:span><text:span text:style-name="T6">. </text:span><text:span text:style-name="T3">The two of us now have a small lead while the peloton is working together in a desperate chase</text:span><text:span text:style-name="T6">. </text:span><text:span text:style-name="T3">For a few miles, Lance and I trade pulls</text:span><text:span text:style-name="T6">. </text:span><text:span text:style-name="T3">In theory, we should be able to work together and extend the advantage</text:span><text:span text:style-name="T6">. </text:span><text:span text:style-name="T3">No words are spoken; I am far beyond the level where speech and rational thought exist</text:span><text:span text:style-name="T6">. </text:span><text:span text:style-name="T3">Lance has no interest in attacking me</text:span><text:span text:style-name="T6">. </text:span><text:span text:style-name="T3">We gain a bit of ground</text:span><text:span text:style-name="T6">. </text:span><text:span text:style-name="T3">He is happy if I can contribute even a tiny bit</text:span><text:span text:style-name="T6">. </text:span><text:span text:style-name="T3">As we ride, it becomes clear that anytime I am in front, our pace is dropping</text:span><text:span text:style-name="T6">. </text:span><text:span text:style-name="T3">Lance eventually stops even asking me to do any work</text:span><text:span text:style-name="T6">. </text:span><text:span text:style-name="T3">I ride on his wheel dreaming of finishing in second place</text:span><text:span text:style-name="T6">. </text:span><text:span text:style-name="T3">Then soon enough, I am exhausted and unable to maintain contact</text:span><text:span text:style-name="T6">. </text:span><text:span text:style-name="T3">I rode alone for a few miles</text:span><text:span text:style-name="T6">. </text:span><text:span text:style-name="T3">When the pack caught me, I accepted that I could not even finish the race within the time limit and </text:span>finish all alone well behind the race<text:span text:style-name="T6">. </text:span><text:span text:style-name="T3">The</text:span> <text:span text:style-name="T3">next day, I used the same tactic with almost the same result</text:span><text:span text:style-name="T6">. </text:span><text:span text:style-name="T3">This time, I am caught by a group consisting of Lance Armstrong, George Hincapie, and Robbie Ventura</text:span><text:span text:style-name="T6">. </text:span><text:span text:style-name="T3">With a four man breakaway, I try to save energy and soft pedal when it is my turn</text:span><text:span text:style-name="T6">. </text:span><text:span text:style-name="T3">The pace is simply too high and I am dropped finishing the </text:span><text:span text:style-name="T6">race</text:span><text:span text:style-name="T3"> somewhere in the middle of the main pack</text:span><text:span text:style-name="T6">. </text:span><text:span text:style-name="T3">Lance won both races for the weekend</text:span><text:span text:style-name="T6">. </text:span><text:span text:style-name="T3">A few weeks later in a smaller race, George Hincapie and I are in a breakaway where we lap the pack</text:span><text:span text:style-name="T6">. </text:span><text:span text:style-name="T3">I finished in second place</text:span><text:span text:style-name="T6">. </text:span><text:span text:style-name="T3">George eventually becomes teammates with Lance Armstrong and races in the Tour de France. Robbie Ventura also has his </text:span>own professional career.</text:p>
      <text:p text:style-name="P3"/>
      <text:p text:style-name="P11"><text:span text:style-name="T3">I could see the role psychological health played in my peers</text:span><text:span text:style-name="T6">. </text:span><text:span text:style-name="T3">In 1988, Curtis, a fellow student in my special education class, was just getting started in cycling and triathlon</text:span><text:span text:style-name="T6">. </text:span>We had been in <text:span text:style-name="T3">special education together since the third grade</text:span><text:span text:style-name="T6">. </text:span><text:span text:style-name="T3">Everyone in the program had problems with self esteem</text:span><text:span text:style-name="T6">. </text:span><text:span text:style-name="T3">Our self control was fragile</text:span><text:span text:style-name="T6">. </text:span><text:span text:style-name="T3">Childhood had been a long string of temper tantrums, school yard fights, depression, and putting on a brave face</text:span><text:span text:style-name="T6">. </text:span><text:span text:style-name="T3">We all struggled</text:span><text:span text:style-name="T6">. </text:span><text:span text:style-name="T3">I had some talent on a bicycle and enjoyed competing in races</text:span><text:span text:style-name="T6">. </text:span><text:span text:style-name="T3">I was not a swimmer and had no interest in </text:span>t<text:span text:style-name="T3">riathlon but encouraged my friend</text:span><text:span text:style-name="T6">. We </text:span>rode<text:span text:style-name="T6"> together a few times</text:span>; <text:span text:style-name="T3">I was excited to see his self image improve</text:span><text:span text:style-name="T6">. </text:span><text:span text:style-name="T3">Curtis died in a freak accident while competing in the swim portion of his first triathlon event.</text:span></text:p>
      <text:p text:style-name="P3"/>
      <text:p text:style-name="P11"><text:span text:style-name="T3">Bicycles, rollerblades, motorcycles, and similar vehicles travel at speeds beyond what the human body evolved to handle</text:span><text:span text:style-name="T6">. </text:span><text:span text:style-name="T3">As a teenager, riding my bicycle made me feel as though I was superhuman</text:span><text:span text:style-name="T6">. </text:span><text:span text:style-name="T3">I loved criterium races that were popular at the time</text:span><text:span text:style-name="T6">. </text:span><text:span text:style-name="T3">These events consist of around twenty laps of a city block</text:span><text:span text:style-name="T6">. </text:span><text:span text:style-name="T3">Crashes often occur in criterium racing</text:span><text:span text:style-name="T6">. </text:span><text:span text:style-name="T3">At an event in the town of Herndon, I employed my strategy of attacking early with the hope that I could win from a solo breakaway</text:span><text:span text:style-name="T6">. </text:span><text:span text:style-name="T3">The breakaway was my only chance at victory because I am hopeless as a sprinter</text:span><text:span text:style-name="T6">. </text:span><text:span text:style-name="T3">When it is windy, and you are alone ahead of the peloton you must be wise</text:span><text:span text:style-name="T6">. </text:span><text:span text:style-name="T3">At this particular race there was a reasonable crowd of spectators along one side of the roadway</text:span><text:span text:style-name="T6">. </text:span>T<text:span text:style-name="T3">he sidewalk also had vendors and event tents</text:span><text:span text:style-name="T6">. </text:span><text:span text:style-name="T3">This provided a bit of shelter from the wind</text:span><text:span text:style-name="T6">. </text:span><text:span text:style-name="T3">By intentionally staying as close as possible to that edge of the roadway, I was able to save energy</text:span><text:span text:style-name="T6">. </text:span><text:span text:style-name="T3">In criterium style bicycle racing, the rules allow riders to take what is called a free lap if they have mechanical problems such as a flat tire and need a wheel change</text:span><text:span text:style-name="T6">. </text:span><text:span text:style-name="T3">This rule can be used up until the point where there are five laps to go</text:span><text:span text:style-name="T6">. </text:span><text:span text:style-name="T3">After the rider gets a wheel change, He waits with a race mechanic until they see the peloton approaching, at which time the mechanic helps the rider by pushing them out of the service pit a bit ahead of the pack so they can safely rejoin the race</text:span><text:span text:style-name="T6">. </text:span><text:span text:style-name="T3">I think it was just a simple accident where the race mechanic failed to see that I was speeding along close to the edge of the road</text:span><text:span text:style-name="T6">. </text:span><text:span text:style-name="T3">He pushed a rider out to rejoin the race but rather than doing so safely ahead of the peloton his actions pushed the poor guy out right in front of where I was attempting to launch my breakaway</text:span><text:span text:style-name="T6">. </text:span><text:span text:style-name="T3">It was a bad crash but by far not the worst that I had experienced</text:span><text:span text:style-name="T6">. </text:span><text:span text:style-name="T3">I was stiff and sore for a few weeks and had a lot of swelling</text:span><text:span text:style-name="T6">. </text:span><text:span text:style-name="T3">The difference was, this time I did not recover completely; I had a torn anterior cruciate ligament</text:span><text:span text:style-name="T6">. </text:span><text:span text:style-name="T3">I recovered and returned to racing but my knee was never fully stable until about fifteen years later when I finally got it properly repaired.</text:span></text:p>
      <text:p text:style-name="P3"/>
      <text:p text:style-name="P11">As I grew up I was able to win some smaller races including a Virginia State Championship event. I also start to see that I don’t possess the athletic ability needed to make a career from the sport. Still, the psychological benefits obtained by participation in cycling helped me more than any other activity of my youth. Shortly before the State Championship weekend, my good friend Kirk Simon is paralyzed for life in an accident at a Thursday night race near DC. He remained in a wheelchair until his death in 2020. Part of what is holding me back as a cyclist is pain and weakness in my left knee. It was a frustrating injury that plagued me for many years. Sports are a dangerous and frustrating part of childhood but also quite important.</text:p>
      <text:p text:style-name="P1"/>
      <text:p text:style-name="P11"><text:span text:style-name="T3">My favorite memory of bicycle racing was a few years later when I traveled with my friend Corey to race in New York City</text:span><text:span text:style-name="T6">. </text:span><text:span text:style-name="T3">We are at the tailend of our adolescence and </text:span><text:span text:style-name="T6">both are still</text:span><text:span text:style-name="T3"> dreaming of someday becoming bicycle racers even though it is clear we don’t quite have the talent</text:span><text:span text:style-name="T6">. </text:span><text:span text:style-name="T3">All summer I have been training well and getting stronger despite pain from my knee</text:span><text:span text:style-name="T6">. </text:span><text:span text:style-name="T3">I work around my issues with ice, rest, and doing just as much training as my body can handle</text:span><text:span text:style-name="T6">. </text:span><text:span text:style-name="T3">I also love technology and have a heart rate monitor which was a relatively new tool in our sport</text:span><text:span text:style-name="T6">. </text:span><text:span text:style-name="T3">My entire focus has been on keeping my body weight down and developing every bit of what I can become</text:span><text:span text:style-name="T6">. </text:span><text:span text:style-name="T3">At this point, I am usually taking between four and six pills of Aleve vs Advil daily</text:span><text:span text:style-name="T6">. </text:span><text:span text:style-name="T3">I know it’s hard on my stomach and I am careful</text:span><text:span text:style-name="T6">. </text:span><text:span text:style-name="T3">It is hard and the two of us are really just giving ourselves one more year</text:span><text:span text:style-name="T6">. </text:span><text:span text:style-name="T3">We race on a shoestring budget and sleep in my car in New York city</text:span><text:span text:style-name="T6">. </text:span><text:span text:style-name="T3">The Zimmerman Classic is in Central Park and open to professional and amateur riders</text:span><text:span text:style-name="T6">. </text:span><text:span text:style-name="T3">The format is ten laps of six miles with points for lap finishers and the final winner awarded based on the points total</text:span><text:span text:style-name="T6">. </text:span><text:span text:style-name="T3">Corey and I are racing independently with different team affiliations and neither of us have teammates</text:span><text:span text:style-name="T6">. </text:span><text:span text:style-name="T3">We just want to get noticed</text:span><text:span text:style-name="T6">. </text:span><text:span text:style-name="T3">Midway through the race I am on Cat hill where the peloton is strung out single file</text:span><text:span text:style-name="T6">. </text:span><text:span text:style-name="T3">Near the top of the climb, I am where I want to be when my heart rate monitor starts beeping loudly. </text:span>The beeping heart rate monitor <text:span text:style-name="T3">tell</text:span>s<text:span text:style-name="T3"> me that I am over my limit</text:span><text:span text:style-name="T6">. </text:span><text:span text:style-name="T3">I </text:span>hope<text:span text:style-name="T3"> that since I am on the edge, so is everyone else</text:span> and<text:span text:style-name="T3"> I launch an attack</text:span><text:span text:style-name="T6">. </text:span><text:span text:style-name="T3">It works; I go free of the peloton and am joined by three others two of whom are on the GS Mengoni team</text:span><text:span text:style-name="T6">. </text:span><text:span text:style-name="T3">Their strong rider is Freddy Rodregiz and he is with me</text:span><text:span text:style-name="T6">. </text:span><text:span text:style-name="T3">I collect some points each lap we are away simply because I am </text:span>with <text:span text:style-name="T3">th</text:span>e<text:span text:style-name="T3"> lead group</text:span><text:span text:style-name="T6">. </text:span><text:span text:style-name="T3">Our group was caught at the final group but we have collected enough points to put me in the top ten</text:span><text:span text:style-name="T6">. My friend </text:span><text:span text:style-name="T3">Corey helps me as the peloton goes to a sprint finish where lap points are doubled</text:span><text:span text:style-name="T6">. </text:span><text:span text:style-name="T3">I finished fifth on total points and am overjoyed</text:span><text:span text:style-name="T6">. </text:span><text:span text:style-name="T3">This is 1992 and Mike McCarthy who is that year's world champion </text:span>for the<text:span text:style-name="T3"> track pursuit has been suffering from Epstein-Barr virus. The ailing world champion finishes right behind </text:span>me. We are<text:span text:style-name="T3"> both exhausted</text:span><text:span text:style-name="T6">. </text:span><text:span text:style-name="T3">He and I have never really met but he congratulates me as we cool down</text:span><text:span text:style-name="T6">. </text:span><text:span text:style-name="T3">I wish him well on his recovery</text:span><text:span text:style-name="T6">. </text:span><text:span text:style-name="T3">We head to the officials where they are sorting out the results. An argument is going on where Adam Myerson, who crossed the line first, is being accused by another rider of some infraction </text:span>of<text:span text:style-name="T3"> dangerous riding that occurred in the final sprint</text:span><text:span text:style-name="T6">. </text:span><text:span text:style-name="T3">The officials and riders are discussing things; I was so far back that I have nothing to offer</text:span>.<text:span text:style-name="T3"> Ad</text:span>am<text:span text:style-name="T3"> </text:span>tells<text:span text:style-name="T3"> </text:span>another rider<text:span text:style-name="T3"> “Look man, you are only seeing your reality”</text:span><text:span text:style-name="T6">. </text:span><text:span text:style-name="T3">Adam felt he was in the right and was trying to get the other rider to see the situation from a different perspective</text:span><text:span text:style-name="T6">. </text:span><text:span text:style-name="T3">I don’t remember what the officials decided about the winner for that day</text:span><text:span text:style-name="T6">. </text:span><text:span text:style-name="T3">I collected my small cash prize and headed home</text:span><text:span text:style-name="T6">.</text:span> Adam’s phrase and how he delivered it sticks in my mind.</text:p>
      <text:p text:style-name="P2"/>
      <text:p text:style-name="P11"><text:span text:style-name="T6">The popular “criterium” format of bicycle racing consists of races in a format where each lap takes two or three minutes to complete. I am able to race in the same group as the professional cyclists and dream of making a breakthrough but it has become clear to me that such a breakthrough will not happen. The best criterium races in the USA at the time were in Wisconsin where my friend Matt and I were able to compete alongside professional teams from all over the world. Bicycle racing in the 1990s was awash in drugs. At a race series in Wisconsin one year, I was in the process of being dropped from the field while at the same time two professionals riding for one of the top teams were in a breakaway that was far ahead of the main group. At the same time when I had fallen to be about a minute behind the main group the two professional racers were around a minute ahead of the group. Our timing was such that I was on a section of the course without spectators just as the coach of the team seized the opportunity to yell a message to his riders. The coach yelled to his riders “they have drug control” and I just happened to be in the position to overhear the exchange. Having heard the message, the professional riders left the event by faking mechanicals, loading their supposedly broken bicycles into a team car and leaving the event. It was obvious that they were working hard to avoid “winning” the race and having to take a drug test. It was hard to give up on the dream of becoming a professional cyclist but by my late twenties my disillusionment with the sport was complete. </text:span></text:p>
      <text:p text:style-name="P3"/>
      <text:p text:style-name="P11"><text:span text:style-name="T3">One bright spot in my youth was learning outside of school. I had become comfortable with writing simple software programs</text:span><text:span text:style-name="T6">. </text:span><text:span text:style-name="T3">I was exposed to technology early in life through my father who worked as a software developer</text:span><text:span text:style-name="T6">. </text:span><text:span text:style-name="T3">I had been playing on my TRS80 and later an IBM PC making simple games</text:span><text:span text:style-name="T6">. </text:span><text:span text:style-name="T3">At school, I explained basic concepts to a confused math teacher and helped set up the computer lab</text:span><text:span text:style-name="T6">. </text:span><text:span text:style-name="T3">I built a simple menu system</text:span><text:span text:style-name="T6">. </text:span><text:span text:style-name="T3">My “Quick Menu” system made it easier for her to run the classroom and help students who were not familiar with computers avoid the complexity of a command line interface. The teacher; Mrs. Furgeson suggested that since I was “good with computers”; I should apply to the US Geological Survey (USGS) where a student intern position was available.</text:span> Mrs. Furgeson did not work in the special education department and did not know how poor my performance was in most of my classes.</text:p>
      <text:p text:style-name="P3"/>
      <text:p text:style-name="P11"><text:span text:style-name="T3">When I interviewed at the </text:span>US Geological Survey<text:span text:style-name="T3">, the head of the project picked me quickly because I had a strong understanding of computer basics from my self study</text:span><text:span text:style-name="T6">. </text:span><text:span text:style-name="T3">I took care to prevent the subject of grades or my status as a special education student from coming up</text:span><text:span text:style-name="T6">. </text:span><text:span text:style-name="T3">My father had given most of his money to the cult and his wealth had not yet been restored</text:span><text:span text:style-name="T6">. </text:span><text:span text:style-name="T3">I started working as soon as I had reached legal age</text:span><text:span text:style-name="T6">. </text:span><text:span text:style-name="T3">The head of the project found some money in his budget and will pay me so I can quit a job I had at a local farmers market.</text:span></text:p>
      <text:p text:style-name="P3"/>
      <text:p text:style-name="P11"><text:span text:style-name="T3">The change from the farmers market to a job in a lab was great for my self image</text:span><text:span text:style-name="T6">. </text:span><text:span text:style-name="T3">Because computers were foreign to most people, I was viewed as smart simply for being comfortable around them</text:span><text:span text:style-name="T6">. </text:span><text:span text:style-name="T3">In this context I was finally not a backwards child</text:span><text:span text:style-name="T6">. </text:span><text:span text:style-name="T3">Thanks to the work of dedicated teachers, I could now pronounce my Rs and had eliminated my lisp</text:span><text:span text:style-name="T6">. </text:span><text:span text:style-name="T3">I started to at least play my part and allowed them to think I was “smart”</text:span><text:span text:style-name="T6">. </text:span><text:span text:style-name="T3">At the farmers market on the other hand people had already learned about my poor handwriting and inability to spell</text:span><text:span text:style-name="T6">. </text:span><text:span text:style-name="T3">My ability to</text:span><text:span text:style-name="T6"> do </text:span><text:span text:style-name="T3">in–my-head math required for selling fruit and making change was poor</text:span><text:span text:style-name="T6">. </text:span><text:span text:style-name="T3">I was unable to create good handwritten signs. Software development was a better career </text:span>fit because <text:span text:style-name="T6">I feared that I would be unable to hide my differences</text:span> in other professions.</text:p>
      <text:p text:style-name="P3"><text:soft-page-break/></text:p>
      <text:p text:style-name="P11"><text:span text:style-name="T3">I simply can’t do math in my head without resorting to counting on my fingers</text:span><text:span text:style-name="T6">. </text:span><text:span text:style-name="T3">Concepts of mathematics are not the same as the mechanical aspect of multiplication</text:span><text:span text:style-name="T6">. </text:span><text:span text:style-name="T3">Approaching ideas logically is the key. Performance with the multiplication table has</text:span> <text:span text:style-name="T3">little to do with </text:span>understanding what<text:span text:style-name="T3"> </text:span>mathematics is <text:span text:style-name="T3">really </text:span>about<text:span text:style-name="T6">. </text:span><text:span text:style-name="T3">I </text:span>strangely have a <text:span text:style-name="T3">poor ability to work with base ten numbers in my head.</text:span> <text:span text:style-name="T3">Humans use base ten numbers because we have ten fingers</text:span><text:span text:style-name="T6">. </text:span><text:span text:style-name="T3">But </text:span><text:span text:style-name="T6">dyscalculia </text:span><text:span text:style-name="T3">makes working with numbers in </text:span>my<text:span text:style-name="T3"> head difficult</text:span><text:span text:style-name="T6">. </text:span><text:span text:style-name="T3">My base ten lookup system doesn't function the same as most people</text:span><text:span text:style-name="T6">. </text:span><text:span text:style-name="T3">If I explained base sixteenth mathematicians to you and then asked you to multiply numbers you</text:span> <text:span text:style-name="T3">would likely resort to counting on your fingers and a few of your toes until you learned the matrix memorized factors for bas</text:span>e-16<text:span text:style-name="T3">. We call base</text:span>-16<text:span text:style-name="T3"> the </text:span>“<text:span text:style-name="T3">hexadecimal</text:span>” system<text:span text:style-name="T6">. </text:span><text:span text:style-name="T3">The </text:span>symbols of the hexadecimal system<text:span text:style-name="T3"> are 0123456789ABCDEF</text:span><text:span text:style-name="T6">. </text:span>T<text:span text:style-name="T6">he </text:span>multiplication <text:span text:style-name="T6">result is </text:span>“<text:span text:style-name="T6">2C</text:span>” for the values “4” and “B”<text:span text:style-name="T3">? To understand a person with dyscalculia, imagine if all math problems were expressed in different numerical base systems each time they were presented. </text:span>Yo<text:span text:style-name="T3">u would be counting on your fingers and toes since you don’t have your base sixteen multiplication table memorized</text:span><text:span text:style-name="T6">. </text:span><text:span text:style-name="T3">If you understand multiplication of base sixteen at a conceptual level but fail to grasp it at a mechanical level you might have a window into how I feel about simple math</text:span><text:span text:style-name="T6">. </text:span><text:span text:style-name="T3">I struggled with numbers in hexadecimal just as much as I d</text:span>id <text:span text:style-name="T3">when working in different numerical bases. </text:span><text:span text:style-name="T6">Skill, comfort, and speed with counting and grasping memorized factors in </text:span>numerical<text:span text:style-name="T6"> processing can be independent of conceptual understanding of mathematics. I </text:span>recognize<text:span text:style-name="T6"> that my i</text:span>nability to be comfortable with hexadecimal does not mean that I am stupid. I start to see mathematics as independent of what I start to view as the mechanics of addition, subtraction, and multiplication. I am in 10th grade and my special education teachers are still trying to help me learn the multiplication table. I am less and less interested in school and see that I learn well alone. Around this point, I stop caring about learning the multiplication table and accept that it will never happen. </text:p>
      <text:p text:style-name="P3"/>
      <text:p text:style-name="P11"><text:span text:style-name="T3">I worked to hide my struggles and applied myself</text:span><text:span text:style-name="T6">. </text:span><text:span text:style-name="T3">With a lot of effort, I built software to enable the laboratory to perform their work better</text:span><text:span text:style-name="T6">. </text:span><text:span text:style-name="T3">We used a National Instruments general purpose interface board (GPIB)</text:span><text:span text:style-name="T6">. </text:span><text:span text:style-name="T3">Software that I developed mostly from scratch controlled expensive specialized scientific equipment. The program code was well-organized and solved problems for the team</text:span><text:span text:style-name="T6">. </text:span><text:span text:style-name="T3">In this world, I was not viewed as a learning disabled child.</text:span></text:p>
      <text:p text:style-name="P3"/>
      <text:p text:style-name="P11"><text:span text:style-name="T3">While in high school, I developed a Laboratory Information Management System (LIMS) for Light Stable Isotopes for the USGS laboratory</text:span><text:span text:style-name="T6">. </text:span><text:span text:style-name="T3">When this software had matured to its eighth version, many y</text:span><text:span text:style-name="T6">ears after it was created </text:span><text:span text:style-name="T3">the head of the laboratory included my name in the software manual still available on their website; giving thanks to “Mark Farnsworth (ex-USGS), who using his Visual Basic expertise, created much of the code in the first version of LIMS”. With </text:span>a<text:span text:style-name="T3"> lucky and unexpected twist of fate, I had a dual life where teachers in my high school and then my early college programs saw me as learning disabled and awarded me with D and F grades. </text:span>A<text:span text:style-name="T3">t the same time I w</text:span>as a member of <text:span text:style-name="T3">a science team, I socially discussed radioactive isotopes in our water supply, the Fermi Paradox, and other tangential topics </text:span>with others on the team<text:span text:style-name="T3"> at lunch. </text:span>I have always been a voracious reader even though my reading scores when tested were never reported as grade level. I loved learning and enjoyed reading all kinds of science and science fiction related content. <text:span text:style-name="T3">The team did not know, and in hindsight </text:span>would <text:span text:style-name="T3">not have cared</text:span> <text:span text:style-name="T3">that I could not spell well or manage the multiplication table in my head</text:span><text:span text:style-name="T6">. </text:span><text:span text:style-name="T3">The USGS was a freak accident and I knew it</text:span><text:span text:style-name="T6">. </text:span><text:span text:style-name="T3">I am a nerd and an idiot at the same time</text:span><text:span text:style-name="T6">. </text:span><text:span text:style-name="T3">I do not expect to make a career in software development; that would be crazy</text:span> but I start to see it as the only option available to me. Also; in the context of the Fermi Paradox that I mentioned earlier in this paragraph, my view is that our species is the only intelligent life in the universe. Even though that seems like a crazy explanation It seems to be the only one that fits the evidence we have.<text:span text:style-name="T3"><text:line-break/></text:span></text:p>
      <text:p text:style-name="P11"><text:span text:style-name="T3">I made an attempt to go to college but was still</text:span> <text:span text:style-name="T3">far behind academically</text:span><text:span text:style-name="T6">. </text:span><text:span text:style-name="T3">I can’t work well from my own handwriting and struggle without a word processor</text:span><text:span text:style-name="T6">. </text:span>Working with technology<text:span text:style-name="T3"> tools is a much </text:span>better approach<text:span text:style-name="T3"> for me</text:span><text:span text:style-name="T6">. </text:span><text:span text:style-name="T3">I vividly remember handwriting an essay in a “blue book” using an ink pen for a college entrance exam. Stress associated with the difficult task of reading my own handwriting makes my poor spelling much worse</text:span><text:span text:style-name="T6">. </text:span><text:span text:style-name="T3">A sentence formed in my mind</text:span><text:span text:style-name="T6">. </text:span><text:span text:style-name="T3">I had attempted to write a word and struggled with the spelling</text:span><text:span text:style-name="T6">. </text:span><text:span text:style-name="T3">I reflected on a page full of errors and edits</text:span><text:span text:style-name="T6">. </text:span><text:span text:style-name="T3">The essay was a glorious mess; I don’t even care about college but still I find myself near tears</text:span><text:span text:style-name="T6">. </text:span><text:span text:style-name="T3">It makes no sense at all; ideas that I had hoped to express are not visible to me</text:span><text:span text:style-name="T6">. </text:span><text:span text:style-name="T3">Old Dominion University had a program for those with “Learning Disabilities”</text:span><text:span text:style-name="T6">. </text:span><text:span text:style-name="T3">I continued to work at the USGS in the summers and in the fall struggled with college work that I could not manage</text:span><text:span text:style-name="T6">. </text:span><text:span text:style-name="T3">My main focus at this time was still bicycle racing although it was already clear to me that I did not have the athletic talent needed for success</text:span><text:span text:style-name="T6">. </text:span><text:span text:style-name="T3">Still, having “some college” was an important part of developing who I am today.</text:span></text:p>
      <text:p text:style-name="P3"/>
      <text:p text:style-name="P11"><text:span text:style-name="T3">My first year of college at Old Dominion university was a monumental change from the learning disabled high school experience</text:span><text:span text:style-name="T6">. </text:span><text:span text:style-name="T3">In high school, my classmates were also learning disabled</text:span><text:span text:style-name="T6">. </text:span><text:span text:style-name="T3">We were separated from the general population with reduced class sizes and teachers working at a pace that the slowest students could handle</text:span><text:span text:style-name="T6">. </text:span><text:span text:style-name="T3">Growing up the focus was on addressing the skills we lacked and as such I had not explored more advanced reading</text:span> and<text:span text:style-name="T3"> writing</text:span> in the context of school<text:span text:style-name="T6">.</text:span> <text:span text:style-name="T3">College was different; I was given access to extra time on tests and some other accommodations but </text:span>the approach was still not flexible<text:span text:style-name="T6">. The </text:span>“help” was in the form of trying to address my weaknesses. <text:span text:style-name="T3">Although I was allowed to use a calculator on tests, I was still so far behind conceptually that it made little difference</text:span><text:span text:style-name="T6">. </text:span><text:span text:style-name="T3">I worked hard </text:span>but was not successful<text:span text:style-name="T3">.</text:span></text:p>
      <text:p text:style-name="P3"/>
      <text:p text:style-name="P11"><text:span text:style-name="T3">My fall semester is difficult, I do poorly in all of my classes</text:span><text:span text:style-name="T6">. </text:span><text:span text:style-name="T3">I am attempting to keep up with the work but it is hopeless</text:span><text:span text:style-name="T6">. </text:span><text:span text:style-name="T3">Classes move way too fast for me</text:span><text:span text:style-name="T6">. </text:span><text:span text:style-name="T3">My handwriting is such that I am unable to take notes</text:span><text:span text:style-name="T6">. </text:span><text:span text:style-name="T3">I end up reading the textbook i</text:span>n the order that it was printed but for some reason<text:span text:style-name="T3"> </text:span>my t<text:span text:style-name="T3">eachers </text:span>often<text:span text:style-name="T3"> </text:span>had the class study c<text:span text:style-name="T3">hapters </text:span>in different <text:span text:style-name="T3">order. I </text:span>had trouble following <text:span text:style-name="T3">lectures a</text:span>nd am not able to take written notes at the speed required to succeed<text:span text:style-name="T6">. </text:span><text:span text:style-name="T3">In my intro to psychology class, I realize that my childhood was essentially a huge experiment. <text:s/></text:span>Around this time I <text:span text:style-name="T3">realize that </text:span>the world does not actually know what happened and begin to suspect the story of Synanon is different from what has been presented<text:span text:style-name="T6">. </text:span>Even in my <text:span text:style-name="T3">intro to computer science course I </text:span>get a failing grade. College is <text:span text:style-name="T3">horrible because I can not manage the lecture notes</text:span><text:span text:style-name="T6">. </text:span><text:span text:style-name="T3">In the programming assignment I do much better</text:span><text:span text:style-name="T6">. But fail </text:span>tests where written essay responses are expected.<text:span text:style-name="T6"> </text:span><text:span text:style-name="T3">I was overwhelmed and </text:span>had horrible<text:span text:style-name="T3"> grades</text:span>.</text:p>
      <text:p text:style-name="P3"/>
      <text:p text:style-name="P11"><text:span text:style-name="T3">For the spring semester, I am on academic probation</text:span><text:span text:style-name="T6">. </text:span><text:span text:style-name="T3">I have to repeat a couple of courses from the fall semester and while I work hard</text:span> <text:span text:style-name="T3">the idea of graduation seems impossible</text:span><text:span text:style-name="T6">. </text:span><text:span text:style-name="T3">I am also just about broke all the time</text:span><text:span text:style-name="T6">. </text:span><text:span text:style-name="T3">I am trying to return to bicycle racing and need it because it provides an outlet for my frustrations</text:span><text:span text:style-name="T6">. </text:span><text:span text:style-name="T3">On a Friday when I am feeling like a failure, I ride from my dorm in Old Dominion University to visit Williams and Mary University</text:span><text:span text:style-name="T6">. </text:span><text:span text:style-name="T3">I don’t call ahead. I simply want to see if I can find a way to feel a bond with my brother</text:span><text:span text:style-name="T6">. </text:span><text:span text:style-name="T3">At Synanon we lived in different dormitories</text:span><text:span text:style-name="T6">. </text:span><text:span text:style-name="T3">After Synanon we moved in different social circles</text:span><text:span text:style-name="T6">. </text:span><text:span text:style-name="T3">My idea is that I can show up and be accepted</text:span><text:span text:style-name="T6">. </text:span><text:span text:style-name="T3">I want to see if I can create a connection with my older brother</text:span><text:span text:style-name="T6">. </text:span><text:span text:style-name="T3">I want to find some level of connection.</text:span></text:p>
      <text:p text:style-name="P3"/>
      <text:p text:style-name="P11"><text:span text:style-name="T3">My ride is </text:span><text:span text:style-name="T6">around a </text:span><text:span text:style-name="T3">hundred miles on a cold spring day</text:span><text:span text:style-name="T6">. </text:span><text:span text:style-name="T3">I am not in a hurry and sometimes stop to have dark thoughts</text:span><text:span text:style-name="T6">. </text:span><text:span text:style-name="T3">At one point I stop on a bridge and look over the edge</text:span><text:span text:style-name="T6">. </text:span><text:span text:style-name="T3">I am not suicidal but spend quite a bit of time wondering why</text:span><text:span text:style-name="T6">. </text:span><text:span text:style-name="T3">Given the way I feel about life it seems to me that I should be suicidal</text:span><text:span text:style-name="T6">. </text:span><text:span text:style-name="T3">I imagine what the jump would feel like and if the impact with the water would kill me</text:span><text:span text:style-name="T6">. </text:span><text:span text:style-name="T3">I think about the cold of the water and am pretty sure that if the impact did not kill me I would not be able to swim to shore</text:span><text:span text:style-name="T6">. </text:span><text:span text:style-name="T3">In a dark place I look into my thoughts but do not see any appeal to the idea of suicide</text:span><text:span text:style-name="T6">. </text:span><text:span text:style-name="T3">I am not happy with my prospects but knowing that there is no afterlife helps me see that moving forward is my only option</text:span><text:span text:style-name="T6">. </text:span><text:span text:style-name="T3">I complete the ride and find my brother's dorm</text:span><text:span text:style-name="T6">. </text:span><text:span text:style-name="T3">We have almost no connection but he has no choice other than to talk with me a bit and let me sleep on the floor in his dorm room</text:span><text:span text:style-name="T6">. </text:span><text:span text:style-name="T3">I rode home the next day with no more of a bond with my brother than when I had left</text:span><text:span text:style-name="T6">. </text:span><text:span text:style-name="T3">My brother is so different from me; I feel</text:span> <text:span text:style-name="T3">little connection with him and after that trip know that we will never develop much of a bond.</text:span></text:p>
      <text:p text:style-name="P3"/>
      <text:p text:style-name="P11"><text:span text:style-name="T3">I was not the most eligible bachelor when I was in high school</text:span><text:span text:style-name="T6">. </text:span><text:span text:style-name="T3">South Lakes high is a large </text:span>school <text:span text:style-name="T3">but boys in special-ed are not people who others see as targets for dating. In college, I was awkward around girls but slowly improving</text:span><text:span text:style-name="T6">. </text:span><text:span text:style-name="T3">Bicycle racing is a</text:span> <text:span text:style-name="T3">small sport and not popular at Old Dominion but there are some races</text:span><text:span text:style-name="T6">. </text:span><text:span text:style-name="T3">One of my good friends from high school who is attending Virginia Tech calls me to ask if he can stay with me for a weekend of bicycle racing</text:span><text:span text:style-name="T6">. </text:span><text:span text:style-name="T3">Bob tells me about a girl named Suzi from Virginia Tech who he is interested in</text:span><text:span text:style-name="T6">. </text:span><text:span text:style-name="T3">The two of them are not yet dating but will drive together to the race and will stay with me at the small apartment that I rent with some friends</text:span><text:span text:style-name="T6">. </text:span><text:span text:style-name="T3">I am no longer in the dorms because a group of us found an inexpensive apartment we are renting</text:span><text:span text:style-name="T6">. </text:span><text:span text:style-name="T3">We have couches in the living room</text:span><text:span text:style-name="T6">. </text:span><text:span text:style-name="T3">I tell Bob that he and I can sleep on the couches; Suzi can sleep in my room.</text:span></text:p>
      <text:p text:style-name="P3"/>
      <text:p text:style-name="P11"><text:span text:style-name="T3">I put on a mask of confidence when Bob and Suzi arrive.</text:span><text:span text:style-name="T6"> </text:span><text:span text:style-name="T3">I show them around our campus. We hang out a bit and have some drinks</text:span><text:span text:style-name="T6">. </text:span><text:span text:style-name="T3">We are young people who are enjoying our youth</text:span><text:span text:style-name="T6">. </text:span><text:span text:style-name="T3">I flirt with Suzi and she flirts back</text:span><text:span text:style-name="T6">. </text:span><text:span text:style-name="T3">We have a bit of a connection; I enjoy telling stories of bike racing and putting myself in a good light</text:span><text:span text:style-name="T6">. </text:span><text:span text:style-name="T3">When it is late in the evening we are a bit drunk</text:span>; <text:span text:style-name="T3">Suzi invites me to share the bed with her</text:span><text:span text:style-name="T6">. </text:span><text:span text:style-name="T3">We are naked, kiss passionately, and explore each other's athletic bodies</text:span><text:span text:style-name="T6">. </text:span><text:span text:style-name="T3">She is a good girl and I am a perfect gentleman; we sleep together without going too far</text:span><text:span text:style-name="T6">. </text:span><text:span text:style-name="T3">I know that I am a horrible friend and have treated Bob</text:span> <text:span text:style-name="T3">poorly</text:span><text:span text:style-name="T6">. </text:span><text:span text:style-name="T3">He is a close friend and I am a jerk.</text:span></text:p>
      <text:p text:style-name="P3"/>
      <text:p text:style-name="P11"><text:span text:style-name="T3">For the spring holiday break, I went back home to Reston.</text:span><text:span text:style-name="T6"> </text:span><text:span text:style-name="T3">I still enjoy working out in the gym with my friend Matt</text:span><text:span text:style-name="T6">. </text:span><text:span text:style-name="T3">Matt has developed into a powerful young man and is the type of cyclist who excels at sprinting</text:span><text:span text:style-name="T6">. </text:span><text:span text:style-name="T3">We are both strong and spend a lot of time at the squat rack</text:span><text:span text:style-name="T6">. </text:span><text:span text:style-name="T3">One day when we arrived at the gym we found ourselves waiting while a woman was working out on the squat rack</text:span><text:span text:style-name="T6">. </text:span><text:span text:style-name="T3">My future girlfriend was doing squats and had no one to spot her</text:span><text:span text:style-name="T6">. </text:span><text:span text:style-name="T3">She was also unlike many other young women at the gym clearly focused only on the workout</text:span><text:span text:style-name="T6">. </text:span><text:span text:style-name="T3">She wore no makeup and had a serious expression and outfit</text:span><text:span text:style-name="T6">. </text:span><text:span text:style-name="T3">Here was a woman who was training for something, not just trying to look good</text:span><text:span text:style-name="T6">. </text:span><text:span text:style-name="T3">Her body was firm and athletic</text:span><text:span text:style-name="T6">. </text:span><text:span text:style-name="T3">She was lifting a bit more weight than was reasonable for someone of her size</text:span><text:span text:style-name="T6">. </text:span><text:span text:style-name="T3">We watched as she attempted a squat solo and fell backwards</text:span><text:span text:style-name="T6">. </text:span><text:span text:style-name="T3">Thankfully she was not injured</text:span><text:span text:style-name="T6">. </text:span><text:span text:style-name="T3">We offered to work out together so we could all use the equipment and spot each other</text:span><text:span text:style-name="T6">. </text:span><text:span text:style-name="T3">A few days later, I asked her out on a date.</text:span></text:p>
      <text:p text:style-name="P3"/>
      <text:p text:style-name="P11"><text:span text:style-name="T3">In my teens and early twenties, I was</text:span> <text:span text:style-name="T3">unsure about how my life was going to work out</text:span><text:span text:style-name="T6">. </text:span><text:span text:style-name="T3">Sure, I had seen unexpected success with software, but I knew that since</text:span> <text:span text:style-name="T3">few people my age had access to computers this was a lucky break and feared it would not be a career option</text:span><text:span text:style-name="T6">. </text:span><text:span text:style-name="T3">Sure, I provided value but did they know that I was not a “smart” kid. I was quickly on academic suspension</text:span><text:span text:style-name="T6">. </text:span><text:span text:style-name="T3">I wondered how I would ever pay my bills. I was almost okay with my reading difficulties</text:span><text:span text:style-name="T6">. </text:span><text:span text:style-name="T3">My bad handwriting did not worry me</text:span><text:span text:style-name="T6">. </text:span><text:span text:style-name="T3">The poor spelling was a bigger fear because despite my efforts I could not spell even simple words. My biggest concern was my need to count on my fingers and my inability to learn my multiplication table. My brother and older sister were in contrast amazing students and clearly crazy smart</text:span><text:span text:style-name="T6">. </text:span><text:span text:style-name="T3">I could not play Scrabble or the other word games they enjoyed so much</text:span><text:span text:style-name="T6">. </text:span><text:span text:style-name="T3">I was defiant and always had a thick skin but really; I asked the question to myself, was I stupid?</text:span></text:p>
      <text:p text:style-name="P1"/>
      <text:p text:style-name="P11"><text:soft-page-break/>One of the guys in my dorm freshman year was in ROTC. I talked with Mike about the ROTC program and the army in general. Mike and I decided to take a three day weekend hike in the Blue Ridge mountains. Initially a bunch of the others from the dorm were also planning to join us but as the weekend approached all of them dropped out. For the weekend hiking trip we planned to start along a ridge and at the start of the hike I looked over Mike’s gear. I had plenty of experience in hiking from trips that my family took. Mike had his Army gear and strangely he was bringing his military sidearm. All his gear seemed silly to me. Mike had far too much food, clothing, and gear. Mike had one metal canteen. The style of hiking that I prefer was much different. My gear was lightweight boots, comfortable quick drying clothing, and a simple lightweight sleeping bag. I had planned a reasonable ten mile route for the first day. The route for the second day would be a bit longer and we would have an easy third day.</text:p>
      <text:p text:style-name="P1"/>
      <text:p text:style-name="P11">In the excitement of getting started we headed down the correct trail. Mike and I talked about his dreams where he told me about Army Ranger school and how he felt he would do well. Mike was in good shape and we had a great time for the first three hours. After these three hours were complete I did a bunch of map checks then realized that while we had headed down the correct trail we had gone the wrong direction and were hiking south rather than north. It was a silly mistake. We discussed options and identified a trail that looked like a good option to get where we wanted so we could still make a nice three day loop. After a few hours on the new route we were moving into late afternoon when it became clear that while I was enjoying the trip Mike was struggling. I had not hiked with Mike before and while I had thought the pace was fine he finally stopped me to explain that he had been killing himself to keep up with the pace that I had been setting. The difference was partially fitness because at this point in my life I was fit while Mike was not quite at that level. The other difference was his gear was too heavy. We now had less than four hours of daylight remaining. We were already out of water and were on a ridgetop trail. Along the ridge we would not have any options to camp. This was a trail where the hiking was extreme in terms of elevation change with many steep sections. Without any other option I exchanged packs with Mike putting as much of his gear in my pack. He was broken by exhaustion by our accidental “death march” and allowed me to carry the sidearm simply because it was a heavy item and we could both recognize that we were now facing a serious problem. We hiked six more hours and while I suffered under the weight of a pack that was now much heavier then I preferred Mike was still the reason we stopped often to rest. We were both severely dehydrated when we reached a suitable place where we could camp with access to a small stream for water. The next two days were nice and easy by comparison. The first day was a hike I enjoyed much but Mike told me it was physically the most demanding day of his life.</text:p>
      <text:p text:style-name="P3"/>
      <text:p text:style-name="P11"><text:span text:style-name="T3">As I grew in high school and especially afterwards I could see that I am not stupid</text:span><text:span text:style-name="T6">. </text:span><text:span text:style-name="T3">As a reader you may decide to view me as having some mythical “gift of dyslexia”</text:span><text:span text:style-name="T6">. </text:span><text:span text:style-name="T3">I don’t think that is at all the case</text:span><text:span text:style-name="T6">. </text:span><text:span text:style-name="T3">I struggled in the USGS job and have always struggled in the work that I do</text:span><text:span text:style-name="T6">. </text:span><text:span text:style-name="T3">Even in my late teens the thought of a job in software development seems like a nightmare</text:span><text:span text:style-name="T6">. </text:span><text:span text:style-name="T3">As strange as it may sound I felt like I had no other option</text:span><text:span text:style-name="T6">. </text:span><text:span text:style-name="T3">My attempt to be a cyclist fails and at the farmers market I was unable to write simple produce signs</text:span><text:span text:style-name="T6">. </text:span><text:span text:style-name="T3">Trying to make the software job work does not seem like an option that I am able to choose</text:span><text:span text:style-name="T6">. </text:span><text:span text:style-name="T3">I feel like I have zero chance of a college so many fields seem like they are not possible</text:span><text:span text:style-name="T6">. </text:span><text:span text:style-name="T3">The path before me seems like the only one that is available</text:span><text:span text:style-name="T6">. </text:span><text:span text:style-name="T3">I am occasionally deeply depressed that even “success” will be work indoors and isolating</text:span><text:span text:style-name="T6">. </text:span><text:span text:style-name="T3">The ability to hide from human interaction in software as a career has appeal but it seems so depressing</text:span><text:span text:style-name="T6">. </text:span><text:span text:style-name="T3">A young man </text:span>who <text:span text:style-name="T3">I sometimes </text:span>ate<text:span text:style-name="T3"> lunch with committ</text:span>ed<text:span text:style-name="T3"> suicide in 1987</text:span>. H<text:span text:style-name="T3">e was being shown the basics of </text:span>marksmanship and he intentionally<text:span text:style-name="T3"> shot himself in the head</text:span><text:span text:style-name="T6">. </text:span><text:span text:style-name="T3">Sean was not someone I was super close with; his parents sent him to a military boarding school</text:span> where he shot himself. I often wonder why some people can’t make it. I strangely feel that being an Atheist has helped me avoid that fate.</text:p>
      <text:p text:style-name="P3"/>
      <text:p text:style-name="P11"><text:span text:style-name="T3">I see a mix of failure and mediocre lives for the other special education students who have been in classes with me</text:span><text:span text:style-name="T6">. </text:span><text:span text:style-name="T3">My best friend and nearly daily companion </text:span>was<text:span text:style-name="T3"> Matt Landis</text:span><text:span text:style-name="T6">. </text:span><text:span text:style-name="T3">I had met Matt my sophomore year in high school.</text:span><text:span text:style-name="T6"> </text:span><text:span text:style-name="T3">He was in special education just like me but one year younger so he was starting his freshman year.</text:span><text:span text:style-name="T6"> </text:span><text:span text:style-name="T3">We became friends with our shared love of the sport of bicycle racing.</text:span></text:p>
      <text:p text:style-name="P3"/>
      <text:p text:style-name="P11"><text:span text:style-name="T3">Matt was a mixed race african american child who had been adopted as a baby. His white adopted parents Sandie and Rod showered him with love</text:span><text:span text:style-name="T6">. </text:span><text:span text:style-name="T3">Rod was a psychologist, the family was wealthy</text:span><text:span text:style-name="T6">. </text:span><text:span text:style-name="T3">Matt was what people described as a “crack baby”</text:span><text:span text:style-name="T6">. </text:span><text:span text:style-name="T3">I don’t know the details of Matt’s birth parents</text:span><text:span text:style-name="T6">. </text:span><text:span text:style-name="T3">Sandie and Rod adopted both Matt and his biological sister. He was loved by his new parents. Rod and Sandy were caring for damaged babies to improve the world</text:span><text:span text:style-name="T6">. </text:span><text:span text:style-name="T3">Bicycle racing was</text:span> about <text:span text:style-name="T3">building Matt’s self confidence</text:span><text:span text:style-name="T6">. </text:span><text:span text:style-name="T3">We rode together almost every day and traveled to races all over the east coast.</text:span><text:span text:style-name="T6"> </text:span><text:span text:style-name="T3">When his parents took us places, people assumed that, as a white child, I was their son and Matt was a friend.</text:span></text:p>
      <text:p text:style-name="P3"/>
      <text:p text:style-name="P11"><text:span text:style-name="T3">Even supportive families have problems</text:span><text:span text:style-name="T6">. </text:span><text:span text:style-name="T3">While in high school, Matt’s father purchased a Porsche 911</text:span> sports car<text:span text:style-name="T6">. </text:span><text:span text:style-name="T3">As kids we thought Matt's adopted dad was “so cool” in the 9th grade Matt showed me the secret place where his father kept copies of Playboy</text:span><text:span text:style-name="T6">. </text:span><text:span text:style-name="T3">It’s a sad cliche; Rod left Sandie when Matt was in the tenth grade</text:span><text:span text:style-name="T6">. </text:span><text:span text:style-name="T3">Sandie remained a loving mother to Matt and a friend to me</text:span><text:span text:style-name="T6">. </text:span><text:span text:style-name="T3">I never saw Rod again.</text:span></text:p>
      <text:p text:style-name="P3"/>
      <text:p text:style-name="P11"><text:span text:style-name="T3">After a particularly hard bicycle ride, while </text:span><text:span text:style-name="T6">heating</text:span><text:span text:style-name="T3"> a pizza, I told Matt that I was “so hungry” and was going to eat “two quarters” of the pizza</text:span><text:span text:style-name="T6">. </text:span><text:span text:style-name="T3">Matt could have “one half”</text:span><text:span text:style-name="T6">. </text:span><text:span text:style-name="T3">I put stress on the words “two” and “one”. I was enjoying having fun with him</text:span><text:span text:style-name="T6">. </text:span><text:span text:style-name="T3">He fell for the trap and argued that he was just as hungry and also wanted “two quarters” of the pizza rather than “one half”</text:span><text:span text:style-name="T6">. </text:span><text:span text:style-name="T3">Matt was every bit my intellectual equal; the joke was a trick of word pacing that worked because we were exhausted after a seventy mile bicycle ride</text:span><text:span text:style-name="T6">. </text:span><text:span text:style-name="T3">Sure, I was making fun of him but we both laughed and I thought of making brownies with my sister.</text:span></text:p>
      <text:p text:style-name="P3"/>
      <text:p text:style-name="P11"><text:span text:style-name="T3">Matt and I were those special education students that are graduating from high school in position for a life where we won’t be complete failures</text:span><text:span text:style-name="T6">. </text:span><text:span text:style-name="T3">Many of our fellow students are already violent criminals, runaways, and/or drug addicts</text:span><text:span text:style-name="T6">. </text:span><text:span text:style-name="T3">High school graduation was seen as a sign of success</text:span><text:span text:style-name="T6">. </text:span><text:span text:style-name="T3">We were both friends with Curt</text:span><text:span text:style-name="T6">. </text:span>I<text:span text:style-name="T3"> am given an exception that will allow me to graduate despite</text:span> not meeting the math requirements<text:span text:style-name="T6">. </text:span><text:span text:style-name="T3">I failed Algebra but the school </text:span>w<text:span text:style-name="T3">aived th</text:span>e<text:span text:style-name="T3"> requirement</text:span>. <text:span text:style-name="T3">I often dream of motorcycles because I love going fast</text:span><text:span text:style-name="T6">. </text:span><text:span text:style-name="T3">At a nearby school </text:span><text:a xlink:type="simple" xlink:href="https://apnews.com/article/8653e0c5b5311a8285703a28a8badcb7" text:style-name="ListLabel_20_12" text:visited-style-name="ListLabel_20_12"><text:span text:style-name="T10">a troubled student kills himself on school grounds</text:span></text:a><text:span text:style-name="T6">. </text:span><text:span text:style-name="T3">On a Tuesday morning </text:span>the<text:span text:style-name="T3"> student took his motorcycle to the school, </text:span>removed <text:span text:style-name="T3">his helmet and raced full-speed into the outside wall of the boys’ locker room</text:span><text:span text:style-name="T6">. </text:span><text:span text:style-name="T3">He died instantly</text:span><text:span text:style-name="T6">. </text:span><text:span text:style-name="T3">I decided to defer the idea of owning a motorcycle</text:span><text:span text:style-name="T6">. </text:span><text:span text:style-name="T3">I worry that being close to such temptation might be bad</text:span><text:span text:style-name="T6">. </text:span><text:span text:style-name="T3">My life so far has </text:span>already <text:span text:style-name="T3">been a battle with depression.</text:span></text:p>
      <text:p text:style-name="P12"/>
      <text:p text:style-name="P29"><text:bookmark text:name="_5zv8o9befex9"/><draw:rect text:anchor-type="as-char" style:rel-width="100%" draw:z-index="62" draw:style-name="gr1" draw:text-style-name="P32" svg:width="0.0012in" svg:height="0.0213in"><text:p/></draw:rect></text:p>
      <text:p text:style-name="P18"><text:span text:style-name="T14">Learning disabilities such as dyslexia cast a very long shadow. Adults with learning disabilities still had 46% higher odds of having attempted suicide than their peers without learning problems, even when we took into account a wide range of other risk factors including lifetime history of depression and substance abuse, ADHD, early adversities, age, race, sex, income and education<text:line-break/><text:line-break/>Esme Fuller-Thomson, PhD</text:span></text:p>
      <text:p text:style-name="P29"><text:bookmark text:name="_sv6cs2l2oi3e"/><draw:rect text:anchor-type="as-char" style:rel-width="100%" draw:z-index="63" draw:style-name="gr1" draw:text-style-name="P32" svg:width="0.0012in" svg:height="0.0213in"><text:p/></draw:rect></text:p>
      <text:p text:style-name="Standard"/>
      <text:p text:style-name="P11"><text:span text:style-name="T3">Shortly after high school graduation, my friend Matt had the first of many severe psychotic breaks</text:span><text:span text:style-name="T6">. </text:span><text:span text:style-name="T3">He will spend most of his life in mental institutions</text:span><text:span text:style-name="T6">. </text:span><text:span text:style-name="T3">His mother Sandie does everything anyone can do</text:span><text:span text:style-name="T6">. </text:span><text:span text:style-name="T3">Initially he is diagnosed as having Bipolar disorder</text:span><text:span text:style-name="T6">. </text:span><text:span text:style-name="T3">When I visit him in the mental hospital he is lucid but depressed</text:span><text:span text:style-name="T6">. </text:span><text:span text:style-name="T3">My friend Matt is a paranoid schizophrenic. </text:span>L<text:span text:style-name="T3">ocking </text:span>Matt<text:span text:style-name="T3"> up was the only option</text:span><text:span text:style-name="T6">. </text:span><text:span text:style-name="T3">At this point in my life, I have already developed a crude understanding of the real Synanon story</text:span><text:span text:style-name="T6">. </text:span><text:span text:style-name="T3">I don’t yet know the full extent of Synanon but I know that it could be a dangerous story to tell</text:span><text:span text:style-name="T6">. </text:span><text:span text:style-name="T3">I start to wonder what people might think of my ideas</text:span><text:span text:style-name="T6">. </text:span><text:span text:style-name="T3">If I share my thoughts, will I be locked up and spend my life in mental </text:span><text:span text:style-name="T6">institutions? I have no do</text:span>cumentation about Synanon and when the story is told I see a distorted presentation.</text:p>
      <text:p text:style-name="P3"/>
      <text:p text:style-name="P11"><text:span text:style-name="T3">I help Matt as much as I can but h</text:span>e is a confusing friend<text:span text:style-name="T6">. </text:span><text:span text:style-name="T3">The two of us drive from Reston, VA to Albuquerque, NM where Matt plans to study graphic design</text:span><text:span text:style-name="T6">. </text:span><text:span text:style-name="T3">Schizophrenia is one of the most horrible things that can happen to a person</text:span><text:span text:style-name="T6">. </text:span><text:span text:style-name="T3">As this was happening, Sandie fell in love again and eventually married a man named Greg</text:span><text:span text:style-name="T6">. </text:span><text:span text:style-name="T3">Greg loved her and Matt</text:span><text:span text:style-name="T6">. </text:span><text:span text:style-name="T3">Shortly after they married he was diagnosed with prostate cancer; death followed</text:span><text:span text:style-name="T6">. </text:span><text:span text:style-name="T3">I have lost touch with the family and don’t know how life turned out for Matt’s sister</text:span><text:span text:style-name="T6">. </text:span><text:span text:style-name="T3">It was far easier when Curt died in the triathlon</text:span><text:span text:style-name="T6">. </text:span><text:span text:style-name="T3">By the end of our drive to Albuquerque Matt is off his meds and ends up in an institution. </text:span>A<text:span text:style-name="T3"> couple weeks </text:span>later, <text:span text:style-name="T3">I fly home</text:span><text:span text:style-name="T6">. </text:span><text:span text:style-name="T3">The universe is a hard place!</text:span></text:p>
      <text:p text:style-name="P8"/>
      <text:p text:style-name="P28"><text:bookmark text:name="_5zdc6dkqqpw"/>Chapter 6<text:line-break/>Reconstituted Family</text:p>
      <text:p text:style-name="P8"/>
      <text:p text:style-name="P10">Once again, this is a chapter written by my mother Pilar.</text:p>
      <text:p text:style-name="P1"/>
      <text:p text:style-name="P11">A week before George’s arrival, preparing to receive the family, I rented from Sikh friends a large comfortable house in an extremely sharp curve of Jamestown Pike in Great Falls, Virginia, a rich suburban town, where schools will be excellent. Langley High School was among the ten best High Schools in the country. One day during his first week of arrival George picks <text:s/>me up with all the kids in Kermet the Frog, our green station wagon that crossed the country, to see the house I have rented for our reconstituted family.</text:p>
      <text:p text:style-name="P1"/>
      <text:p text:style-name="P11">The house was gorgeous, comfortable, huge, elegant, with beautiful trees, but George very correctly feels the road is dangerous, the children need bicycles and friends, let’s go look at houses in <text:s/>the town and that very day we rent a perfectly located home in the very center of town, within walking distance of The Greens, where there is a wonderful Health Food Store! </text:p>
      <text:p text:style-name="P1"/>
      <text:p text:style-name="P11">The town is idyllic! </text:p>
      <text:p text:style-name="P1"><text:s/></text:p>
      <text:p text:style-name="P11">We register the children for their schools: High, Middle and Elementary. </text:p>
      <text:p text:style-name="P1"/>
      <text:p text:style-name="P11">I tell my Sikh friends I will pay rent in the house until they can find another person to rent it.</text:p>
      <text:p text:style-name="P1"/>
      <text:p text:style-name="P11">By the third day, when we drove our oldest kid Annie to the awesome high school where she scored two years ahead of age, the sign for rent was no longer in that lovely mansion. I paid rent for only two days!</text:p>
      <text:p text:style-name="P1"/>
      <text:p text:style-name="P11">From that beautiful house we ended up owning a piano which we gave to Uncle Frank Dallrimple, George’s sister's husband. As you already know They lived in Herndon, the next town. </text:p>
      <text:p text:style-name="P1"/>
      <text:p text:style-name="P11">Before we went to Synanon, Martha and Frank’s two children, our own children’s cousins, were born at home with <text:s/>the midwives of our Birth Movement: We are back in our old world, a normal world.</text:p>
      <text:p text:style-name="P1"/>
      <text:p text:style-name="P11">This third dimension is simple. Life has restarted in earnest, we again have the love of relatives nearby!</text:p>
      <text:p text:style-name="P1"/>
      <text:p text:style-name="P11">The natural family is a sacred cosmic reality, the very foundation of human society. Interestingly, Synanon is precisely targeting “the nuclear family?” I truly feel our family is becoming normal, which is my absolute goal: the milk of life has been churned again into liquid form.</text:p>
      <text:p text:style-name="P1"/>
      <text:p text:style-name="P11">Now George and I together embrace life wholeheartedly with the sacred task of child rearing, of parenting.</text:p>
      <text:p text:style-name="P1"/>
      <text:p text:style-name="P11"><text:soft-page-break/>Before Synanon we had sent the children to Montessori schools. Now they will be attending good public schools. </text:p>
      <text:p text:style-name="P1"/>
      <text:p text:style-name="P11">We humans are all One. The larger society is the extended human family: Pluribus Uno, America, The land of the Free! For esoteric mystical me: “The land of the Violet Flame of ascended Master Saint-Germain!”</text:p>
      <text:p text:style-name="P1"/>
      <text:p text:style-name="P11">On a Saturday we go to the humane society to get the children a promised dog, Wendy Dog Farnsworth, a collie mix with red hair, like Mark’s.</text:p>
      <text:p text:style-name="P1"/>
      <text:p text:style-name="P11">The word Dog is God spelled backwards, we also get a cat. In Yoga tradition, dogs are positive and cats are negative. The dog brings positive energy into the home; cats remove unwanted, noxious, unholy energy. </text:p>
      <text:p text:style-name="P1"/>
      <text:p text:style-name="P29"><text:bookmark text:name="_kp8mgr5gltza"/><draw:rect text:anchor-type="as-char" style:rel-width="100%" draw:z-index="64" draw:style-name="gr1" draw:text-style-name="P32" svg:width="0.0012in" svg:height="0.0213in"><text:p/></draw:rect></text:p>
      <text:p text:style-name="P18"><text:span text:style-name="T16"><text:s/>“All our Relations”</text:span></text:p>
      <text:p text:style-name="P18"><text:span text:style-name="T16"><text:s/><text:line-break/>An American Indians saying</text:span></text:p>
      <text:p text:style-name="P29"><text:bookmark text:name="_xi5xw8n0sxc1"/><draw:rect text:anchor-type="as-char" style:rel-width="100%" draw:z-index="65" draw:style-name="gr1" draw:text-style-name="P32" svg:width="0.0012in" svg:height="0.0213in"><text:p/></draw:rect></text:p>
      <text:p text:style-name="P1"/>
      <text:p text:style-name="P11">There are beautiful horse farms around, after school Isabel soon <text:s/>starts to work and ride horses at a nearby place. By her work of brushing and feeding the horses she earns her right to ride them. She is a middle school kid. </text:p>
      <text:p text:style-name="P1"/>
      <text:p text:style-name="P11">Not too long after, we joined the Pony Club and that brings Vaulting into our family. Isabel becomes a true champion of this beautiful sport, which we all have seen in circuses. The Pony Club of Great Falls Virginia sent Isabel that very year or the next to demonstrations in Germany, even though <text:s/>she by age would not be allowed to compete, which is something I<text:span text:style-name="T16"> noticed when asked to sign a required paper for the trip.</text:span></text:p>
      <text:p text:style-name="P4"/>
      <text:p text:style-name="P11">Animals have always augmented and blessed our family, before and after Synanon. Fishes, hamsters; gerbils, guinea pigs.</text:p>
      <text:p text:style-name="P1"/>
      <text:p text:style-name="P11">After the school hours I am always home, a mother. During school time I became the Salad Chef at a fabulous Italian restaurant two blocks from home. On Saturday mornings I teach yoga classes. Manifesting life is done from our hearts.</text:p>
      <text:p text:style-name="P1"/>
      <text:p text:style-name="P11">The children’s adaptation to their new world was not as smooth as George’s and mine. At the beginning of school they had shaved heads and were homesick for the world of their former peers. </text:p>
      <text:p text:style-name="P1"/>
      <text:p text:style-name="P11">I remember one night George and I sat at Isabel’s bedside truly hearing how she felt. We told her that if in three months she still felt that way we would send her to private school at Synanon to be with her friends and I think we even meant it. However with the help of the animals and the angels in less than a couple of months she became a fantastic kid full of new friends and interests.</text:p>
      <text:p text:style-name="P1"><text:soft-page-break/></text:p>
      <text:p text:style-name="P11">On the other hand, Mark’s adaptation to “the outside world” soon became a critical situation. His second grade teacher called us to a meeting with her. They had done many tests, He needed Special Education. In very caring words she expresses that she does not wish to damage our beautiful “effervescent child” and actually suggests we keep him home to help force a speeding up of the proper placement process. Mark had practically spent the entire previous week at the principal’s office, she says, because his behavior could not be controlled in the classroom. Feeling not accepted, Mark <text:s/>furiously lashes out at the other kids. One particular bully and two other kids are h<text:span text:style-name="T27">aving fun provoking him.</text:span></text:p>
      <text:p text:style-name="P9"/>
      <text:p text:style-name="P11"><text:span text:style-name="T27">Due to Mark’s special needs our whole family was accepted for six weeks of a family therapy program at GeorgeTown University. It was a complete antethesis to the Synanon style behavioral distortions. Every week I needed to pick the children up at four different schools. Arriving at the university Mark would first have a one hour private session in a very well equipped classroom like setting while the oher children and I were given another room where they would do their homeworks, then George would come to meet us from his office downtown to attend the entire family group session with two qualified psychotherapists, a man and a woman. They were extraordinary and so were we. The positive values of Caring Respect and Love permeated every interaction in <text:s/>total contrast to Synanon distorted ways. <text:s/>I am forever grateful! True human values do also exist in our present society. Blessed be!</text:span></text:p>
      <text:p text:style-name="P9"/>
      <text:p text:style-name="P11"><text:span text:style-name="T27">Our middle child, George The III, who preferred to be called George The Great, shared a room with Mark. He is always quiet, cooperative and kind. At home Georgie and Mark are peaceful together. It is Georgie’s last year of elementary school and he is given a medal for best Citizen. Maybe in families of five, the middle child gets polished on both sides. May and Mark close in age also interact fairly well.</text:span></text:p>
      <text:p text:style-name="P14"/>
      <text:p text:style-name="P11"><text:span text:style-name="T27">At home, we prepared and enacted a very important and highly needed ceremony, our second wedding, officiated by Father Wendt. All the children had special rolls in the ceremony. We became a reconstituted true family, rooted in transcendent ethical <text:s/>ancestral values.</text:span></text:p>
      <text:p text:style-name="P14"/>
      <text:p text:style-name="P11"><text:span text:style-name="T27">We graduated very successfully from our six-weeks family therapy sessions. Mark’s new school is extraordinary. There are only 5 students in the Special Education class with two qualified <text:s/>teachers and a fabulous computer room. <text:s/>I attended school with him on his first day. The teacher explains “Mark, here we do our writing on the computer” this helps Mark with his problems in writing and reading since he can’t correctly form letters and cannot read his own handwriting.</text:span></text:p>
      <text:p text:style-name="P14"/>
      <text:p text:style-name="P11"><text:span text:style-name="T27">The family has been successfully reconstituted.</text:span></text:p>
      <text:p text:style-name="P14"/>
      <text:p text:style-name="P11"><text:span text:style-name="T27">Mark’s very accute behavioral problems still linger for the rest of that year, you have read about them in the previous chapter. Mark’s father, with enormous capacity and <text:s/>great love, is capable of surmounting ferocious challenges. <text:s/>I help the best I can. Mark is by then already physically stronger than I. </text:span></text:p>
      <text:p text:style-name="P14"/>
      <text:p text:style-name="P11"><text:span text:style-name="T27">We lived two years in Great Falls. Our next home for many years is in Reston, Va, the Model Town.</text:span></text:p>
      <text:p text:style-name="P8"/>
      <text:p text:style-name="P11">I am eighty years old now. I want to revisit memories of the time we as a family discovered Synanon.</text:p>
      <text:p text:style-name="P1"/>
      <text:p text:style-name="P11">Mark is our fourth child, the second of our children born at home. His brother George, two years older, was our first child born at home shortly after our family had been transferred to Los Angeles for the implementation of a computer mapping system for city planning. With a “Per Diem” from the government we had landed in a motel in Santa Monica, a block away from the original Synanon House, a huge edifice. We thought it would be great to be by the ocean, a block away from the beach while looking to buy a house in this unknown city.</text:p>
      <text:p text:style-name="P1"/>
      <text:p text:style-name="P11">One day my husband George needed to leave our car at a garage, so he took a public bus to come home from work. Arriving he says to me: “Something happened that I probably should not tell you, but I am going to tell you anyway!</text:p>
      <text:p text:style-name="P1"/>
      <text:p text:style-name="P11">“Someone <text:s/>on the bus, sitting next to me said: …that guy that is coming into the bus now, was one of the richest people in all of Los Angeles but he has donated his entire fortune to Synanon and now lives there.”</text:p>
      <text:p text:style-name="P1"><text:soft-page-break/></text:p>
      <text:p text:style-name="P11">Our motel was a block away from the huge massive red brick building. </text:p>
      <text:p text:style-name="P1"/>
      <text:p text:style-name="P11">“What is Synanon?” George asked.</text:p>
      <text:p text:style-name="P1"/>
      <text:p text:style-name="P11">The guy in the bus told him Synanon was a sociological experiment. George was very aware of the depth of my existential anguish, my longing for what I spoke of as “Communitarian Societies.” I envisioned a new social paradigm, based upon Maria Montessory or Rudolph Steiner educational philosophies for future child rearing.</text:p>
      <text:p text:style-name="P11"/>
      <text:p text:style-name="P11">I was and still feel totally <text:s/>alien to <text:s text:c="2"/>modern western society’s ways, I was a utopian dreamer. <text:s/></text:p>
      <text:p text:style-name="P1"><text:s/></text:p>
      <text:p text:style-name="P11">So the result was that that very weekend we attended the weekly Open House Synanon offered. We played the Game and became Club Members.</text:p>
      <text:p text:style-name="P1"/>
      <text:p text:style-name="P11">To me in my heart, the Synanon we first encountered and the Synanon of six years later when we as a family returned from the Washington DC area to now live inside the “Sociological Experiment,” are extremely different. An enormous monstrous distortion had crept in. I am very grateful for Mark’s elucidation of the true history of Synanon in this book.</text:p>
      <text:p text:style-name="P1"/>
      <text:p text:style-name="P11">Only the truth can make us free.</text:p>
      <text:p text:style-name="P1"/>
      <text:p text:style-name="P11">I find it very humbling to now perceive clearly how manipulated, how brainwashed, how hypnotized I, an intelligent, educated and very idealistic person became, in that distorted society. In our human reality, the individual and the collective are tightly intertwined. “Tell me who you are with: and I will tell you Who you Are!” is an old wisdom adage.</text:p>
      <text:p text:style-name="P1"/>
      <text:p text:style-name="P11">I feel called to seriously reflect on the sacredness of the Cosmic Family, the very Foundation Stone of the extended Human Family. We, human beings, are spiritual beings; Individualized aspects of the Divine. We are not bodies that have a Soul, we are Souls temporally incarnated in this third dimensional physical world. We are multidimensional, a whole lot more <text:s/>than what can be tasted and touched! Before going to Synanon, besides our commitment to Natural childbirth and the sacred task of childrearing, we were deeply involved in Montessori education. That was one of my big visions for a new sociological paradigm. I envisioned a future of non-alienated communitarian societies, Montessori style, where women were integrated in the running of the society by creating many new nurturing avenues for child-rearing,the caring of the elderly; for creativity, compassion, beauty and art. The future Utopia Montessori described in her writings included tall habitat style buildings where married couples lived in simple and elegant apartments among gardens. The family was preserved and enhanced with many public amenities. public rooms, gardens, pools etc. <text:s/>The lowest level basement was the food industry. Before leaving home in the mornings the couple will send down through <text:s/>a <text:s/>cute dumb waiter elevator gadget, the meal orders for the day. They would leave their children in the garden schools. All the education was Montessori style and by the time children became teenagers they were beautifully integrated in very creative and individual ways within a loving non alienated <text:s/>adult community. Many of <text:s/>the new avocations integrated men and women in new caring professions. On your own some of my readers may wish to study Maria Montessori or Piagat’s writings to help the fundamental transformation of our educational systems. Our older three kids were able to receive the magnificent <text:s/>gift of an extended Montessori foundation. These engrained visionary inclinations I so fervently held, and tottaly still hold, influenced us in choosing what at the beginning Synanon seemed to offer. </text:p>
      <text:p text:style-name="P1"/>
      <text:p text:style-name="P11">When the lease ended in our Great Falls house we moved to Reston, the Model Town.</text:p>
      <text:p text:style-name="P1"/>
      <text:p text:style-name="P11">I became a Yoga Teacher again and soon embraced Polarity, Body Work, Massage and other holistic modalities, plus my involvement with the humanization of the moments of Birth and Death, Sacred Pillars that frame our Human Sojourn. <text:s/>As a family our greatest hobby was camping with UFO little tents for an immersion in nature. For extended hikes of many days. These great things came from George. Plus bycycling. As a family we joined many enriching activities and also helped the children receive religious education. Roller skating in a great public ring was one of my own greatest contributions; the children and I did that on Tursdays after school. I loved it. We chose that sport <text:s/>when Mark was having a very difficult time. He was around eleven I think. One day I ordered all the kids that that was what we were going to do. Of course Mark resisted the idea completely, but we all sandwiched him bodily in the car and five of us carried him into the ring horizontally holding him by legs, hips and shoulders. While I was still helping May tie her laces, Mark was already skating in a totally unique way by pushing himself forward with the rubber brake of one foot. So, I encourage parents to fully assume the responsibility of parenting, of fully being in charge whenever it becomes necessary! This particular memory sums up a pivotal moment of that year in the progress of the reconstitution for our family.</text:p>
      <text:p text:style-name="P8"/>
      <text:p text:style-name="P28"><text:bookmark text:name="_nrd9ezkdmevm"/>Chapter 7<text:line-break/><text:span text:style-name="T18">Entering Adulthood</text:span></text:p>
      <text:p text:style-name="P8"/>
      <text:p text:style-name="P10"><text:span text:style-name="T3">After </text:span><text:span text:style-name="T6">I </text:span><text:span text:style-name="T3">left for college, my father ended his marriage with my mother for a second time</text:span><text:span text:style-name="T6">. </text:span><text:span text:style-name="T3">Once again, my mom is adrift in the universe</text:span><text:span text:style-name="T6">. </text:span><text:span text:style-name="T3">In the magical world of my mothers life, the universe somehow finds a way to provide. The uncontested divorce and voluntary agreement my father established gave mom a small amount of money each month and was structured such that the support would shrink over time.</text:span></text:p>
      <text:p text:style-name="P3"/>
      <text:p text:style-name="P11"><text:span text:style-name="T3">I can’t return to Old Dominion due to poor grades and academic suspension</text:span><text:span text:style-name="T6">. </text:span><text:span text:style-name="T3">I return home and take some community college courses while living with my dad</text:span><text:span text:style-name="T6">. </text:span><text:span text:style-name="T3">I dropped out for good when I could not pass my midterms</text:span><text:span text:style-name="T6">. </text:span><text:span text:style-name="T3">My father sets a payment schedule</text:span><text:span text:style-name="T6">. </text:span><text:span text:style-name="T3">I will be required to pay rent for my room in his home</text:span><text:span text:style-name="T6">. </text:span><text:span text:style-name="T3">The rent will increase each month</text:span><text:span text:style-name="T6">. </text:span><text:span text:style-name="T3">I also have a car payment that I am struggling with each month</text:span><text:span text:style-name="T6">. </text:span><text:span text:style-name="T3">In hindsight, I feel that when my father co-signed on the five year loan for my car he was hoping that giving me a bit of debt would help me develop some work ethic. </text:span>If I work to return to college I know my father will support me because academic success is something he puts a lot of value on. His four other children do well enough in school that today they are all university professors. For some, success is defined by institutions providing degrees. The ritual of black robes, fancy hats, with the pomp and circumstance of graduation is powerful theater.</text:p>
      <text:p text:style-name="P3"/>
      <text:p text:style-name="P11"><text:span text:style-name="T3">I traveled to Durham, North Carolina where my girlfriend was preparing to graduate from Duke University</text:span><text:span text:style-name="T6">. </text:span><text:span text:style-name="T3">To get a start in life, I searched for some sort of work that I could do in the area</text:span><text:span text:style-name="T6">. </text:span><text:span text:style-name="T3">Without many skills and, since my handwriting on a paper application looked like a third grader, my options were limited</text:span><text:span text:style-name="T6">. </text:span><text:span text:style-name="T3">My father was disappointed that I was leaving school</text:span><text:span text:style-name="T6">. </text:span><text:span text:style-name="T3">I had pride and never wanted to ask him for money. He had given me a bit in my college years and I never felt good about taking his money. </text:span>I rented the least expensive apartment that I could find; borrowing some money from my girlfriend for the security deposit.<text:span text:style-name="T3"><text:line-break/><text:line-break/><text:tab/>Around this time in my life, my mother gave me a set of audio tapes from a motivational speaker named Tony Robbins</text:span><text:span text:style-name="T6">. </text:span><text:span text:style-name="T3">I think the tapes were in my car for several months</text:span><text:span text:style-name="T6">. </text:span><text:span text:style-name="T3">I finally started listening to them on the long drive to Durham, NC</text:span><text:span text:style-name="T6">. </text:span><text:span text:style-name="T3">I reflect on a number of things including the amazing power that someone can have on others</text:span><text:span text:style-name="T6">. </text:span><text:span text:style-name="T3">Tony Robbins seems to be a speaker like Chuck Dedrick; I </text:span>am sure<text:span text:style-name="T3"> he is someone who could accidentally create a cult </text:span>if that was his goal<text:span text:style-name="T6">. </text:span><text:span text:style-name="T3">He has a great voice</text:span>. I<text:span text:style-name="T3">n the tapes </text:span>he <text:span text:style-name="T3">asks people to think about their place in the world</text:span><text:span text:style-name="T6">. </text:span><text:span text:style-name="T3">His motivational speaking is both</text:span> <text:span text:style-name="T3">good and</text:span> <text:span text:style-name="T3">scary</text:span><text:span text:style-name="T6">. </text:span><text:span text:style-name="T3">I am often embarrassed to think about it, but the tapes helped me to decide that I would not become a failure</text:span><text:span text:style-name="T6">. </text:span><text:span text:style-name="T3">I also read The Road Less Traveled by M. Scott Peck and tried to make sense of myself.</text:span></text:p>
      <text:p text:style-name="P30"><text:bookmark text:name="_jcuzu8ntk40"/></text:p>
      <text:p text:style-name="Heading_20_2"><text:bookmark text:name="_93elainw8973"/><draw:rect text:anchor-type="as-char" style:rel-width="100%" draw:z-index="66" draw:style-name="gr1" draw:text-style-name="P32" svg:width="0.0012in" svg:height="0.0213in"><text:p/></draw:rect></text:p>
      <text:p text:style-name="P18"><text:span text:style-name="T14">It's not what's happening to you now or what has happened in your past that determines who you become. Rather, it's your decisions about what to focus on, what things mean to you, and what you're going to do about them that will determine your ultimate destiny.</text:span></text:p>
      <text:p text:style-name="P21"/>
      <text:p text:style-name="P18"><text:span text:style-name="T14">Tony Robbins</text:span></text:p>
      <text:p text:style-name="Heading_20_2"><text:bookmark text:name="_7sxrmpi6soz8"/><draw:rect text:anchor-type="as-char" style:rel-width="100%" draw:z-index="67" draw:style-name="gr1" draw:text-style-name="P32" svg:width="0.0012in" svg:height="0.0213in"><text:p/></draw:rect></text:p>
      <text:p text:style-name="P1"/>
      <text:p text:style-name="P11"><text:span text:style-name="T3">I was not sure how to find work</text:span><text:span text:style-name="T6">. </text:span><text:span text:style-name="T3">When I attempted to write anything beyond my name on paper it looked like the work of a third grader</text:span><text:span text:style-name="T6">. </text:span><text:span text:style-name="T3">Spelling even the most basic words needed for an application form was beyond my skills</text:span><text:span text:style-name="T6">. </text:span><text:span text:style-name="T3">Sure, I could get a job at a bicycle shop but I did not want that</text:span><text:span text:style-name="T6">. </text:span><text:span text:style-name="T3">After two knee surgeries, I was no longer cycling competitively</text:span><text:span text:style-name="T6">. </text:span><text:span text:style-name="T3">My options were limited; I thought that I would be good as a welder or electrician but did not want to go to trade school</text:span><text:span text:style-name="T6">. </text:span><text:span text:style-name="T3">I also was pretty sure that if I were to apply for such a blue collar job, I would be expected to write more than just my name on a paper employment form</text:span><text:span text:style-name="T6">. </text:span><text:span text:style-name="T3">I had rejected joining the army because I don’t do well with authority figures or big groups.</text:span></text:p>
      <text:p text:style-name="P3"/>
      <text:p text:style-name="P11"><text:span text:style-name="T3">My girlfriend and I noticed a campus bulletin board; the Duke Neurobiology laboratory needed someone to help with computer programming</text:span><text:span text:style-name="T6">. </text:span><text:span text:style-name="T3">The lab had purchased the equipment, but without anyone who understood how to write software, their projects were not moving forward</text:span><text:span text:style-name="T6">. </text:span><text:span text:style-name="T3">The hardware they had used the National Instruments GPIB board for interfacing with laboratory equipment</text:span><text:span text:style-name="T6">. </text:span><text:span text:style-name="T3">The LabView software system associated with the GPIB boards was mostly focused on Visual Basic</text:span><text:span text:style-name="T6">. </text:span><text:span text:style-name="T3">The computer science students had no experience with that particular new programming language</text:span><text:span text:style-name="T6">. </text:span><text:span text:style-name="T3">I had used Visual Basic and e</text:span>xperience with the <text:span text:style-name="T3">same hardware in my high school job at USGS in Reston</text:span><text:span text:style-name="T6">. </text:span><text:span text:style-name="T3">I was quickly hired and built them a system so they could do useful work</text:span><text:span text:style-name="T6">. </text:span><text:span text:style-name="T3">It was funny; I was now working and interacting socially with people at the prestigious Duke University a short time after dropping out of college with failing grades</text:span><text:span text:style-name="T6">. </text:span><text:span text:style-name="T3">Grad students in the computer science program that occasionally helped often asked me to explain things to them</text:span><text:span text:style-name="T6">. </text:span><text:span text:style-name="T3">I remained unable to master the multiplication table, but the team never asked and I never discussed my issues</text:span><text:span text:style-name="T6">. </text:span><text:span text:style-name="T3">I was vague in how I described my past and since I was dating someone about to graduate Magna Cum Laude people did not ask q</text:span>uestions. People <text:span text:style-name="T3">just sorta assumed I was the mythical whiz kid</text:span> and it was in my interest to support their view.</text:p>
      <text:p text:style-name="P3"/>
      <text:p text:style-name="P11"><text:span text:style-name="T3">It’s strange, people assume you are that mythical whiz kid when you are the right age and correct race for the Duke University campus. Years later, my sister’s husband demonstrated the opposite effect</text:span><text:span text:style-name="T6">. </text:span><text:span text:style-name="T3">My sister Ann became a professor at the University of Pennsylvania</text:span><text:span text:style-name="T6">. </text:span><text:span text:style-name="T3">For a period of time she was living on campus in a special apartment for the important professor's family</text:span><text:span text:style-name="T6">. </text:span><text:span text:style-name="T3">My brother in law is a large, Angolan black man who at the time was in his 40s</text:span><text:span text:style-name="T6">. </text:span><text:span text:style-name="T3">They ha</text:span>d<text:span text:style-name="T3"> three small children</text:span><text:span text:style-name="T6">. </text:span><text:span text:style-name="T3">When moving in, my brother in law walked alone carrying a child's bicycle to the apartment</text:span><text:span text:style-name="T6">. </text:span><text:span text:style-name="T3">A poorly trained campus police officer sees what looks like a bicycle thief</text:span><text:span text:style-name="T6">. </text:span><text:span text:style-name="T3">Seeing a </text:span>“<text:span text:style-name="T3">bicycle thief</text:span>”<text:span text:style-name="T3">, the poorly trained officer uses pepper spray to subdue the large black man before any real words are exchanged</text:span><text:span text:style-name="T6">. </text:span><text:span text:style-name="T3">Since it was not a bullet, it is not national news</text:span><text:span text:style-name="T6">. </text:span><text:span text:style-name="T3">My sister does not even file a lawsuit against the school</text:span><text:span text:style-name="T6">. </text:span><text:span text:style-name="T3">It’s the late 1990s; this sort of thing does not qualify as news.</text:span></text:p>
      <text:p text:style-name="P3"/>
      <text:p text:style-name="P11"><text:span text:style-name="T3">I needed </text:span>money<text:span text:style-name="T3"> and it was not my place to point out my past as a special education student</text:span><text:span text:style-name="T6">. </text:span><text:span text:style-name="T3">No one sees me take notes in meetings because I am careful</text:span><text:span text:style-name="T6">. </text:span><text:span text:style-name="T3">I knew without a doubt that if someone were to see my attempts at writing notes they think I was playing a trick on them</text:span><text:span text:style-name="T6">. </text:span><text:span text:style-name="T3">Since my ability to read my own handwriting is so poor I generally don’t write down notes. In meetings, I nod my head and hope that I remembered enough details</text:span><text:span text:style-name="T6">. </text:span><text:span text:style-name="T3">When I do need a brief note I take care to ensure that no one sees my handwriting by holding a notepad close and quickly closing it</text:span><text:span text:style-name="T6">. </text:span><text:span text:style-name="T3">At the time people likely just thought I was strange and it was that quirky kid.</text:span></text:p>
      <text:p text:style-name="P1"/>
      <text:p text:style-name="P11">The research project they were doing was to study the brain function for animals and people. It is strange but I seem to have become part of a research team. When I look at the mice who will soon have their heads cut open so that electronics can be installed I am fascinated with the concept of science. The software that I write manages data we collect from the brains of the mice. We also do experiments on students with a “Where’s Waldo” book and monitor to capture the moment that the subject discovers the character. I often think of my childhood which by this point I am sure was a secret government funded experiment.</text:p>
      <text:p text:style-name="P1"/>
      <text:p text:style-name="P11"><text:span text:style-name="T3">After success with the Duke Neurobiology laboratory, I moved on to write an enrollment system and course catalog software package for the Duke Continuing Education program</text:span><text:span text:style-name="T6">. </text:span><text:span text:style-name="T3">My career was off to a good start. With software as a career, I had the flexibility to find “workarounds” that would allow me to manage areas where I have difficulties</text:span><text:span text:style-name="T6">. </text:span><text:span text:style-name="T3">Once things got going, I progressed</text:span> <text:span text:style-name="T3">quickly.</text:span></text:p>
      <text:p text:style-name="P3"/>
      <text:p text:style-name="P11"><text:soft-page-break/><text:span text:style-name="T3">Over the next few years, I engaged in many challenging software projects</text:span><text:span text:style-name="T6">. </text:span><text:span text:style-name="T3">I married my girlfriend and we bought a home</text:span><text:span text:style-name="T6">. </text:span><text:span text:style-name="T3">The modern Internet evolved alongside my career</text:span><text:span text:style-name="T6">. </text:span><text:span text:style-name="T3">At one point, while working to create a graphical user interface for a software package used in automobile crash reconstruction, I needed my software to read data files and create a drawing on the screen to show the accident scene and the position of the vehicles</text:span><text:span text:style-name="T6">. </text:span>The<text:span text:style-name="T3"> part of the software package I was </text:span>creating provided a graphical <text:span text:style-name="T3">user interface; the simulation used a Fortran program built by the engineering team</text:span><text:span text:style-name="T6">. </text:span><text:span text:style-name="T3">The user needed the ability to scale and rotate the drawing. I was working directly with the graphics system in an era before we had websites with sample code</text:span><text:span text:style-name="T6">. </text:span><text:span text:style-name="T3">Again and again, my work required me to improve my understanding of mathematical concepts. After days of working up algorithms, my software was able to render the drawing of the vehicles by calculating the positions for display in viewport with the required scale and rotation</text:span><text:span text:style-name="T6">. </text:span><text:span text:style-name="T3">It was</text:span> <text:span text:style-name="T3">challenging software but I got it working</text:span><text:span text:style-name="T6">. </text:span><text:span text:style-name="T3">When I watched </text:span><text:a xlink:type="simple" xlink:href="https://www.youtube.com/watch?v=vBtoHYV_8Aw&amp;t=76s" text:style-name="ListLabel_20_12" text:visited-style-name="ListLabel_20_12"><text:span text:style-name="T10">the television special</text:span></text:a><text:span text:style-name="T3"> about Princess Dianna’s accident, I was proud of the work I had done</text:span><text:span text:style-name="T6">. </text:span><text:span text:style-name="T3">My contribution was small but I felt good about how far I had come.</text:span></text:p>
      <text:p text:style-name="P3"/>
      <text:p text:style-name="P11"><text:span text:style-name="T3">Up to this point in my career the primary program language I used was BASIC</text:span><text:span text:style-name="T6">. </text:span><text:span text:style-name="T3">The word BASIC is an acronym (Beginner's All-</text:span>p<text:span text:style-name="T3">urpose Symbolic Instruction Code)</text:span><text:span text:style-name="T6">. </text:span><text:span text:style-name="T3">At the USGS, I had started work on</text:span> old <text:span text:style-name="T3">Tektronix 4909 and 4050 systems</text:span><text:span text:style-name="T6">. </text:span><text:span text:style-name="T3">I also did work with MS DOS based Quick Basic then Visual Basic when the Windows Operating System was released</text:span><text:span text:style-name="T6">. </text:span><text:span text:style-name="T3">Right from the beginning I was doing advanced stuff with these variations of a “Beginners” programming language</text:span><text:span text:style-name="T6">. </text:span><text:span text:style-name="T3">I was no longer a “beginner” and disliked the term</text:span><text:span text:style-name="T6">. </text:span><text:span text:style-name="T3">The various BASIC language implementations also had a number of design faults that frustrated me.</text:span></text:p>
      <text:p text:style-name="P3"/>
      <text:p text:style-name="P11"><text:span text:style-name="T3">The </text:span><text:a xlink:type="simple" xlink:href="https://archive.org/details/bitsavers_tektronixbhure_9614934" text:style-name="ListLabel_20_12" text:visited-style-name="ListLabel_20_12"><text:span text:style-name="T10">Tektronix 4909</text:span></text:a><text:span text:style-name="T3"> and </text:span><text:a xlink:type="simple" xlink:href="http://archive.computerhistory.org/resources/text/Tektronix/Tektronix.4051.1976.102646254.pdf" text:style-name="ListLabel_20_12" text:visited-style-name="ListLabel_20_12"><text:span text:style-name="T10">4050</text:span></text:a><text:span text:style-name="T3"> systems were amazing for their time but already far out of date. Tektronix 4050 computers can frequently be seen in the original Battlestar Galactica where the green against black backgrounds show crude raster graphics</text:span><text:span text:style-name="T6">. </text:span><text:span text:style-name="T3">The work I d</text:span>id with them helped me d<text:span text:style-name="T3">evelop an understanding of computing at an extremely low level</text:span><text:span text:style-name="T6">. </text:span><text:span text:style-name="T3">The memory space was tiny compared to today’s standards</text:span><text:span text:style-name="T6">. </text:span><text:span text:style-name="T3">Everything was obsolete</text:span><text:span text:style-name="T6">. </text:span><text:span text:style-name="T3">I implemented binary protocol allowing the 1970s technology to print on modern printers</text:span><text:span text:style-name="T6">. </text:span><text:span text:style-name="T3">My approach to reading where I could scan huge amounts of highly technical information and absorb words then re-read sections seemed to work well</text:span><text:span text:style-name="T6">. </text:span><text:span text:style-name="T3">Along the way, I learned that the value </text:span>“<text:span text:style-name="T3">1B</text:span>”<text:span text:style-name="T3"> can represent the number twenty seven or an instruction called an ESCAPE depending on the context</text:span><text:span text:style-name="T6">. </text:span><text:span text:style-name="T3">Various other parts of something called the </text:span><text:a xlink:type="simple" xlink:href="https://en.wikipedia.org/wiki/ASCII" text:style-name="ListLabel_20_12" text:visited-style-name="ListLabel_20_12"><text:span text:style-name="T10">ASCII table</text:span></text:a><text:span text:style-name="T3"> give us ways to represent information</text:span><text:span text:style-name="T6">. </text:span><text:span text:style-name="T3">I use Hewlett Packard data transmission specifications and created streams of data for bold, italic, fonts, graphical content</text:span><text:span text:style-name="T6">. </text:span><text:span text:style-name="T3">Information stored on disk drives or in memory needs to be managed as chunks and addressed using relative memory or disk positions</text:span><text:span text:style-name="T6">. </text:span><text:span text:style-name="T3">I spend a lot of time working to optimize the way we index and access information</text:span><text:span text:style-name="T6">. </text:span><text:span text:style-name="T3">Often storing multiple representations of the same information allows me to trade storage space for speed with the result that I can build fast programs</text:span><text:span text:style-name="T6">. </text:span><text:span text:style-name="T3">In other cases, I must normalize data and design programs that reduce the memory demands and accept the tradeoff in execution speed.</text:span></text:p>
      <text:p text:style-name="P3"/>
      <text:p text:style-name="P11"><text:span text:style-name="T3">Prior to Microsoft Windows, the computers most people used could only run one program at a time</text:span><text:span text:style-name="T6">. </text:span><text:span text:style-name="T3">Techniques had developed to design TSR programs that would “terminate and stay resident”</text:span><text:span text:style-name="T6">. </text:span><text:span text:style-name="T3">I built these using Quick Basic and a special secondary compiler</text:span><text:span text:style-name="T6">. </text:span><text:span text:style-name="T3">The TRSs allowed me to inject my own code into other programs; this is what early viruses also do</text:span><text:span text:style-name="T6">. </text:span><text:span text:style-name="T3">I use </text:span><text:span text:style-name="T6">this</text:span><text:span text:style-name="T3"> technique to create a menu system that can run from with</text:span><text:span text:style-name="T6">in </text:span><text:span text:style-name="T3">other programs and stuff information into the keyboard buffer to implement </text:span>crude tools that execute within other programs<text:span text:style-name="T6">. </text:span><text:span text:style-name="T3">The </text:span>tools I build<text:span text:style-name="T3"> make my life easier and faster.</text:span></text:p>
      <text:p text:style-name="P27"><text:bookmark text:name="_6onky6gtz1ft"/></text:p>
      <text:p text:style-name="P28"><text:bookmark text:name="_3c1v8ugbnzuq"/>Chapter 8<text:line-break/><text:span text:style-name="T18">Adulthood</text:span></text:p>
      <text:p text:style-name="P26"><text:bookmark text:name="_ozi88f1m15vc"/></text:p>
      <text:p text:style-name="P10"><text:span text:style-name="T3">My work at the USGS, Duke University, and McHenry Software were opportunities that did not fit the model of being a real job working for a real software company</text:span><text:span text:style-name="T6">. </text:span><text:span text:style-name="T3">I had done the software building the user interface for the automobile accident while working as a two man company with a guy named Farley who I had met while networking</text:span><text:span text:style-name="T6">. </text:span><text:span text:style-name="T3">His company was called Sunbelt Information Systems and sounded important but we were just two guys who worked from his home and were willing to take on projects on a contract basis regardless of the size of the job</text:span><text:span text:style-name="T6">. </text:span><text:span text:style-name="T3">This was a foreshadowing of a gig economy that would later develop but not a “real job”.</text:span></text:p>
      <text:p text:style-name="P3"/>
      <text:p text:style-name="P11"><text:span text:style-name="T3">When I started applying for what I viewed as “real jobs”, I was worried about my lack of a proper education</text:span><text:span text:style-name="T6">. </text:span><text:span text:style-name="T3">The funny thing is that it turned out to not ever be a concern</text:span><text:span text:style-name="T6">. </text:span><text:span text:style-name="T3">I send out my resume and go out on interviews</text:span><text:span text:style-name="T6">. </text:span><text:span text:style-name="T3">The issue of my lack of college degree </text:span>came<text:span text:style-name="T3"> up a few times but no one s</text:span>eemed to view my lack of a degree as a negative<text:span text:style-name="T6">. </text:span><text:span text:style-name="T3">I explained that it was “not a good fit” and that I “preferred to work </text:span>on<text:span text:style-name="T3"> real projects”</text:span><text:span text:style-name="T6">. </text:span><text:span text:style-name="T3">Somehow it almost seems like an advantage and people are willing to give me a shot</text:span><text:span text:style-name="T6">. </text:span><text:span text:style-name="T3">I </text:span>was<text:span text:style-name="T3"> young and the demand for software developers </text:span>was <text:span text:style-name="T3">high.</text:span></text:p>
      <text:p text:style-name="P3"/>
      <text:p text:style-name="P11"><text:span text:style-name="T3">At a company named DB Basics, I met Mitch Steven who is clearly an amazing person. He describes the role that he is trying to fill as a mix of project work, class room instructing, and fun projects that his group does to explore technology</text:span><text:span text:style-name="T6">. Within the interview process we briefly discuss that I don’t have a degree and if anything the fact that I have been working on my own without a degree seems to impress him. </text:span><text:span text:style-name="T3">He hires me on the spot, handing me a book and telling me that I really need to learn about something called SQL Server because his group is struggling to complete a project</text:span><text:span text:style-name="T6">. </text:span><text:span text:style-name="T3">I start the next day with a cubicle and a desktop computer</text:span><text:span text:style-name="T6">. </text:span><text:span text:style-name="T3">We have meetings about the database project and the team discusses various challenges and components that we need to build</text:span><text:span text:style-name="T6">. </text:span><text:span text:style-name="T3">His company does week-long instructor-led training courses</text:span><text:span text:style-name="T6">. </text:span><text:span text:style-name="T3">I won’t be on the teaching rotation until I pass certification tests for the various technologies.</text:span></text:p>
      <text:p text:style-name="P3"/>
      <text:p text:style-name="P11"><text:span text:style-name="T3">The project for my team is a system we are building to provide operational reports and forecast demand for the North Carolina’s Electric Cooperatives</text:span><text:span text:style-name="T6">. </text:span><text:span text:style-name="T3">The system involves huge database files that need to be loaded nightly</text:span><text:span text:style-name="T6">. </text:span><text:span text:style-name="T3">Our software will convert data into information by relating individual records in different ways for the various reports</text:span><text:span text:style-name="T6">. </text:span><text:span text:style-name="T3">I understand the basics but the volume of data we are working with is staggering given the performance of the computers we are attempting to use.</text:span></text:p>
      <text:p text:style-name="P3"/>
      <text:p text:style-name="P11"><text:span text:style-name="T3">In computer systems, data records are stored in one area of a physical disk drive</text:span><text:span text:style-name="T6">. </text:span><text:span text:style-name="T3">The fields identified for indexing are stored again in another area</text:span><text:span text:style-name="T6">. </text:span><text:span text:style-name="T3">Address pointers are used to relate the information</text:span><text:span text:style-name="T6">. </text:span><text:span text:style-name="T3">The index is a lot like what you find at the back of an encyclopedia and the record location is effectively the virtual page needed to see the full information</text:span><text:span text:style-name="T6">. </text:span><text:span text:style-name="T3">The indexes themselves are managed in different ways depending on how they are designed</text:span><text:span text:style-name="T6">. </text:span><text:span text:style-name="T3">Most of a “good” design is about making the tradeoffs needed in terms of storage vs. speed</text:span><text:span text:style-name="T6">. </text:span><text:span text:style-name="T3">For example, if you know that you will someday need a report where records are summarized by zip code you need to add an index for the zip code column of what we think of as a table</text:span><text:span text:style-name="T6">. </text:span><text:span text:style-name="T3">If you know that the kilowatts field is used in the report but other fields of the record are not, you can optimize by creating a compound index storing the zip code and kilowatts</text:span><text:span text:style-name="T6">. </text:span><text:span text:style-name="T3">With such an index, when a report is produced there is no need to actually go out and get the record</text:span><text:span text:style-name="T6">. </text:span><text:span text:style-name="T3">The “zip-kilowatt” index is now a copy of all records where in this part of the disk all the information is now stored sorted by zip code and you can calculate the kilowatts used per zip code by simply reading a contiguous area of the disk one time</text:span><text:span text:style-name="T6">. </text:span><text:span text:style-name="T3">Each time you store a record you write the value in both the record area of the disk and write another copy in the zip area</text:span><text:span text:style-name="T6">. </text:span><text:span text:style-name="T3">You are making trades because now, it takes longer to write each record and takes more total space th</text:span>a<text:span text:style-name="T3">n a database that is not indexed</text:span><text:span text:style-name="T6">. </text:span><text:span text:style-name="T3">Database indexing also has a number of really subtle issues because doing things like inserting a value has a cost since when you add a new zip code you now need to rewrite the entire area of the magnetic disk to in effect insert information</text:span><text:span text:style-name="T6">. </text:span><text:span text:style-name="T3">Our team struggles and tries various approaches but our overall performance is terrible</text:span><text:span text:style-name="T6">. </text:span><text:span text:style-name="T3">We add a lot of indexes but have a huge new problem.</text:span></text:p>
      <text:p text:style-name="P3"/>
      <text:p text:style-name="P11"><text:span text:style-name="T3">Each night we get what is called a “dump” from a mainframe system</text:span><text:span text:style-name="T6">. </text:span><text:span text:style-name="T3">The time needed to process the dump files and update records is killing us</text:span><text:span text:style-name="T6">. </text:span><text:span text:style-name="T3">From my early low level work in highschool, I have</text:span> <text:span text:style-name="T3">more </text:span>experience <text:span text:style-name="T3">designing data formats than most professionals of my age</text:span><text:span text:style-name="T6">. </text:span><text:span text:style-name="T3">The old resource constrained systems at the USGS required that I understand </text:span>how <text:span text:style-name="T3">obscure design </text:span>details impact the performance of a<text:span text:style-name="T3">lgorithms for record storage.</text:span></text:p>
      <text:p text:style-name="P3"/>
      <text:p text:style-name="P11"><text:span text:style-name="T3">We can explain the core issue by thinking about a phone book</text:span><text:span text:style-name="T6">. </text:span><text:span text:style-name="T3">The phone book is in sorted order based on people’s phone number</text:span><text:span text:style-name="T6">. </text:span><text:span text:style-name="T3">If it is our job to maintain the phone book we have a lot of different ways we could attack the problem</text:span><text:span text:style-name="T6">. </text:span><text:span text:style-name="T3">Do we for example choose to print a new phone book each time a new person were to arrive in town? <text:s/>This </text:span>would<text:span text:style-name="T3"> be horribly expensive so we can’t do that</text:span><text:span text:style-name="T6">. </text:span>If we <text:span text:style-name="T3">printed a book where each page is only eighty percent full we could add people more quickly because when adding, most of the time we would only need to tear up one page and glue in a replacement page without reprinting the entire book</text:span><text:span text:style-name="T6">. </text:span><text:span text:style-name="T3">When a page is full we would need to reprint the entire book but that would not happen</text:span> <text:span text:style-name="T3">often</text:span><text:span text:style-name="T6">. </text:span><text:span text:style-name="T3">In a phone book where pages are 80% full we have better insertion performance</text:span><text:span text:style-name="T6">. </text:span><text:span text:style-name="T3">A cost is that now when we look for people in such a phone book we need to turn more pages and have a thicker book so our book does not work as well</text:span><text:span text:style-name="T6">. </text:span><text:span text:style-name="T3">Other subtle issues need to be considered and the puzzle is one where we keep making trades and not finding the solution.</text:span></text:p>
      <text:p text:style-name="P3"/>
      <text:p text:style-name="P11"><text:span text:style-name="T3">What I finally realize is that in our case, we do best if each night we delete all the indexes</text:span><text:span text:style-name="T6">. </text:span><text:span text:style-name="T3">It is a radical approach because we need the indexes, but with no indexes we can update all the records much more quickly</text:span><text:span text:style-name="T6">. </text:span><text:span text:style-name="T3">It takes less time to recreate new indexes from scratch compared to updating the indexes each time a record changes</text:span><text:span text:style-name="T6">. </text:span><text:span text:style-name="T3">The idea allows us to use much faster algorithms where information is grouped into bins and then combined rather than inserted into an existing index one record at a time</text:span><text:span text:style-name="T6">. </text:span><text:span text:style-name="T3">We can also now have what is called a 100% fill factor because we know that we will (?) entire index and will never need to insert a record into it</text:span><text:span text:style-name="T6">. </text:span><text:span text:style-name="T3">I described my idea to the team</text:span><text:span text:style-name="T6">. </text:span><text:span text:style-name="T3">We solved our performance problems in an unexpected way.</text:span></text:p>
      <text:p text:style-name="P3"/>
      <text:p text:style-name="P11"><text:span text:style-name="T3">My first time as</text:span> a <text:span text:style-name="T3">team leader was creating the Report2Web product where I designed a virtual printing system with an indexing system for mainframe reports</text:span><text:span text:style-name="T6">. </text:span><text:span text:style-name="T3">Our software would pretend to be a mainframe printer so green bar style reports could be printed and would automatically appear on “the web”</text:span><text:span text:style-name="T6">. </text:span><text:span text:style-name="T3">My earlier experience at the US Geological Survey had prepared me well for this challenge.</text:span></text:p>
      <text:p text:style-name="P3"/>
      <text:p text:style-name="P11"><text:span text:style-name="T3">As our software emulated a printer, we detected text in various locations to split the document into different files and create indexes that drove dropdown lists for quick navigation</text:span><text:span text:style-name="T6">. </text:span><text:span text:style-name="T3">The indexing system I designed was a distributed system that for our needs performed better than traditional relational database systems</text:span><text:span text:style-name="T6">. </text:span><text:span text:style-name="T3">I created a text processing engine to produce Microsoft Excel and PDF content from the mainframe reports</text:span><text:span text:style-name="T6">. </text:span><text:span text:style-name="T3">We did not need transactions, connections, SQL, or locks</text:span><text:span text:style-name="T6">. </text:span><text:span text:style-name="T3">What we needed was low memory overhead and blazing fast speed of what today is often provided by something like Redis, DynamoDB, or other NOSQL systems</text:span><text:span text:style-name="T6">. </text:span><text:span text:style-name="T3">This was 1998; I built most of the first version of the critical components doing the tricky low level code</text:span><text:span text:style-name="T6">. </text:span><text:span text:style-name="T3">Bank of America was one of our early big customers and explained that prior to using our system, they had a railroad car bringing reams of blank paper for printing</text:span><text:span text:style-name="T6">. </text:span><text:span text:style-name="T3">People would manually ship reports to branches all over the country. With our software they saved a lot of money. Other customers were also</text:span> <text:span text:style-name="T3">happy</text:span><text:span text:style-name="T6">. </text:span><text:span text:style-name="T3">I had a small ownership stake and celebrated when we sold the company for a few million dollars</text:span><text:span text:style-name="T6">. </text:span><text:span text:style-name="T3">We are happy, but since I am only the technical lead so my takeaway is quite small.</text:span></text:p>
      <text:p text:style-name="P3"/>
      <text:p text:style-name="P11"><text:span text:style-name="T3">In the 1990s, the software development field was rapidly expanding</text:span><text:span text:style-name="T6">. </text:span><text:span text:style-name="T3">I am looking deeper into technology issues</text:span><text:span text:style-name="T6">. </text:span><text:span text:style-name="T3">Many of our problems in the Report2Web project and the consulting work we have done at DB Basics were tied to memory management</text:span><text:span text:style-name="T6">. </text:span><text:span text:style-name="T3">I become an expert in the topic and explore how aspects of the various tools we use influence the programs we produce</text:span><text:span text:style-name="T6">. </text:span><text:span text:style-name="T3">Memory in computers can be thought of as a book of graph paper</text:span><text:span text:style-name="T6">. </text:span><text:span text:style-name="T3">In this analogy we would consider each square on the paper to represent a single byte where eight bits are available and a value could be entered or read</text:span><text:span text:style-name="T6">. </text:span><text:span text:style-name="T3">We can jump to any square and read the information that exists at that location if we know how many lines down and how many columns across would bring us to that point</text:span><text:span text:style-name="T6">. </text:span><text:span text:style-name="T3">We can move to different pages as needed</text:span><text:span text:style-name="T6">. </text:span><text:span text:style-name="T3">With careful planning we can make optimal use of our memory but if we don’t have a good plan we get stuck with logic riddles</text:span><text:span text:style-name="T6">. </text:span><text:span text:style-name="T3">If we are smart and implement schemes where we carefully use our memory and carefully record various addresses using parts of our memory we produce much better performance</text:span><text:span text:style-name="T6">. </text:span><text:span text:style-name="T3">If on the other hand we are not careful our designs paint us into corners and make the next change hard to manage</text:span><text:span text:style-name="T6">. </text:span><text:span text:style-name="T3">We can also end up with mistakes that leave us with data that is recorded but not the meta data that allows us to decipher and read the information.</text:span></text:p>
      <text:p text:style-name="P3"/>
      <text:p text:style-name="P11"><text:span text:style-name="T3">I finally had knee surgery where </text:span>a<text:span text:style-name="T3"> torn ACL </text:span>from a cycling accident <text:span text:style-name="T3">was fixed</text:span><text:span text:style-name="T6">. </text:span><text:span text:style-name="T3">My passion for cycling has been replaced with the new sport of Inline Speed skating</text:span><text:span text:style-name="T6">. </text:span><text:span text:style-name="T3">With wheels on my feet, I skate long distances at high speeds when I am not working</text:span><text:span text:style-name="T6">. </text:span><text:span text:style-name="T3">I also skate just for fun without any other goal.</text:span></text:p>
      <text:p text:style-name="P3"/>
      <text:p text:style-name="P11"><text:soft-page-break/><text:span text:style-name="T3">My work history helped me develop skills that were not taught in university programs</text:span><text:span text:style-name="T6">. </text:span><text:span text:style-name="T3">My skills for low level file storage and all sorts of communication systems were especially strong</text:span><text:span text:style-name="T6">. </text:span><text:span text:style-name="T3">To progress I wanted to learn more advanced languages</text:span><text:span text:style-name="T6">. </text:span><text:span text:style-name="T3">I read and absorbed all books related to the C, C++, Java, Smalltalk, and JavaScript programming languages</text:span><text:span text:style-name="T6">. </text:span><text:a xlink:type="simple" xlink:href="https://www.amazon.com/Design-Evolution-C-Bjarne-Stroustrup/dp/0201543303" text:style-name="ListLabel_20_12" text:visited-style-name="ListLabel_20_12"><text:span text:style-name="T10">The Design and Evolution of C++</text:span></text:a><text:span text:style-name="T3"> book in particular helped me look deeper into how we design software. Reading my strange way of scanning, rereading, thinking, and ingesting information was something I now enjoyed</text:span><text:span text:style-name="T6">. </text:span><text:span text:style-name="T3">I took on projects along the way and succeeded</text:span><text:span text:style-name="T6">. </text:span><text:span text:style-name="T3">My pay increased in big steps; I was earning a little over 100k per year in 1999 and thought of how strange my life was.</text:span></text:p>
      <text:p text:style-name="P3"/>
      <text:p text:style-name="P11"><text:span text:style-name="T3">I also read non-technical books</text:span><text:span text:style-name="T6">. </text:span><text:span text:style-name="T3">The strange way that I read continues to be scanning and finding words at the paragraph level</text:span><text:span text:style-name="T6">. </text:span><text:span text:style-name="T3">My brain naturally chunks the information</text:span><text:span text:style-name="T6">. </text:span><text:span text:style-name="T3">I read many paragraphs while allowing my mind to define its own story from the found words</text:span><text:span text:style-name="T6">. </text:span><text:span text:style-name="T3">I reread as needed until I am comfortable with the meaning</text:span><text:span text:style-name="T6">. </text:span><text:span text:style-name="T3">When I was younger my first attempt to become a reader focused on Isaac Asimov where mixed with the science fiction was the question of how humans should live? <text:s/>In Robots of Dawn everyone <text:s/>is so afraid of germs they work from home and fear contact</text:span><text:span text:style-name="T6">. </text:span><text:span text:style-name="T3">I now read Walden, Animal Farm, Walden Two, Lord of the Flies, Brave New Words, 1984, FountainHead, and many others</text:span><text:span text:style-name="T6">. </text:span><text:span text:style-name="T3">I seek to understand the human condition</text:span><text:span text:style-name="T6">. </text:span><text:span text:style-name="T3">I grew to understand the great evil in socialism</text:span><text:span text:style-name="T6">. </text:span><text:span text:style-name="T3">The ideas of Synanon are the same as those of Karl Marx</text:span><text:span text:style-name="T6">. </text:span><text:span text:style-name="T3">I prefer individualism where normal people make the choices and not everyone does it the same way</text:span><text:span text:style-name="T6">. </text:span><text:span text:style-name="T3">I recognize in Synanon the focus was on Doublethink!</text:span></text:p>
      <text:p text:style-name="P3"/>
      <text:p text:style-name="P11"><text:span text:style-name="T3">Power corrupts; absolute power corrupts absolutely</text:span><text:span text:style-name="T6">. </text:span><text:span text:style-name="T3">I am not comfortable with society where we are ordered to do things in the community interest</text:span><text:span text:style-name="T6">. </text:span><text:span text:style-name="T3">I see the Doublethink in how Synaonites were convinced that the focus was on self reliance yet the individual was destroyed</text:span><text:span text:style-name="T6">. </text:span><text:span text:style-name="T3">At Synanon, the group was the true focus</text:span><text:span text:style-name="T6">. </text:span><text:span text:style-name="T3">I am much happier with Ayn Rand</text:span><text:span text:style-name="T6">. </text:span><text:span text:style-name="T3">I identify with George H.W. Bush’s </text:span><text:a xlink:type="simple" xlink:href="https://en.wikipedia.org/wiki/Thousand_points_of_light#:~:text=He%20repeated%20the%20phrase%20in,%2C%20sometimes%20being%20led%2C%20rewarding." text:style-name="ListLabel_20_12" text:visited-style-name="ListLabel_20_12"><text:span text:style-name="T10">Thousand Points of Light</text:span></text:a><text:span text:style-name="T3"> speech</text:span><text:span text:style-name="T6">. </text:span><text:span text:style-name="T3">If people are on average good we should not fear freedom</text:span><text:span text:style-name="T6">. </text:span><text:span text:style-name="T3">The political distance between myself, my father, and my siblings grew</text:span><text:span text:style-name="T6">. </text:span><text:span text:style-name="T3">I am the black sheep</text:span> and thankful that I do not see the world in the same way as others in my family.</text:p>
      <text:p text:style-name="P30"><text:bookmark text:name="_vvspoiuafaxh"/></text:p>
      <text:p text:style-name="Heading_20_2"><text:bookmark text:name="_8xp0e66t95m4"/><draw:rect text:anchor-type="as-char" style:rel-width="100%" draw:z-index="68" draw:style-name="gr1" draw:text-style-name="P32" svg:width="0.0012in" svg:height="0.0213in"><text:p/></draw:rect></text:p>
      <text:p text:style-name="P18"><text:span text:style-name="T14">A brilliant diversity spread like stars, like a thousand points of light in a broad and peaceful sky.</text:span></text:p>
      <text:p text:style-name="P21"/>
      <text:p text:style-name="P18"><text:span text:style-name="T14">George H. W. Bush</text:span></text:p>
      <text:p text:style-name="Heading_20_2"><text:bookmark text:name="_cmsjwaouftre"/><draw:rect text:anchor-type="as-char" style:rel-width="100%" draw:z-index="69" draw:style-name="gr1" draw:text-style-name="P32" svg:width="0.0012in" svg:height="0.0213in"><text:p/></draw:rect></text:p>
      <text:p text:style-name="P1"/>
      <text:p text:style-name="P11"><text:span text:style-name="T3">My industry talks about the outsized power of Microsoft and we hear calls for the </text:span><text:a xlink:type="simple" xlink:href="https://time.com/3553242/microsoft-monopoly/" text:style-name="ListLabel_20_12" text:visited-style-name="ListLabel_20_12"><text:span text:style-name="T10">government to step in</text:span></text:a><text:span text:style-name="T3"> and make the decisions about how to structure the technology industry</text:span><text:span text:style-name="T6">. </text:span><text:span text:style-name="T3">Some feel that Microsoft has so much control that there is no chance other companies can obtain a foothold</text:span><text:span text:style-name="T6">. </text:span><text:span text:style-name="T3">I have confidence in the marketplace and don’t </text:span>see<text:span text:style-name="T3"> Microsoft as really contro</text:span>lling <text:span text:style-name="T3">the industry</text:span><text:span text:style-name="T6">. </text:span><text:span text:style-name="T3">The Windows Operating system seems to have massive design flaws and I expect OS2 or one of the Unixes to replace Windows soon</text:span><text:span text:style-name="T6">. </text:span><text:span text:style-name="T3">The filesystem of Windows is so broken that creating a directory named “</text:span>prn<text:span text:style-name="T3">”, </text:span>“com1”, “com2”, or any of a few other special names<text:span text:style-name="T3"> is impossible </text:span><text:span text:style-name="T5">(even today in 2022, it remains impossible to name a Windows directory “com1”)</text:span><text:span text:style-name="T6">. </text:span><text:span text:style-name="T3">I reject calls for government regulation on how computer operating systems work. </text:span>My confidence in the free market tells me that the free choices from consumers will produce good results for society. The idea of the government stepping feels like a bad approach.<text:span text:style-name="T3"><text:line-break/><text:line-break/><text:tab/></text:span><text:span text:style-name="T6">As an </text:span>a<text:span text:style-name="T6">theist, I have always been envious of those people who find comfort in faith. Religions seem silly but as a practical tool for creating interpersonal relationships I am willing to play along in the hope that pretending to believe will help me join a community. I joined the Catholic Church without any expectation that I would ever “really” believe </text:span>the fairytales of Christianity<text:span text:style-name="T6">. A friend of mine at work is a member and I figure playing along is harmless. For me religion is simply a group of people who have decided to pretend to believe. At our well appointed </text:span>church, I<text:span text:style-name="T6"> become convinced that 99.999% of my fellow adult church members are Atheists like I am. Our church is clearly something like Christmas where the adults are playing along for the sake of the children. </text:span>It’s ostensibly a congregation that believes the story of St. Francis yet everyone is wealthy and driving nice automobiles. <text:span text:style-name="T6">I am convinced that </text:span>in most <text:span text:style-name="T6">churches </text:span>people have just agreed to pretend<text:span text:style-name="T6">. I can’t imagine any other truth because if the congregation actually believed what they claim to believe it would not be possible to operate the way we do the other six days of the week. </text:span>Religion<text:span text:style-name="T6"> is harmless theater but after trying it out for several months, I decide that it is not really for me</text:span>. It is possible I will at some future point try again because in truth the bible and metaphors of the christianity is a beautiful story and in a sense the truth of a community. As I write this I wonder if I gave up too early. Families enjoy and bond even without a real belief in Santa. It seems possible that a true belief in “God” may be simply the willingness to engage with a community using the context of a shared myth to help us understand our place in the universe. It is possible that real “faith” is past the simple world we live in and find something in a community of belief. Someday soon I will re-read the bible.</text:p>
      <text:p text:style-name="P27"><text:bookmark text:name="_e1alumsma20y"/></text:p>
      <text:p text:style-name="P28"><text:bookmark text:name="_hkcrrhkwz5dp"/>Chapter 9<text:line-break/><text:span text:style-name="T18">A Software Startup!</text:span></text:p>
      <text:p text:style-name="P26"><text:bookmark text:name="_9jcqjila819i"/></text:p>
      <text:p text:style-name="P10"><text:span text:style-name="T3">On September 11th, 2001, our country </text:span><text:span text:style-name="T6">was</text:span><text:span text:style-name="T3"> </text:span><text:span text:style-name="T6">attacked</text:span><text:span text:style-name="T3">. At the same time, for me, it was an exciting time professionally; I was working in the C++ programming language as the head of a small team at MercuryMD (my second startup)</text:span><text:span text:style-name="T6">. </text:span><text:span text:style-name="T3">The Palm Pilot was a precursor to the modern Smartphone</text:span><text:span text:style-name="T6">. </text:span><text:span text:style-name="T3">We were building a software system that would interact with hospital systems to provide patient health data to doctors in the palm of their hands</text:span><text:span text:style-name="T6">. </text:span><text:span text:style-name="T3">The software was challenging</text:span><text:span text:style-name="T6">. </text:span><text:span text:style-name="T3">I had a bold plan of a system built around a shared codebase running on both the Palm Pilot and Pocket PC operating systems</text:span><text:span text:style-name="T6">. </text:span><text:span text:style-name="T3">Transfer times were critical as was processing power on a system where patient records needed to be transferred across an infrared port</text:span><text:span text:style-name="T6">. </text:span><text:span text:style-name="T3">To succeed we need the code to be</text:span> <text:span text:style-name="T3">efficient. I designed binary protocols and a distributed storage system. Our indexes were built on powerful servers and then transferred to the slow Palm Pilot devices</text:span><text:span text:style-name="T6">. </text:span><text:span text:style-name="T3">I optimized the system so that only the delta information needed to be transferred</text:span><text:span text:style-name="T6">. </text:span><text:span text:style-name="T3">In my design a virtual file system maintained a “shadow” copy on a server</text:span><text:span text:style-name="T6">. </text:span><text:span text:style-name="T3">Using the “shadow” copy and recording write operations with content and offset positions, we were able to update the indexes using server processing power</text:span><text:span text:style-name="T6">. </text:span><text:span text:style-name="T3">The final step streamed content to the handheld device where changes were applied with</text:span> <text:span text:style-name="T3">low demands for a slow Motorola 68328 processor in early Palm Pilots</text:span><text:span text:style-name="T6">. </text:span><text:span text:style-name="T3">The design and other contributions that I made were instrumental in the success of our product.</text:span></text:p>
      <text:p text:style-name="P3"/>
      <text:p text:style-name="P11"><text:span text:style-name="T3">The post 9/11 world was a difficult time for startups but we got funding and succeeded. The company sold for millions; again, I am an employee with only a small ownership stake. I did not see a huge amount of money, but I had a lot of pride and my name on a US Patent for work I did on our core technology.</text:span></text:p>
      <text:p text:style-name="P3"/>
      <text:p text:style-name="P11"><text:span text:style-name="T3">We are expanding and working hard to sell our handheld software to local hospitals</text:span><text:span text:style-name="T6">. </text:span><text:span text:style-name="T3">Our idea is that giving doctors better access to the medical charts for their patients will improve the quality of care</text:span><text:span text:style-name="T6">. </text:span><text:span text:style-name="T3">In our software everything associated with the patient’s medical record is available to the doctor so they are empowered to make decisions</text:span><text:span text:style-name="T6">. </text:span><text:span text:style-name="T3">It’s a team effort but I know that if I have made mistakes in my design or the critical parts of the system I build we will have problems</text:span><text:span text:style-name="T6">. </text:span><text:span text:style-name="T3">A mistake that shows the wrong information could have a life or death outcome</text:span><text:span text:style-name="T6">. </text:span><text:span text:style-name="T3">Many of the local hospitals were our customers</text:span><text:span text:style-name="T6">. </text:span><text:span text:style-name="T3">The Duke University medical center was walking distance from my house</text:span><text:span text:style-name="T6">. </text:span><text:span text:style-name="T3">They were not using our software</text:span><text:span text:style-name="T6">. </text:span><text:span text:style-name="T3">On February 7, 2003, a team at Duke performed a heart and lung transplant for a charity that had raised money and was trying to save the life of a young woman from Mexico</text:span><text:span text:style-name="T6">. </text:span><text:span text:style-name="T3">The doctors somehow failed to review the data about their patient</text:span><text:span text:style-name="T6">. </text:span><text:span text:style-name="T3">They did not realize until after the transplant that the donor’s blood type did not match</text:span><text:span text:style-name="T6">. </text:span><text:span text:style-name="T3">Without a blood type match the patient’s body rejected the organs</text:span><text:span text:style-name="T6">. </text:span><text:span text:style-name="T3">She had seizures; her new organs failed; doctors did what they could and tried a second transplant</text:span><text:span text:style-name="T6">. </text:span><text:span text:style-name="T3">It was too late for her and she died on February 22, 2003</text:span><text:span text:style-name="T6">. </text:span><text:span text:style-name="T3">Our team wondered if the type of software we had created could have helped prevent the error</text:span><text:span text:style-name="T6">. </text:span><text:span text:style-name="T3">At the same time, I wondered if someday an error of mine would result in a similar medical error</text:span><text:span text:style-name="T6">. </text:span><text:span text:style-name="T3">I had long ago told the guys on my team bits about my past including that I was never a great student</text:span><text:span text:style-name="T6">. </text:span><text:span text:style-name="T3">It was a team effort and no one developer was responsible for any component; I felt a new level of stress.</text:span></text:p>
      <text:p text:style-name="P3"/>
      <text:p text:style-name="P11"><text:span text:style-name="T3">I was the Vice President of Technology for a hot startup, a successful young professional with a great track record to any outward observer</text:span><text:span text:style-name="T6">. </text:span><text:span text:style-name="T3">No one ever asked me where I had gone to school or what type of student I was</text:span><text:span text:style-name="T6">. </text:span><text:span text:style-name="T3">If education was discussed, I casually described myself in a way that fit a narrative</text:span><text:span text:style-name="T6">. </text:span><text:span text:style-name="T3">I allowed people to see me as the mythical kid for whom school was holding him back</text:span><text:span text:style-name="T6">. </text:span><text:span text:style-name="T3">I pretended that I had chosen to drop out</text:span><text:span text:style-name="T6">. </text:span><text:span text:style-name="T3">No one knew that I had received failing grades across the board (including in all STEM subjects)</text:span><text:span text:style-name="T6">. </text:span><text:span text:style-name="T3">I had left school on academic suspension. No one asked for details</text:span><text:span text:style-name="T6">. </text:span><text:span text:style-name="T3">I avoided getting trapped where I might be seen calculating a tip or helping split the bill at a restaurant</text:span><text:span text:style-name="T6">. </text:span><text:span text:style-name="T3">Standing close to a white board was a constant fear because my penmanship and spelling would reveal the truth if I was ever expected to explain something in a context where writing might be expected</text:span><text:span text:style-name="T6">. </text:span><text:span text:style-name="T3">A</text:span> <text:span text:style-name="T3">tight inner circle knew my truth.</text:span></text:p>
      <text:p text:style-name="P3"/>
      <text:p text:style-name="P11"><text:span text:style-name="T3">My mother could no longer afford the high cost of living for Reston, Va</text:span><text:span text:style-name="T6">. </text:span><text:span text:style-name="T3">She moved around a bit and was attempting to settle in Granville, Illinois where she hoped a lower cost of living would allow her to survive better</text:span><text:span text:style-name="T6">. </text:span><text:span text:style-name="T3">She never asked her children for much but we loved her and traveled to help her move into a home she had purchased for the low price of five thousand dollars</text:span><text:span text:style-name="T6">. </text:span><text:span text:style-name="T3">My brother in law Rui is skilled in all trades and was helping us review the plumbing system</text:span><text:span text:style-name="T6">. </text:span><text:span text:style-name="T3">Not only was the house not in good shape, it was horrible</text:span><text:span text:style-name="T6">. </text:span><text:span text:style-name="T3">The toilet had been installed such that poop simply fell into the crawlspace when it was used</text:span><text:span text:style-name="T6">. </text:span><text:span text:style-name="T3">I could not allow our mother to live there</text:span><text:span text:style-name="T6">. </text:span><text:span text:style-name="T3">My siblings were not in strong financial positions</text:span><text:span text:style-name="T6">. </text:span><text:span text:style-name="T3">Other hand, I was in a solid position so I purchased a</text:span> <text:span text:style-name="T3">nice condo in Reston, Va and helped my mother move back</text:span><text:span text:style-name="T6">. </text:span><text:span text:style-name="T3">It cost a bit over 100k and allowed my mother to live in a community where she has a network of friends so it was money well spent.</text:span></text:p>
      <text:p text:style-name="P3"/>
      <text:p text:style-name="P11"><text:span text:style-name="T3">Buying the home for my mother in Reston was a highlight in my life. I enjoyed the chance to be a hero</text:span><text:span text:style-name="T6">. </text:span>When my family gets together,<text:span text:style-name="T3"> I argue </text:span>with<text:span text:style-name="T3"> my siblings who are all</text:span> <text:span text:style-name="T3">much on the political left</text:span><text:span text:style-name="T6">. </text:span><text:span text:style-name="T3">They are supporters of various degrees of socialism and see marketplace decisions as the wrong approach for society</text:span><text:span text:style-name="T6">. </text:span><text:span text:style-name="T3">I see marketplaces as the source of everything that is good in society</text:span><text:span text:style-name="T6">. </text:span><text:span text:style-name="T3">My siblings and I experienced Synanon in our own ways</text:span><text:span text:style-name="T6">. </text:span><text:span text:style-name="T3">My dyslexia may be part of why I see Synanon differently</text:span><text:span text:style-name="T6">. </text:span><text:span text:style-name="T3">I</text:span> <text:span text:style-name="T3">see philosophy, politics, and life differently, but they have not rejected me</text:span><text:span text:style-name="T6">. </text:span><text:span text:style-name="T3">I love them but am also jealous of them</text:span><text:span text:style-name="T6">. </text:span><text:span text:style-name="T3">None of the teachers from our high school would be surprised that as adults my three older siblings became university professors</text:span><text:span text:style-name="T6">. </text:span><text:span text:style-name="T3">My younger sister took her own path but also eventually entered the family business</text:span><text:span text:style-name="T6">. </text:span><text:span text:style-name="T3">Somehow, buying the house finally makes me feel like I am their equal</text:span><text:span text:style-name="T6">. </text:span><text:span text:style-name="T3">With my fragile ego, I need this feeling of being successful.</text:span></text:p>
      <text:p text:style-name="P3"/>
      <text:p text:style-name="P11"><text:span text:style-name="T3">I am someone who has never been comfortable in my life</text:span><text:span text:style-name="T6">. </text:span><text:span text:style-name="T3">I had the classic “impostor syndrome” complex</text:span><text:span text:style-name="T6">. </text:span><text:span text:style-name="T3">In my heart, I knew that I REALLY was an impostor. We had an amazing product, putting information technology into the hands of doctors in a way that had never been done before</text:span><text:span text:style-name="T6">. </text:span><text:span text:style-name="T3">People working on the team, including the two doctors who had created the company, told me that my contributions were valued</text:span><text:span text:style-name="T6">. </text:span><text:span text:style-name="T3">I was paid</text:span> <text:span text:style-name="T3">well and now owned my home and my mother’s home, both debt free</text:span><text:span text:style-name="T6">. </text:span><text:span text:style-name="T3">I was proud, but at the same time, felt like I was living a lie, a pretender who had tricked the world for over ten years; (would they really think I was “smart” if they knew the truth?)</text:span><text:span text:style-name="T6">. </text:span><text:span text:style-name="T3">At an intellectual level, I knew that having been an instrumental part of two successful startups and having worked with people who had advanced degrees in computer science I was not a stupid person</text:span><text:span text:style-name="T6">. </text:span><text:span text:style-name="T3">I knew about dyslexia and could clearly see that I actually possessed this thing people call “smart”</text:span><text:span text:style-name="T6">. </text:span><text:span text:style-name="T3">When discussing the way software code is processed in terms of memory management I was part of discussion of people who had P</text:span>h<text:span text:style-name="T3">D level credentials</text:span><text:span text:style-name="T6">. </text:span><text:span text:style-name="T3">I understand obscure parts of the technology that powers the internet</text:span><text:span text:style-name="T6">. </text:span><text:span text:style-name="T3">I know that I was an equal, but still often feel like the dumb child who would wear the dunce cap and stand in the corner.</text:span></text:p>
      <text:p text:style-name="P3"/>
      <text:p text:style-name="P11"><text:span text:style-name="T3">For over a decade, I had been interacting professionally with teams composed of people who, for the most part, were what our society considers to be the well-educated</text:span><text:span text:style-name="T6">. </text:span><text:span text:style-name="T3">Most scientists at the US Geological Survey where I got my start had no idea that the kid who was writing software code for them in the summer was in learning disabled classes and reading, writing, and performing math several grade levels below what was expected</text:span><text:span text:style-name="T6">. </text:span><text:span text:style-name="T3">At Duke University and in other business settings, I was good about hiding my deficiencies</text:span><text:span text:style-name="T6">. </text:span><text:span text:style-name="T3">Sometimes it was obvious something was not normal but I was</text:span> <text:span text:style-name="T3">good at hiding my problems</text:span><text:span text:style-name="T6">. </text:span><text:span text:style-name="T3">Emails were starting to become a more frequently used part of my world</text:span><text:span text:style-name="T6">. </text:span><text:span text:style-name="T3">My ability to compose my thoughts in writing at the time was still quite poor and my speed was far too slow</text:span><text:span text:style-name="T6">. </text:span><text:span text:style-name="T3">Some people close to me knew my past and assured me that no one really would think poorly of me</text:span><text:span text:style-name="T6">. </text:span><text:span text:style-name="T3">There were articles about dyslexia but no one ever described people who could not manage the multiplication table</text:span><text:span text:style-name="T6">. </text:span><text:span text:style-name="T3">Also, I had not overcome my problems</text:span><text:span text:style-name="T6">. </text:span><text:span text:style-name="T3">Simply attempting to write a few sentences would show me that unless my hands were on a keyboard I was unable to even pretend to be smart.</text:span></text:p>
      <text:p text:style-name="P27"><text:bookmark text:name="_4g14rffae9ea"/></text:p>
      <text:p text:style-name="P28"><text:bookmark text:name="_7odmznv0oj0x"/>Chapter 10<text:line-break/><text:span text:style-name="T18">Gatorback Skate</text:span></text:p>
      <text:p text:style-name="P26"><text:bookmark text:name="_7vflryk0iwiw"/></text:p>
      <text:p text:style-name="P10"><text:span text:style-name="T3">Feeling like an impostor is stressful</text:span><text:span text:style-name="T6">. </text:span><text:span text:style-name="T3">I yearned to escape from the world of software development. In school, I never had the opportunity to engage in any serious writing because the gatekeepers were not going to expose me to many things until they saw an improvement in my spelling</text:span><text:span text:style-name="T6">. </text:span><text:span text:style-name="T3">I was strangely working in one of the most lucrative professions mostly because for me it was just about my only option.</text:span></text:p>
      <text:p text:style-name="P3"/>
      <text:p text:style-name="P11"><text:span text:style-name="T3">To improve my writing skills, I enjoy intentionally arguing with people on the Internet; Politically, I am Libertarian; <text:s/>I know that Reaganomics works. It is quite easy to find myself in arguments</text:span><text:span text:style-name="T6">. </text:span><text:span text:style-name="T3">Eventually, I quit the job at the medical startup thinking I would take some time off to improve myself</text:span><text:span text:style-name="T6">. </text:span><text:span text:style-name="T3">In my head, I felt like I was a “fraud”, and it seemed that finding something “simple” would be better than living what felt like a lie.</text:span></text:p>
      <text:p text:style-name="P2"/>
      <text:p text:style-name="P11"><text:span text:style-name="T6">In my adult life I for the most part replaced my love of cycling with a new love with inline speed skating. The sport of inline speed skating is small and still growing. The joy that I get from having skates on my feet and going fast is far more of a rush th</text:span>a<text:span text:style-name="T6">n what I got from cycling.</text:span> I am a reasonably good athlete and quickly progress in the sport to the point where I am skating close to twenty miles per hour for fairly long distances. In the 90s I competed recreationally in events such as the 100k inline skating race in New York city or the 86 mile race in Atlanta Georgia.</text:p>
      <text:p text:style-name="P1"/>
      <text:p text:style-name="P11">Skating <text:span text:style-name="T6">is an amazing sport </text:span>and I start to think of updates for products. In the s<text:span text:style-name="T6">mall sport of inline skating we don</text:span>’t have a good system for slowing down. <text:span text:style-name="T3">I had the idea to create a </text:span><text:a xlink:type="simple" xlink:href="https://www.youtube.com/watch?v=PVa-hpe3a5M" text:style-name="ListLabel_20_12" text:visited-style-name="ListLabel_20_12"><text:span text:style-name="T10">new type of inline speed skate</text:span></text:a><text:span text:style-name="T3"> that would be better for skating in outdoor areas</text:span><text:span text:style-name="T6">. </text:span><text:span text:style-name="T3">I spent a couple years working on the project</text:span><text:span text:style-name="T6">. </text:span>To implement my idea I purchased metal fabrication equipment so I could manufacture my own parts in my garage. <text:span text:style-name="T3">In this period, I learned about “feeds and speeds” where the rotational speed of the metal cutting tool was set based on how hard the alloy used for the cutting bit was and how soft the material that was cut</text:span><text:span text:style-name="T6">. </text:span><text:span text:style-name="T3">Each metal in a machining operation has an ideal cutting speed where the wear on the metal of the cutting tool is reduced and we obtain the best engagement with the metal being cut</text:span><text:span text:style-name="T6">. </text:span><text:span text:style-name="T3">As the diameter of a cutting tool increases the speed it rotates </text:span>must<text:span text:style-name="T3"> be reduced so the speed of the edge of the drill or milling bit remains at the ideal speed</text:span><text:span text:style-name="T6">. This is </text:span>mathematically<text:span text:style-name="T6"> </text:span>a simple calculation based on the rotation speed and the size of the tool to calculate the speed the cutting edge is traveling. I enjoy mathematics even though as we have established I can not do such calculations in my head.<text:span text:style-name="T6"> </text:span><text:span text:style-name="T3">My brother in law and I built a phase converter to change from two phase electrical power to the type of three phase power needed to operate a 25,000 pound ACROLOC CNC vertical machining center</text:span><text:span text:style-name="T6">. </text:span><text:span text:style-name="T3">I purchased the machine from an industrial surplus outfit</text:span><text:span text:style-name="T6">. </text:span><text:span text:style-name="T3">The machining center was</text:span> <text:span text:style-name="T3">old and intended for use on industrial factory floors</text:span><text:span text:style-name="T6">. </text:span><text:span text:style-name="T3">This type of equipment uses three phase power because it is more efficient</text:span><text:span text:style-name="T6">. </text:span><text:span text:style-name="T3">A three-phase power supply can transmit three times as much power as a single-phase power supply, while only needing one additional wire (that is, three wires instead of two)</text:span><text:span text:style-name="T6">. </text:span><text:span text:style-name="T3">Power transmission occurs over electrical wires and is limited by how the energy passing through copper creates heat</text:span><text:span text:style-name="T6">. </text:span><text:span text:style-name="T3">To convert from the single phase power to create three phase power we use a large electrical motor and some capacitors. Electrical motors and electrical generators work to transform power into motion</text:span><text:span text:style-name="T6">. </text:span><text:span text:style-name="T3">By running the large motor using single phase power as input the spinning motion generates the three phase power</text:span><text:span text:style-name="T6">. </text:span><text:span text:style-name="T3">I needed the machine and other equipment to provide myself a prototype shop where I could fabricate my own ideas.</text:span></text:p>
      <text:p text:style-name="P3"/>
      <text:p text:style-name="P11"><text:span text:style-name="T3">I felt a need to create things in metal rather than as software concepts</text:span><text:span text:style-name="T6">. </text:span><text:span text:style-name="T3">I want to have physical manifestations of ideas, not just ones and zeros</text:span><text:span text:style-name="T6">. </text:span><text:span text:style-name="T3">I am not happy with bits and bytes</text:span><text:span text:style-name="T6">. </text:span><text:span text:style-name="T3">Well actually, it is really bits, bytes, and nibbles</text:span><text:span text:style-name="T6">. </text:span><text:span text:style-name="T3">For those who are not familiar with our terms, a “bit” is one unit in a computer that can be a one or zero</text:span><text:span text:style-name="T6">. </text:span><text:span text:style-name="T3">A byte is made up of eight bits and a nibble is four bits</text:span><text:span text:style-name="T6">. </text:span><text:span text:style-name="T3">There was a time when while working in low memory environments developers packed information into nibbles within data streams because doing so was one of many tricks to improve information density</text:span><text:span text:style-name="T6">. </text:span><text:span text:style-name="T3">When only sixteen permutations are needed we can use a nibble</text:span><text:span text:style-name="T6">. </text:span><text:span text:style-name="T3">Really bits, bytes, and nibbles is just the start; we can consider two bytes as a “word”, “double words” are four bytes</text:span><text:span text:style-name="T6">. </text:span><text:span text:style-name="T3">For some strange reason working in metal felt more real to me than the world of logical concepts that exist in a computer.</text:span></text:p>
      <text:p text:style-name="P3"/>
      <text:p text:style-name="P11"><text:span text:style-name="T3">I added a workshop space to my house and taught myself to use an expensive computer controlled metal working machine that I had purchased for the project</text:span><text:span text:style-name="T6">. </text:span><text:span text:style-name="T3">I wanted to design and build a new type of inline skate and sell them under the name Gatorback Skate</text:span><text:span text:style-name="T6">. </text:span><text:span text:style-name="T3">I wanted to make all the parts myself</text:span> and accepted that I was basically throwing away money chasing after my version of Don Quixote’s windmills. The book Don Quixote is one that I have never read but my mother and father discussed it often so the story feels good to me. In the novel Don Quixote the lead character is in the middle ages on a quest for adventure. The main character of the book attacks a windmill thinking it is a giant. Today the phrase “chasing after windmills” is a reference and we use it to describe chasing after something that isn't really there. While I build versions of my idea in my heart I know that I am not really moving towards anything.</text:p>
      <text:p text:style-name="P1"/>
      <text:p text:style-name="P11">To promote my product I start to really work to improve my fitness. The rear skate brake system that I designed works well and I dream that others will want to try the product. My idea is to get into racing shape so I can place well in the big races for this tiny little sport while using my unique product. It is a romantic idea that inspires me because I view life as an incredible experience where the act of living to the fullest is the best entertainment.</text:p>
      <text:p text:style-name="P1"/>
      <text:p text:style-name="P11">Since I am not working, I fill my days with skating and the idea of getting back into shape excites me. By this point in my life I have had five knee surgeries and now feel like my left leg is finally working well. In most sports performance comes down to a simple mathematical problem of power to weight ratio. As an athlete, I can improve the power my body produces by training well. To reduce the excess weight that slows us down any serious athlete must pay close attention to what they eat to get rid of unwanted body fat. Good athletes push their bodies to the absolute limit. One of the big early season races for our little sport is in Florida so I work hard all winter to bring my fitness to the absolute limit of my body. It is 2005 and I am 34 years old with 6% body fat. I know that I don’t have the fitness needed to win a major skating event but I expect that I will finish in the top ten and may even get a spot on the podium.</text:p>
      <text:p text:style-name="P1"/>
      <text:p text:style-name="P11">The drive to Florida is around ten hours leading to a strange complication. It seems that when the last of my knee surgeries was performed a small “U” shaped bit of metal that was inserted to secure a replacement anterior cruciate ligament was installed in such a way that it was not absolutely flush with the bone. The installation issue never caused me pain and the ligament never moved but over the course of the long drive with little movement and not much body fat the tissues of my body were pressing against this little bit of metal protruding from my bone just above my knee joint. The bit of metal had also for several months been rubbing at the surrounding tissues. In any case when I arrived in Florida the night before the race and stood up to exit my car my knee suddenly tripled in size as it quickly filled with blood. The simple movement of my muscle sliding over the bone after a long car ride had caused an arterial vessel to burst when it got caught on that little bit of metal that was not quite flush. There was absolutely no pain but the knee was immobilized from a massive hematoma as I looked with shock at my leg. When I returned home I had another surgery to re-fix the knee.</text:p>
      <text:p text:style-name="P1"/>
      <text:p text:style-name="P11">The skating company was fun<text:span text:style-name="T3"> but </text:span>also financially a<text:span text:style-name="T3"> huge failure! <text:s/>After throwing away most of the money from my software career, it was time to “return to the well” even if it meant being an imposter and living a lie.</text:span></text:p>
      <text:p text:style-name="P27"><text:bookmark text:name="_pjusfcxlnixt"/></text:p>
      <text:p text:style-name="P28"><text:bookmark text:name="_bspdgh33kij9"/>Chapter 11<text:line-break/><text:span text:style-name="T18">Corporate America</text:span></text:p>
      <text:p text:style-name="P26"><text:bookmark text:name="_6cr0e9sr5f3l"/></text:p>
      <text:p text:style-name="P10"><text:span text:style-name="T3">After getting back into the software business as a “mid-career” professional, I returned to work on the same medical project. Thomson Reuters had purchased the start-up and had ownership of my patent</text:span><text:span text:style-name="T6">. </text:span><text:span text:style-name="T3">I was quickly hired back to lead the effort to create a BlackBerry OS version</text:span><text:span text:style-name="T6">. </text:span><text:span text:style-name="T3">After the BlackBerry project was complete, I went on to take a job with AT&amp;T, then BB&amp;T, followed by CSC where I was a member of various teams</text:span><text:span text:style-name="T6">. </text:span><text:span text:style-name="T3">I was in “corporate” America, working my way through companies in alphabetical order</text:span><text:span text:style-name="T6">. </text:span><text:span text:style-name="T3">My ability to compose sentences has improved as a result of engaging in constant flame wars on the Internet. I was still in a deep struggle where I felt like an impostor and yearned for some sort of escape</text:span><text:span text:style-name="T6">. </text:span><text:span text:style-name="T3">I was not at all “comfortable in my own skin”. I knew that I did not fit in and yearned to “find myself”.</text:span></text:p>
      <text:p text:style-name="P3"/>
      <text:p text:style-name="P11"><text:span text:style-name="T3">At AT&amp;T, the team that I worked with manage</text:span>d<text:span text:style-name="T3"> components for credit card account management</text:span><text:span text:style-name="T6">. </text:span><text:span text:style-name="T3">The platform handles people who sign-up for and renew cards but needs to be extended to manage points and airline miles</text:span><text:span text:style-name="T6">. </text:span><text:span text:style-name="T3">There is nothing super complicated but since this is in effect money, we need a</text:span> <text:span text:style-name="T3">robust tracking system</text:span><text:span text:style-name="T6">. </text:span><text:span text:style-name="T3">I implement something called a Compensating Resource Manager Pattern so we can transfer between various systems without either of the systems managing transactions</text:span><text:span text:style-name="T6">. </text:span><text:span text:style-name="T3">The CRM is a pattern that systems use in order to handle the logic problem of dealing with two independent systems in a way that is safe even for cases where errors would otherwise result in corruption of data</text:span><text:span text:style-name="T6">. </text:span><text:span text:style-name="T3">Consider the transfer of airline miles for points</text:span><text:span text:style-name="T6">. </text:span><text:span text:style-name="T3">If we used a simple approach where we deduct points from one system and then add points to the other system we could have a network error, memory fault, or other problem that would add the points before we delete the miles</text:span><text:span text:style-name="T6">. </text:span><text:span text:style-name="T3">An inverse of the same issue could also occur</text:span><text:span text:style-name="T6">. </text:span><text:span text:style-name="T3">The solution to such problems requires that we carefully design operations, logging, error handling, and compensation actions</text:span><text:span text:style-name="T6">. </text:span>W<text:span text:style-name="T3">e m</text:span>ust use <text:span text:style-name="T3">logic that will ensure that we are never unsure about the state of records</text:span><text:span text:style-name="T6">. </text:span><text:span text:style-name="T3">The implementation is such that we write a database record that describes a future state</text:span><text:span text:style-name="T6">. </text:span><text:span text:style-name="T3">The code does the things then updates the record that describes the future to mark it as something that has arrived</text:span><text:span text:style-name="T6">. </text:span><text:span text:style-name="T3">We have compensating actions defined to respond when a future fails to happen. The equivalent of millions of dollars are processed on the platform so it is critical that we have the correct approach</text:span><text:span text:style-name="T6">. </text:span><text:span text:style-name="T3">Projects like this always have a lot of people working on a large team. </text:span>C<text:span text:style-name="T3">omponents need to be built</text:span>, tested<text:span text:style-name="T3">, double checked, load tested, failure tested, etc</text:span><text:span text:style-name="T6">. </text:span><text:span text:style-name="T3">This is not the small consulting project of my early days at DB Basics and is not the seat of your pants work of the Report2Web and MercuryMD startups</text:span><text:span text:style-name="T6">. The design work is </text:span>at times technically challenging but for the most part t<text:span text:style-name="T3">his </text:span>was<text:span text:style-name="T3"> the software equivalent of grunt work</text:span><text:span text:style-name="T6">. </text:span><text:span text:style-name="T3">It is also a team with enough extra people that when the financial crisis </text:span>occurred,<text:span text:style-name="T3"> many of us </text:span>were <text:span text:style-name="T3">slated to be laid off</text:span><text:span text:style-name="T6">.</text:span></text:p>
      <text:p text:style-name="P1"/>
      <text:p text:style-name="P11"><text:span text:style-name="T3">My boss d</text:span>id<text:span text:style-name="T3"> some research across AT&amp;T </text:span>where he found a corporate project that was oriented to address some <text:span text:style-name="T3">problems the company had with the Lineworkers Union</text:span><text:span text:style-name="T6">. </text:span>In his interest to <text:span text:style-name="T3">protect members of our group from layoffs </text:span>he <text:span text:style-name="T3">somehow </text:span>negotiated to<text:span text:style-name="T3"> send me and a few other software developers to a training program so we can be qualified as replacement workers if a strike is called</text:span><text:span text:style-name="T6">. </text:span><text:span text:style-name="T3">I fly to Detroit and go through what I see as a vocational vacation</text:span><text:span text:style-name="T6">. </text:span><text:span text:style-name="T3">It is loads of fun; I learn to splice telephone lines and how to safely climb a ladder</text:span><text:span text:style-name="T6">. </text:span><text:span text:style-name="T3">I so much want the union to strike because it would be awesome to get my software developer salary and also have the chance to work outdoors</text:span><text:span text:style-name="T6">. </text:span><text:span text:style-name="T3">The </text:span>project was silly; <text:span text:style-name="T3">AT</text:span>&amp;<text:span text:style-name="T3">T </text:span>paid<text:span text:style-name="T3"> me three months of my six f</text:span>igure <text:span text:style-name="T3">salary so they could in theory </text:span>put pressure on their union. C<text:span text:style-name="T3">orporate politics are sometimes funny</text:span><text:span text:style-name="T6">. </text:span><text:span text:style-name="T3">The union </text:span>did<text:span text:style-name="T3"> not strike </text:span>so <text:span text:style-name="T3">both myself and my boss </text:span>were<text:span text:style-name="T3"> laid off</text:span><text:span text:style-name="T6">. Afterwards, </text:span>i<text:span text:style-name="T3">n a scramble I worked at a bank </text:span>writing<text:span text:style-name="T3"> software </text:span>for a new boss that was a jerk. A<text:span text:style-name="T3">fter several months, I quit then </text:span>took<text:span text:style-name="T3"> a job at CSC doing Medicare reimbursement software which I hated slightly less</text:span><text:span text:style-name="T6">. </text:span><text:span text:style-name="T3">I am once again burned out in my professional life.</text:span></text:p>
      <text:p text:style-name="P27"><text:bookmark text:name="_o3rtrue0jw1f"/></text:p>
      <text:p text:style-name="P28"><text:bookmark text:name="_lm9s5ev2birm"/>Chapter 12<text:line-break/><text:span text:style-name="T18">Farnsworth Bicycles<text:line-break/></text:span></text:p>
      <text:p text:style-name="P10"><text:span text:style-name="T3">It is</text:span> <text:span text:style-name="T3">difficult to live with someone like me who is in a battle with psychological demons. My battle with “impostor syndrome” and dreams of somehow finding an escape made no sense</text:span><text:span text:style-name="T6">. </text:span><text:span text:style-name="T3">Somehow, I needed to escape from a well paying career where people respected me</text:span><text:span text:style-name="T6">. </text:span><text:span text:style-name="T3">I once again threw away the life savings I had accumulated. Endurance exercise has always been a refuge for me so I went out riding my bike. After learning about the sport of long distance bicycle camping, I took a year off work, learned to build bicycles including welding to manufacture the frames and attempted to ride my bicycle across the country from Canada to Mexico.</text:span></text:p>
      <text:p text:style-name="P3"/>
      <text:p text:style-name="P11"><text:span text:style-name="T3">After “not finding myself” in my quest to use cycling as a pathway to escape my demons, I returned to software development</text:span><text:span text:style-name="T6">. </text:span><text:span text:style-name="T3">I interviewed well since I have a solid understanding of technology. I landed a job a couple of days after flying back from Colorado where I had abandoned the cross-country bicycle ride</text:span><text:span text:style-name="T6">. </text:span><text:span text:style-name="T3">My marriage was pretty much wrecked. Too often I used my soon-to-be ex-wife to vent as I battled feelings of total frustration about how the world works. At work, I was quickly rewarded and paid well once again but I still felt like an impostor</text:span><text:span text:style-name="T6">. </text:span><text:span text:style-name="T3">I struggled with the frustration. Even at times when people at work respected my work and felt that I made things look easy I felt inadequate. I had done too much damage to our marriage. I decided to once again attempt to “escape from life” with around 800k in savings that had somehow built up over my strange career</text:span><text:span text:style-name="T6">. </text:span><text:span text:style-name="T3">The outline of a plan was to build bicycles and live in a small shack as some sort of hermit</text:span><text:span text:style-name="T6">. </text:span><text:span text:style-name="T3">My wife and I ended our marriage.</text:span></text:p>
      <text:p text:style-name="P3"/>
      <text:p text:style-name="P11"><text:span text:style-name="T3">This third time, “blowing up life” seems to have somewhat helped me find myself</text:span><text:span text:style-name="T6">. </text:span><text:span text:style-name="T3">I built some okay bicycles and sold them under the brand </text:span><text:a xlink:type="simple" xlink:href="https://farnsworthbicycles.wordpress.com/" text:style-name="ListLabel_20_12" text:visited-style-name="ListLabel_20_12"><text:span text:style-name="T10">Farnsworth Bicycles</text:span></text:a><text:span text:style-name="T6">. </text:span><text:span text:style-name="T3">My marriage and my life were in a tailspin, along the way it was clear to me that selling hand-built bicycles at a profit was a pipe-dream</text:span><text:span text:style-name="T6">. </text:span><text:span text:style-name="T3">The time, materials, and equipment needed to build a halfway-decent bicycle means that unless you can command a price far beyond what is reasonable, it is a complete money pit</text:span><text:span text:style-name="T6">. </text:span><text:span text:style-name="T3">I never actually had an illusion that the idea had any merit and just used the time and the money pit to work my way through frustration.</text:span></text:p>
      <text:p text:style-name="P3"/>
      <text:p text:style-name="P11"><text:span text:style-name="T3">My first wife is someone who I will always love; she helped me through some hard times</text:span><text:span text:style-name="T6">. </text:span><text:span text:style-name="T3">Being the psychological support system for me as I battled personal demons was too much for both of us</text:span><text:span text:style-name="T6">. </text:span><text:span text:style-name="T3">Ultimately, we reached the end of our marriage</text:span><text:span text:style-name="T6">. </text:span><text:span text:style-name="T3">I purchased a shack and five acres in the woods and dumped a crazy amount of money and time into building shop space and making the idea somewhat livable</text:span><text:span text:style-name="T6">. </text:span><text:span text:style-name="T3">My bathroom was a bucket of sawdust on the deck</text:span><text:span text:style-name="T6">. </text:span><text:span text:style-name="T3">The property had no power</text:span><text:span text:style-name="T6">. </text:span><text:span text:style-name="T3">I put up solar panels</text:span><text:span text:style-name="T6">. </text:span><text:span text:style-name="T3">My water supply was a collection system on the roof</text:span><text:span text:style-name="T6">. </text:span><text:span text:style-name="T3">I lived there for around two years</text:span><text:span text:style-name="T6">. </text:span><text:span text:style-name="T3">It was my version of Henry David Thoreau Cabin on Walden Pond</text:span><text:span text:style-name="T6">. </text:span><text:span text:style-name="T3">This is a chance for me to reflect</text:span><text:span text:style-name="T6">. </text:span><text:span text:style-name="T3">I feel deeply sorry for the hurt that I caused my ex wife especially at the end of the marriage</text:span><text:span text:style-name="T6">. </text:span><text:span text:style-name="T3">It is sad, I have hurt a person that I loved</text:span><text:span text:style-name="T6">. </text:span><text:span text:style-name="T3">I hope someday she forgives me and understands something that I don’t even understand</text:span><text:span text:style-name="T6">. </text:span><text:span text:style-name="T3">Life is hard.</text:span></text:p>
      <text:p text:style-name="P3"/>
      <text:p text:style-name="P11"><text:span text:style-name="T3">In addition to building bicycles, and working on my property, I take on a software development project where I work with a team at NC State</text:span><text:span text:style-name="T6">. </text:span><text:span text:style-name="T3">I have blown through two hundred thousand dollars in a few months and am now taking on this work because I need some “real” money again. The team creates software for monitoring academic research, social networks, and Internet discussion forums using grant money from the National Security Agency</text:span><text:span text:style-name="T6">. </text:span><text:span text:style-name="T3">I worked closely with a brilliant computer science professor</text:span><text:span text:style-name="T6">. </text:span><text:span text:style-name="T3">The team has no concerns about my lack of a university degree</text:span><text:span text:style-name="T6">. </text:span><text:span text:style-name="T3">The goal of the software is to help keep America safe</text:span><text:span text:style-name="T6">. </text:span><text:span text:style-name="T3">The project simply needs someone with my skills and will pay market rate</text:span><text:span text:style-name="T6">. </text:span><text:span text:style-name="T3">I do my small part, none of which requires a top secret clearance</text:span><text:span text:style-name="T6">. </text:span><text:span text:style-name="T3">I feel good about the work that team does to protect America.</text:span> The work that I did on the NC State project included creating software that would analyze huge amounts of textual content from scientific and academic sources using language analysis and machine learning to link information. In this project I realized how much information exists in academic database sources and started thinking about how these sources could be used to research Synanon. <text:s text:c="2"/><text:span text:style-name="T3"><text:line-break/></text:span></text:p>
      <text:p text:style-name="P11"><text:span text:style-name="T3">In this time of my life I am an emotional wreck and often focused on either Synanon, dyslexia, dyscalculia, or dysgraphia</text:span><text:span text:style-name="T6">. </text:span><text:span text:style-name="T3">I read about <text:s/>Dave Mirra’s suicide</text:span><text:span text:style-name="T6">. </text:span><text:span text:style-name="T3">It’s easy to find excuses and enter into negative cycles. Dave Mirra was an X Games star who was active in Triathlon</text:span><text:span text:style-name="T6">. </text:span><text:span text:style-name="T3">He also is someone who like me had a history of concussions; I think about Robin Willims who also kills himself</text:span><text:span text:style-name="T6">. </text:span><text:span text:style-name="T3">I began to search for excuses for my failure to manage my emotions.</text:span></text:p>
      <text:p text:style-name="P3"/>
      <text:p text:style-name="P11"><text:span text:style-name="T3">My father is at the time active on the Synanon Facebook group where he is an admin.</text:span></text:p>
      <text:p text:style-name="P3"/>
      <text:p text:style-name="Heading_20_2"><text:bookmark text:name="_f5s05s6zwe4v"/><draw:rect text:anchor-type="as-char" style:rel-width="100%" draw:z-index="70" draw:style-name="gr1" draw:text-style-name="P32" svg:width="0.0012in" svg:height="0.0213in"><text:p/></draw:rect></text:p>
      <text:p text:style-name="P18"><text:span text:style-name="T14">My five kids went through the Synanon school for about </text:span><text:span text:style-name="T15">five</text:span><text:span text:style-name="T14"> years and although within the family we joke about them being "raised <text:s/>by wolves"</text:span><text:span text:style-name="T15"> </text:span><text:span text:style-name="T14">the school does seem to have done them a lot of good.<text:line-break/><text:line-break/>All are doing fine</text:span><text:span text:style-name="T15">. </text:span><text:span text:style-name="T14">Four university professors, and one IT developer (who just quit his day job to build high-end bicycles instead).</text:span></text:p>
      <text:p text:style-name="P18"><text:span text:style-name="T5"><text:line-break/></text:span><text:span text:style-name="T14">I'm sure that most of the Synanon kids are much the better for being "raised by wolves</text:span><text:span text:style-name="T12">…”</text:span></text:p>
      <text:p text:style-name="P21"/>
      <text:p text:style-name="P18"><text:span text:style-name="T14">George Farnsworth</text:span><text:span text:style-name="T12">,</text:span><text:span text:style-name="T14"> 2015</text:span></text:p>
      <text:p text:style-name="Heading_20_2"><text:bookmark text:name="_lvevwo11g8kx"/><draw:rect text:anchor-type="as-char" style:rel-width="100%" draw:z-index="71" draw:style-name="gr1" draw:text-style-name="P32" svg:width="0.0012in" svg:height="0.0213in"><text:p/></draw:rect></text:p>
      <text:p text:style-name="Standard"/>
      <text:p text:style-name="P11"><text:span text:style-name="T3">My relationship with my father is</text:span><text:span text:style-name="T6"> </text:span><text:span text:style-name="T3">complicated</text:span><text:span text:style-name="T6">. </text:span><text:span text:style-name="T3">There is shock value in my father's quote but it is not as simple as that</text:span><text:span text:style-name="T6">. </text:span><text:span text:style-name="T3">My family </text:span>had<text:span text:style-name="T3"> only been full</text:span>-<text:span text:style-name="T3">time </text:span>residents <text:span text:style-name="T3">at Synanon for five years but we</text:span> were involved in the community for over ten years starting prior to the birth of my brother when my parents first became involved<text:span text:style-name="T6">. </text:span><text:span text:style-name="T3">We were not “raised by wolves”</text:span><text:span text:style-name="T6">. </text:span><text:span text:style-name="T3">After leaving Synanon, my father brought us together and worked with my mother to help five children grow into adulthood</text:span><text:span text:style-name="T6">. </text:span><text:span text:style-name="T3">My father has also been active in the Synanon alumni community</text:span><text:span text:style-name="T6">. </text:span><text:span text:style-name="T3">He has maintained </text:span><text:a xlink:type="simple" xlink:href="http://www.synanon.org" text:style-name="ListLabel_20_12" text:visited-style-name="ListLabel_20_12"><text:span text:style-name="T10">www.synanon.org</text:span></text:a><text:span text:style-name="T3"> since 2000</text:span><text:span text:style-name="T6">. </text:span><text:span text:style-name="T3">He has helped me and my siblings understand what was good, and what did not work in the Synanon experiment</text:span><text:span text:style-name="T6">. </text:span><text:span text:style-name="T3">As a factual statement, my father’s view </text:span><text:span text:style-name="T6">is </text:span><text:span text:style-name="T3">true</text:span><text:span text:style-name="T6">. The success my siblings have had in academia is </text:span>impressive<text:span text:style-name="T6">. </text:span><text:span text:style-name="T3">But, what is success? Networking with other children from S</text:span>ynanon shows me that judging the community based on outcomes would likely show Synanon was a good place to raise children. The data is not available but it is possible that Maslow’s Eupsychia produces the type of outcomes many parents seek. I wonder if such a place will be created again in the future and if people will join it.</text:p>
      <text:p text:style-name="P3"/>
      <text:p text:style-name="P11"><text:span text:style-name="T3">All children and all adults struggle</text:span><text:span text:style-name="T6">. </text:span><text:span text:style-name="T3">My life has highs and lows but can those be attributed to any single cause? <text:s/>Did Synanon hurt me or did it help? Are the challenges</text:span> <text:span text:style-name="T3">that even today impact me the result of Synanon? Are my learning differences the problem? Do I even have a problem? Am I “doing just fine”? Wh</text:span>at is success?</text:p>
      <text:p text:style-name="P3"/>
      <text:p text:style-name="P11"><text:soft-page-break/><text:span text:style-name="T3">My dad introduced me to cycling, computers, atheism, and helped me learn to control my behavior</text:span><text:span text:style-name="T6">. </text:span><text:span text:style-name="T3">When living in Northern Virginia, my dad spent time reading to us and discussing philosophical issues</text:span><text:span text:style-name="T6">. </text:span><text:span text:style-name="T3">We talked about politics</text:span><text:span text:style-name="T6">. </text:span>Early w<text:span text:style-name="T3">hen working </text:span>with<text:span text:style-name="T3"> computers I was struggling to understand concepts such as linked lists, pointer arithmetic, and other areas where the challenges from my job at the USGS seemed to be beyond me, my father was helpful and patient</text:span><text:span text:style-name="T6">. </text:span><text:span text:style-name="T3">He provided me encouragement as my career grew</text:span><text:span text:style-name="T6">. </text:span><text:span text:style-name="T3">After Synanon, he was faced with a choice</text:span><text:span text:style-name="T6">. </text:span><text:span text:style-name="T3">He chose to take on the responsibility to raise his family and he did a good job</text:span><text:span text:style-name="T6">. </text:span><text:span text:style-name="T3">People sometimes grow when they no longer have the option to avoid it.</text:span></text:p>
      <text:p text:style-name="P3"/>
      <text:p text:style-name="P11"><text:span text:style-name="T3">I sometimes envy families that have deep connections with religion</text:span><text:span text:style-name="T6">. </text:span><text:span text:style-name="T3">If you believe in God, I respect that and hope it brings you comfort</text:span><text:span text:style-name="T6">. </text:span><text:span text:style-name="T3">Overtime, I realized that in my life, Atheism is my religion</text:span><text:span text:style-name="T6">. </text:span><text:span text:style-name="T3">My father and I discussed this as an option from a young age</text:span><text:span text:style-name="T6">. </text:span><text:span text:style-name="T3">At some point, I decided to make it my belief system</text:span><text:span text:style-name="T6">. </text:span><text:span text:style-name="T3">I feel that my non-belief helps me cope and gives me comfort</text:span><text:span text:style-name="T6">. </text:span><text:span text:style-name="T3">In my view, I am accountable to myself for the concept of good vs. evil</text:span><text:span text:style-name="T6">. </text:span><text:span text:style-name="T3">I must think deeply about issues without an easy option of belief in the supernatural</text:span><text:span text:style-name="T6">. </text:span><text:span text:style-name="T3">Somehow, knowing that death truly is final has helped me avoid thoughts of suicide</text:span><text:span text:style-name="T6">. </text:span><text:span text:style-name="T3">The atheism my father shared with me has helped me grow; I cherish it as a gift even as I seek to improve my understanding of religion and the idea of God</text:span><text:span text:style-name="T6">. </text:span><text:span text:style-name="T3">With religion I think the key is to develop a framework that supports you</text:span><text:span text:style-name="T6">. </text:span><text:span text:style-name="T3">If I were to have children that framework would be tied to Christianity because it is a good model for life</text:span><text:span text:style-name="T6">. </text:span><text:span text:style-name="T3">I wish that I could believe in God but accept that in my case I just can’t get there</text:span><text:span text:style-name="T6">. </text:span><text:span text:style-name="T3">My life and politics are different from my father; <text:s/>I can’t walk in his shoes and he can’t walk in mine</text:span><text:span text:style-name="T6">. </text:span><text:span text:style-name="T3">I did not face the same challenges</text:span><text:span text:style-name="T6">. </text:span><text:span text:style-name="T3">My Dad made mistakes; I have also made plenty</text:span><text:span text:style-name="T6">. </text:span><text:span text:style-name="T3">When it really mattered my Dad came through for our family.</text:span></text:p>
      <text:p text:style-name="P3"/>
      <text:p text:style-name="P11"><text:span text:style-name="T3">He has been a great father and friend</text:span><text:span text:style-name="T6">. </text:span><text:span text:style-name="T3">He is thoughtful, loving, and kind</text:span><text:span text:style-name="T6">. He is not perfect but </text:span><text:span text:style-name="T3">I love him!</text:span></text:p>
      <text:p text:style-name="P27"><text:bookmark text:name="_8yxgd0ekdoch"/></text:p>
      <text:p text:style-name="P28"><text:bookmark text:name="_cbr3fdm5pmi9"/>Chapter 13<text:line-break/><text:span text:style-name="T18">Blue Collar Worker</text:span></text:p>
      <text:p text:style-name="P26"><text:bookmark text:name="_rmycgjy9m35g"/></text:p>
      <text:p text:style-name="P10"><text:span text:style-name="T3">My “dream” transitioned to a quest for a different type of escape. I decided to see what it was like to get a “blue collar” job.</text:span></text:p>
      <text:p text:style-name="P3"/>
      <text:p text:style-name="P11"><text:span text:style-name="T3">The people I respect in America are those with grit</text:span><text:span text:style-name="T6">. </text:span><text:span text:style-name="T3">We see liberals who look down on these people and view them as poor hicks</text:span><text:span text:style-name="T6">. </text:span><text:span text:style-name="T3">When I look at the people Hillary Clinton calls “deplorables” I see actual critical thinkers; these are the people of America who inspire me</text:span><text:span text:style-name="T6">. </text:span><text:span text:style-name="T3">I respect people who don’t manipulate the structure of society</text:span><text:span text:style-name="T6">. </text:span><text:span text:style-name="T3">I envy the small town clans and grumpy guys who drive pickup trucks. I respect the people who are willing to do the hard work that is required to put food on their table.</text:span></text:p>
      <text:p text:style-name="P3"/>
      <text:p text:style-name="P11"><text:span text:style-name="T3">Sure, the political right has rough edges</text:span><text:span text:style-name="T6">. </text:span><text:span text:style-name="T3">We have some nasty people in the mix and are not of one mind</text:span><text:span text:style-name="T6">. </text:span><text:span text:style-name="T3">We have different brands for guns, religions, cheap beer, and pork rinds</text:span><text:span text:style-name="T6">. </text:span><text:span text:style-name="T3">We are missing teeth, poorly educated, and love shopping at Walmart</text:span><text:span text:style-name="T6">. </text:span><text:span text:style-name="T3">We are free thinkers and understand that freedom and personal responsibility are linked</text:span><text:span text:style-name="T6">. </text:span><text:span text:style-name="T3">Yeah, our Walmart dollars go to China, but that has helped them move away from Mao’s Cultural Revolution and towards free markets</text:span><text:span text:style-name="T6">. </text:span><text:span text:style-name="T3">Someday we hope the whole world will be free but our focus is to preserve freedom here</text:span><text:span text:style-name="T6">. </text:span><text:span text:style-name="T3">We know that a government that gives out health care also takes away our rights and responsibility for making those decisions</text:span><text:span text:style-name="T6">. </text:span><text:span text:style-name="T3">We view the world as not “one size fits all”</text:span><text:span text:style-name="T6">. </text:span><text:span text:style-name="T3">My fellow citizens may choose to vape and drink Red Bull; I respect them and their marketplace spending</text:span><text:span text:style-name="T6">. </text:span><text:span text:style-name="T3">I don’t respect those who want to spend the money of others</text:span><text:span text:style-name="T6">. </text:span><text:span text:style-name="T3">The decision to build a new hospital or college should also be made by marketplace forces</text:span><text:span text:style-name="T6">. </text:span><text:span text:style-name="T3">This is the fabric that keeps America free!</text:span></text:p>
      <text:p text:style-name="P3"/>
      <text:p text:style-name="P11"><text:span text:style-name="T3">I work with a friend to build out my dream shack in the woods while also creating an online dating profile</text:span><text:span text:style-name="T6">. </text:span><text:span text:style-name="T3">My current situation is a strange story for a dating website</text:span><text:span text:style-name="T6">. </text:span><text:span text:style-name="T3">I include pictures of where I live and describe my crooked teeth</text:span><text:span text:style-name="T6">. </text:span><text:span text:style-name="T3">My goal in dating is to be accurate and describe who I am as a person and where I see my future going</text:span><text:span text:style-name="T6">. </text:span><text:span text:style-name="T3">All my vehicles are old and low value</text:span><text:span text:style-name="T6">. </text:span><text:span text:style-name="T3">I am not a wealthy software developer</text:span><text:span text:style-name="T6">. </text:span><text:span text:style-name="T3">Usually no one responds to my profile</text:span><text:span text:style-name="T6">. </text:span><text:span text:style-name="T3">When I do get responses a phone call is a pretty quick way for people to see that I am not a good match for them</text:span><text:span text:style-name="T6">. </text:span><text:span text:style-name="T3">Some first dates occur but</text:span> <text:span text:style-name="T3">few second dates happen.</text:span></text:p>
      <text:p text:style-name="P3"/>
      <text:p text:style-name="P11"><text:span text:style-name="T3">I need to figure myself out</text:span><text:span text:style-name="T6">. </text:span><text:span text:style-name="T3">One realization that I have is that I need to care for someone other than myself</text:span><text:span text:style-name="T6">. </text:span><text:span text:style-name="T3">I need to love someone in order to be worth being loved</text:span><text:span text:style-name="T6">. </text:span><text:span text:style-name="T3">I need to care for someone before I can expect someone to care for me</text:span><text:span text:style-name="T6">. </text:span><text:span text:style-name="T3">I am broken and need to fix myself</text:span><text:span text:style-name="T6">. </text:span><text:span text:style-name="T3">I start by adopting a dog</text:span><text:span text:style-name="T6">. </text:span><text:span text:style-name="T3">My ex wife had cared for dogs and we already had them around but this time it will be different</text:span><text:span text:style-name="T6">. </text:span><text:span text:style-name="T3">This time I will be the one who cares for the dog</text:span><text:span text:style-name="T6">. </text:span><text:span text:style-name="T3">It will be me who feeds it and teaches my dog how to behave in the world</text:span><text:span text:style-name="T6">. </text:span><text:span text:style-name="T3">I will be the one who makes the dog into a success or a failure</text:span><text:span text:style-name="T6">. </text:span><text:span text:style-name="T3">I went to the shelter with a simple plan</text:span><text:span text:style-name="T6">. </text:span><text:span text:style-name="T3">I show up early on a weekday and visit dogs one by one</text:span><text:span text:style-name="T6">. </text:span><text:span text:style-name="T3">I reject any dog with long hair because I know that is annoying</text:span><text:span text:style-name="T6">. </text:span><text:span text:style-name="T3">I reject any dog that barks too much</text:span><text:span text:style-name="T6">. </text:span><text:span text:style-name="T3">Dogs that have behavior problems don’t make the cut</text:span><text:span text:style-name="T6">. </text:span><text:span text:style-name="T3">A few go on walks with me</text:span><text:span text:style-name="T6">. </text:span><text:span text:style-name="T3">One is selected; I name her TIG</text:span><text:span text:style-name="T6">. </text:span><text:span text:style-name="T3">She comes home with me and we train together</text:span><text:span text:style-name="T6">. </text:span></text:p>
      <text:p text:style-name="P3"/>
      <text:p text:style-name="P11"><text:span text:style-name="T3">The key benefit in adopting Tig is that it places me in the position where I will have the responsibility to care for her</text:span><text:span text:style-name="T6">. </text:span><text:span text:style-name="T3">We start by working through the basics of dog training</text:span><text:span text:style-name="T6">. </text:span><text:span text:style-name="T3">I focus mostly on positive reinforcement but also have an electric shock collar</text:span><text:span text:style-name="T6">. </text:span><text:span text:style-name="T3">The Sport Dog collar is a high-end model where one button creates a reward beep and another button produces a shock</text:span><text:span text:style-name="T6">. </text:span><text:span text:style-name="T3">I test it on myself first and work with Tig carefully</text:span><text:span text:style-name="T6">. </text:span><text:span text:style-name="T3">The key is that she is rewarded for good behavior and shocked if she behaves poorly</text:span><text:span text:style-name="T6">. </text:span><text:span text:style-name="T3">I am careful to build her confidence and almost never shock her. I purchased a service dog vest on the internet</text:span><text:span text:style-name="T6">. </text:span><text:span text:style-name="T3">She can now go shopping with me at Walmart</text:span><text:span text:style-name="T6">. </text:span><text:span text:style-name="T3">She can walk off-leash at perfect heel while I shop</text:span><text:span text:style-name="T6">. </text:span><text:span text:style-name="T3">Everyone who sees her can tell she is a confident and well behaved dog</text:span><text:span text:style-name="T6">. </text:span><text:span text:style-name="T3">We have rules and responsibilities</text:span><text:span text:style-name="T6">. </text:span><text:span text:style-name="T3">She never sleeps in the bed but she gets lots of love and the right amount of discipline</text:span><text:span text:style-name="T6">. </text:span><text:span text:style-name="T3">We won a five kilometer doggie running race</text:span><text:span text:style-name="T6">. </text:span><text:span text:style-name="T3">She grows and so do I.</text:span></text:p>
      <text:p text:style-name="P3"/>
      <text:p text:style-name="P11"><text:span text:style-name="T3">I keep dating and eventually find a quirky woman on a site called Fitness Singles</text:span><text:span text:style-name="T6">. </text:span><text:span text:style-name="T3">She is</text:span> <text:span text:style-name="T3">attractive and I am excited to meet her</text:span><text:span text:style-name="T6">. </text:span><text:span text:style-name="T3">We text a bit and have one phone call</text:span><text:span text:style-name="T6">. </text:span><text:span text:style-name="T3">On the afternoon of our first date, I worked hard in the hot sun and felt exhausted</text:span><text:span text:style-name="T6">. </text:span><text:span text:style-name="T3">I canceled at the</text:span> <text:span text:style-name="T3">last minute; basically standing her up</text:span><text:span text:style-name="T6">. </text:span><text:span text:style-name="T3">Later to my surprise she agrees to a rescheduled first date</text:span><text:span text:style-name="T6">. </text:span><text:span text:style-name="T3">It is, as they say, love at first sight</text:span><text:span text:style-name="T6">. </text:span><text:span text:style-name="T3">I do not play it cool</text:span><text:span text:style-name="T6">. </text:span><text:span text:style-name="T3">I ask and she accepts a second date the</text:span> <text:span text:style-name="T3">next day</text:span><text:span text:style-name="T6">. </text:span><text:span text:style-name="T3">We have a third date on Sunday and get together the next weeknd</text:span><text:span text:style-name="T6">. </text:span><text:span text:style-name="T3">We ignore the advice of relationship books that I did not read</text:span><text:span text:style-name="T6">. </text:span><text:span text:style-name="T3">I give her a bag of dried dates</text:span><text:span text:style-name="T6">. </text:span><text:span text:style-name="T3">She has no problem with moving a bit fast</text:span><text:span text:style-name="T6">. </text:span><text:span text:style-name="T3">She visits me at my place</text:span><text:span text:style-name="T6">. </text:span><text:span text:style-name="T3">She has no problem with the fact that my bathroom facilities consist of a wooden box with a toilet seat and a box of sawdust</text:span><text:span text:style-name="T6">. </text:span><text:span text:style-name="T3">She is not looking for someone who is perfect; she does not need a man who will pay the bills or is perfectly stable</text:span><text:span text:style-name="T6">. </text:span><text:span text:style-name="T3">We enjoy each other's company and love grows.</text:span></text:p>
      <text:p text:style-name="P3"/>
      <text:p text:style-name="P11"><text:span text:style-name="T3">While working as an electrician helper and living in a shack, I spent a lot of time thinking about life and how to find a way to fit into the world</text:span><text:span text:style-name="T6">. </text:span><text:span text:style-name="T3">With a “blue collar” job, earning</text:span> <text:span text:style-name="T3">low wages, I no longer felt like an “impostor”</text:span><text:span text:style-name="T6">. </text:span><text:span text:style-name="T3">This mid-life crisis was expensive but also helped me to reflect on my place in the world, how my brain works, and the type of work that I really wanted to do</text:span><text:span text:style-name="T6">. </text:span><text:span text:style-name="T3">Making wire connections and putting up lights was not a good fit for me</text:span><text:span text:style-name="T6">. </text:span><text:span text:style-name="T3">I respect all the amazing blue collar workers</text:span><text:span text:style-name="T6">. </text:span><text:span text:style-name="T3">Working as welder, plumber, electrician, carpenter, or similar job is an amazing success</text:span><text:span text:style-name="T6">. </text:span><text:span text:style-name="T3">America is full of great people who find joy and pride in the work they do</text:span><text:span text:style-name="T6">. </text:span><text:span text:style-name="T3">Working as an electrician is a great career but like many fields, it is best to start young</text:span><text:span text:style-name="T6">. </text:span><text:span text:style-name="T3">This was a helpful phase in my life but forty five years old was not the proper time to reinvent myself</text:span><text:span text:style-name="T6">. </text:span><text:span text:style-name="T3">Still, I meet great people who often understand philosophy and think deeply</text:span><text:span text:style-name="T6">. </text:span><text:span text:style-name="T3">Families who have a</text:span> <text:span text:style-name="T3">small set of facts but know more knowledge than historians</text:span><text:span text:style-name="T6">. </text:span><text:span text:style-name="T3">Drinkers, smokers, and people with poor health who understand that they are the ones responsible for their lives</text:span><text:span text:style-name="T6">. </text:span><text:span text:style-name="T3">People who don’t want to cast away their freedom and don’t want to take away mine.</text:span></text:p>
      <text:p text:style-name="P3"/>
      <text:p text:style-name="P11"><text:span text:style-name="T3">I don’t understand my apparent strange ability to succeed</text:span><text:span text:style-name="T6">. </text:span><text:span text:style-name="T3">My decision to reject my career perplexes me</text:span><text:span text:style-name="T6">. </text:span><text:span text:style-name="T3">What is broken in me and why? <text:s/>If something is broken, how do I fix it? <text:s/>As an electrician helper I work various jobs for and with a range of people</text:span><text:span text:style-name="T6">. </text:span><text:span text:style-name="T3">Many people are</text:span> <text:span text:style-name="T3">bright</text:span><text:span text:style-name="T6">. </text:span><text:span text:style-name="T3">We are often at work early in the mornings and have long days</text:span><text:span text:style-name="T6">. </text:span><text:span text:style-name="T3">With one team I spend a lot of time installing lighting, fans, eclectic vehicle chargers, etc</text:span><text:span text:style-name="T6">. </text:span><text:span text:style-name="T3">Since I am working in my area, and we do a lot of software development, I am often in the homes of people who are in my old field</text:span><text:span text:style-name="T6">. </text:span><text:span text:style-name="T3">On one service call, I have fun by asking a customer what type of work he does and then engaging in a fun conversation about the history of Java software development, obscure details about the syntax and basically show him that the guy installing a ceiling fan for his home knows more about his field th</text:span>a<text:span text:style-name="T3">n he does</text:span><text:span text:style-name="T6">. </text:span><text:span text:style-name="T3">It was fun and I laughed with my customer about the strange road that brought us to this spot</text:span><text:span text:style-name="T6">. </text:span><text:span text:style-name="T3">My coworkers know I am crazy</text:span><text:span text:style-name="T6">. </text:span><text:span text:style-name="T3">They are salt of the earth people and while we mostly work hard we sometimes have fun</text:span><text:span text:style-name="T6">. </text:span><text:span text:style-name="T3">We also sometimes talk and agree that life is a puzzle</text:span><text:span text:style-name="T6">. </text:span><text:span text:style-name="T3">I am a hard worker but not skilled so I get paid $16.50/hour</text:span><text:span text:style-name="T6">. </text:span><text:span text:style-name="T3">He has a mix of thinking I am crazy, or thinking I am telling tall tales</text:span><text:span text:style-name="T6">. </text:span><text:span text:style-name="T3">In the short time he knows me, I have purchased thousands of dollars in tools and a huge cargo van as I try to enter a complicated trade</text:span><text:span text:style-name="T6">. </text:span><text:span text:style-name="T3">My co-workers wonder why I am treating the world like a joke; I don’t have an answer and feel embarrassed</text:span><text:span text:style-name="T6">. </text:span><text:span text:style-name="T3">A few months later, a child of the man I work under dies in a car accident</text:span><text:span text:style-name="T6">. </text:span><text:span text:style-name="T3">People like him in blue collar jobs understand responsibility and usually vote against the liberal agenda</text:span><text:span text:style-name="T6">. </text:span><text:span text:style-name="T3">My co-worker has four children and is back to work shortly after the funeral.</text:span></text:p>
      <text:p text:style-name="P3"/>
      <text:p text:style-name="P11"><text:span text:style-name="T3">My relationship with Dorothy continues to develop</text:span><text:span text:style-name="T6">. </text:span><text:span text:style-name="T3">My second, current, and hopefully forever-wife accepts my marriage proposal without hesitation; she said “yes”! As we planned our new life together.</text:span></text:p>
      <text:p text:style-name="P3"/>
      <text:p text:style-name="P11"><text:span text:style-name="T3">I quit the job as an electrician helper and returned to the world that I know best. I recognized that I really do love software development and being part of “mainstream” society. To change direction, I needed to overcome my own inertia</text:span><text:span text:style-name="T6">. </text:span><text:span text:style-name="T3">I had done a bit of software consulting in this escape period so I still had the option to return to my impostor syndrome</text:span><text:span text:style-name="T6">. </text:span><text:span text:style-name="T3">The five acre wilderness property that I had built and owned debt-free had a massive solar system</text:span><text:span text:style-name="T6">. </text:span><text:span text:style-name="T3">My shop was stocked with every tool you could imagine for building bicycles or doing electrical work</text:span><text:span text:style-name="T6">. </text:span><text:span text:style-name="T3">I am sure that I spent more than three hundred thousand dollars on the effort</text:span><text:span text:style-name="T6">. </text:span><text:span text:style-name="T3">In the interest of speed, I gave away everything</text:span><text:span text:style-name="T6">. </text:span><text:span text:style-name="T3">The five-acre property and all my tools</text:span><text:span text:style-name="T6">. </text:span><text:span text:style-name="T3">It had been a huge investment; I hate the negative energy of selling things</text:span><text:span text:style-name="T6">. </text:span><text:span text:style-name="T3">I gave the five acre debt free property to a friend that I don’t know well</text:span><text:span text:style-name="T6">. </text:span><text:span text:style-name="T3">I give all my tools and a large van to another friend. Changing directions is really not hard; like a shark I can not stop moving</text:span><text:span text:style-name="T6">. </text:span><text:span text:style-name="T3">After I give away the property, tools, and van I have zero dollars in my bank account but know that I will be okay.<text:line-break/><text:line-break/><text:tab/>My wife and I have a beautiful wedding in Deepcreek Lake where my family is celebrating Thanksgiving</text:span><text:span text:style-name="T6">. </text:span><text:span text:style-name="T3">My siblings and both my parents are there and we love each other</text:span><text:span text:style-name="T6">. </text:span><text:span text:style-name="T3">We will never understand each other and I am okay with that.</text:span></text:p>
      <text:p text:style-name="P27"><text:bookmark text:name="_hsp5b6hi7kl4"/></text:p>
      <text:p text:style-name="P28"><text:bookmark text:name="_w14jvvty486e"/>Chapter 14 <text:span text:style-name="T18">Software Developer (again)</text:span></text:p>
      <text:p text:style-name="P26"><text:bookmark text:name="_7rz78tnx5yw7"/></text:p>
      <text:p text:style-name="P10"><text:span text:style-name="T3">My “resume” had gaps, I was honest and explained them accurately with a euphemism</text:span><text:span text:style-name="T6">. </text:span><text:span text:style-name="T3">These were entrepreneurial efforts. A former employer accepted me back without hesitation</text:span><text:span text:style-name="T6">. </text:span><text:span text:style-name="T3">Shortly afterwards a contact from my startup days offered me significantly more money to switch jobs</text:span><text:span text:style-name="T6">. </text:span><text:span text:style-name="T3">In my field, we switch jobs often</text:span><text:span text:style-name="T6">. </text:span><text:span text:style-name="T3">In the past couple years, I have worked on challenging and successful projects in cloud computing. I work on great teams where we have all sorts of incredible people. Some people have speech impediments, some are wheelchair bound, deaf, transgender, etc</text:span><text:span text:style-name="T6">. </text:span><text:span text:style-name="T3">Great teams require all kinds of great people. I have somewhat come to terms with “who I am” and no longer feel as much like an “impostor” in the world of software development.</text:span></text:p>
      <text:p text:style-name="P3"/>
      <text:p text:style-name="P11"><text:span text:style-name="T3">My return to software development resumed the long strange trip of life</text:span><text:span text:style-name="T6">. </text:span><text:span text:style-name="T3">My first project back was to develop software supporting the niche market of at home blood tests for a major medical testing laboratory</text:span><text:span text:style-name="T6">. </text:span><text:span text:style-name="T3">We thought of it as a system for a far away future where people would take their tests at home and then mail them in without physically going to the doctors office or a testing center</text:span><text:span text:style-name="T6">. </text:span><text:span text:style-name="T3">We launched just a bit before the arrival of the Covid pandemic</text:span><text:span text:style-name="T6">. </text:span><text:span text:style-name="T3">After the launch of our home testing platform my friend who brought me into the company leaves to launch a totally different startup idea</text:span><text:span text:style-name="T6">. </text:span><text:span text:style-name="T3">I consider going with him but decide I don’t want yet another job change and I am not excited about his startup idea</text:span><text:span text:style-name="T6">. </text:span><text:span text:style-name="T3">The area that I work in for the home testing project is complete so start networking to find other teams where I can contribute</text:span><text:span text:style-name="T6">. </text:span><text:span text:style-name="T3">Work in the software development field is sometimes a bit like musical chairs when a phase is complete and it is time to restructure</text:span><text:span text:style-name="T6">. </text:span><text:span text:style-name="T3">The person who had brought me into this company was a friend and now with him gone I am not sure where I fit.</text:span></text:p>
      <text:p text:style-name="P3"/>
      <text:p text:style-name="P11"><text:span text:style-name="T3">I moved to another group in the same organization</text:span><text:span text:style-name="T6">. </text:span><text:span text:style-name="T3">This group was spending more than thirty thousand dollars per month on the Google Places API</text:span><text:span text:style-name="T6">. </text:span><text:span text:style-name="T3">The Google API is awesome but is not designed for the way we are using it</text:span><text:span text:style-name="T6">. </text:span><text:span text:style-name="T3">Our software only needs address validation and typeahead support for address lookups</text:span><text:span text:style-name="T6">. </text:span><text:span text:style-name="T3">The decision the first implementation team had made to use the Places API was a mistake</text:span><text:span text:style-name="T6">. </text:span><text:span text:style-name="T3">It sounds bad, but this is something that can happen “in the cloud”</text:span><text:span text:style-name="T6">. </text:span><text:span text:style-name="T3">A simple implementation mistake in the first implementation</text:span><text:span text:style-name="T6">. </text:span><text:span text:style-name="T3">Even at thirty thousand dollars per month it is a good feature</text:span><text:span text:style-name="T6">. </text:span><text:span text:style-name="T3">If we removed the type ahead feature, our customers would be upset</text:span><text:span text:style-name="T6">. </text:span><text:span text:style-name="T3">With a few weeks of development, I am able to rewrite the systems to provide better functionality using a different backend API</text:span><text:span text:style-name="T6">. </text:span><text:span text:style-name="T3">The change saves over a quarter of a million dollars per year</text:span><text:span text:style-name="T6">. </text:span><text:span text:style-name="T3">It was something lucky; I will have job security for a while longer</text:span><text:span text:style-name="T6">. </text:span><text:span text:style-name="T3">I also know that, had I not fixed the issue one of the other developers eventually would have.</text:span></text:p>
      <text:p text:style-name="P3"/>
      <text:p text:style-name="P11"><text:span text:style-name="T3">While I am riding my motorcycle home from work one night a seventy year old woman in a SUV is following me</text:span><text:span text:style-name="T6">. </text:span><text:span text:style-name="T3">My wife is walking our dog</text:span><text:span text:style-name="T6">. </text:span><text:span text:style-name="T3">I slow to turn left into the apartment community where we are living. The woman fails to notice</text:span><text:span text:style-name="T6">. </text:span><text:span text:style-name="T3">We can assume that I was reducing my speed and preparing to turn left</text:span><text:span text:style-name="T6">. </text:span><text:span text:style-name="T3">When she hit me, her vehicle was traveling around fifty miles per hour</text:span><text:span text:style-name="T6">. </text:span><text:span text:style-name="T3">The police tell me that when they inspected my motorcycle it was found in second gear</text:span><text:span text:style-name="T6">. </text:span><text:span text:style-name="T3">In the accident the <text:s/>bike was pushed around one hundred feet</text:span><text:span text:style-name="T6">. </text:span><text:span text:style-name="T3">Damage to the windshield and my helmet indicates that I was thrown up and crashed down into the car and then into the pavement</text:span><text:span text:style-name="T6">. </text:span><text:span text:style-name="T3">I lost consciousness in the accident</text:span><text:span text:style-name="T6">. </text:span><text:span text:style-name="T3">My next memory is that of waking up in an ambulance</text:span><text:span text:style-name="T6">. </text:span><text:span text:style-name="T3">My wife walks past and happens to see the fire engines and paramedics but she does not know it is me</text:span><text:span text:style-name="T6">. </text:span><text:span text:style-name="T3">She texts to let me know of the commotion in front of our apartment building</text:span><text:span text:style-name="T6">. </text:span><text:span text:style-name="T3">Later that evening, when she wonders why I am not home she uses the location sharing feature of Google Maps</text:span><text:span text:style-name="T6">. </text:span><text:span text:style-name="T3">She wonders why I am across town on the beltline.</text:span></text:p>
      <text:p text:style-name="P3"/>
      <text:p text:style-name="P11"><text:span text:style-name="T3">In the ambulance, I have no idea what my name is or what type of work I do</text:span><text:span text:style-name="T6">. </text:span><text:span text:style-name="T3">I was rushed to the trauma center and put in an MRI machine</text:span><text:span text:style-name="T6">. </text:span><text:span text:style-name="T3">Outside of a severe concussion I have only bruising, hematomas, and a partially torn rotator cuff</text:span><text:span text:style-name="T6">. </text:span><text:span text:style-name="T3">It takes a few hours but things start to come back</text:span><text:span text:style-name="T6">. </text:span><text:span text:style-name="T3">I remember my name then call my wife</text:span><text:span text:style-name="T6">. </text:span><text:span text:style-name="T3">It will be several weeks before I am able to work again but I am not left with any lasting damage</text:span><text:span text:style-name="T6">. </text:span><text:span text:style-name="T3">I am happy to be alive.</text:span></text:p>
      <text:p text:style-name="P3"/>
      <text:p text:style-name="P11"><text:span text:style-name="T3">I purchased the exact same motorcycle about a week after the accident and resumed riding when my injuries heal</text:span><text:span text:style-name="T6">. </text:span><text:span text:style-name="T3">I don’t quibble with the guys at the dealership and pay a bit too much because I want the</text:span> <text:span text:style-name="T3">same bike that was destroyed</text:span><text:span text:style-name="T6">. </text:span><text:span text:style-name="T3">My expectation is that since the police ticked Caroline her insurance company will pay for all the damages, loss of work, and compensate me for my pain and suffering</text:span><text:span text:style-name="T6">. </text:span><text:span text:style-name="T3">I don’t feel like I will become rich from a huge lawsuit but I think surely I will get a reasonable settlement.</text:span></text:p>
      <text:p text:style-name="P3"/>
      <text:p text:style-name="P11"><text:span text:style-name="T3">Various lawyers send me their information packets</text:span><text:span text:style-name="T6">. </text:span><text:span text:style-name="T3">After talking to several, I choose one who I feel will work hard and get me what I deserve</text:span><text:span text:style-name="T6">. </text:span><text:span text:style-name="T3">I had purchased the bike that was destroyed around <text:s/>ten months earlier for fifteen thousand dollars</text:span><text:span text:style-name="T6">. </text:span><text:span text:style-name="T3">The bike was less than a year old at the time of the accident</text:span><text:span text:style-name="T6">. </text:span><text:span text:style-name="T3">The new bike costs about the same</text:span><text:span text:style-name="T6">. </text:span><text:span text:style-name="T3">I have been out of work for over a month but my boss tells me not to worry and declares that my role at the company is structured for what is described as unlimited personal time off</text:span><text:span text:style-name="T6">. </text:span><text:span text:style-name="T3">I continue to receive paychecks and we have no need for paperwork.</text:span></text:p>
      <text:p text:style-name="P3"/>
      <text:p text:style-name="P11"><text:span text:style-name="T3">I find it funny when the driver's insurance will only pay six thousand dollars for the motorcycle that was destroyed</text:span><text:span text:style-name="T6">. </text:span><text:span text:style-name="T3">My lawyer explains that this is actually just the way things are because the resale value on a fancy motorcycle is quite low once it leaves the show room floor</text:span><text:span text:style-name="T6">. </text:span><text:span text:style-name="T3">We haggle with the insurance company a bit about things like my three hundred dollar backpack and expensive prescription Oakley glasses</text:span><text:span text:style-name="T6">. </text:span><text:span text:style-name="T3">Since the glasses were not found after the accident I have trouble getting them to agree to reimburse me</text:span><text:span text:style-name="T6">. </text:span><text:span text:style-name="T3">The process is in so many ways simply a huge pain in the butt; it will be years before I see any money from the accident.</text:span></text:p>
      <text:p text:style-name="P3"/>
      <text:p text:style-name="P11"><text:span text:style-name="T3">I ask my father for a small loan to help me bridge a gap in my finances</text:span><text:span text:style-name="T6">. </text:span><text:span text:style-name="T3">I want to make a larger down payment and avoid private mortgage insurance for a townhome that I decide to buy</text:span><text:span text:style-name="T6">. </text:span><text:span text:style-name="T3">It’s a loan that I fully intend to repay but my father tells me not to worry about it and sends me a ten thousand dollar check</text:span><text:span text:style-name="T6">. </text:span><text:span text:style-name="T3">We are a wealthy family, no one is really struggling</text:span><text:span text:style-name="T6">. </text:span><text:span text:style-name="T3">We are blessed in a world where life is so hard for so many</text:span><text:span text:style-name="T6">. </text:span><text:span text:style-name="T3">I love him and he loves me</text:span><text:span text:style-name="T6">. </text:span><text:span text:style-name="T3">I don’t think we fully understand each other and I am okay with that.</text:span></text:p>
      <text:p text:style-name="P3"/>
      <text:p text:style-name="P11"><text:span text:style-name="T3">I don’t see any reason to be upset at my lawyer</text:span><text:span text:style-name="T6">. </text:span><text:span text:style-name="T3">In hindsight, I can clearly see that the business he is in is mostly about volume and picking up easy money where he can</text:span><text:span text:style-name="T6">. </text:span><text:span text:style-name="T3">He complains that since it is only my head that was hurt I am not going to get much of a settlement</text:span><text:span text:style-name="T6">. </text:span><text:span text:style-name="T3">Jury trials often don’t go well for motorcycles because even in cases like mine where the driver is determined to be at fault the jury has a bias and views that the rider should not benefit because those crazy guys on bikes are reckless and should know the risks</text:span><text:span text:style-name="T6">. </text:span><text:span text:style-name="T3">It appears that my own lawyer’s primary goal is to convince me to accept the settlement so he can take thirty percent</text:span><text:span text:style-name="T6">. </text:span><text:span text:style-name="T3">If I decide to fire my lawyer, I am still required to pay him thirty percent</text:span><text:span text:style-name="T6">. </text:span><text:span text:style-name="T3">The idea is that if I fire my lawyer and the</text:span> <text:span text:style-name="T3">next day take a settlement from the driver’s insurance company I am a jerk trying to play games with the system.</text:span></text:p>
      <text:p text:style-name="P3"/>
      <text:p text:style-name="P11"><text:span text:style-name="T3">I clarify to the lawyer that I will not settle unless he obtains a number that is far higher than he considers to be reasonable</text:span><text:span text:style-name="T6">. </text:span><text:span text:style-name="T3">In my field we are only as good as what we produce</text:span><text:span text:style-name="T6">. </text:span><text:span text:style-name="T3">Also getting almost killed really does suck</text:span><text:span text:style-name="T6">. </text:span><text:span text:style-name="T3">You may think I am petty but I want to see some real money</text:span><text:span text:style-name="T6">. </text:span><text:span text:style-name="T3">My solution is simple</text:span><text:span text:style-name="T6">. </text:span><text:span text:style-name="T3">I ask the lawyer to in effect fire himself</text:span><text:span text:style-name="T6">. </text:span><text:span text:style-name="T3">The law is clear that he needs to either present my case to a jury and if unwilling to do so he is in breach of our contract</text:span><text:span text:style-name="T6">. </text:span><text:span text:style-name="T3">He gets a choice where he can choose to do some work or he can write a letter to me to clarify that he releases his claim on the settlement</text:span><text:span text:style-name="T6">. </text:span><text:span text:style-name="T3">With his letter in hand I am able to take one hundred percent of the settlement</text:span><text:span text:style-name="T6">. </text:span><text:span text:style-name="T3">It’s still not a huge amount of money but I feel like I outsmarted the system when I cash the check.</text:span></text:p>
      <text:p text:style-name="P3"/>
      <text:p text:style-name="P11"><text:span text:style-name="T3">In every interaction that I have seen that involves capital exchanges, my experience has been positive</text:span><text:span text:style-name="T6">. </text:span><text:span text:style-name="T3">I see marketplaces and a free economy as what makes a good society function</text:span><text:span text:style-name="T6">. </text:span><text:span text:style-name="T3">Every one of my employers wanted me to succeed and otherwise would not have hired me</text:span><text:span text:style-name="T6">. </text:span><text:span text:style-name="T3">Any good “boss” wants to promote their people</text:span><text:span text:style-name="T6">. </text:span><text:span text:style-name="T3">Business owners want to produce products that are a better value for their customers</text:span><text:span text:style-name="T6">. </text:span><text:span text:style-name="T3">When people are forced to take responsibility, I have seen them succeed and thrive</text:span><text:span text:style-name="T6">. </text:span><text:span text:style-name="T3">Others seem to seek communism, socialism, communities, and cults</text:span><text:span text:style-name="T6">. </text:span><text:span text:style-name="T3">In special education, we describe many as “on the spectrum”</text:span><text:span text:style-name="T6">. </text:span><text:span text:style-name="T3">The political systems of capitalism, socialism, and cults are also “on the spectrum”.</text:span></text:p>
      <text:p text:style-name="P1"><text:span text:style-name="T3"><text:line-break/><text:tab/>I recover from the motorcycle accident and return to a reasonable level of fitness</text:span><text:span text:style-name="T6">. </text:span><text:span text:style-name="T3">My inline speed skates continue to make me happy and I enjoy racing them</text:span><text:span text:style-name="T6">. </text:span><text:span text:style-name="T3">I am not a great athlete but know that it helps me with my self confidence to compete</text:span><text:span text:style-name="T6">. </text:span><text:span text:style-name="T3">On inline speed skates, I am able to race at a speed over twenty miles an hour for marathon distances</text:span><text:span text:style-name="T6">. </text:span><text:span text:style-name="T3">Skating helps me feel strong and powerful</text:span><text:span text:style-name="T6">. </text:span><text:span text:style-name="T3">It is an important part of keeping me going</text:span><text:span text:style-name="T6">. </text:span>I finished in second place at the 2021 national championships for the fifty plus age group. <text:span text:style-name="T3">At a local five kilometer running race, I am proud to finish in second place with a respectable time of 19:56</text:span><text:span text:style-name="T6">. </text:span><text:span text:style-name="T3">Compared with other fifty year olds, I am not an exceptionally gifted athlete but I am okay with that</text:span><text:span text:style-name="T6">. </text:span><text:span text:style-name="T3">I accept that some of my hobbies have the potential to kill me but I need them to live. </text:span>My new motorcycle has 110 horsepower and can travel zero to sixty in 3.1 seconds; It feels a bit slow, I sometimes regret that I did not purchase a faster one.</text:p>
      <text:p text:style-name="P3"><text:soft-page-break/></text:p>
      <text:p text:style-name="Heading_20_2"><text:bookmark text:name="_wqq2j2dpfrzk"/><draw:rect text:anchor-type="as-char" style:rel-width="100%" draw:z-index="72" draw:style-name="gr1" draw:text-style-name="P32" svg:width="0.0012in" svg:height="0.0213in"><text:p/></draw:rect></text:p>
      <text:p text:style-name="P18"><text:span text:style-name="T14">It is not death that we wish to avoid, but life that we wish to live.</text:span></text:p>
      <text:p text:style-name="P18"><text:span text:style-name="T14"><text:line-break/>Ayn Rand, Atlas Shrugged</text:span></text:p>
      <text:p text:style-name="Heading_20_2"><text:bookmark text:name="_jfyhzo77b4jx"/><draw:rect text:anchor-type="as-char" style:rel-width="100%" draw:z-index="73" draw:style-name="gr1" draw:text-style-name="P32" svg:width="0.0012in" svg:height="0.0213in"><text:p/></draw:rect></text:p>
      <text:p text:style-name="P1"/>
      <text:p text:style-name="P11"><text:span text:style-name="T3">I complete a few more projects then change jobs; my salary gets a bump</text:span><text:span text:style-name="T6">. </text:span><text:span text:style-name="T3">I still have not mastered the multiplication table</text:span> but I am always learning a lot of new things. Professionally my focus is now what our industry calls “cloud computing” where I am responsible for management of cloud resources for a large company that manages data associated with drug development. Unless someone from my professional life reads this book I expect they will never know that I still have not mastered the multiplication table. We do a lot of chat style conversations and through that medium, I have observed that a lot of people misspell words a lot of the time.</text:p>
      <text:p text:style-name="P1"/>
      <text:p text:style-name="P28"><text:bookmark text:name="_zcubb46f97of"/>Chapter 15<text:line-break/>The Letter</text:p>
      <text:p text:style-name="P1"/>
      <text:p text:style-name="P10">The following letter is how this book started. When I wrote this letter in a post to a Dyslexia community group it strangely triggered me to create the memoir. When I wrote the final chapter of the memoir I felt the need to research and tell the true story of Synanon. After everything was unpacked, it became clear that the truth of Synanon needed to be the first thing in the book. The letter remains important to me and although it is addressed to the special education community I feel it has value for everyone. The process of writing has been therapeutic for me.<text:line-break/></text:p>
      <text:p text:style-name="P12"><draw:rect text:anchor-type="as-char" style:rel-width="100%" draw:z-index="74" draw:style-name="gr1" draw:text-style-name="P32" svg:width="0.0012in" svg:height="0.0213in"><text:p/></draw:rect></text:p>
      <text:p text:style-name="P12"><text:span text:style-name="T23"><text:line-break/>To: Special Education Students, Parents, Teachers, and others</text:span></text:p>
      <text:p text:style-name="P1"><text:span text:style-name="T23">From: Mark Farnworth </text:span><text:span text:style-name="T17">(Special Education Student from the 1980s)</text:span></text:p>
      <text:p text:style-name="P1"/>
      <text:p text:style-name="P11">I am a former special education student with dyslexia, dyscalculia, and dysgraphia. Dyslexia and the related issues of dyscalculia and dysgraphia affect reading, writing, and numerical processing. These conditions are often viewed as learning disorders for children yet, in reality, they persist in adulthood and impact people for their entire lives. My relationship with words and numbers is complicated; I am different yet do not consider myself to be disabled.</text:p>
      <text:p text:style-name="P1"/>
      <text:p text:style-name="P11">I am a college dropout who never mastered the multiplication table and has poor spelling. For example, I don’t often use my middle name of “Andrés” and rarely handwrite my birth city of “Los Angeles”. Recently, when filling out a paper form, I used my driver’s license so I could confirm the spelling of my own name. I also used my smartphone to help me get from “Los Angalous” to the correct spelling. Today the issue with my middle name feels like it might be a phobia; I am likely worried for no reason. Still, I am uncomfortable with the spelling. My mind worries that it may be a different spelling such as “Andreas”. The accented “é” bothers me and I don’t have confidence that I will produce the correct result. My “penmanship” looks like that of a young child; again, I have no comfort in the process. I find myself counting on my fingers or using my phone for tasks that most people would solve via recall of memorized factors. My written communication (including this document) requires many drafts and a lot of editing.</text:p>
      <text:p text:style-name="P1"/>
      <text:p text:style-name="P11">I never reached "grade level" for reading, writing, grammar, spelling, penmanship or simple math. These are important objectives but also low value skills! Technology and coping can bridge the gap between a student’s performance and that of so-called "normal" people. The best teachers work to help students build on their strengths as well as address their weaknesses. Good special education teachers helped me with coping strategies. Their work may not be reflected as “grade level” metrics but is an important part of why I have at times had success in life.</text:p>
      <text:p text:style-name="P1"/>
      <text:p text:style-name="P11">I view myself as a “success” and wish to share my memoir in the hope my story will give comfort and confidence to young people with cognitive differences. I am still trying to process what my own life means. Do not expect this to be a perfect story or a perfect success. Also, don’t expect my story to meet your expectations or support the conventional wisdom of what many in the special education community see as the proper way to manage these conditions.</text:p>
      <text:p text:style-name="P1"><text:line-break/><text:tab/>It is surprising that even with this type of challenges, I am at fifty years old working as a software developer. I am upper middle class and earn more than ninety percent of Americans. While I consider myself to be smart, I am not a “genius”. I did not “overcome” my cognitive differences. In my career and professional life, few people know about my scholastic background as a special education student. In life, we are judged on the products we produce. I am not disabled; I am just different. Using spell checking, calculators, edits, and many rough drafts is not “cheating”. Often I have had unexpected successes in life. My career is in software development and this is a surprising choice for someone who was described of as “bad at math”. I find that the way I approach problems and my style of thinking differently is an advantage. The ability to memorize the multiplication table has absolutely nothing to do with a real understanding of mathematics.</text:p>
      <text:p text:style-name="P1"/>
      <text:p text:style-name="P11">People with dyslexia may be different, but you can be good at reading. Reading is critical to the work that I do today. I do a lot of reading to stay current in the field of software development. Reading is part of the editing process for writing well. At the same time, I read differently from others. When I read, I stumble, insert random words, and omit others. I must read content multiple times (even for stuff I have written). I can read well, but the way I read and how I eventually learned is unusual. The style of reading that works for me is active and I am quite okay with the fact that my reading is inexact. I don’t read perfectly and that is fine. My teachers worked hard to discourage styles of reading that I find work well for me while working hard to “fix” me so I could read in a style that I almost never use.</text:p>
      <text:p text:style-name="P1"/>
      <text:p text:style-name="P11">People with dysgraphia may be different, but you can excel with writing. The ability to spell well and even the ability to produce proper sentence structure without many editing cycles is not the key to creating quality written content. Editing cycles are essential. Due to my challenges the editing process seems to never end. I don’t do well with verbatim reading and often restructure my own work; my non-verbatim inner voice finds a different and sometimes better way to express my thoughts when I reread my own work.</text:p>
      <text:p text:style-name="P1"/>
      <text:p text:style-name="P11">People with dyscalculia may be different, but you can contribute to the technical fields. Logic is more important than arithmetic. Mentally manipulating numbers in my head is not even useful. What matters are concepts, decision making, problem solving, and hard work. My work has included building components for scientific, engineering, and statistical systems. I hold a US Patent for a software system that I helped create. I never mastered the multiplication table. When teachers told me that my inability to do well on their “simple math” problems meant that I was “bad at math” they were wrong. Real mathematics is different; in my experience the school system puts undue emphasis on trivial low value skills.</text:p>
      <text:p text:style-name="P1"/>
      <text:p text:style-name="P11">It may be different, but you can be weak, messed up, struggle, and still manage in life. I never fully have my emotions under control. My self esteem has occasionally collapsed. Life is hard. Sometimes, I fall into fits of deep depression. Even now, I am still broken. Managing my emotional state is more difficult than reading, writing, and math. Management of my emotional and philosophical state has also had a larger impact on my outcomes. This is the area where I wish I had invested in more when I was younger. It is also the area that I know I must invest in now and in the future. I must move forward, and try again.</text:p>
      <text:p text:style-name="P1"/>
      <text:p text:style-name="P11">Reaching "Grade Level" metrics for reading, writing, and math should not be the primary focus! We must work on social skills and coping strategies. What creates successful people can not be measured by a multiple choice test. We must manage difficulties and grow strengths. We would do well to shift the focus of our schools to the whole person, and away from standardized testing.</text:p>
      <text:p text:style-name="P1"/>
      <text:p text:style-name="P11"><text:soft-page-break/>Many famous people with dyslexia, dyscalculia, and dysgraphia have gone on to great success. Thomas Edison was dismissed from his school in a time before specialized approaches existed; he was homeschooled and today we see him as a success even though his teachers predicted he would be a total failure. Richard Branson dropped out of high school when he was sixteen. Today, Richard Branson is one of the wealthiest people in the world. The hallmark of success with dyslexia does not appear to be “grade level” performance. Success is defined by factors that school systems often do not focus on. To change this, we must give special education teachers wide latitude to work with students on an individual basis. We should not judge teachers based on their students reaching “grade level” performances. The short term gains may come at the expense of creating a successful person.</text:p>
      <text:p text:style-name="P1"/>
      <text:p text:style-name="P11">Please forgive a bit of copy/paste from Kevin Drum’s commentary about <text:a xlink:type="simple" xlink:href="https://www.motherjones.com/kevin-drum/2010/09/counterintuitive-world/" text:style-name="ListLabel_20_10" text:visited-style-name="ListLabel_20_10"><text:span text:style-name="T8">The Counterintuitive World on Mother Jones</text:span></text:a>.</text:p>
      <text:p text:style-name="P30"><text:bookmark text:name="_svxk9jqb40a0"/></text:p>
      <text:p text:style-name="Heading_20_2"><text:bookmark text:name="_5ezlskp94cs1"/><draw:rect text:anchor-type="as-char" style:rel-width="100%" draw:z-index="75" draw:style-name="gr1" draw:text-style-name="P32" svg:width="0.0012in" svg:height="0.0213in"><text:p/></draw:rect></text:p>
      <text:p text:style-name="P18"><text:span text:style-name="T12">During World War II, the RAF lost a lot of planes to German anti-aircraft fire. So they decided to armor them. But where to put the armor? The obvious answer was to look at planes that returned from missions, count up all the bullet holes in various places, and then put extra armor in the areas that attracted the most fire.</text:span></text:p>
      <text:p text:style-name="P19"/>
      <text:p text:style-name="P18"><text:span text:style-name="T12">Obvious but wrong. As Hungarian-born mathematician Abraham Wald explained at the time, if a plane makes it back safely even though it has, say, a bunch of bullet holes in its wings, it means that bullet holes in the wings aren’t very dangerous. What you really want to do is armor up the areas that, on average, don’t have any bullet holes. Why? Because planes with bullet holes in those places never made it back. That’s why you don’t see any bullet holes there on the ones that do return.</text:span></text:p>
      <text:p text:style-name="P19"/>
      <text:p text:style-name="P18"><text:span text:style-name="T12">Kevin Drum</text:span></text:p>
      <text:p text:style-name="Heading_20_2"><text:bookmark text:name="_wbx194tbpj0"/><draw:rect text:anchor-type="as-char" style:rel-width="100%" draw:z-index="76" draw:style-name="gr1" draw:text-style-name="P32" svg:width="0.0012in" svg:height="0.0213in"><text:p/></draw:rect></text:p>
      <text:p text:style-name="P1"/>
      <text:p text:style-name="P11">We see successful adults with poor performance on some aspects of math, reading, writing, spelling, and grammar. People like me are a paradox: Software developers who can't perform the multiplication table, people who spell poorly and yet succeed, adults incapable of reading aloud. We can succeed even when some of our abilities do not meet the artificial standard. We must invest more in protecting and building the areas that are required to succeed. Fixing dyslexia with alternative pathways rather than only focusing on remediation; we need to accept some “bullet holes in the wings". </text:p>
      <text:p text:style-name="P1"/>
      <text:p text:style-name="P11">Silent reading comprehension is a critical skill that can be built even when reading is not always verbatim. People without the ability to read almost always fail in life. People can still succeed without the ability to read aloud and without reading in the verbatim style. Understanding mathematical concepts is critical to success. Much of the focus in education puts a huge emphasis on how well a child performs with the kind of tasks an inexpensive pocket calculator can perform, while neglecting the concepts. Good teachers are frustrated when required to “teach to the test” and judged only on meeting “grade level”. Different styles work on an individual basis. Teaching should be adapted to each individual, rather than focusing on a universal standard.</text:p>
      <text:p text:style-name="P1"/>
      <text:p text:style-name="P11">The most critical aspect of a successful life is self esteem. People who believe that they will fail do so 100% of the time. On the other hand, people always succeed when they have a positive self image. The exact definition of what it means to be successful changes from one individual to the next but no version of success can exist without loving yourself. In reference to the unconventional wisdom of World War II aircraft design, self esteem is armor for the engine that keeps the plane flying!</text:p>
      <text:p text:style-name="P1"/>
      <text:p text:style-name="P11">If an individual has a biological based weakness in phonics, should we "double down" on phonics and work harder on that style of reading? <text:s/>Would it not be better to explore other approaches to teaching a particular child? Are software tools for multiplication a better investment when compared to using flashcards in highschool? Education should be about more than the simple topics. Even before the development of the abacus thousands of years ago humans have used tools for calculations in order to free up capacity for “real” mathematics. Is sending a dyslexic teenager to a mountaineering course in Colorado a better investment? <text:s/>I am certain that the correct answer is “it depends”; we need to approach learning from all angles and provide teachers with much more latitude. We should abolish all grades!</text:p>
      <text:p text:style-name="P1"/>
      <text:p text:style-name="P12">My advice.</text:p>
      <text:p text:style-name="P1"/>
      <text:list xml:id="list428888372" text:style-name="WWNum1">
        <text:list-item>
          <text:p text:style-name="P24">Do not describe dyslexia as “learning disabled”. Replace the word “disabled” with “different”. If you are a parent, suggest that all students are given access to calculators, word processors, tablets, etc. We should move away from treating children who are different as if they are broken.</text:p>
        </text:list-item>
      </text:list>
      <text:p text:style-name="P1"/>
      <text:list xml:id="list184458049246204" text:continue-numbering="true" text:style-name="WWNum1">
        <text:list-item>
          <text:p text:style-name="P24"><text:soft-page-break/>Don’t try to “fix” the way your brain operates, learn to accept it. Mastering lower value skills should not be your primary objective. Working to grow your strengths is where you win! Make learning and intellectual development your goal. Accept that you won’t be good at everything.</text:p>
        </text:list-item>
      </text:list>
      <text:p text:style-name="P1"/>
      <text:list xml:id="list184456022582015" text:continue-numbering="true" text:style-name="WWNum1">
        <text:list-item>
          <text:p text:style-name="P24">Invest in self confidence! Accept that life will be fine if you don’t master reading, writing, spelling, multiplication, and division. Focus on workarounds when needed; you can excel. It is okay to struggle when calculating how many things you can purchase with a pocket full of coins. Build confidence around the high value skills. You must try again even after many failures in this area.</text:p>
        </text:list-item>
      </text:list>
      <text:p text:style-name="P1"/>
      <text:p text:style-name="P1">I see myself as different rather than disabled.</text:p>
      <text:p text:style-name="P1"/>
      <text:p text:style-name="P11">Dyscalculia gives me a perspective that is often an advantage. Looking back on my own career in software development, the cognitive differences associated with dyscalculia may be an advantage rather than a hindrance. I think about algorithms and all the steps in processes. The leap of “knowing” the answer to a multiplication problem from memorization is totally different from knowing that multiplication is simply doing addition a certain number of times. Understanding the concept of fractional vs. decimal representation is more important than the ability to quickly use factors to reduce fractions to common bases. I must think through mathematical issues from a lot of perspectives to solve problems in software. Within software development we work in a lot of different mathematical base systems such as base-2, base-8, base-16, and even base-64. The octal number system uses the digits 0-7 to represent numbers. The hexadecimal number system uses the digits 0-9 along with the letters A-F to represent numbers. Base 64 uses all printable symbols. School systems place far too much emphasis on the base-10 system which is after all only one of many number systems and not always the best one to use for all problems. Mathematics in software is not tied to base-10 operations. Geometry, Algebra, Calculus, Trigonometry should be taught differently. Mathematics should be taught as abstractions that can be represented in various numerical systems. </text:p>
      <text:p text:style-name="P1"/>
      <text:p text:style-name="P11">Dyslexia has helped me to always question what I read and to constantly consider alternative ways to assemble collections of written words. It often brings me to an insightful leap that occurs in part from my need to bring structure to language. I reinterpret and reassemble information as I read. I strangely have found that my inexact reading is an asset. The focus on making all students into what a standardized system defines as “good readers” may not help all individuals.</text:p>
      <text:p text:style-name="P1"/>
      <text:p text:style-name="P11">Dysgraphia has been frustrating. I often can’t really find anything positive to say about this particular difference but it has forced me to learn to forgive myself. I also feel that some of the difficulty I have with the rules of the syntax in writing our English language is related to how I connect with and excel in the context of the highly structured syntax of languages designed for software development. Something about how my brain operates works well with the complex language rules of software development while at the same time my brain rejects what it sees as arbitrary nonsensical rules in the English language. In addition to being arbitrary, the “rules” of written language structure are constantly changing. School systems would do better to replace a focus on grammatical rules with an approach that encourages children to consider alternative approaches and move away from fixed rules of grammar.</text:p>
      <text:p text:style-name="P1"/>
      <text:p text:style-name="P11">Children with cognitive differences are often the ones who fall through the cracks of our society. We must move away from the goal of converting unique children into uniform widgets. We must find ways to build self-esteem in children who are different. To celebrate diversity in cognitive processing, we must reject the idea of giving children grades implicitly or explicitly sending the message that being different is a disability. We are all different and it is these differences that make life interesting.</text:p>
      <text:p text:style-name="P1"/>
      <text:p text:style-name="P1"/>
      <text:p text:style-name="P1">Sincerely</text:p>
      <text:p text:style-name="P1"/>
      <text:p text:style-name="P1"/>
      <text:p text:style-name="P1">Mark Farnworth</text:p>
      <text:p text:style-name="P27"><text:bookmark text:name="_xw2zfuheqmau"/></text:p>
      <text:p text:style-name="P28"><text:bookmark text:name="_63akywy2jz8r"/>Chapter 16<text:line-break/><text:span text:style-name="T18">Reflection</text:span></text:p>
      <text:p text:style-name="P1"/>
      <text:p text:style-name="P10"><text:span text:style-name="T3">When I started this project, I was in an online group related to dyslexia and trying to explain that focusing on grade level metrics misses the point</text:span><text:span text:style-name="T6">. </text:span><text:span text:style-name="T3">Often children are broken down by a world that treats a difference as if it is a disease</text:span><text:span text:style-name="T6">. </text:span><text:span text:style-name="T3">A focus on conformity can damage psychological health</text:span><text:span text:style-name="T6">. </text:span><text:span text:style-name="T3">Some of us will never learn our multiplication table</text:span><text:span text:style-name="T6">. </text:span><text:span text:style-name="T3">Some children may never develop good penmanship</text:span><text:span text:style-name="T6">. </text:span><text:span text:style-name="T3">Reading can be different and there is not a single best way to teach it</text:span><text:span text:style-name="T6">. </text:span><text:span text:style-name="T3">Grades are really not</text:span> <text:span text:style-name="T3">important in life</text:span><text:span text:style-name="T6">. </text:span><text:span text:style-name="T3">Building self esteem and teaching children about responsibility is what matters</text:span><text:span text:style-name="T6">. </text:span><text:span text:style-name="T3">I wrote the letter and then the effort took me down the path of writing this memoir.</text:span></text:p>
      <text:p text:style-name="P3"/>
      <text:p text:style-name="P11"><text:span text:style-name="T3">The core truth that I learned in life is that responsibility and freedom are connected</text:span><text:span text:style-name="T6">. </text:span><text:span text:style-name="T3">Casting away our responsibility weakens our soul</text:span><text:span text:style-name="T6">. </text:span><text:span text:style-name="T3">This is the root problem with cults, socialism, and often parenting</text:span><text:span text:style-name="T6">. </text:span><text:span text:style-name="T3">The greatest gift you can give yourself, your children, and those around you is the gift of making them responsible for their own successes and failures</text:span><text:span text:style-name="T6">. </text:span><text:span text:style-name="T3">It should not be viewed as a harsh truth</text:span><text:span text:style-name="T6">. </text:span><text:span text:style-name="T3">Our lives are influenced by the traumas and challenges in life</text:span><text:span text:style-name="T6">. </text:span><text:span text:style-name="T3">We can view ourselves as victims who are not responsible for our futures</text:span><text:span text:style-name="T6">. </text:span><text:span text:style-name="T3">If we embrace our responsibility we have a context where we can succeed.</text:span></text:p>
      <text:p text:style-name="P1"/>
      <text:p text:style-name="P11"><text:span text:style-name="T3">In early drafts, my friends and family encouraged me to only focus on a “feel good” story of success with dyslexia</text:span><text:span text:style-name="T6">. Some of my early drafts were basically </text:span>ranting hate letters against Special Education teachers and Academia in general. I rewrote and discarded sections that were really not fair to teachers who work in a difficult system. Some of my drafts had crazy conspiracy theories and as you have see; this version presents a factual view of Synanon. With some early drafts I was more political as I attempted to relate Synanon to our current society. Understanding the people responsible<text:span text:style-name="T3"> for Synanon </text:span>is part of my <text:span text:style-name="T3">political view of Individualism.</text:span> My own life is also a view of Individualism<text:span text:style-name="T3">. The way that I define </text:span>success<text:span text:style-name="T3"> is s</text:span>imple. We succeed anytime we have learned something and move forward in life.</text:p>
      <text:p text:style-name="P1"/>
      <text:p text:style-name="P11">When I look back on my life, I struggle to define what I have learned. I sometimes fear that I have learned nothing over the course of the 51 years that I have spent on the planet. At other times I think the path that I have followed that brought me to this point has been exactly what I needed. I know that a lot of life and learning is ahead of me. When I look at where I am vs. where I want to be I see a huge gap but am hopeful for the future. I think the story of Synanon is fascinating in the context of our modern society and culture. The struggle between collectivism and individualism is critical to any future this species has. Synanon provides a powerful context to consider the question.</text:p>
      <text:p text:style-name="P1"/>
      <text:p text:style-name="P11">If you have read this far, you know that I don’t believe in God. When I was a young man I guess the accurate way to describe my faith would be as a dogmatic atheist. In a strange way, my Atheism helped me in some dark times. For my path in life, developing an empowering belief in myself was critical. The idea of “Surrendering to God” filled me with fear. The idea of a “Powerful God” seemed to require me to be weak in ways that scared me as a young man. While I still cling to my Atheism I find it has created limits and prevents me from the growth that I know I need. I plan to embark on an intentional spiritual journey. I must find a way to bring some concept of “God” into my life while also staying true to myself. Some people connect with the idea that “God is Love” and use the Bible metaphorically. I am comfortable with mankind creating God as a concept to help us with the unfathomable complexity of our emotional consciousness. It seems possible to declare “I give myself to Jesus” in a metaphorical sense. If I combine this with the idea that my personal connection with God is something that I control then I can participate in religion without any contradiction.</text:p>
      <text:p text:style-name="P1"/>
      <text:p text:style-name="P11">Language like “the Father, the Son, and the Holy Spirit” demonstrates that a well crafted interpretation of the Bible is compatible with the view that works for me. I am willing to use an abstraction that makes God fit into my psychology. I want to connect to the faith of the people in the community where I live and as such see Christianity as a step in the right direction. I actually like evangelical christianity because using the Bible provides followers a context that is not controlled by a collectivist elite. Evangelicals rightly reject a k-12 system that seeks to replace the role of family in the development of a system of ethics. The one-size-fits all model of collectivism is bad for society. My position may seem illogical in the context of my history as an Atheist but this is not the case. The core truth that I have learned about life is to respect individuals and reject collectivism. For me “collectivism” and “community” are different from each other. A “community” depends on individuals thinking on their own and connecting with each other. The structure of “collectivism” at Synanon, other cults, and various flavors of socialism or communism depends on elites that direct the group. The USSR rejected religion precisely because a population free to believe in God does not place the agenda of collectivism at the top. The manifestation of collectivism in a Church setting can occur when “elites” read the Bible for the group and then tell the group what it means and how they should think. The Protestant Reformation and related movements where individuals read the Bible on their own must frustrate any church leader who wishes to use religion to impose their will. A basic calling through the Bible is a call to freedom of thought and away from having powerful elites direct your actions. In my view Jesus can be a synonym for Freedom! Prayer and faith exist as a marketplace force. Without any central governmental planning humanity will produce results consistent with the prayer, faith, and marketplace actions of free citizens. The contextual tool of a personal God allows individuals to reject the direction of elites because they have their own view of a “higher power”. What I am seeking is a “community” of free thinking individuals where members decide for themselves what a two thousand year old document means. The contradictions and ambiguity in the Bible provide any individual interpreting the text to decide for themselves what it means. The permission to define a belief system controlled by individuals defeats what elites may choose to define as “politically correct” thought.</text:p>
      <text:p text:style-name="P1"/>
      <text:p text:style-name="P11">In reading the Christian Bible, I hope to find ways to connect on metaphorical and spiritual levels where I will open myself up to “faith”. I know that I must start with a metaphorical view of the word “God” in order to be open to the process. From a state of openness I hope to build a personal connection to God. As I grow my faith, I hope to create and increase an understanding of spirituality. At the same time if I never go beyond the idea of Jesus as a symbolic figure that is purely secular I am fine with that. I can accept my faith and participate in religion without explaining the metaphorical context.<text:line-break/><text:line-break/><text:tab/>At this point in my life the passage of the Bible that most speaks to me is Matthew 6:9-13 where Jesus describes how to pray. This is the start of my spiritual journey! It may be surprising that even though I struggle with faith I want to embrace the Bible. Writing this book has been a process of introspection. The great message of freedom that exists in the Bible is not only what I need in my life but also what this country needs. Few people think about the complicated economic issues Milton Freemon discusses because they get lost in the distortions that often occur in our society. The Bible and life of Jesus is a tool to help change individuals and society. Sharing the message of Jesus is about sharing the message of freedom. The only logical result from a people who are free is peace, caring about others, and improving society. The “invisible hand” of Adam Smith is clearly the hand of God. I see the work of God in the expression of a free society influencing the marketplace through work and prayer.</text:p>
      <text:p text:style-name="P1"/>
      <text:p text:style-name="P11">I am already planning to write a book titled Christenomics. I hope to show the economic power of ideas such as the teachings of the Buddha, the life of Jesus, and other ideas of faith. In my next book, I hope to show how societies apply free market principles to allocate charitable spending on care of people with Cancer, Spina Bifida, or Epilepsy. Marketplaces exist in the context of faith, charity, and love for others in our society. A society that understands freedom and love as core parts of faith and humanity will reject oppressive governmental regulations, collectivism, bureaucratic decision makers who distort marketplaces. A free society is an efficient way to provide for the welfare of society. I think in some ways the Bible teaches us that Jesus is an amazing economist!<text:line-break/></text:p>
      <text:p text:style-name="P18"><text:span text:style-name="T12">TODAY IS THE FIRST DAY OF THE REST OF YOUR LIFE!</text:span></text:p>
      <text:p text:style-name="P19"/>
      <text:p text:style-name="P18"><text:span text:style-name="T12">A lot of people said this; this quote does not belong to anyone!</text:span></text:p>
      <text:p text:style-name="P15"/>
      <text:p text:style-name="P26"><text:bookmark text:name="_agrnhf4diigb"/></text:p>
      <text:p text:style-name="P26"><text:bookmark text:name="_gx4zkzxlqbel"/>Reference Material Links</text:p>
      <text:p text:style-name="P1"/>
      <text:p text:style-name="P18">1942 - Walden Two - The Novel by BF Skinner</text:p>
      <text:p text:style-name="P18"><text:a xlink:type="simple" xlink:href="https://tinyurl.com/walden-two" text:style-name="ListLabel_20_10" text:visited-style-name="ListLabel_20_10"><text:span text:style-name="T8">https://tinyurl.com/walden-two</text:span></text:a></text:p>
      <text:p text:style-name="P18"><text:soft-page-break/></text:p>
      <text:p text:style-name="P18">1958 - MK-ULTRA - CIA Documents <text:span text:style-name="T16">(Planning a MK-ULTRA conference and other work)</text:span><text:line-break/><text:a xlink:type="simple" xlink:href="https://tinyurl.com/mkultra-1958" text:style-name="ListLabel_20_10" text:visited-style-name="ListLabel_20_10"><text:span text:style-name="T8">https://tinyurl.com/mkultra-1958</text:span></text:a><text:line-break/><text:line-break/>1958 - Behavioral Sciences Conference <text:span text:style-name="T16">(An actual MK-ULTRA conference)</text:span></text:p>
      <text:p text:style-name="P18"><text:a xlink:type="simple" xlink:href="https://tinyurl.com/mkultra-74-conf" text:style-name="ListLabel_20_10" text:visited-style-name="ListLabel_20_10"><text:span text:style-name="T8">https://tinyurl.com/mkultra-74-conf</text:span></text:a></text:p>
      <text:p text:style-name="P1"/>
      <text:p text:style-name="P18">1959 - Dr. Lewis Yablonsky - Academic Paper (Group therapy for Drug Addicts<text:line-break/><text:a xlink:type="simple" xlink:href="https://tinyurl.com/yablonsky-1959" text:style-name="ListLabel_20_10" text:visited-style-name="ListLabel_20_10"><text:span text:style-name="T8">https://tinyurl.com/yablonsky-1959</text:span></text:a></text:p>
      <text:p text:style-name="P18"/>
      <text:p text:style-name="P18">1967 - Dr. Abraham Maslow - Academic Paper <text:span text:style-name="T16">(Synanon and Eupsychia)</text:span><text:line-break/><text:a xlink:type="simple" xlink:href="https://tinyurl.com/maslow-1967" text:style-name="ListLabel_20_10" text:visited-style-name="ListLabel_20_10"><text:span text:style-name="T8">https://tinyurl.com/maslow-1967</text:span></text:a></text:p>
      <text:p text:style-name="P18"/>
      <text:p text:style-name="P18">1970 - Robert Weppner - Academic Paper <text:span text:style-name="T16">(</text:span>Matrix House)</text:p>
      <text:p text:style-name="P18"><text:a xlink:type="simple" xlink:href="https://www.ncbi.nlm.nih.gov/pmc/articles/PMC1937175/" text:style-name="ListLabel_20_10" text:visited-style-name="ListLabel_20_10"><text:span text:style-name="T8">https://www.ncbi.nlm.nih.gov/pmc/articles/PMC1937175/</text:span></text:a></text:p>
      <text:p text:style-name="P1"/>
      <text:p text:style-name="P18">1971 - Dr. Lewis Yablonsky - Academic Paper <text:span text:style-name="T16">(Synanon General)</text:span><text:line-break/><text:a xlink:type="simple" xlink:href="https://tinyurl.com/yablonsky-1971" text:style-name="ListLabel_20_10" text:visited-style-name="ListLabel_20_10"><text:span text:style-name="T8">https://tinyurl.com/yablonsky-1971</text:span></text:a><text:line-break/></text:p>
      <text:p text:style-name="P18">1972 - Newspaper - The Potrero View</text:p>
      <text:p text:style-name="P18"><text:a xlink:type="simple" xlink:href="https://archive.org/details/potreroview32unse/mode/2up" text:style-name="ListLabel_20_10" text:visited-style-name="ListLabel_20_10"><text:span text:style-name="T8">https://archive.org/details/potreroview32unse/mode/2up</text:span></text:a></text:p>
      <text:p text:style-name="P18"/>
      <text:p text:style-name="P18">1972 - US Army Research <text:span text:style-name="T16">(Synanon module for use in Army Drug Addicts)</text:span></text:p>
      <text:p text:style-name="P18"><text:a xlink:type="simple" xlink:href="https://www.ojp.gov/pdffiles1/Digitization/27679NCJRS.pdf" text:style-name="ListLabel_20_10" text:visited-style-name="ListLabel_20_10"><text:span text:style-name="T8">https://www.ojp.gov/pdffiles1/Digitization/27679NCJRS.pdf</text:span></text:a><text:line-break/><text:line-break/>1972 - Dr. Richard Ofshe - Academic Paper <text:span text:style-name="T16">(Synanon General)</text:span></text:p>
      <text:p text:style-name="P18"><text:a xlink:type="simple" xlink:href="https://tinyurl.com/synaon-1972" text:style-name="ListLabel_20_10" text:visited-style-name="ListLabel_20_10"><text:span text:style-name="T8">https://tinyurl.com/synaon-1972</text:span></text:a></text:p>
      <text:p text:style-name="P18"/>
      <text:p text:style-name="P18">1973 - George Washington University - Academic Paper <text:span text:style-name="T16">(Education focused)</text:span><text:line-break/><text:a xlink:type="simple" xlink:href="https://files.eric.ed.gov/fulltext/ED087372.pdf" text:style-name="ListLabel_20_10" text:visited-style-name="ListLabel_20_10"><text:span text:style-name="T8">https://files.eric.ed.gov/fulltext/ED087372.pdf</text:span></text:a></text:p>
      <text:p text:style-name="P18"><text:line-break/>1973 - Navy Medical Research <text:span text:style-name="T16">(Synanon General)</text:span></text:p>
      <text:p text:style-name="P18"><text:a xlink:type="simple" xlink:href="https://ntrl.ntis.gov/NTRL/dashboard/searchResults/titleDetail/AD772354.xhtml" text:style-name="ListLabel_20_10" text:visited-style-name="ListLabel_20_10"><text:span text:style-name="T8">https://ntrl.ntis.gov/NTRL/dashboard/searchResults/titleDetail/AD772354.xhtml</text:span></text:a><text:line-break/></text:p>
      <text:p text:style-name="P18">1973 - Dr. Steven Simon’s - Harvard Thesis <text:span text:style-name="T16">(Synanon Game)</text:span><text:line-break/><text:a xlink:type="simple" xlink:href="https://tinyurl.com/synanon-1973" text:style-name="ListLabel_20_10" text:visited-style-name="ListLabel_20_10"><text:span text:style-name="T8">https://tinyurl.com/synanon-1973</text:span></text:a></text:p>
      <text:p text:style-name="P18"/>
      <text:p text:style-name="P18"><text:soft-page-break/>1974 - Dr. Elizabeth Missakian - Academic Paper <text:span text:style-name="T16">(Aggression in Children)</text:span><text:line-break/><text:a xlink:type="simple" xlink:href="https://tinyurl.com/synanon-1974" text:style-name="ListLabel_20_10" text:visited-style-name="ListLabel_20_10"><text:span text:style-name="T8">https://tinyurl.com/synanon-1974</text:span></text:a></text:p>
      <text:p text:style-name="P18"/>
      <text:p text:style-name="P18">1977 - Dr. Linda Burke - Academic Paper <text:span text:style-name="T16">(Intelligence in Children)</text:span><text:line-break/><text:a xlink:type="simple" xlink:href="https://files.eric.ed.gov/fulltext/ED136959.pdf" text:style-name="ListLabel_20_10" text:visited-style-name="ListLabel_20_10"><text:span text:style-name="T8">https://files.eric.ed.gov/fulltext/ED136959.pdf</text:span></text:a><text:line-break/></text:p>
      <text:p text:style-name="P18">1977 - MK-ULTRA - Congressional Report <text:s/><text:span text:style-name="T16">(General)</text:span></text:p>
      <text:p text:style-name="P18"><text:a xlink:type="simple" xlink:href="https://tinyurl.com/mkultra-1977" text:style-name="ListLabel_20_10" text:visited-style-name="ListLabel_20_10"><text:span text:style-name="T8">https://tinyurl.com/mkultra-1977</text:span></text:a></text:p>
      <text:p text:style-name="P18"/>
      <text:p text:style-name="P18">1977 - Dr. Elizabeth Missakian - Academic Paper <text:span text:style-name="T16">(Primate Study)</text:span></text:p>
      <text:p text:style-name="P18"><text:a xlink:type="simple" xlink:href="https://tinyurl.com/synanon-1977-primates" text:style-name="ListLabel_20_10" text:visited-style-name="ListLabel_20_10"><text:span text:style-name="T8">https://tinyurl.com/synanon-1977-primates</text:span></text:a></text:p>
      <text:p text:style-name="P18"/>
      <text:p text:style-name="P18">1978 - Dr. Steven Simon’s - Academic Paper <text:span text:style-name="T16">(Synanon II and III)</text:span><text:line-break/><text:a xlink:type="simple" xlink:href="https://tinyurl.com/synanon-1978" text:style-name="ListLabel_20_10" text:visited-style-name="ListLabel_20_10"><text:span text:style-name="T8">https://tinyurl.com/synanon-1978</text:span></text:a></text:p>
      <text:p text:style-name="P18"/>
      <text:p text:style-name="P18">1985 - Los Angeles Times - Newspaper</text:p>
      <text:p text:style-name="P18"><text:a xlink:type="simple" xlink:href="https://tinyurl.com/synanon-1985" text:style-name="ListLabel_20_10" text:visited-style-name="ListLabel_20_10"><text:span text:style-name="T8">https://tinyurl.com/synanon-1985</text:span></text:a></text:p>
      <text:p text:style-name="P18"/>
      <text:p text:style-name="P18">1986 - MK-ULTRA - Investigative Journalism <text:span text:style-name="T16">(General)</text:span></text:p>
      <text:p text:style-name="P18"><text:a xlink:type="simple" xlink:href="https://tinyurl.com/mkultra-1986" text:style-name="ListLabel_20_10" text:visited-style-name="ListLabel_20_10"><text:span text:style-name="T8">https://tinyurl.com/mkultra-1986</text:span></text:a></text:p>
      <text:p text:style-name="P18"><text:line-break/>2008 - Dr. Stephen P. Demanchick - Academic Paper <text:span text:style-name="T16">(General)</text:span></text:p>
      <text:p text:style-name="P18"><text:a xlink:type="simple" xlink:href="https://tinyurl.com/rogers-2008" text:style-name="ListLabel_20_10" text:visited-style-name="ListLabel_20_10"><text:span text:style-name="T8">https://tinyurl.com/rogers-2008</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ource Code Pro" fo:font-size="13pt" fo:language="en" fo:country="none" style:letter-kerning="false" style:font-name-asian="Source Code Pro1" style:font-size-asian="13pt" style:language-asian="zh" style:country-asian="CN" style:font-name-complex="Source Code Pro1" style:font-size-complex="13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ource Code Pro" fo:font-size="13pt" fo:language="en" fo:country="none" style:letter-kerning="false" style:font-name-asian="Source Code Pro1" style:font-size-asian="13pt" style:language-asian="zh" style:country-asian="CN" style:font-name-complex="Source Code Pro1" style:font-size-complex="13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2pt" fo:font-weight="bold" style:font-size-asian="12pt" style:font-weight-asian="bold" style:font-size-complex="12pt" fo:background-color="#ffffff"/>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tyle="italic" style:text-underline-style="solid" style:text-underline-width="auto" style:text-underline-color="font-color" style:font-style-asian="italic"/>
    </style:style>
    <style:style style:name="ListLabel_20_12" style:display-name="ListLabel 12" style:family="text">
      <style:text-properties fo:color="#1155cc" style:font-name="Source Code Pro" fo:font-family="'Source Code Pro'" style:font-family-generic="roman" style:font-pitch="variable" fo:font-size="13pt" style:text-underline-style="solid" style:text-underline-width="auto" style:text-underline-color="font-color" style:font-name-asian="Source Code Pro1" style:font-family-asian="'Source Code Pro'" style:font-family-generic-asian="system" style:font-pitch-asian="variable" style:font-size-asian="13pt" style:font-name-complex="Source Code Pro1" style:font-family-complex="'Source Code Pro'" style:font-family-generic-complex="system" style:font-pitch-complex="variable" style:font-size-complex="13pt"/>
    </style:style>
    <style:style style:name="ListLabel_20_13" style:display-name="ListLabel 13" style:family="text">
      <style:text-properties fo:color="#1155cc" fo:font-size="13pt" style:text-underline-style="solid" style:text-underline-width="auto" style:text-underline-color="font-color" style:font-size-asian="13pt"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4in" style:num-format="1" style:print-orientation="portrait" fo:margin-top="0.5in" fo:margin-bottom="0.5in" fo:margin-left="0.5in" fo:margin-right="0.5in" fo:background-color="#ffffff" style:writing-mode="lr-tb" style:layout-grid-color="#c0c0c0" style:layout-grid-lines="4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3" meta:paragraph-count="667" meta:word-count="62816" meta:character-count="357627" meta:non-whitespace-character-count="295026"/>
    <meta:generator>LibreOfficeDev/6.0.5.2$Linux_X86_64 LibreOffice_project/</meta:generator>
  </office:meta>
</office:document-meta>
</file>